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74in"/>
    </style:style>
    <style:style style:name="co2" style:family="table-column">
      <style:table-column-properties fo:break-before="auto" style:column-width="2.2693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3925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766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678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0.5791in"/>
    </style:style>
    <style:style style:name="co12" style:family="table-column">
      <style:table-column-properties fo:break-before="auto" style:column-width="0.5201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5in"/>
    </style:style>
    <style:style style:name="co15" style:family="table-column">
      <style:table-column-properties fo:break-before="auto" style:column-width="0.6972in"/>
    </style:style>
    <style:style style:name="co16" style:family="table-column">
      <style:table-column-properties fo:break-before="auto" style:column-width="0.933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02in"/>
    </style:style>
    <style:style style:name="co22" style:family="table-column">
      <style:table-column-properties fo:break-before="auto" style:column-width="0.5693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0.7165in"/>
    </style:style>
    <style:style style:name="co25" style:family="table-column">
      <style:table-column-properties fo:break-before="auto" style:column-width="2.289in"/>
    </style:style>
    <style:style style:name="co26" style:family="table-column">
      <style:table-column-properties fo:break-before="auto" style:column-width="1.3264in"/>
    </style:style>
    <style:style style:name="co27" style:family="table-column">
      <style:table-column-properties fo:break-before="auto" style:column-width="1.4835in"/>
    </style:style>
    <style:style style:name="co28" style:family="table-column">
      <style:table-column-properties fo:break-before="auto" style:column-width="2.4457in"/>
    </style:style>
    <style:style style:name="co29" style:family="table-column">
      <style:table-column-properties fo:break-before="auto" style:column-width="2.161in"/>
    </style:style>
    <style:style style:name="co30" style:family="table-column">
      <style:table-column-properties fo:break-before="auto" style:column-width="1.8571in"/>
    </style:style>
    <style:style style:name="co31" style:family="table-column">
      <style:table-column-properties fo:break-before="auto" style:column-width="0.4417in"/>
    </style:style>
    <style:style style:name="co32" style:family="table-column">
      <style:table-column-properties fo:break-before="auto" style:column-width="0.6575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2.0634in"/>
    </style:style>
    <style:style style:name="co35" style:family="table-column">
      <style:table-column-properties fo:break-before="auto" style:column-width="2.102in"/>
    </style:style>
    <style:style style:name="co36" style:family="table-column">
      <style:table-column-properties fo:break-before="auto" style:column-width="1.6799in"/>
    </style:style>
    <style:style style:name="co37" style:family="table-column">
      <style:table-column-properties fo:break-before="auto" style:column-width="1.778in"/>
    </style:style>
    <style:style style:name="co38" style:family="table-column">
      <style:table-column-properties fo:break-before="auto" style:column-width="1.6209in"/>
    </style:style>
    <style:style style:name="co39" style:family="table-column">
      <style:table-column-properties fo:break-before="auto" style:column-width="1.3953in"/>
    </style:style>
    <style:style style:name="co40" style:family="table-column">
      <style:table-column-properties fo:break-before="auto" style:column-width="1.8465in"/>
    </style:style>
    <style:style style:name="co41" style:family="table-column">
      <style:table-column-properties fo:break-before="auto" style:column-width="0.4028in"/>
    </style:style>
    <style:style style:name="co42" style:family="table-column">
      <style:table-column-properties fo:break-before="auto" style:column-width="0.4811in"/>
    </style:style>
    <style:style style:name="co43" style:family="table-column">
      <style:table-column-properties fo:break-before="auto" style:column-width="0.5102in"/>
    </style:style>
    <style:style style:name="co44" style:family="table-column">
      <style:table-column-properties fo:break-before="auto" style:column-width="0.6283in"/>
    </style:style>
    <style:style style:name="co45" style:family="table-column">
      <style:table-column-properties fo:break-before="auto" style:column-width="1.5717in"/>
    </style:style>
    <style:style style:name="co46" style:family="table-column">
      <style:table-column-properties fo:break-before="auto" style:column-width="2.6252in"/>
    </style:style>
    <style:style style:name="co47" style:family="table-column">
      <style:table-column-properties fo:break-before="auto" style:column-width="1.2673in"/>
    </style:style>
    <style:style style:name="co48" style:family="table-column">
      <style:table-column-properties fo:break-before="auto" style:column-width="1.1492in"/>
    </style:style>
    <style:style style:name="co49" style:family="table-column">
      <style:table-column-properties fo:break-before="auto" style:column-width="0.5598in"/>
    </style:style>
    <style:style style:name="co50" style:family="table-column">
      <style:table-column-properties fo:break-before="auto" style:column-width="0.7252in"/>
    </style:style>
    <style:style style:name="co51" style:family="table-column">
      <style:table-column-properties fo:break-before="auto" style:column-width="0.5126in"/>
    </style:style>
    <style:style style:name="co52" style:family="table-column">
      <style:table-column-properties fo:break-before="auto" style:column-width="3.4382in"/>
    </style:style>
    <style:style style:name="co53" style:family="table-column">
      <style:table-column-properties fo:break-before="auto" style:column-width="0.8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3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898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4807in" fo:break-before="auto" style:use-optimal-row-height="true"/>
    </style:style>
    <style:style style:name="ro8" style:family="table-row">
      <style:table-row-properties style:row-height="0.6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50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color="#00000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color="#c9211e"/>
    </style:style>
    <style:style style:name="ce113" style:family="table-cell" style:parent-style-name="Default"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15" style:family="table-cell" style:parent-style-name="Default">
      <style:text-properties fo:color="#c9211e"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ext-properties fo:color="#000000"/>
    </style:style>
    <style:style style:name="ce118" style:family="table-cell" style:parent-style-name="Default">
      <style:table-cell-properties fo:background-color="#dee6ef"/>
      <style:text-properties fo:color="#000000"/>
    </style:style>
    <style:style style:name="ce119" style:family="table-cell" style:parent-style-name="Default"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ext-properties fo:color="#3465a4" fo:font-weight="normal" style:font-weight-asian="normal" style:font-weight-complex="normal"/>
    </style:style>
    <style:style style:name="ce13" style:family="table-cell" style:parent-style-name="Default">
      <style:table-cell-properties fo:background-color="#b4c7dc"/>
      <style:text-properties fo:color="#000000"/>
    </style:style>
    <style:style style:name="ce121" style:family="table-cell" style:parent-style-name="Default">
      <style:table-cell-properties fo:background-color="#f6f9d4"/>
      <style:text-properties fo:color="#000000"/>
    </style:style>
    <style:style style:name="ce122" style:family="table-cell" style:parent-style-name="Default">
      <style:text-properties style:use-window-font-color="true"/>
    </style:style>
    <style:style style:name="ce71" style:family="table-cell" style:parent-style-name="Default">
      <style:table-cell-properties fo:background-color="transparent"/>
      <style:text-properties fo:color="#999999"/>
    </style:style>
    <style:style style:name="ce72" style:family="table-cell" style:parent-style-name="Default">
      <style:text-properties fo:color="#3465a4"/>
    </style:style>
    <style:style style:name="ce125" style:family="table-cell" style:parent-style-name="Default">
      <style:text-properties fo:color="#000000" style:text-underline-style="none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3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7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color="#000000"/>
    </style:style>
    <style:style style:name="ce136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4">
      <style:table-cell-properties fo:wrap-option="wrap"/>
      <style:text-properties fo:color="#000000"/>
    </style:style>
    <style:style style:name="ce93" style:family="table-cell" style:parent-style-name="Default">
      <style:table-cell-properties fo:wrap-option="wrap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ext-properties fo:color="#000000"/>
    </style:style>
    <style:style style:name="ce96" style:family="table-cell" style:parent-style-name="Default">
      <style:text-properties fo:color="#ff0000"/>
    </style:style>
    <style:style style:name="ce147" style:family="table-cell" style:parent-style-name="Default">
      <style:text-properties fo:color="#c9211e" fo:font-weight="bold" style:font-weight-asian="bold" style:font-weight-complex="bold"/>
    </style:style>
    <style:style style:name="ce100" style:family="table-cell" style:parent-style-name="Default" style:data-style-name="N0">
      <style:table-cell-properties fo:wrap-option="wrap"/>
      <style:text-properties fo:color="#000000"/>
    </style:style>
    <style:style style:name="ce148" style:family="table-cell" style:parent-style-name="Default">
      <style:text-properties fo:color="#cccccc"/>
    </style:style>
    <style:style style:name="ce151" style:family="table-cell" style:parent-style-name="Default">
      <style:table-cell-properties fo:background-color="transparent"/>
      <style:text-properties fo:color="#cccccc"/>
    </style:style>
    <style:style style:name="ce104" style:family="table-cell" style:parent-style-name="Default">
      <style:text-properties fo:color="#b2b2b2"/>
    </style:style>
    <style:style style:name="ce153" style:family="table-cell" style:parent-style-name="Default">
      <style:table-cell-properties fo:background-color="transparent"/>
      <style:text-properties style:use-window-font-color="true"/>
    </style:style>
    <style:style style:name="ce154" style:family="table-cell" style:parent-style-name="Default">
      <style:table-cell-properties fo:background-color="#f6f9d4"/>
      <style:text-properties style:use-window-font-color="true"/>
    </style:style>
    <style:style style:name="ce156" style:family="table-cell" style:parent-style-name="Default" style:data-style-name="N104">
      <style:table-cell-properties fo:background-color="transparent"/>
      <style:text-properties fo:color="#000000"/>
    </style:style>
    <style:style style:name="ce15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1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112" style:family="table-cell" style:parent-style-name="Default" style:data-style-name="N104">
      <style:text-properties fo:color="#000000"/>
    </style:style>
    <style:style style:name="ce116" style:family="table-cell" style:parent-style-name="Default" style:data-style-name="N104">
      <style:text-properties fo:color="#000000" fo:font-weight="bold" style:font-weight-asian="bold" style:font-weight-complex="bold"/>
    </style:style>
    <style:style style:name="ce165" style:family="table-cell" style:parent-style-name="Default" style:data-style-name="N104">
      <style:text-properties fo:color="#c9211e" fo:font-weight="bold" style:font-weight-asian="bold" style:font-weight-complex="bold"/>
    </style:style>
    <style:style style:name="ce169" style:family="table-cell" style:parent-style-name="Default" style:data-style-name="N104">
      <style:text-properties fo:color="#c9211e"/>
    </style:style>
    <style:style style:name="ce171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81" style:family="table-cell" style:parent-style-name="Default" style:data-style-name="N104">
      <style:table-cell-properties fo:background-color="#dee6ef"/>
      <style:text-properties fo:color="#000000"/>
    </style:style>
    <style:style style:name="ce182" style:family="table-cell" style:parent-style-name="Default" style:data-style-name="N104">
      <style:text-properties style:use-window-font-color="true"/>
    </style:style>
    <style:style style:name="ce133" style:family="table-cell" style:parent-style-name="Default" style:data-style-name="N104">
      <style:text-properties fo:color="#3465a4"/>
    </style:style>
    <style:style style:name="ce55" style:family="table-cell" style:parent-style-name="Default" style:data-style-name="N104">
      <style:table-cell-properties fo:background-color="#b4c7dc"/>
      <style:text-properties fo:color="#000000"/>
    </style:style>
    <style:style style:name="ce135" style:family="table-cell" style:parent-style-name="Default" style:data-style-name="N104"/>
    <style:style style:name="ce192" style:family="table-cell" style:parent-style-name="Default" style:data-style-name="N104">
      <style:table-cell-properties fo:background-color="#f6f9d4"/>
      <style:text-properties fo:color="#000000"/>
    </style:style>
    <style:style style:name="ce19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142" style:family="table-cell" style:parent-style-name="Default" style:data-style-name="N104">
      <style:text-properties fo:color="#999999"/>
    </style:style>
    <style:style style:name="ce195" style:family="table-cell" style:parent-style-name="Default" style:data-style-name="N103">
      <style:text-properties fo:color="#c9211e"/>
    </style:style>
    <style:style style:name="ce196" style:family="table-cell" style:parent-style-name="Default" style:data-style-name="N0">
      <style:text-properties fo:color="#c9211e"/>
    </style:style>
    <style:style style:name="ce197" style:family="table-cell" style:parent-style-name="Default" style:data-style-name="N104">
      <style:table-cell-properties fo:background-color="transparent"/>
      <style:text-properties style:use-window-font-color="true"/>
    </style:style>
    <style:style style:name="ce198" style:family="table-cell" style:parent-style-name="Default" style:data-style-name="N104">
      <style:table-cell-properties fo:background-color="transparent"/>
      <style:text-properties fo:color="#3465a4"/>
    </style:style>
    <style:style style:name="ce200" style:family="table-cell" style:parent-style-name="Default">
      <style:table-cell-properties fo:background-color="#f7d1d5"/>
      <style:text-properties fo:color="#000000"/>
    </style:style>
    <style:style style:name="ce20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ackground-color="transparent"/>
      <style:text-properties fo:color="#3465a4"/>
    </style:style>
    <style:style style:name="ce204" style:family="table-cell" style:parent-style-name="Default">
      <style:table-cell-properties fo:background-color="transparent"/>
      <style:text-properties fo:color="#c9211e"/>
    </style:style>
    <style:style style:name="ce223" style:family="table-cell" style:parent-style-name="Default">
      <style:table-cell-properties fo:wrap-option="wrap"/>
      <style:text-properties style:use-window-font-color="true"/>
    </style:style>
    <style:style style:name="ce73" style:family="table-cell" style:parent-style-name="Default" style:data-style-name="N104">
      <style:table-cell-properties fo:background-color="#b4c7dc"/>
      <style:text-properties style:use-window-font-color="true"/>
    </style:style>
    <style:style style:name="ce224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163" style:family="table-cell" style:parent-style-name="Default" style:data-style-name="N104">
      <style:table-cell-properties fo:wrap-option="wrap"/>
    </style:style>
    <style:style style:name="ce206" style:family="table-cell" style:parent-style-name="Default" style:data-style-name="N104">
      <style:table-cell-properties fo:background-color="transparent"/>
      <style:text-properties fo:color="#999999"/>
    </style:style>
    <style:style style:name="ce167" style:family="table-cell" style:parent-style-name="Default">
      <style:table-cell-properties fo:background-color="transparent" fo:wrap-option="wrap"/>
      <style:text-properties fo:color="#000000"/>
    </style:style>
    <style:style style:name="ce80" style:family="table-cell" style:parent-style-name="Default">
      <style:table-cell-properties fo:wrap-option="wrap"/>
      <style:text-properties fo:color="#000000" fo:font-weight="normal" style:font-weight-asian="normal" style:font-weight-complex="normal"/>
    </style:style>
    <style:style style:name="ce81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82" style:family="table-cell" style:parent-style-name="Default">
      <style:table-cell-properties fo:background-color="#f6f9d4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9" style:family="table-cell" style:parent-style-name="Default"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1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21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07" style:family="table-cell" style:parent-style-name="Default">
      <style:table-cell-properties fo:wrap-option="wrap"/>
      <style:text-properties fo:color="#000000"/>
    </style:style>
    <style:style style:name="ce91" style:family="table-cell" style:parent-style-name="Default">
      <style:table-cell-properties fo:background-color="#b4c7dc"/>
    </style:style>
    <style:style style:name="ce222" style:family="table-cell" style:parent-style-name="Default">
      <style:table-cell-properties fo:background-color="#f6f9d4"/>
      <style:text-properties fo:color="#c9211e"/>
    </style:style>
    <style:style style:name="ce215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#f6f9d4"/>
    </style:style>
    <style:style style:name="ce218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2">
      <style:table-cell-properties fo:wrap-option="wrap"/>
    </style:style>
    <style:style style:name="ce227" style:family="table-cell" style:parent-style-name="Default" style:data-style-name="N2">
      <style:table-cell-properties fo:background-color="transparent"/>
      <style:text-properties fo:color="#000000"/>
    </style:style>
    <style:style style:name="ce228" style:family="table-cell" style:parent-style-name="Default" style:data-style-name="N2">
      <style:table-cell-properties fo:background-color="transparent"/>
      <style:text-properties fo:color="#3465a4"/>
    </style:style>
    <style:style style:name="ce230" style:family="table-cell" style:parent-style-name="Default">
      <style:text-properties fo:color="#999999"/>
    </style:style>
    <style:style style:name="ce2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0">
      <style:table-cell-properties fo:background-color="transparent"/>
      <style:text-properties fo:color="#3465a4"/>
    </style:style>
    <style:style style:name="ce233" style:family="table-cell" style:parent-style-name="Default" style:data-style-name="N0">
      <style:table-cell-properties fo:background-color="transparent"/>
      <style:text-properties fo:color="#000000"/>
    </style:style>
    <style:style style:name="ce234" style:family="table-cell" style:parent-style-name="Default" style:data-style-name="N104">
      <style:text-properties fo:font-weight="bold" style:font-weight-asian="bold" style:font-weight-complex="bold"/>
    </style:style>
    <style:style style:name="ce236" style:family="table-cell" style:parent-style-name="Default">
      <style:text-properties fo:color="#729fcf"/>
    </style:style>
    <style:style style:name="ce237" style:family="table-cell" style:parent-style-name="Default">
      <style:text-properties fo:color="#2a6099"/>
    </style:style>
    <style:style style:name="ce238" style:family="table-cell" style:parent-style-name="Default" style:data-style-name="N104">
      <style:text-properties fo:color="#729fcf"/>
    </style:style>
    <style:style style:name="ce239" style:family="table-cell" style:parent-style-name="Default" style:data-style-name="N104">
      <style:text-properties fo:color="#2a6099"/>
    </style:style>
    <style:style style:name="ce240" style:family="table-cell" style:parent-style-name="Default" style:data-style-name="N104">
      <style:table-cell-properties fo:wrap-option="wrap"/>
      <style:text-properties fo:color="#729fcf"/>
    </style:style>
    <style:style style:name="ce241" style:family="table-cell" style:parent-style-name="Default" style:data-style-name="N104">
      <style:table-cell-properties fo:wrap-option="wrap"/>
      <style:text-properties fo:color="#2a6099"/>
    </style:style>
    <style:style style:name="ce242" style:family="table-cell" style:parent-style-name="Default">
      <style:table-cell-properties fo:wrap-option="wrap"/>
      <style:text-properties fo:color="#729fcf"/>
    </style:style>
    <style:style style:name="ce245" style:family="table-cell" style:parent-style-name="Default">
      <style:table-cell-properties fo:wrap-option="wrap"/>
      <style:text-properties fo:color="#2a6099"/>
    </style:style>
    <style:style style:name="ce248" style:family="table-cell" style:parent-style-name="Default" style:data-style-name="N2">
      <style:table-cell-properties fo:wrap-option="wrap"/>
      <style:text-properties fo:color="#729fcf"/>
    </style:style>
    <style:style style:name="ce249" style:family="table-cell" style:parent-style-name="Default" style:data-style-name="N2">
      <style:table-cell-properties fo:wrap-option="wrap"/>
      <style:text-properties fo:color="#2a6099"/>
    </style:style>
    <style:style style:name="ce250" style:family="table-cell" style:parent-style-name="Default">
      <style:table-cell-properties fo:background-color="transparent" fo:wrap-option="wrap"/>
      <style:text-properties fo:color="#729fcf"/>
    </style:style>
    <style:style style:name="ce251" style:family="table-cell" style:parent-style-name="Default">
      <style:table-cell-properties fo:background-color="transparent" fo:wrap-option="wrap"/>
      <style:text-properties fo:color="#2a6099"/>
    </style:style>
    <style:style style:name="ce252" style:family="table-cell" style:parent-style-name="Default">
      <style:text-properties style:use-window-font-color="true" fo:font-weight="bold" style:font-weight-asian="bold" style:font-weight-complex="bold"/>
    </style:style>
    <style:style style:name="ce253" style:family="table-cell" style:parent-style-name="Default" style:data-style-name="N104">
      <style:text-properties fo:color="#b2b2b2"/>
    </style:style>
    <style:style style:name="ce254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9999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2"/>
        <table:table-column table:style-name="co8" table:visibility="collapse" table:default-cell-style-name="ce142"/>
        <table:table-column table:style-name="co9" table:visibility="collapse" table:default-cell-style-name="ce142"/>
        <table:table-column table:style-name="co10" table:visibility="collapse" table:default-cell-style-name="ce142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9" table:visibility="collapse" table:default-cell-style-name="Default"/>
        <table:table-column table:style-name="co13" table:visibility="collapse" table:default-cell-style-name="ce122"/>
        <table:table-column table:style-name="co14" table:default-cell-style-name="Default"/>
        <table:table-column table:style-name="co10" table:visibility="collapse" table:default-cell-style-name="Default"/>
        <table:table-column table:style-name="co10" table:visibility="collapse" table:default-cell-style-name="ce135"/>
        <table:table-column table:style-name="co15" table:default-cell-style-name="ce60"/>
        <table:table-column table:style-name="co16" table:default-cell-style-name="ce110"/>
        <table:table-column table:style-name="co13" table:default-cell-style-name="ce219"/>
        <table:table-column table:style-name="co13" table:default-cell-style-name="ce61"/>
        <table:table-column table:style-name="co13" table:number-columns-repeated="26" table:default-cell-style-name="Default"/>
        <table:table-column table:style-name="co17" table:number-columns-repeated="16337" table:default-cell-style-name="Default"/>
        <table:table-row table:style-name="ro1">
          <table:table-cell table:number-columns-repeated="2"/>
          <table:table-cell table:style-name="ce75"/>
          <table:table-cell table:style-name="ce90" office:value-type="string" calcext:value-type="string">
            <text:p>QTY47Ah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style-name="ce90" table:number-columns-repeated="2"/>
          <table:table-cell table:style-name="Default" table:number-columns-repeated="2"/>
          <table:table-cell table:style-name="ce93" table:number-columns-repeated="3"/>
          <table:table-cell table:style-name="ce223"/>
          <table:table-cell table:style-name="ce93" table:number-columns-repeated="2"/>
          <table:table-cell table:style-name="ce163"/>
          <table:table-cell table:style-name="ce167"/>
          <table:table-cell table:style-name="ce80"/>
          <table:table-cell table:style-name="ce194"/>
          <table:table-cell table:style-name="ce207"/>
          <table:table-cell/>
          <table:table-cell table:style-name="ce93" table:number-columns-repeated="25"/>
          <table:table-cell table:number-columns-repeated="16337"/>
        </table:table-row>
        <table:table-row table:style-name="ro1">
          <table:table-cell table:number-columns-repeated="2"/>
          <table:table-cell table:style-name="ce75"/>
          <table:table-cell table:style-name="ce90" office:value-type="string" calcext:value-type="string">
            <text:p>QTY05Ah</text:p>
          </table:table-cell>
          <table:table-cell table:style-name="ce100" office:value-type="float" office:value="40" calcext:value-type="float">
            <text:p>40</text:p>
          </table:table-cell>
          <table:table-cell/>
          <table:table-cell table:style-name="ce90" table:number-columns-repeated="2"/>
          <table:table-cell table:style-name="Default" table:number-columns-repeated="2"/>
          <table:table-cell table:style-name="ce93" table:number-columns-repeated="3"/>
          <table:table-cell table:style-name="ce223"/>
          <table:table-cell table:style-name="ce93" table:number-columns-repeated="2"/>
          <table:table-cell table:style-name="ce163"/>
          <table:table-cell table:style-name="ce167"/>
          <table:table-cell table:style-name="ce80"/>
          <table:table-cell table:style-name="ce194"/>
          <table:table-cell table:style-name="ce207"/>
          <table:table-cell/>
          <table:table-cell table:style-name="ce93" table:number-columns-repeated="25"/>
          <table:table-cell table:number-columns-repeated="16337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 5Ah</text:p>
            <text:p>LiBCM</text:p>
          </table:table-cell>
          <table:table-cell table:style-name="ce90" office:value-type="string" calcext:value-type="string">
            <text:p>$/ 47Ah</text:p>
            <text:p>LiBCM</text:p>
          </table:table-cell>
          <table:table-cell table:style-name="ce90" office:value-type="string" calcext:value-type="string">
            <text:p>$/</text:p>
            <text:p>QTY n</text:p>
            <text:p>LiBCMs</text:p>
            <text:p>(n=above)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office:annotation draw:style-name="gr1" draw:text-style-name="P2" svg:width="1.1413in" svg:height="0.7083in" svg:x="8.6972in" svg:y="0in" draw:caption-point-x="-0.7602in" draw:caption-point-y="0.361in">
              <dc:date>2024-12-19T00:00:00</dc:date>
              <text:p text:style-name="P1"><text:span text:style-name="T1">No longer updated</text:span></text:p>
            </office:annotation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223" office:value-type="string" calcext:value-type="string">
            <text:p><text:span text:style-name="T6">2023DEC</text:span></text:p>
            <text:p>Remaining</text:p>
            <text:p>Inventory $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93" office:value-type="string" calcext:value-type="string">
            <text:p>2024DEC</text:p>
            <text:p>Inventory</text:p>
            <text:p>Value ($)</text:p>
          </table:table-cell>
          <table:table-cell table:style-name="ce163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'n’ PCBs</text:p>
          </table:table-cell>
          <table:table-cell table:style-name="ce80" office:value-type="string" calcext:value-type="string">
            <office:annotation draw:style-name="gr2" draw:text-style-name="P2" svg:width="1.1413in" svg:height="1.0122in" svg:x="10.4575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94" office:value-type="string" calcext:value-type="string">
            <text:p>Planning</text:p>
          </table:table-cell>
          <table:table-cell table:style-name="ce207" office:value-type="string" calcext:value-type="string">
            <text:p>$ to buy</text:p>
            <text:p>Additional</text:p>
            <text:p>QTY</text:p>
          </table:table-cell>
          <table:table-cell/>
          <table:table-cell table:style-name="ce93" table:number-columns-repeated="25"/>
          <table:table-cell table:number-columns-repeated="16337"/>
        </table:table-row>
        <table:table-row table:style-name="ro3">
          <table:table-cell table:style-name="ce50" office:value-type="string" calcext:value-type="string">
            <text:p>Pick &amp; Place</text:p>
          </table:table-cell>
          <table:table-cell/>
          <table:table-cell table:style-name="ce75"/>
          <table:table-cell table:style-name="ce93"/>
          <table:table-cell table:number-columns-repeated="2"/>
          <table:table-cell table:style-name="ce90" table:number-columns-repeated="4"/>
          <table:table-cell table:style-name="ce93" table:number-columns-repeated="3"/>
          <table:table-cell table:style-name="ce223"/>
          <table:table-cell table:style-name="ce93" table:number-columns-repeated="2"/>
          <table:table-cell table:style-name="ce163"/>
          <table:table-cell table:style-name="ce167"/>
          <table:table-cell table:style-name="ce80"/>
          <table:table-cell table:style-name="ce194"/>
          <table:table-cell table:style-name="ce207"/>
          <table:table-cell/>
          <table:table-cell table:style-name="ce93" table:number-columns-repeated="25"/>
          <table:table-cell table:number-columns-repeated="16337"/>
        </table:table-row>
        <table:table-row table:style-name="ro3">
          <table:table-cell table:style-name="ce110" office:value-type="string" calcext:value-type="string">
            <text:p>PCB</text:p>
          </table:table-cell>
          <table:table-cell table:style-name="ce110" office:value-type="string" calcext:value-type="string">
            <text:p>Raw PCB</text:p>
          </table:table-cell>
          <table:table-cell table:style-name="ce78" office:value-type="string" calcext:value-type="string">
            <text:p>Seeedstudio</text:p>
          </table:table-cell>
          <table:table-cell table:style-name="ce61" office:value-type="string" calcext:value-type="string">
            <text:p>RevD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5]" office:value-type="float" office:value="1" calcext:value-type="float">
            <text:p>1</text:p>
          </table:table-cell>
          <table:table-cell table:style-name="ce156" office:value-type="currency" office:currency="USD" office:value="16.6" calcext:value-type="currency">
            <text:p>$16.60</text:p>
          </table:table-cell>
          <table:table-cell table:style-name="ce156" table:formula="of:=[.G5]*[.E5]" office:value-type="currency" office:currency="USD" office:value="16.6" calcext:value-type="currency">
            <text:p>$16.60</text:p>
          </table:table-cell>
          <table:table-cell table:style-name="ce156" table:formula="of:=[.F5]*[.G5]" office:value-type="currency" office:currency="USD" office:value="16.6" calcext:value-type="currency">
            <text:p>$16.60</text:p>
          </table:table-cell>
          <table:table-cell table:style-name="ce156" table:formula="of:=[.H5]*[.E$2]+[.I5]*[.$E$1]" office:value-type="currency" office:currency="USD" office:value="2324" calcext:value-type="currency">
            <text:p>$2,324.00</text:p>
          </table:table-cell>
          <table:table-cell table:style-name="ce60" table:formula="of:=[.E5]*[.$E$2]+[.F5]*[.$E$1]" office:value-type="float" office:value="140" calcext:value-type="float">
            <text:p>140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0" calcext:value-type="float">
            <text:p>0</text:p>
          </table:table-cell>
          <table:table-cell table:style-name="ce182" table:formula="of:=[.M5]*[.G5]" office:value-type="currency" office:currency="USD" office:value="0" calcext:value-type="currency">
            <text:p>$0.00</text:p>
          </table:table-cell>
          <table:table-cell table:style-name="ce60" office:value-type="float" office:value="21" calcext:value-type="float">
            <text:p>21</text:p>
          </table:table-cell>
          <table:table-cell table:style-name="ce156" table:formula="of:=[.O5]*[.G5]" office:value-type="currency" office:currency="USD" office:value="348.6" calcext:value-type="currency">
            <text:p>$348.60</text:p>
          </table:table-cell>
          <table:table-cell table:style-name="ce156" table:formula="of:=[.L5]*[.G5]" office:value-type="currency" office:currency="USD" office:value="2473.4" calcext:value-type="currency">
            <text:p>$2,473.40</text:p>
          </table:table-cell>
          <table:table-cell table:formula="of:=IF(MAX(0;([.K5]-[.O5]));MAX(0;([.K5]-[.O5]));&quot; &quot;)" office:value-type="float" office:value="119" calcext:value-type="float">
            <text:p>119</text:p>
          </table:table-cell>
          <table:table-cell/>
          <table:table-cell table:style-name="ce115"/>
          <table:table-cell table:style-name="ce112" table:formula="of:=IF([.R5]=&quot; &quot;;&quot; &quot;;[.R5]*[.G5])" office:value-type="currency" office:currency="USD" office:value="1975.4" calcext:value-type="currency">
            <text:p>$1,975.40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20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RMCF0805JT20R0TR-ND</text:p>
          </table:table-cell>
          <table:table-cell table:style-name="ce61" office:value-type="float" office:value="17" calcext:value-type="float">
            <text:p>17</text:p>
          </table:table-cell>
          <table:table-cell table:style-name="Good" table:formula="of:=[.E6]" office:value-type="float" office:value="17" calcext:value-type="float">
            <text:p>17</text:p>
          </table:table-cell>
          <table:table-cell table:style-name="ce156" office:value-type="currency" office:currency="USD" office:value="0.0034" calcext:value-type="currency">
            <text:p>$0.00</text:p>
          </table:table-cell>
          <table:table-cell table:style-name="ce156" table:formula="of:=[.G6]*[.E6]" office:value-type="currency" office:currency="USD" office:value="0.0578" calcext:value-type="currency">
            <text:p>$0.06</text:p>
          </table:table-cell>
          <table:table-cell table:style-name="ce156" table:formula="of:=[.F6]*[.G6]" office:value-type="currency" office:currency="USD" office:value="0.0578" calcext:value-type="currency">
            <text:p>$0.06</text:p>
          </table:table-cell>
          <table:table-cell table:style-name="ce156" table:formula="of:=[.H6]*[.E$2]+[.I6]*[.$E$1]" office:value-type="currency" office:currency="USD" office:value="8.092" calcext:value-type="currency">
            <text:p>$8.09</text:p>
          </table:table-cell>
          <table:table-cell table:style-name="ce60" table:formula="of:=[.E6]*[.$E$2]+[.F6]*[.$E$1]" office:value-type="float" office:value="2380" calcext:value-type="float">
            <text:p>238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6274" calcext:value-type="float">
            <text:p>6274</text:p>
          </table:table-cell>
          <table:table-cell table:style-name="ce182" table:formula="of:=[.M6]*[.G6]" office:value-type="currency" office:currency="USD" office:value="21.3316" calcext:value-type="currency">
            <text:p>$21.33</text:p>
          </table:table-cell>
          <table:table-cell table:style-name="ce60" office:value-type="float" office:value="5450" calcext:value-type="float">
            <text:p>5450</text:p>
          </table:table-cell>
          <table:table-cell table:style-name="ce156" table:formula="of:=[.O6]*[.G6]" office:value-type="currency" office:currency="USD" office:value="18.53" calcext:value-type="currency">
            <text:p>$18.53</text:p>
          </table:table-cell>
          <table:table-cell table:style-name="ce156" table:formula="of:=[.L6]*[.G6]" office:value-type="currency" office:currency="USD" office:value="34" calcext:value-type="currency">
            <text:p>$34.00</text:p>
          </table:table-cell>
          <table:table-cell table:formula="of:=IF(MAX(0;([.K6]-[.O6]));MAX(0;([.K6]-[.O6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 table:formula="of:=IF([.R6]=&quot; &quot;;&quot; &quot;;[.R6]*[.G6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4">
          <table:table-cell table:style-name="ce110" office:value-type="string" calcext:value-type="string">
            <text:p>P&amp;P - M Tip</text:p>
          </table:table-cell>
          <table:table-cell table:style-name="ce110" office:value-type="string" calcext:value-type="string">
            <text:p>Resistor – 75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61" office:value-type="float" office:value="61" calcext:value-type="float">
            <text:p>61</text:p>
          </table:table-cell>
          <table:table-cell table:style-name="Good" table:formula="of:=[.E7]" office:value-type="float" office:value="61" calcext:value-type="float">
            <text:p>61</text:p>
          </table:table-cell>
          <table:table-cell table:style-name="ce156" office:value-type="currency" office:currency="USD" office:value="0.038" calcext:value-type="currency">
            <text:p>$0.04</text:p>
          </table:table-cell>
          <table:table-cell table:style-name="ce156" table:formula="of:=[.G7]*[.E7]" office:value-type="currency" office:currency="USD" office:value="2.318" calcext:value-type="currency">
            <text:p>$2.32</text:p>
          </table:table-cell>
          <table:table-cell table:style-name="ce156" table:formula="of:=[.F7]*[.G7]" office:value-type="currency" office:currency="USD" office:value="2.318" calcext:value-type="currency">
            <text:p>$2.32</text:p>
          </table:table-cell>
          <table:table-cell table:style-name="ce156" table:formula="of:=[.H7]*[.E$2]+[.I7]*[.$E$1]" office:value-type="currency" office:currency="USD" office:value="324.52" calcext:value-type="currency">
            <text:p>$324.52</text:p>
          </table:table-cell>
          <table:table-cell table:style-name="ce60" table:formula="of:=[.E7]*[.$E$2]+[.F7]*[.$E$1]" office:value-type="float" office:value="8540" calcext:value-type="float">
            <text:p>8540</text:p>
          </table:table-cell>
          <table:table-cell table:style-name="ce60" office:value-type="float" office:value="17300" calcext:value-type="float">
            <text:p>17300</text:p>
          </table:table-cell>
          <table:table-cell table:style-name="ce60" office:value-type="float" office:value="6664" calcext:value-type="float">
            <text:p>6664</text:p>
          </table:table-cell>
          <table:table-cell table:style-name="ce182" table:formula="of:=[.M7]*[.G7]" office:value-type="currency" office:currency="USD" office:value="253.232" calcext:value-type="currency">
            <text:p>$253.23</text:p>
          </table:table-cell>
          <table:table-cell table:style-name="ce60" office:value-type="float" office:value="1600" calcext:value-type="float">
            <text:p>1600</text:p>
          </table:table-cell>
          <table:table-cell table:style-name="ce156" table:formula="of:=[.O7]*[.G7]" office:value-type="currency" office:currency="USD" office:value="60.8" calcext:value-type="currency">
            <text:p>$60.80</text:p>
          </table:table-cell>
          <table:table-cell table:style-name="ce156" table:formula="of:=[.L7]*[.G7]" office:value-type="currency" office:currency="USD" office:value="657.4" calcext:value-type="currency">
            <text:p>$657.40</text:p>
          </table:table-cell>
          <table:table-cell table:formula="of:=IF(MAX(0;([.K7]-[.O7]));MAX(0;([.K7]-[.O7]));&quot; &quot;)" office:value-type="float" office:value="6940" calcext:value-type="float">
            <text:p>6940</text:p>
          </table:table-cell>
          <table:table-cell table:style-name="ce111"/>
          <table:table-cell office:value-type="float" office:value="8000" calcext:value-type="float">
            <text:p>8000</text:p>
          </table:table-cell>
          <table:table-cell table:style-name="ce112" table:formula="of:=IF([.R7]=&quot; &quot;;&quot; &quot;;[.R7]*[.G7])" office:value-type="currency" office:currency="USD" office:value="263.72" calcext:value-type="currency">
            <text:p>$263.7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100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RMCF0805FT100RTR-ND</text:p>
          </table:table-cell>
          <table:table-cell table:style-name="ce61" office:value-type="float" office:value="100" calcext:value-type="float">
            <text:p>100</text:p>
          </table:table-cell>
          <table:table-cell table:style-name="Good" table:formula="of:=[.E8]" office:value-type="float" office:value="100" calcext:value-type="float">
            <text:p>100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8]*[.E8]" office:value-type="currency" office:currency="USD" office:value="0.4" calcext:value-type="currency">
            <text:p>$0.40</text:p>
          </table:table-cell>
          <table:table-cell table:style-name="ce156" table:formula="of:=[.F8]*[.G8]" office:value-type="currency" office:currency="USD" office:value="0.4" calcext:value-type="currency">
            <text:p>$0.40</text:p>
          </table:table-cell>
          <table:table-cell table:style-name="ce156" table:formula="of:=[.H8]*[.E$2]+[.I8]*[.$E$1]" office:value-type="currency" office:currency="USD" office:value="56" calcext:value-type="currency">
            <text:p>$56.00</text:p>
          </table:table-cell>
          <table:table-cell table:style-name="ce60" table:formula="of:=[.E8]*[.$E$2]+[.F8]*[.$E$1]" office:value-type="float" office:value="14000" calcext:value-type="float">
            <text:p>14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14295" calcext:value-type="float">
            <text:p>14295</text:p>
          </table:table-cell>
          <table:table-cell table:style-name="ce182" table:formula="of:=[.M8]*[.G8]" office:value-type="currency" office:currency="USD" office:value="57.18" calcext:value-type="currency">
            <text:p>$57.18</text:p>
          </table:table-cell>
          <table:table-cell table:style-name="ce60" office:value-type="float" office:value="5450" calcext:value-type="float">
            <text:p>5450</text:p>
          </table:table-cell>
          <table:table-cell table:style-name="ce156" table:formula="of:=[.O8]*[.G8]" office:value-type="currency" office:currency="USD" office:value="21.8" calcext:value-type="currency">
            <text:p>$21.80</text:p>
          </table:table-cell>
          <table:table-cell table:style-name="ce156" table:formula="of:=[.L8]*[.G8]" office:value-type="currency" office:currency="USD" office:value="120" calcext:value-type="currency">
            <text:p>$120.00</text:p>
          </table:table-cell>
          <table:table-cell table:formula="of:=IF(MAX(0;([.K8]-[.O8]));MAX(0;([.K8]-[.O8]));&quot; &quot;)" office:value-type="float" office:value="8550" calcext:value-type="float">
            <text:p>855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12" table:formula="of:=IF([.R8]=&quot; &quot;;&quot; &quot;;[.R8]*[.G8])" office:value-type="currency" office:currency="USD" office:value="34.2" calcext:value-type="currency">
            <text:p>$34.2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68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RMCF0805FT768RCT-ND</text:p>
          </table:table-cell>
          <table:table-cell table:style-name="ce61" office:value-type="float" office:value="10" calcext:value-type="float">
            <text:p>10</text:p>
          </table:table-cell>
          <table:table-cell table:style-name="Good" table:formula="of:=[.E9]" office:value-type="float" office:value="10" calcext:value-type="float">
            <text:p>10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9]*[.E9]" office:value-type="currency" office:currency="USD" office:value="0.04" calcext:value-type="currency">
            <text:p>$0.04</text:p>
          </table:table-cell>
          <table:table-cell table:style-name="ce156" table:formula="of:=[.F9]*[.G9]" office:value-type="currency" office:currency="USD" office:value="0.04" calcext:value-type="currency">
            <text:p>$0.04</text:p>
          </table:table-cell>
          <table:table-cell table:style-name="ce156" table:formula="of:=[.H9]*[.E$2]+[.I9]*[.$E$1]" office:value-type="currency" office:currency="USD" office:value="5.6" calcext:value-type="currency">
            <text:p>$5.60</text:p>
          </table:table-cell>
          <table:table-cell table:style-name="ce60" table:formula="of:=[.E9]*[.$E$2]+[.F9]*[.$E$1]" office:value-type="float" office:value="1400" calcext:value-type="float">
            <text:p>1400</text:p>
          </table:table-cell>
          <table:table-cell table:style-name="ce60" office:value-type="float" office:value="11290" calcext:value-type="float">
            <text:p>11290</text:p>
          </table:table-cell>
          <table:table-cell table:style-name="ce60" office:value-type="float" office:value="10179" calcext:value-type="float">
            <text:p>10179</text:p>
          </table:table-cell>
          <table:table-cell table:style-name="ce182" table:formula="of:=[.M9]*[.G9]" office:value-type="currency" office:currency="USD" office:value="40.716" calcext:value-type="currency">
            <text:p>$40.72</text:p>
          </table:table-cell>
          <table:table-cell table:style-name="ce60" office:value-type="float" office:value="9390" calcext:value-type="float">
            <text:p>9390</text:p>
          </table:table-cell>
          <table:table-cell table:style-name="ce156" table:formula="of:=[.O9]*[.G9]" office:value-type="currency" office:currency="USD" office:value="37.56" calcext:value-type="currency">
            <text:p>$37.56</text:p>
          </table:table-cell>
          <table:table-cell table:style-name="ce156" table:formula="of:=[.L9]*[.G9]" office:value-type="currency" office:currency="USD" office:value="45.16" calcext:value-type="currency">
            <text:p>$45.16</text:p>
          </table:table-cell>
          <table:table-cell table:formula="of:=IF(MAX(0;([.K9]-[.O9]));MAX(0;([.K9]-[.O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0" calcext:value-type="float">
            <text:p>0</text:p>
          </table:table-cell>
          <table:table-cell table:style-name="ce112" table:formula="of:=IF([.R9]=&quot; &quot;;&quot; &quot;;[.R9]*[.G9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1k24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RMCF0805FT1K24TR-ND</text:p>
          </table:table-cell>
          <table:table-cell table:style-name="ce61" office:value-type="float" office:value="86" calcext:value-type="float">
            <text:p>86</text:p>
          </table:table-cell>
          <table:table-cell table:style-name="Good" table:formula="of:=[.E10]" office:value-type="float" office:value="86" calcext:value-type="float">
            <text:p>86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10]*[.E10]" office:value-type="currency" office:currency="USD" office:value="0.344" calcext:value-type="currency">
            <text:p>$0.34</text:p>
          </table:table-cell>
          <table:table-cell table:style-name="ce156" table:formula="of:=[.F10]*[.G10]" office:value-type="currency" office:currency="USD" office:value="0.344" calcext:value-type="currency">
            <text:p>$0.34</text:p>
          </table:table-cell>
          <table:table-cell table:style-name="ce156" table:formula="of:=[.H10]*[.E$2]+[.I10]*[.$E$1]" office:value-type="currency" office:currency="USD" office:value="48.16" calcext:value-type="currency">
            <text:p>$48.16</text:p>
          </table:table-cell>
          <table:table-cell table:style-name="ce60" table:formula="of:=[.E10]*[.$E$2]+[.F10]*[.$E$1]" office:value-type="float" office:value="12040" calcext:value-type="float">
            <text:p>1204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16591" calcext:value-type="float">
            <text:p>16591</text:p>
          </table:table-cell>
          <table:table-cell table:style-name="ce182" table:formula="of:=[.M10]*[.G10]" office:value-type="currency" office:currency="USD" office:value="66.364" calcext:value-type="currency">
            <text:p>$66.36</text:p>
          </table:table-cell>
          <table:table-cell table:style-name="ce60" office:value-type="float" office:value="9400" calcext:value-type="float">
            <text:p>9400</text:p>
          </table:table-cell>
          <table:table-cell table:style-name="ce156" table:formula="of:=[.O10]*[.G10]" office:value-type="currency" office:currency="USD" office:value="37.6" calcext:value-type="currency">
            <text:p>$37.60</text:p>
          </table:table-cell>
          <table:table-cell table:style-name="ce156" table:formula="of:=[.L10]*[.G10]" office:value-type="currency" office:currency="USD" office:value="120" calcext:value-type="currency">
            <text:p>$120.00</text:p>
          </table:table-cell>
          <table:table-cell table:formula="of:=IF(MAX(0;([.K10]-[.O10]));MAX(0;([.K10]-[.O10]));&quot; &quot;)" office:value-type="float" office:value="2640" calcext:value-type="float">
            <text:p>2640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112" table:formula="of:=IF([.R10]=&quot; &quot;;&quot; &quot;;[.R10]*[.G10])" office:value-type="currency" office:currency="USD" office:value="10.56" calcext:value-type="currency">
            <text:p>$10.5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k32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311-7.32KCRTR-ND</text:p>
          </table:table-cell>
          <table:table-cell table:style-name="ce61" office:value-type="float" office:value="14" calcext:value-type="float">
            <text:p>14</text:p>
          </table:table-cell>
          <table:table-cell table:style-name="Good" table:formula="of:=[.E11]" office:value-type="float" office:value="14" calcext:value-type="float">
            <text:p>14</text:p>
          </table:table-cell>
          <table:table-cell table:style-name="ce156" office:value-type="currency" office:currency="USD" office:value="0.00544" calcext:value-type="currency">
            <text:p>$0.01</text:p>
          </table:table-cell>
          <table:table-cell table:style-name="ce156" table:formula="of:=[.G11]*[.E11]" office:value-type="currency" office:currency="USD" office:value="0.07616" calcext:value-type="currency">
            <text:p>$0.08</text:p>
          </table:table-cell>
          <table:table-cell table:style-name="ce156" table:formula="of:=[.F11]*[.G11]" office:value-type="currency" office:currency="USD" office:value="0.07616" calcext:value-type="currency">
            <text:p>$0.08</text:p>
          </table:table-cell>
          <table:table-cell table:style-name="ce156" table:formula="of:=[.H11]*[.E$2]+[.I11]*[.$E$1]" office:value-type="currency" office:currency="USD" office:value="10.6624" calcext:value-type="currency">
            <text:p>$10.66</text:p>
          </table:table-cell>
          <table:table-cell table:style-name="ce60" table:formula="of:=[.E11]*[.$E$2]+[.F11]*[.$E$1]" office:value-type="float" office:value="1960" calcext:value-type="float">
            <text:p>196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7090" calcext:value-type="float">
            <text:p>7090</text:p>
          </table:table-cell>
          <table:table-cell table:style-name="ce182" table:formula="of:=[.M11]*[.G11]" office:value-type="currency" office:currency="USD" office:value="38.5696" calcext:value-type="currency">
            <text:p>$38.57</text:p>
          </table:table-cell>
          <table:table-cell table:style-name="ce60" office:value-type="float" office:value="5650" calcext:value-type="float">
            <text:p>5650</text:p>
          </table:table-cell>
          <table:table-cell table:style-name="ce156" table:formula="of:=[.O11]*[.G11]" office:value-type="currency" office:currency="USD" office:value="30.736" calcext:value-type="currency">
            <text:p>$30.74</text:p>
          </table:table-cell>
          <table:table-cell table:style-name="ce156" table:formula="of:=[.L11]*[.G11]" office:value-type="currency" office:currency="USD" office:value="54.4" calcext:value-type="currency">
            <text:p>$54.40</text:p>
          </table:table-cell>
          <table:table-cell table:formula="of:=IF(MAX(0;([.K11]-[.O11]));MAX(0;([.K11]-[.O11]));&quot; &quot;)" office:value-type="string" office:string-value=" " calcext:value-type="string">
            <text:p><text:s/></text:p>
          </table:table-cell>
          <table:table-cell/>
          <table:table-cell table:style-name="ce110" office:value-type="float" office:value="0" calcext:value-type="float">
            <text:p>0</text:p>
          </table:table-cell>
          <table:table-cell table:style-name="ce112" table:formula="of:=IF([.R11]=&quot; &quot;;&quot; &quot;;[.R11]*[.G11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<text:span text:style-name="T5">Resistor – 10k @</text:span> 250 mW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office:annotation draw:style-name="gr1" draw:text-style-name="P2" svg:width="1.1413in" svg:height="0.7083in" svg:x="6.5866in" svg:y="2.4354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table:style-name="ce61" office:value-type="float" office:value="29" calcext:value-type="float">
            <text:p>29</text:p>
          </table:table-cell>
          <table:table-cell table:style-name="Good" table:formula="of:=[.E12]" office:value-type="float" office:value="29" calcext:value-type="float">
            <text:p>29</text:p>
          </table:table-cell>
          <table:table-cell table:style-name="ce156" office:value-type="currency" office:currency="USD" office:value="0.011" calcext:value-type="currency">
            <text:p>$0.01</text:p>
          </table:table-cell>
          <table:table-cell table:style-name="ce156" table:formula="of:=[.G12]*[.E12]" office:value-type="currency" office:currency="USD" office:value="0.319" calcext:value-type="currency">
            <text:p>$0.32</text:p>
          </table:table-cell>
          <table:table-cell table:style-name="ce156" table:formula="of:=[.F12]*[.G12]" office:value-type="currency" office:currency="USD" office:value="0.319" calcext:value-type="currency">
            <text:p>$0.32</text:p>
          </table:table-cell>
          <table:table-cell table:style-name="ce156" table:formula="of:=[.H12]*[.E$2]+[.I12]*[.$E$1]" office:value-type="currency" office:currency="USD" office:value="44.66" calcext:value-type="currency">
            <text:p>$44.66</text:p>
          </table:table-cell>
          <table:table-cell table:style-name="ce60" table:formula="of:=[.E12]*[.$E$2]+[.F12]*[.$E$1]" office:value-type="float" office:value="4060" calcext:value-type="float">
            <text:p>406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82" table:formula="of:=[.M12]*[.G12]" office:value-type="currency" office:currency="USD" office:value="55" calcext:value-type="currency">
            <text:p>$55.00</text:p>
          </table:table-cell>
          <table:table-cell table:style-name="ce60" office:value-type="float" office:value="2200" calcext:value-type="float">
            <text:p>2200</text:p>
          </table:table-cell>
          <table:table-cell table:style-name="ce156" table:formula="of:=[.O12]*[.G12]" office:value-type="currency" office:currency="USD" office:value="24.2" calcext:value-type="currency">
            <text:p>$24.20</text:p>
          </table:table-cell>
          <table:table-cell table:style-name="ce156" table:formula="of:=[.L12]*[.G12]" office:value-type="currency" office:currency="USD" office:value="110" calcext:value-type="currency">
            <text:p>$110.00</text:p>
          </table:table-cell>
          <table:table-cell table:formula="of:=IF(MAX(0;([.K12]-[.O12]));MAX(0;([.K12]-[.O12]));&quot; &quot;)" office:value-type="float" office:value="1860" calcext:value-type="float">
            <text:p>1860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112" table:formula="of:=IF([.R12]=&quot; &quot;;&quot; &quot;;[.R12]*[.G12])" office:value-type="currency" office:currency="USD" office:value="20.46" calcext:value-type="currency">
            <text:p>$20.4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1k5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RMCF0805FT71K5</text:p>
          </table:table-cell>
          <table:table-cell table:style-name="ce61" office:value-type="float" office:value="7" calcext:value-type="float">
            <text:p>7</text:p>
          </table:table-cell>
          <table:table-cell table:style-name="Good" table:formula="of:=[.E13]" office:value-type="float" office:value="7" calcext:value-type="float">
            <text:p>7</text:p>
          </table:table-cell>
          <table:table-cell table:style-name="ce156" office:value-type="currency" office:currency="USD" office:value="0.0035" calcext:value-type="currency">
            <text:p>$0.00</text:p>
          </table:table-cell>
          <table:table-cell table:style-name="ce156" table:formula="of:=[.G13]*[.E13]" office:value-type="currency" office:currency="USD" office:value="0.0245" calcext:value-type="currency">
            <text:p>$0.02</text:p>
          </table:table-cell>
          <table:table-cell table:style-name="ce156" table:formula="of:=[.F13]*[.G13]" office:value-type="currency" office:currency="USD" office:value="0.0245" calcext:value-type="currency">
            <text:p>$0.02</text:p>
          </table:table-cell>
          <table:table-cell table:style-name="ce156" table:formula="of:=[.H13]*[.E$2]+[.I13]*[.$E$1]" office:value-type="currency" office:currency="USD" office:value="3.43" calcext:value-type="currency">
            <text:p>$3.43</text:p>
          </table:table-cell>
          <table:table-cell table:style-name="ce60" table:formula="of:=[.E13]*[.$E$2]+[.F13]*[.$E$1]" office:value-type="float" office:value="980" calcext:value-type="float">
            <text:p>98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3733" calcext:value-type="float">
            <text:p>3733</text:p>
          </table:table-cell>
          <table:table-cell table:style-name="ce182" table:formula="of:=[.M13]*[.G13]" office:value-type="currency" office:currency="USD" office:value="13.0655" calcext:value-type="currency">
            <text:p>$13.07</text:p>
          </table:table-cell>
          <table:table-cell table:style-name="ce60" office:value-type="float" office:value="3200" calcext:value-type="float">
            <text:p>3200</text:p>
          </table:table-cell>
          <table:table-cell table:style-name="ce156" table:formula="of:=[.O13]*[.G13]" office:value-type="currency" office:currency="USD" office:value="11.2" calcext:value-type="currency">
            <text:p>$11.20</text:p>
          </table:table-cell>
          <table:table-cell table:style-name="ce156" table:formula="of:=[.L13]*[.G13]" office:value-type="currency" office:currency="USD" office:value="17.5" calcext:value-type="currency">
            <text:p>$17.50</text:p>
          </table:table-cell>
          <table:table-cell table:formula="of:=IF(MAX(0;([.K13]-[.O13]));MAX(0;([.K13]-[.O13]));&quot; &quot;)" office:value-type="string" office:string-value=" " calcext:value-type="string">
            <text:p><text:s/></text:p>
          </table:table-cell>
          <table:table-cell/>
          <table:table-cell table:style-name="ce110" office:value-type="float" office:value="0" calcext:value-type="float">
            <text:p>0</text:p>
          </table:table-cell>
          <table:table-cell table:style-name="ce112" table:formula="of:=IF([.R13]=&quot; &quot;;&quot; &quot;;[.R13]*[.G13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<text:span text:style-name="T5">Resistor – 100k @ </text:span>250 mW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2019-RK73H2ATTD1003FTR-ND</text:p>
          </table:table-cell>
          <table:table-cell table:style-name="ce61" office:value-type="float" office:value="8" calcext:value-type="float">
            <text:p>8</text:p>
          </table:table-cell>
          <table:table-cell table:style-name="Good" table:formula="of:=[.E14]" office:value-type="float" office:value="8" calcext:value-type="float">
            <text:p>8</text:p>
          </table:table-cell>
          <table:table-cell table:style-name="ce157" office:value-type="currency" office:currency="USD" office:value="0.005" calcext:value-type="currency">
            <text:p>$0.01</text:p>
          </table:table-cell>
          <table:table-cell table:style-name="ce156" table:formula="of:=[.G14]*[.E14]" office:value-type="currency" office:currency="USD" office:value="0.04" calcext:value-type="currency">
            <text:p>$0.04</text:p>
          </table:table-cell>
          <table:table-cell table:style-name="ce156" table:formula="of:=[.F14]*[.G14]" office:value-type="currency" office:currency="USD" office:value="0.04" calcext:value-type="currency">
            <text:p>$0.04</text:p>
          </table:table-cell>
          <table:table-cell table:style-name="ce156" table:formula="of:=[.H14]*[.E$2]+[.I14]*[.$E$1]" office:value-type="currency" office:currency="USD" office:value="5.6" calcext:value-type="currency">
            <text:p>$5.60</text:p>
          </table:table-cell>
          <table:table-cell table:style-name="ce60" table:formula="of:=[.E14]*[.$E$2]+[.F14]*[.$E$1]" office:value-type="float" office:value="1120" calcext:value-type="float">
            <text:p>112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3283" calcext:value-type="float">
            <text:p>3283</text:p>
          </table:table-cell>
          <table:table-cell table:style-name="ce182" table:formula="of:=[.M14]*[.G14]" office:value-type="currency" office:currency="USD" office:value="16.415" calcext:value-type="currency">
            <text:p>$16.42</text:p>
          </table:table-cell>
          <table:table-cell table:style-name="ce60" office:value-type="float" office:value="2800" calcext:value-type="float">
            <text:p>2800</text:p>
          </table:table-cell>
          <table:table-cell table:style-name="ce156" table:formula="of:=[.O14]*[.G14]" office:value-type="currency" office:currency="USD" office:value="14" calcext:value-type="currency">
            <text:p>$14.00</text:p>
          </table:table-cell>
          <table:table-cell table:style-name="ce156" table:formula="of:=[.L14]*[.G14]" office:value-type="currency" office:currency="USD" office:value="25" calcext:value-type="currency">
            <text:p>$25.00</text:p>
          </table:table-cell>
          <table:table-cell table:formula="of:=IF(MAX(0;([.K14]-[.O14]));MAX(0;([.K14]-[.O14]));&quot; &quot;)" office:value-type="string" office:string-value=" " calcext:value-type="string">
            <text:p><text:s/></text:p>
          </table:table-cell>
          <table:table-cell/>
          <table:table-cell table:style-name="ce110" office:value-type="float" office:value="0" calcext:value-type="float">
            <text:p>0</text:p>
          </table:table-cell>
          <table:table-cell table:style-name="ce112" table:formula="of:=IF([.R14]=&quot; &quot;;&quot; &quot;;[.R14]*[.G14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5M1</text:p>
          </table:table-cell>
          <table:table-cell table:style-name="ce78" office:value-type="string" calcext:value-type="string">
            <text:p>F</text:p>
          </table:table-cell>
          <table:table-cell table:style-name="ce61" office:value-type="string" calcext:value-type="string">
            <text:p>RMCF1206JT5M10</text:p>
          </table:table-cell>
          <table:table-cell table:style-name="ce61" office:value-type="float" office:value="11" calcext:value-type="float">
            <text:p>11</text:p>
          </table:table-cell>
          <table:table-cell table:style-name="Good" table:formula="of:=[.E15]" office:value-type="float" office:value="11" calcext:value-type="float">
            <text:p>11</text:p>
          </table:table-cell>
          <table:table-cell table:style-name="ce156" office:value-type="currency" office:currency="USD" office:value="0.00371" calcext:value-type="currency">
            <text:p>$0.00</text:p>
          </table:table-cell>
          <table:table-cell table:style-name="ce156" table:formula="of:=[.G15]*[.E15]" office:value-type="currency" office:currency="USD" office:value="0.04081" calcext:value-type="currency">
            <text:p>$0.04</text:p>
          </table:table-cell>
          <table:table-cell table:style-name="ce156" table:formula="of:=[.F15]*[.G15]" office:value-type="currency" office:currency="USD" office:value="0.04081" calcext:value-type="currency">
            <text:p>$0.04</text:p>
          </table:table-cell>
          <table:table-cell table:style-name="ce156" table:formula="of:=[.H15]*[.E$2]+[.I15]*[.$E$1]" office:value-type="currency" office:currency="USD" office:value="5.7134" calcext:value-type="currency">
            <text:p>$5.71</text:p>
          </table:table-cell>
          <table:table-cell table:style-name="ce60" table:formula="of:=[.E15]*[.$E$2]+[.F15]*[.$E$1]" office:value-type="float" office:value="1540" calcext:value-type="float">
            <text:p>154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3171" calcext:value-type="float">
            <text:p>3171</text:p>
          </table:table-cell>
          <table:table-cell table:style-name="ce182" table:formula="of:=[.M15]*[.G15]" office:value-type="currency" office:currency="USD" office:value="11.76441" calcext:value-type="currency">
            <text:p>$11.76</text:p>
          </table:table-cell>
          <table:table-cell table:style-name="ce60" office:value-type="float" office:value="2100" calcext:value-type="float">
            <text:p>2100</text:p>
          </table:table-cell>
          <table:table-cell table:style-name="ce156" table:formula="of:=[.O15]*[.G15]" office:value-type="currency" office:currency="USD" office:value="7.791" calcext:value-type="currency">
            <text:p>$7.79</text:p>
          </table:table-cell>
          <table:table-cell table:style-name="ce156" table:formula="of:=[.L15]*[.G15]" office:value-type="currency" office:currency="USD" office:value="18.55" calcext:value-type="currency">
            <text:p>$18.55</text:p>
          </table:table-cell>
          <table:table-cell table:formula="of:=IF(MAX(0;([.K15]-[.O15]));MAX(0;([.K15]-[.O15]));&quot; &quot;)" office:value-type="string" office:string-value=" " calcext:value-type="string">
            <text:p><text:s/></text:p>
          </table:table-cell>
          <table:table-cell/>
          <table:table-cell table:style-name="ce110" office:value-type="float" office:value="0" calcext:value-type="float">
            <text:p>0</text:p>
          </table:table-cell>
          <table:table-cell table:style-name="ce112" table:formula="of:=IF([.R15]=&quot; &quot;;&quot; &quot;;[.R15]*[.G15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00p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1276-2569-1-ND</text:p>
          </table:table-cell>
          <table:table-cell table:style-name="ce110" office:value-type="float" office:value="12" calcext:value-type="float">
            <text:p>12</text:p>
          </table:table-cell>
          <table:table-cell table:style-name="Good" table:formula="of:=[.E16]" office:value-type="float" office:value="12" calcext:value-type="float">
            <text:p>12</text:p>
          </table:table-cell>
          <table:table-cell table:style-name="ce158" office:value-type="currency" office:currency="USD" office:value="0.022" calcext:value-type="currency">
            <text:p>$0.02</text:p>
          </table:table-cell>
          <table:table-cell table:style-name="ce156" table:formula="of:=[.G16]*[.E16]" office:value-type="currency" office:currency="USD" office:value="0.264" calcext:value-type="currency">
            <text:p>$0.26</text:p>
          </table:table-cell>
          <table:table-cell table:style-name="ce156" table:formula="of:=[.F16]*[.G16]" office:value-type="currency" office:currency="USD" office:value="0.264" calcext:value-type="currency">
            <text:p>$0.26</text:p>
          </table:table-cell>
          <table:table-cell table:style-name="ce156" table:formula="of:=[.H16]*[.E$2]+[.I16]*[.$E$1]" office:value-type="currency" office:currency="USD" office:value="36.96" calcext:value-type="currency">
            <text:p>$36.96</text:p>
          </table:table-cell>
          <table:table-cell table:style-name="ce60" table:formula="of:=[.E16]*[.$E$2]+[.F16]*[.$E$1]" office:value-type="float" office:value="1680" calcext:value-type="float">
            <text:p>1680</text:p>
          </table:table-cell>
          <table:table-cell table:style-name="ce60" office:value-type="float" office:value="4471" calcext:value-type="float">
            <text:p>4471</text:p>
          </table:table-cell>
          <table:table-cell table:style-name="ce60" office:value-type="float" office:value="2412" calcext:value-type="float">
            <text:p>2412</text:p>
          </table:table-cell>
          <table:table-cell table:style-name="ce182" table:formula="of:=[.M16]*[.G16]" office:value-type="currency" office:currency="USD" office:value="53.064" calcext:value-type="currency">
            <text:p>$53.06</text:p>
          </table:table-cell>
          <table:table-cell table:style-name="ce60" office:value-type="float" office:value="1200" calcext:value-type="float">
            <text:p>1200</text:p>
          </table:table-cell>
          <table:table-cell table:style-name="ce156" table:formula="of:=[.O16]*[.G16]" office:value-type="currency" office:currency="USD" office:value="26.4" calcext:value-type="currency">
            <text:p>$26.40</text:p>
          </table:table-cell>
          <table:table-cell table:style-name="ce156" table:formula="of:=[.L16]*[.G16]" office:value-type="currency" office:currency="USD" office:value="98.362" calcext:value-type="currency">
            <text:p>$98.36</text:p>
          </table:table-cell>
          <table:table-cell table:formula="of:=IF(MAX(0;([.K16]-[.O16]));MAX(0;([.K16]-[.O16]));&quot; &quot;)" office:value-type="float" office:value="480" calcext:value-type="float">
            <text:p>480</text:p>
          </table:table-cell>
          <table:table-cell/>
          <table:table-cell table:style-name="ce110" office:value-type="float" office:value="4000" calcext:value-type="float">
            <text:p>4000</text:p>
          </table:table-cell>
          <table:table-cell table:style-name="ce112" table:formula="of:=IF([.R16]=&quot; &quot;;&quot; &quot;;[.R16]*[.G16])" office:value-type="currency" office:currency="USD" office:value="10.56" calcext:value-type="currency">
            <text:p>$10.5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00n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1276-2447-2-ND (existing)</text:p>
            <text:p>1276-CL21B104KCFWPJETR-ND (existing)</text:p>
            <text:p><text:span text:style-name="T5">1276-2923-2-ND (soft term)</text:span></text:p>
          </table:table-cell>
          <table:table-cell table:style-name="ce61" office:value-type="float" office:value="89" calcext:value-type="float">
            <text:p>89</text:p>
          </table:table-cell>
          <table:table-cell table:style-name="Good" table:formula="of:=[.E17]" office:value-type="float" office:value="89" calcext:value-type="float">
            <text:p>89</text:p>
          </table:table-cell>
          <table:table-cell table:style-name="ce158" office:value-type="currency" office:currency="USD" office:value="0.032" calcext:value-type="currency">
            <text:p>$0.03</text:p>
          </table:table-cell>
          <table:table-cell table:style-name="ce156" table:formula="of:=[.G17]*[.E17]" office:value-type="currency" office:currency="USD" office:value="2.848" calcext:value-type="currency">
            <text:p>$2.85</text:p>
          </table:table-cell>
          <table:table-cell table:style-name="ce156" table:formula="of:=[.F17]*[.G17]" office:value-type="currency" office:currency="USD" office:value="2.848" calcext:value-type="currency">
            <text:p>$2.85</text:p>
          </table:table-cell>
          <table:table-cell table:style-name="ce156" table:formula="of:=[.H17]*[.E$2]+[.I17]*[.$E$1]" office:value-type="currency" office:currency="USD" office:value="398.72" calcext:value-type="currency">
            <text:p>$398.72</text:p>
          </table:table-cell>
          <table:table-cell table:style-name="ce60" table:formula="of:=[.E17]*[.$E$2]+[.F17]*[.$E$1]" office:value-type="float" office:value="12460" calcext:value-type="float">
            <text:p>12460</text:p>
          </table:table-cell>
          <table:table-cell table:style-name="ce60" office:value-type="float" office:value="23800" calcext:value-type="float">
            <text:p>23800</text:p>
          </table:table-cell>
          <table:table-cell table:style-name="ce60" office:value-type="float" office:value="9474" calcext:value-type="float">
            <text:p>9474</text:p>
          </table:table-cell>
          <table:table-cell table:style-name="ce182" table:formula="of:=[.M17]*[.G17]" office:value-type="currency" office:currency="USD" office:value="303.168" calcext:value-type="currency">
            <text:p>$303.17</text:p>
          </table:table-cell>
          <table:table-cell table:style-name="ce60" office:value-type="float" office:value="3500" calcext:value-type="float">
            <text:p>3500</text:p>
          </table:table-cell>
          <table:table-cell table:style-name="ce156" table:formula="of:=[.O17]*[.G17]" office:value-type="currency" office:currency="USD" office:value="112" calcext:value-type="currency">
            <text:p>$112.00</text:p>
          </table:table-cell>
          <table:table-cell table:style-name="ce156" table:formula="of:=[.L17]*[.G17]" office:value-type="currency" office:currency="USD" office:value="761.6" calcext:value-type="currency">
            <text:p>$761.60</text:p>
          </table:table-cell>
          <table:table-cell table:formula="of:=IF(MAX(0;([.K17]-[.O17]));MAX(0;([.K17]-[.O17]));&quot; &quot;)" office:value-type="float" office:value="8960" calcext:value-type="float">
            <text:p>8960</text:p>
          </table:table-cell>
          <table:table-cell/>
          <table:table-cell table:style-name="ce111" office:value-type="float" office:value="10000" calcext:value-type="float">
            <text:p>10000</text:p>
          </table:table-cell>
          <table:table-cell table:style-name="ce112" table:formula="of:=IF([.R17]=&quot; &quot;;&quot; &quot;;[.R17]*[.G17])" office:value-type="currency" office:currency="USD" office:value="286.72" calcext:value-type="currency">
            <text:p>$286.7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u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1276-1066-2-ND (existing)</text:p>
            <text:p>08053C105K4Z2A (soft term)</text:p>
          </table:table-cell>
          <table:table-cell table:style-name="ce61" office:value-type="float" office:value="40" calcext:value-type="float">
            <text:p>40</text:p>
          </table:table-cell>
          <table:table-cell table:style-name="Good" table:formula="of:=[.E18]" office:value-type="float" office:value="40" calcext:value-type="float">
            <text:p>40</text:p>
          </table:table-cell>
          <table:table-cell table:style-name="ce158" office:value-type="currency" office:currency="USD" office:value="0.01699" calcext:value-type="currency">
            <text:p>$0.02</text:p>
          </table:table-cell>
          <table:table-cell table:style-name="ce156" table:formula="of:=[.G18]*[.E18]" office:value-type="currency" office:currency="USD" office:value="0.6796" calcext:value-type="currency">
            <text:p>$0.68</text:p>
          </table:table-cell>
          <table:table-cell table:style-name="ce156" table:formula="of:=[.F18]*[.G18]" office:value-type="currency" office:currency="USD" office:value="0.6796" calcext:value-type="currency">
            <text:p>$0.68</text:p>
          </table:table-cell>
          <table:table-cell table:style-name="ce156" table:formula="of:=[.H18]*[.E$2]+[.I18]*[.$E$1]" office:value-type="currency" office:currency="USD" office:value="95.144" calcext:value-type="currency">
            <text:p>$95.14</text:p>
          </table:table-cell>
          <table:table-cell table:style-name="ce60" table:formula="of:=[.E18]*[.$E$2]+[.F18]*[.$E$1]" office:value-type="float" office:value="5600" calcext:value-type="float">
            <text:p>5600</text:p>
          </table:table-cell>
          <table:table-cell table:style-name="ce60" office:value-type="float" office:value="13500" calcext:value-type="float">
            <text:p>13500</text:p>
          </table:table-cell>
          <table:table-cell table:style-name="ce60" office:value-type="float" office:value="6848" calcext:value-type="float">
            <text:p>6848</text:p>
          </table:table-cell>
          <table:table-cell table:style-name="ce182" table:formula="of:=[.M18]*[.G18]" office:value-type="currency" office:currency="USD" office:value="116.34752" calcext:value-type="currency">
            <text:p>$116.35</text:p>
          </table:table-cell>
          <table:table-cell table:style-name="ce60" office:value-type="float" office:value="3300" calcext:value-type="float">
            <text:p>3300</text:p>
          </table:table-cell>
          <table:table-cell table:style-name="ce156" table:formula="of:=[.O18]*[.G18]" office:value-type="currency" office:currency="USD" office:value="56.067" calcext:value-type="currency">
            <text:p>$56.07</text:p>
          </table:table-cell>
          <table:table-cell table:style-name="ce156" table:formula="of:=[.L18]*[.G18]" office:value-type="currency" office:currency="USD" office:value="229.365" calcext:value-type="currency">
            <text:p>$229.37</text:p>
          </table:table-cell>
          <table:table-cell table:formula="of:=IF(MAX(0;([.K18]-[.O18]));MAX(0;([.K18]-[.O18]));&quot; &quot;)" office:value-type="float" office:value="2300" calcext:value-type="float">
            <text:p>2300</text:p>
          </table:table-cell>
          <table:table-cell table:style-name="ce111"/>
          <table:table-cell office:value-type="float" office:value="4000" calcext:value-type="float">
            <text:p>4000</text:p>
          </table:table-cell>
          <table:table-cell table:style-name="ce112" table:formula="of:=IF([.R18]=&quot; &quot;;&quot; &quot;;[.R18]*[.G18])" office:value-type="currency" office:currency="USD" office:value="39.077" calcext:value-type="currency">
            <text:p>$39.08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22u</text:p>
          </table:table-cell>
          <table:table-cell table:style-name="ce78" office:value-type="string" calcext:value-type="string">
            <text:p>Digikey</text:p>
            <text:p>Chip1stop</text:p>
          </table:table-cell>
          <table:table-cell table:style-name="ce61" office:value-type="string" calcext:value-type="string">
            <text:p>1276-3391-2-ND (existing)</text:p>
            <text:p>GRM32ER71E226KE15L (existing)</text:p>
            <text:p>CGA6P3X7R1E226M250AE (soft term)</text:p>
          </table:table-cell>
          <table:table-cell table:style-name="ce61" office:value-type="float" office:value="9" calcext:value-type="float">
            <text:p>9</text:p>
          </table:table-cell>
          <table:table-cell table:style-name="Good" office:value-type="float" office:value="9" calcext:value-type="float">
            <text:p>9</text:p>
          </table:table-cell>
          <table:table-cell table:style-name="ce158" office:value-type="currency" office:currency="USD" office:value="0.27" calcext:value-type="currency">
            <text:p>$0.27</text:p>
          </table:table-cell>
          <table:table-cell table:style-name="ce156" table:formula="of:=[.G19]*[.E19]" office:value-type="currency" office:currency="USD" office:value="2.43" calcext:value-type="currency">
            <text:p>$2.43</text:p>
          </table:table-cell>
          <table:table-cell table:style-name="ce156" table:formula="of:=[.F19]*[.G19]" office:value-type="currency" office:currency="USD" office:value="2.43" calcext:value-type="currency">
            <text:p>$2.43</text:p>
          </table:table-cell>
          <table:table-cell table:style-name="ce156" table:formula="of:=[.H19]*[.E$2]+[.I19]*[.$E$1]" office:value-type="currency" office:currency="USD" office:value="340.2" calcext:value-type="currency">
            <text:p>$340.20</text:p>
          </table:table-cell>
          <table:table-cell table:style-name="ce60" table:formula="of:=[.E19]*[.$E$2]+[.F19]*[.$E$1]" office:value-type="float" office:value="1260" calcext:value-type="float">
            <text:p>126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1252" calcext:value-type="float">
            <text:p>1252</text:p>
          </table:table-cell>
          <table:table-cell table:style-name="ce182" table:formula="of:=[.M19]*[.G19]" office:value-type="currency" office:currency="USD" office:value="338.04" calcext:value-type="currency">
            <text:p>$338.04</text:p>
          </table:table-cell>
          <table:table-cell table:style-name="ce60" office:value-type="float" office:value="500" calcext:value-type="float">
            <text:p>500</text:p>
          </table:table-cell>
          <table:table-cell table:style-name="ce156" table:formula="of:=[.O19]*[.G19]" office:value-type="currency" office:currency="USD" office:value="135" calcext:value-type="currency">
            <text:p>$135.00</text:p>
          </table:table-cell>
          <table:table-cell table:style-name="ce156" table:formula="of:=[.L19]*[.G19]" office:value-type="currency" office:currency="USD" office:value="810" calcext:value-type="currency">
            <text:p>$810.00</text:p>
          </table:table-cell>
          <table:table-cell table:formula="of:=IF(MAX(0;([.K19]-[.O19]));MAX(0;([.K19]-[.O19]));&quot; &quot;)" office:value-type="float" office:value="760" calcext:value-type="float">
            <text:p>760</text:p>
          </table:table-cell>
          <table:table-cell table:style-name="ce111"/>
          <table:table-cell office:value-type="float" office:value="1000" calcext:value-type="float">
            <text:p>1000</text:p>
          </table:table-cell>
          <table:table-cell table:style-name="ce112" table:formula="of:=IF([.R19]=&quot; &quot;;&quot; &quot;;[.R19]*[.G19])" office:value-type="currency" office:currency="USD" office:value="205.2" calcext:value-type="currency">
            <text:p>$205.2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22n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CGA5K4X7R2J223K130AA</text:p>
          </table:table-cell>
          <table:table-cell table:style-name="ce61" office:value-type="float" office:value="14" calcext:value-type="float">
            <text:p>14</text:p>
          </table:table-cell>
          <table:table-cell table:style-name="Good" table:formula="of:=[.E20]" office:value-type="float" office:value="14" calcext:value-type="float">
            <text:p>14</text:p>
          </table:table-cell>
          <table:table-cell table:style-name="ce158" office:value-type="currency" office:currency="USD" office:value="0.0792" calcext:value-type="currency">
            <text:p>$0.08</text:p>
          </table:table-cell>
          <table:table-cell table:style-name="ce156" table:formula="of:=[.G20]*[.E20]" office:value-type="currency" office:currency="USD" office:value="1.1088" calcext:value-type="currency">
            <text:p>$1.11</text:p>
          </table:table-cell>
          <table:table-cell table:style-name="ce156" table:formula="of:=[.F20]*[.G20]" office:value-type="currency" office:currency="USD" office:value="1.1088" calcext:value-type="currency">
            <text:p>$1.11</text:p>
          </table:table-cell>
          <table:table-cell table:style-name="ce156" table:formula="of:=[.H20]*[.E$2]+[.I20]*[.$E$1]" office:value-type="currency" office:currency="USD" office:value="155.232" calcext:value-type="currency">
            <text:p>$155.23</text:p>
          </table:table-cell>
          <table:table-cell table:style-name="ce60" table:formula="of:=[.E20]*[.$E$2]+[.F20]*[.$E$1]" office:value-type="float" office:value="1960" calcext:value-type="float">
            <text:p>1960</text:p>
          </table:table-cell>
          <table:table-cell table:style-name="ce60" office:value-type="float" office:value="6050" calcext:value-type="float">
            <text:p>6050</text:p>
          </table:table-cell>
          <table:table-cell table:style-name="ce60" office:value-type="float" office:value="3400" calcext:value-type="float">
            <text:p>3400</text:p>
          </table:table-cell>
          <table:table-cell table:style-name="ce182" table:formula="of:=[.M20]*[.G20]" office:value-type="currency" office:currency="USD" office:value="269.28" calcext:value-type="currency">
            <text:p>$269.28</text:p>
          </table:table-cell>
          <table:table-cell table:style-name="ce60" office:value-type="float" office:value="2200" calcext:value-type="float">
            <text:p>2200</text:p>
          </table:table-cell>
          <table:table-cell table:style-name="ce156" table:formula="of:=[.O20]*[.G20]" office:value-type="currency" office:currency="USD" office:value="174.24" calcext:value-type="currency">
            <text:p>$174.24</text:p>
          </table:table-cell>
          <table:table-cell table:style-name="ce156" table:formula="of:=[.L20]*[.G20]" office:value-type="currency" office:currency="USD" office:value="479.16" calcext:value-type="currency">
            <text:p>$479.16</text:p>
          </table:table-cell>
          <table:table-cell table:formula="of:=IF(MAX(0;([.K20]-[.O20]));MAX(0;([.K20]-[.O2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0" calcext:value-type="float">
            <text:p>0</text:p>
          </table:table-cell>
          <table:table-cell table:style-name="ce112" table:formula="of:=IF([.R20]=&quot; &quot;;&quot; &quot;;[.R20]*[.G20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1" office:value-type="string" calcext:value-type="string">
            <text:p>P&amp;P - M Tip</text:p>
          </table:table-cell>
          <table:table-cell table:style-name="ce60" office:value-type="string" calcext:value-type="string">
            <text:p>PFET</text:p>
          </table:table-cell>
          <table:table-cell table:style-name="ce128" office:value-type="string" calcext:value-type="string">
            <text:p>Digikey</text:p>
          </table:table-cell>
          <table:table-cell table:style-name="ce128" office:value-type="string" calcext:value-type="string">
            <text:p>RSC002P03T316 (original)</text:p>
            <text:p><text:span text:style-name="T6">NX3008PBK,215 (Vgs=8V)</text:span></text:p>
          </table:table-cell>
          <table:table-cell table:style-name="ce60" office:value-type="float" office:value="62" calcext:value-type="float">
            <text:p>62</text:p>
          </table:table-cell>
          <table:table-cell table:style-name="Good" table:formula="of:=[.E21]" office:value-type="float" office:value="62" calcext:value-type="float">
            <text:p>62</text:p>
          </table:table-cell>
          <table:table-cell table:style-name="ce156" office:value-type="currency" office:currency="USD" office:value="0.0506" calcext:value-type="currency">
            <text:p>$0.05</text:p>
          </table:table-cell>
          <table:table-cell table:style-name="ce156" table:formula="of:=[.G21]*[.E21]" office:value-type="currency" office:currency="USD" office:value="3.1372" calcext:value-type="currency">
            <text:p>$3.14</text:p>
          </table:table-cell>
          <table:table-cell table:style-name="ce156" table:formula="of:=[.F21]*[.G21]" office:value-type="currency" office:currency="USD" office:value="3.1372" calcext:value-type="currency">
            <text:p>$3.14</text:p>
          </table:table-cell>
          <table:table-cell table:style-name="ce156" table:formula="of:=[.H21]*[.E$2]+[.I21]*[.$E$1]" office:value-type="currency" office:currency="USD" office:value="439.208" calcext:value-type="currency">
            <text:p>$439.21</text:p>
          </table:table-cell>
          <table:table-cell table:style-name="ce60" table:formula="of:=[.E21]*[.$E$2]+[.F21]*[.$E$1]" office:value-type="float" office:value="8680" calcext:value-type="float">
            <text:p>8680</text:p>
          </table:table-cell>
          <table:table-cell table:style-name="ce60" office:value-type="float" office:value="23400" calcext:value-type="float">
            <text:p>23400</text:p>
          </table:table-cell>
          <table:table-cell table:style-name="ce60" office:value-type="float" office:value="12909" calcext:value-type="float">
            <text:p>12909</text:p>
          </table:table-cell>
          <table:table-cell table:style-name="ce197" table:formula="of:=[.M21]*[.G21]" office:value-type="currency" office:currency="USD" office:value="653.1954" calcext:value-type="currency">
            <text:p>$653.20</text:p>
          </table:table-cell>
          <table:table-cell table:style-name="ce60" office:value-type="float" office:value="7900" calcext:value-type="float">
            <text:p>7900</text:p>
          </table:table-cell>
          <table:table-cell table:style-name="ce156" table:formula="of:=[.O21]*[.G21]" office:value-type="currency" office:currency="USD" office:value="399.74" calcext:value-type="currency">
            <text:p>$399.74</text:p>
          </table:table-cell>
          <table:table-cell table:style-name="ce156" table:formula="of:=[.L21]*[.G21]" office:value-type="currency" office:currency="USD" office:value="1184.04" calcext:value-type="currency">
            <text:p>$1,184.04</text:p>
          </table:table-cell>
          <table:table-cell table:formula="of:=IF(MAX(0;([.K21]-[.O21]));MAX(0;([.K21]-[.O21]));&quot; &quot;)" office:value-type="float" office:value="780" calcext:value-type="float">
            <text:p>780</text:p>
          </table:table-cell>
          <table:table-cell table:style-name="ce111"/>
          <table:table-cell table:style-name="ce220" office:value-type="float" office:value="3000" calcext:value-type="float">
            <text:p>3000</text:p>
          </table:table-cell>
          <table:table-cell table:style-name="ce112" table:formula="of:=IF([.R21]=&quot; &quot;;&quot; &quot;;[.R21]*[.G21])" office:value-type="currency" office:currency="USD" office:value="39.468" calcext:value-type="currency">
            <text:p>$39.47</text:p>
          </table:table-cell>
          <table:table-cell/>
          <table:table-cell table:style-name="ce60" table:number-columns-repeated="42"/>
          <table:table-cell table:style-name="ce215" table:number-columns-repeated="961"/>
          <table:table-cell/>
          <table:table-cell table:style-name="ce215" table:number-columns-repeated="15358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61" office:value-type="string" calcext:value-type="string">
            <text:p>LED – GRN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LTST-C171GKT</text:p>
          </table:table-cell>
          <table:table-cell table:style-name="ce61" office:value-type="float" office:value="11" calcext:value-type="float">
            <text:p>11</text:p>
          </table:table-cell>
          <table:table-cell table:style-name="Good" table:formula="of:=[.E22]" office:value-type="float" office:value="11" calcext:value-type="float">
            <text:p>11</text:p>
          </table:table-cell>
          <table:table-cell table:style-name="ce156" office:value-type="currency" office:currency="USD" office:value="0.04747" calcext:value-type="currency">
            <text:p>$0.05</text:p>
          </table:table-cell>
          <table:table-cell table:style-name="ce156" table:formula="of:=[.G22]*[.E22]" office:value-type="currency" office:currency="USD" office:value="0.52217" calcext:value-type="currency">
            <text:p>$0.52</text:p>
          </table:table-cell>
          <table:table-cell table:style-name="ce156" table:formula="of:=[.F22]*[.G22]" office:value-type="currency" office:currency="USD" office:value="0.52217" calcext:value-type="currency">
            <text:p>$0.52</text:p>
          </table:table-cell>
          <table:table-cell table:style-name="ce156" table:formula="of:=[.H22]*[.E$2]+[.I22]*[.$E$1]" office:value-type="currency" office:currency="USD" office:value="73.1038" calcext:value-type="currency">
            <text:p>$73.10</text:p>
          </table:table-cell>
          <table:table-cell table:style-name="ce60" table:formula="of:=[.E22]*[.$E$2]+[.F22]*[.$E$1]" office:value-type="float" office:value="1540" calcext:value-type="float">
            <text:p>1540</text:p>
          </table:table-cell>
          <table:table-cell table:style-name="ce60" office:value-type="float" office:value="3450" calcext:value-type="float">
            <text:p>3450</text:p>
          </table:table-cell>
          <table:table-cell table:style-name="ce60" office:value-type="float" office:value="1068" calcext:value-type="float">
            <text:p>1068</text:p>
          </table:table-cell>
          <table:table-cell table:style-name="ce182" table:formula="of:=[.M22]*[.G22]" office:value-type="currency" office:currency="USD" office:value="50.69796" calcext:value-type="currency">
            <text:p>$50.70</text:p>
          </table:table-cell>
          <table:table-cell table:style-name="ce60" office:value-type="float" office:value="300" calcext:value-type="float">
            <text:p>300</text:p>
          </table:table-cell>
          <table:table-cell table:style-name="ce156" table:formula="of:=[.O22]*[.G22]" office:value-type="currency" office:currency="USD" office:value="14.241" calcext:value-type="currency">
            <text:p>$14.24</text:p>
          </table:table-cell>
          <table:table-cell table:style-name="ce156" table:formula="of:=[.L22]*[.G22]" office:value-type="currency" office:currency="USD" office:value="163.7715" calcext:value-type="currency">
            <text:p>$163.77</text:p>
          </table:table-cell>
          <table:table-cell table:formula="of:=IF(MAX(0;([.K22]-[.O22]));MAX(0;([.K22]-[.O22]));&quot; &quot;)" office:value-type="float" office:value="1240" calcext:value-type="float">
            <text:p>1240</text:p>
          </table:table-cell>
          <table:table-cell/>
          <table:table-cell table:style-name="ce110" office:value-type="float" office:value="3000" calcext:value-type="float">
            <text:p>3000</text:p>
          </table:table-cell>
          <table:table-cell table:style-name="ce112" table:formula="of:=IF([.R22]=&quot; &quot;;&quot; &quot;;[.R22]*[.G22])" office:value-type="currency" office:currency="USD" office:value="58.8628" calcext:value-type="currency">
            <text:p>$58.8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 office:value-type="string" calcext:value-type="string">
            <text:p>P&amp;P - M Tip</text:p>
          </table:table-cell>
          <table:table-cell table:style-name="ce61" office:value-type="string" calcext:value-type="string">
            <text:p>NFET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<text:span text:style-name="T6">SSM3K329R</text:span></text:p>
            <text:p><text:span text:style-name="T7">IRLML2060TRPBF</text:span></text:p>
            <text:p><text:span text:style-name="T7">NXV55UNR</text:span></text:p>
          </table:table-cell>
          <table:table-cell table:style-name="ce61" office:value-type="float" office:value="13" calcext:value-type="float">
            <text:p>13</text:p>
          </table:table-cell>
          <table:table-cell table:style-name="Good" table:formula="of:=[.E23]" office:value-type="float" office:value="13" calcext:value-type="float">
            <text:p>13</text:p>
          </table:table-cell>
          <table:table-cell table:style-name="ce156" office:value-type="currency" office:currency="USD" office:value="0.099" calcext:value-type="currency">
            <text:p>$0.10</text:p>
          </table:table-cell>
          <table:table-cell table:style-name="ce156" table:formula="of:=[.G23]*[.E23]" office:value-type="currency" office:currency="USD" office:value="1.287" calcext:value-type="currency">
            <text:p>$1.29</text:p>
          </table:table-cell>
          <table:table-cell table:style-name="ce156" table:formula="of:=[.F23]*[.G23]" office:value-type="currency" office:currency="USD" office:value="1.287" calcext:value-type="currency">
            <text:p>$1.29</text:p>
          </table:table-cell>
          <table:table-cell table:style-name="ce156" table:formula="of:=[.H23]*[.E$2]+[.I23]*[.$E$1]" office:value-type="currency" office:currency="USD" office:value="180.18" calcext:value-type="currency">
            <text:p>$180.18</text:p>
          </table:table-cell>
          <table:table-cell table:style-name="ce60" table:formula="of:=[.E23]*[.$E$2]+[.F23]*[.$E$1]" office:value-type="float" office:value="1820" calcext:value-type="float">
            <text:p>1820</text:p>
          </table:table-cell>
          <table:table-cell table:style-name="ce60" office:value-type="float" office:value="6100" calcext:value-type="float">
            <text:p>6100</text:p>
          </table:table-cell>
          <table:table-cell table:style-name="ce60" office:value-type="float" office:value="3687" calcext:value-type="float">
            <text:p>3687</text:p>
          </table:table-cell>
          <table:table-cell table:style-name="ce182" table:formula="of:=[.M23]*[.G23]" office:value-type="currency" office:currency="USD" office:value="365.013" calcext:value-type="currency">
            <text:p>$365.01</text:p>
          </table:table-cell>
          <table:table-cell table:style-name="ce60" office:value-type="float" office:value="2400" calcext:value-type="float">
            <text:p>2400</text:p>
          </table:table-cell>
          <table:table-cell table:style-name="ce156" table:formula="of:=[.O23]*[.G23]" office:value-type="currency" office:currency="USD" office:value="237.6" calcext:value-type="currency">
            <text:p>$237.60</text:p>
          </table:table-cell>
          <table:table-cell table:style-name="ce156" table:formula="of:=[.L23]*[.G23]" office:value-type="currency" office:currency="USD" office:value="603.9" calcext:value-type="currency">
            <text:p>$603.90</text:p>
          </table:table-cell>
          <table:table-cell table:formula="of:=IF(MAX(0;([.K23]-[.O23]));MAX(0;([.K23]-[.O23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 table:formula="of:=IF([.R23]=&quot; &quot;;&quot; &quot;;[.R23]*[.G23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61" office:value-type="string" calcext:value-type="string">
            <text:p>NPN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BCP56-16T1GOSTR-ND</text:p>
          </table:table-cell>
          <table:table-cell table:style-name="ce61" office:value-type="float" office:value="5" calcext:value-type="float">
            <text:p>5</text:p>
          </table:table-cell>
          <table:table-cell table:style-name="Good" table:formula="of:=[.E24]" office:value-type="float" office:value="5" calcext:value-type="float">
            <text:p>5</text:p>
          </table:table-cell>
          <table:table-cell table:style-name="ce156" office:value-type="currency" office:currency="USD" office:value="0.1786" calcext:value-type="currency">
            <text:p>$0.18</text:p>
          </table:table-cell>
          <table:table-cell table:style-name="ce156" table:formula="of:=[.G24]*[.E24]" office:value-type="currency" office:currency="USD" office:value="0.893" calcext:value-type="currency">
            <text:p>$0.89</text:p>
          </table:table-cell>
          <table:table-cell table:style-name="ce156" table:formula="of:=[.F24]*[.G24]" office:value-type="currency" office:currency="USD" office:value="0.893" calcext:value-type="currency">
            <text:p>$0.89</text:p>
          </table:table-cell>
          <table:table-cell table:style-name="ce156" table:formula="of:=[.H24]*[.E$2]+[.I24]*[.$E$1]" office:value-type="currency" office:currency="USD" office:value="125.02" calcext:value-type="currency">
            <text:p>$125.02</text:p>
          </table:table-cell>
          <table:table-cell table:style-name="ce60" table:formula="of:=[.E24]*[.$E$2]+[.F24]*[.$E$1]" office:value-type="float" office:value="700" calcext:value-type="float">
            <text:p>700</text:p>
          </table:table-cell>
          <table:table-cell table:style-name="ce60" office:value-type="float" office:value="2025" calcext:value-type="float">
            <text:p>2025</text:p>
          </table:table-cell>
          <table:table-cell table:style-name="ce60" office:value-type="float" office:value="1135" calcext:value-type="float">
            <text:p>1135</text:p>
          </table:table-cell>
          <table:table-cell table:style-name="ce182" table:formula="of:=[.M24]*[.G24]" office:value-type="currency" office:currency="USD" office:value="202.711" calcext:value-type="currency">
            <text:p>$202.71</text:p>
          </table:table-cell>
          <table:table-cell table:style-name="ce60" office:value-type="float" office:value="675" calcext:value-type="float">
            <text:p>675</text:p>
          </table:table-cell>
          <table:table-cell table:style-name="ce156" table:formula="of:=[.O24]*[.G24]" office:value-type="currency" office:currency="USD" office:value="120.555" calcext:value-type="currency">
            <text:p>$120.56</text:p>
          </table:table-cell>
          <table:table-cell table:style-name="ce156" table:formula="of:=[.L24]*[.G24]" office:value-type="currency" office:currency="USD" office:value="361.665" calcext:value-type="currency">
            <text:p>$361.67</text:p>
          </table:table-cell>
          <table:table-cell table:formula="of:=IF(MAX(0;([.K24]-[.O24]));MAX(0;([.K24]-[.O24]));&quot; &quot;)" office:value-type="float" office:value="25" calcext:value-type="float">
            <text:p>25</text:p>
          </table:table-cell>
          <table:table-cell table:style-name="ce111"/>
          <table:table-cell/>
          <table:table-cell table:style-name="ce112" table:formula="of:=IF([.R24]=&quot; &quot;;&quot; &quot;;[.R24]*[.G24])" office:value-type="currency" office:currency="USD" office:value="4.465" calcext:value-type="currency">
            <text:p>$4.47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 office:value-type="string" calcext:value-type="string">
            <text:p>P&amp;P - S Tip</text:p>
          </table:table-cell>
          <table:table-cell table:style-name="ce61" office:value-type="string" calcext:value-type="string">
            <text:p>Thermistor – 10k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NB12K00103KBB (old)(10%)</text:p>
            <text:p>SDNT2012X103F3950FTF (1%)</text:p>
          </table:table-cell>
          <table:table-cell table:style-name="ce61" office:value-type="float" office:value="5" calcext:value-type="float">
            <text:p>5</text:p>
          </table:table-cell>
          <table:table-cell table:style-name="Good" table:formula="of:=[.E25]" office:value-type="float" office:value="5" calcext:value-type="float">
            <text:p>5</text:p>
          </table:table-cell>
          <table:table-cell table:style-name="ce156" office:value-type="currency" office:currency="USD" office:value="0.169" calcext:value-type="currency">
            <text:p>$0.17</text:p>
          </table:table-cell>
          <table:table-cell table:style-name="ce156" table:formula="of:=[.G25]*[.E25]" office:value-type="currency" office:currency="USD" office:value="0.845" calcext:value-type="currency">
            <text:p>$0.85</text:p>
          </table:table-cell>
          <table:table-cell table:style-name="ce156" table:formula="of:=[.F25]*[.G25]" office:value-type="currency" office:currency="USD" office:value="0.845" calcext:value-type="currency">
            <text:p>$0.85</text:p>
          </table:table-cell>
          <table:table-cell table:style-name="ce156" table:formula="of:=[.H25]*[.E$2]+[.I25]*[.$E$1]" office:value-type="currency" office:currency="USD" office:value="118.3" calcext:value-type="currency">
            <text:p>$118.30</text:p>
          </table:table-cell>
          <table:table-cell table:style-name="ce60" table:formula="of:=[.E25]*[.$E$2]+[.F25]*[.$E$1]" office:value-type="float" office:value="700" calcext:value-type="float">
            <text:p>700</text:p>
          </table:table-cell>
          <table:table-cell table:style-name="ce60" office:value-type="float" office:value="1500" calcext:value-type="float">
            <text:p>1500</text:p>
          </table:table-cell>
          <table:table-cell table:style-name="ce60" office:value-type="float" office:value="968" calcext:value-type="float">
            <text:p>968</text:p>
          </table:table-cell>
          <table:table-cell table:style-name="ce182" table:formula="of:=[.M25]*[.G25]" office:value-type="currency" office:currency="USD" office:value="163.592" calcext:value-type="currency">
            <text:p>$163.59</text:p>
          </table:table-cell>
          <table:table-cell table:style-name="ce60" office:value-type="float" office:value="550" calcext:value-type="float">
            <text:p>550</text:p>
          </table:table-cell>
          <table:table-cell table:style-name="ce156" table:formula="of:=[.O25]*[.G25]" office:value-type="currency" office:currency="USD" office:value="92.95" calcext:value-type="currency">
            <text:p>$92.95</text:p>
          </table:table-cell>
          <table:table-cell table:style-name="ce156" table:formula="of:=[.L25]*[.G25]" office:value-type="currency" office:currency="USD" office:value="253.5" calcext:value-type="currency">
            <text:p>$253.50</text:p>
          </table:table-cell>
          <table:table-cell table:formula="of:=IF(MAX(0;([.K25]-[.O25]));MAX(0;([.K25]-[.O25]));&quot; &quot;)" office:value-type="float" office:value="150" calcext:value-type="float">
            <text:p>150</text:p>
          </table:table-cell>
          <table:table-cell table:style-name="ce111"/>
          <table:table-cell/>
          <table:table-cell table:style-name="ce112" table:formula="of:=IF([.R25]=&quot; &quot;;&quot; &quot;;[.R25]*[.G25])" office:value-type="currency" office:currency="USD" office:value="25.35" calcext:value-type="currency">
            <text:p>$25.3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61" office:value-type="string" calcext:value-type="string">
            <text:p>Diode – Flyback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1N4148WRHGTR-ND</text:p>
          </table:table-cell>
          <table:table-cell table:style-name="ce61" office:value-type="float" office:value="4" calcext:value-type="float">
            <text:p>4</text:p>
          </table:table-cell>
          <table:table-cell table:style-name="Good" table:formula="of:=[.E26]" office:value-type="float" office:value="4" calcext:value-type="float">
            <text:p>4</text:p>
          </table:table-cell>
          <table:table-cell table:style-name="ce156" office:value-type="currency" office:currency="USD" office:value="0.038" calcext:value-type="currency">
            <text:p>$0.04</text:p>
          </table:table-cell>
          <table:table-cell table:style-name="ce156" table:formula="of:=[.G26]*[.E26]" office:value-type="currency" office:currency="USD" office:value="0.152" calcext:value-type="currency">
            <text:p>$0.15</text:p>
          </table:table-cell>
          <table:table-cell table:style-name="ce156" table:formula="of:=[.F26]*[.G26]" office:value-type="currency" office:currency="USD" office:value="0.152" calcext:value-type="currency">
            <text:p>$0.15</text:p>
          </table:table-cell>
          <table:table-cell table:style-name="ce156" table:formula="of:=[.H26]*[.E$2]+[.I26]*[.$E$1]" office:value-type="currency" office:currency="USD" office:value="21.28" calcext:value-type="currency">
            <text:p>$21.28</text:p>
          </table:table-cell>
          <table:table-cell table:style-name="ce60" table:formula="of:=[.E26]*[.$E$2]+[.F26]*[.$E$1]" office:value-type="float" office:value="560" calcext:value-type="float">
            <text:p>560</text:p>
          </table:table-cell>
          <table:table-cell table:style-name="ce60" office:value-type="float" office:value="3100" calcext:value-type="float">
            <text:p>3100</text:p>
          </table:table-cell>
          <table:table-cell table:style-name="ce60" office:value-type="float" office:value="1726" calcext:value-type="float">
            <text:p>1726</text:p>
          </table:table-cell>
          <table:table-cell table:style-name="ce182" table:formula="of:=[.M26]*[.G26]" office:value-type="currency" office:currency="USD" office:value="65.588" calcext:value-type="currency">
            <text:p>$65.59</text:p>
          </table:table-cell>
          <table:table-cell table:style-name="ce60" office:value-type="float" office:value="1700" calcext:value-type="float">
            <text:p>1700</text:p>
          </table:table-cell>
          <table:table-cell table:style-name="ce156" table:formula="of:=[.O26]*[.G26]" office:value-type="currency" office:currency="USD" office:value="64.6" calcext:value-type="currency">
            <text:p>$64.60</text:p>
          </table:table-cell>
          <table:table-cell table:style-name="ce156" table:formula="of:=[.L26]*[.G26]" office:value-type="currency" office:currency="USD" office:value="117.8" calcext:value-type="currency">
            <text:p>$117.80</text:p>
          </table:table-cell>
          <table:table-cell table:formula="of:=IF(MAX(0;([.K26]-[.O26]));MAX(0;([.K26]-[.O26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26]=&quot; &quot;;&quot; &quot;;[.R26]*[.G26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1" office:value-type="string" calcext:value-type="string">
            <text:p>P&amp;P - M Tip</text:p>
          </table:table-cell>
          <table:table-cell table:style-name="ce61" office:value-type="string" calcext:value-type="string">
            <text:p>Diode – Charger</text:p>
          </table:table-cell>
          <table:table-cell table:style-name="ce128" office:value-type="string" calcext:value-type="string">
            <text:p>Digikey</text:p>
          </table:table-cell>
          <table:table-cell table:style-name="ce60" office:value-type="string" calcext:value-type="string">
            <text:p>S12MCV7GCT-ND</text:p>
          </table:table-cell>
          <table:table-cell table:style-name="ce60" office:value-type="float" office:value="1" calcext:value-type="float">
            <text:p>1</text:p>
          </table:table-cell>
          <table:table-cell table:style-name="Good" table:formula="of:=[.E27]" office:value-type="float" office:value="1" calcext:value-type="float">
            <text:p>1</text:p>
          </table:table-cell>
          <table:table-cell table:style-name="ce156" office:value-type="currency" office:currency="USD" office:value="0.594" calcext:value-type="currency">
            <text:p>$0.59</text:p>
          </table:table-cell>
          <table:table-cell table:style-name="ce156" table:formula="of:=[.G27]*[.E27]" office:value-type="currency" office:currency="USD" office:value="0.594" calcext:value-type="currency">
            <text:p>$0.59</text:p>
          </table:table-cell>
          <table:table-cell table:style-name="ce156" table:formula="of:=[.F27]*[.G27]" office:value-type="currency" office:currency="USD" office:value="0.594" calcext:value-type="currency">
            <text:p>$0.59</text:p>
          </table:table-cell>
          <table:table-cell table:style-name="ce156" table:formula="of:=[.H27]*[.E$2]+[.I27]*[.$E$1]" office:value-type="currency" office:currency="USD" office:value="83.16" calcext:value-type="currency">
            <text:p>$83.16</text:p>
          </table:table-cell>
          <table:table-cell table:style-name="ce60" table:formula="of:=[.E27]*[.$E$2]+[.F27]*[.$E$1]" office:value-type="float" office:value="140" calcext:value-type="float">
            <text:p>140</text:p>
          </table:table-cell>
          <table:table-cell table:style-name="ce60" office:value-type="float" office:value="250" calcext:value-type="float">
            <text:p>250</text:p>
          </table:table-cell>
          <table:table-cell table:style-name="ce204" office:value-type="float" office:value="300" calcext:value-type="float">
            <office:annotation draw:style-name="gr1" draw:text-style-name="P2" svg:width="1.1413in" svg:height="0.7083in" svg:x="8.1772in" svg:y="6.4441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182" table:formula="of:=[.M27]*[.G27]" office:value-type="currency" office:currency="USD" office:value="178.2" calcext:value-type="currency">
            <text:p>$178.20</text:p>
          </table:table-cell>
          <table:table-cell table:style-name="ce204" office:value-type="float" office:value="150" calcext:value-type="float">
            <text:p>150</text:p>
          </table:table-cell>
          <table:table-cell table:style-name="ce156" table:formula="of:=[.O27]*[.G27]" office:value-type="currency" office:currency="USD" office:value="89.1" calcext:value-type="currency">
            <text:p>$89.10</text:p>
          </table:table-cell>
          <table:table-cell table:style-name="ce156" table:formula="of:=[.L27]*[.G27]" office:value-type="currency" office:currency="USD" office:value="148.5" calcext:value-type="currency">
            <text:p>$148.50</text:p>
          </table:table-cell>
          <table:table-cell table:formula="of:=IF(MAX(0;([.K27]-[.O27]));MAX(0;([.K27]-[.O27]));&quot; &quot;)" office:value-type="string" office:string-value=" " calcext:value-type="string">
            <text:p><text:s/></text:p>
          </table:table-cell>
          <table:table-cell table:style-name="ce111"/>
          <table:table-cell table:style-name="ce114"/>
          <table:table-cell table:style-name="ce112" table:formula="of:=IF([.R27]=&quot; &quot;;&quot; &quot;;[.R27]*[.G27])" office:value-type="string" office:string-value=" " calcext:value-type="string">
            <text:p><text:s/></text:p>
          </table:table-cell>
          <table:table-cell/>
          <table:table-cell table:style-name="ce71" table:number-columns-repeated="1001"/>
          <table:table-cell table:number-columns-repeated="15361"/>
        </table:table-row>
        <table:table-row table:style-name="ro3">
          <table:table-cell table:style-name="ce110" office:value-type="string" calcext:value-type="string">
            <text:p>P&amp;P – S Tip</text:p>
          </table:table-cell>
          <table:table-cell table:style-name="ce61" office:value-type="string" calcext:value-type="string">
            <text:p>OpAmp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LT1797CS5#TRMPBFCT-ND 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28]" office:value-type="float" office:value="1" calcext:value-type="float">
            <text:p>1</text:p>
          </table:table-cell>
          <table:table-cell table:style-name="ce156" office:value-type="currency" office:currency="USD" office:value="1.8" calcext:value-type="currency">
            <text:p>$1.80</text:p>
          </table:table-cell>
          <table:table-cell table:style-name="ce156" table:formula="of:=[.G28]*[.E28]" office:value-type="currency" office:currency="USD" office:value="1.8" calcext:value-type="currency">
            <text:p>$1.80</text:p>
          </table:table-cell>
          <table:table-cell table:style-name="ce156" table:formula="of:=[.F28]*[.G28]" office:value-type="currency" office:currency="USD" office:value="1.8" calcext:value-type="currency">
            <text:p>$1.80</text:p>
          </table:table-cell>
          <table:table-cell table:style-name="ce156" table:formula="of:=[.H28]*[.E$2]+[.I28]*[.$E$1]" office:value-type="currency" office:currency="USD" office:value="252" calcext:value-type="currency">
            <text:p>$252.00</text:p>
          </table:table-cell>
          <table:table-cell table:style-name="ce60" table:formula="of:=[.E28]*[.$E$2]+[.F28]*[.$E$1]" office:value-type="float" office:value="140" calcext:value-type="float">
            <text:p>14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240" calcext:value-type="float">
            <text:p>240</text:p>
          </table:table-cell>
          <table:table-cell table:style-name="ce182" table:formula="of:=[.M28]*[.G28]" office:value-type="currency" office:currency="USD" office:value="432" calcext:value-type="currency">
            <text:p>$432.00</text:p>
          </table:table-cell>
          <table:table-cell table:style-name="ce60" office:value-type="float" office:value="172" calcext:value-type="float">
            <text:p>172</text:p>
          </table:table-cell>
          <table:table-cell table:style-name="ce156" table:formula="of:=[.O28]*[.G28]" office:value-type="currency" office:currency="USD" office:value="309.6" calcext:value-type="currency">
            <text:p>$309.60</text:p>
          </table:table-cell>
          <table:table-cell table:style-name="ce156" table:formula="of:=[.L28]*[.G28]" office:value-type="currency" office:currency="USD" office:value="900" calcext:value-type="currency">
            <text:p>$900.00</text:p>
          </table:table-cell>
          <table:table-cell table:formula="of:=IF(MAX(0;([.K28]-[.O28]));MAX(0;([.K28]-[.O28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28]=&quot; &quot;;&quot; &quot;;[.R28]*[.G28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61" office:value-type="string" calcext:value-type="string">
            <text:p>RS485</text:p>
          </table:table-cell>
          <table:table-cell table:style-name="ce78" office:value-type="string" calcext:value-type="string">
            <text:p>Arrow</text:p>
          </table:table-cell>
          <table:table-cell table:style-name="ce61" office:value-type="string" calcext:value-type="string">
            <text:p>LTC1487CS8</text:p>
          </table:table-cell>
          <table:table-cell table:style-name="ce61" office:value-type="float" office:value="2" calcext:value-type="float">
            <text:p>2</text:p>
          </table:table-cell>
          <table:table-cell table:style-name="Good" table:formula="of:=[.E29]" office:value-type="float" office:value="2" calcext:value-type="float">
            <text:p>2</text:p>
          </table:table-cell>
          <table:table-cell table:style-name="ce112" office:value-type="currency" office:currency="USD" office:value="3.66" calcext:value-type="currency">
            <text:p>$3.66</text:p>
          </table:table-cell>
          <table:table-cell table:style-name="ce112" table:formula="of:=[.G29]*[.E29]" office:value-type="currency" office:currency="USD" office:value="7.32" calcext:value-type="currency">
            <text:p>$7.32</text:p>
          </table:table-cell>
          <table:table-cell table:style-name="ce156" table:formula="of:=[.F29]*[.G29]" office:value-type="currency" office:currency="USD" office:value="7.32" calcext:value-type="currency">
            <text:p>$7.32</text:p>
          </table:table-cell>
          <table:table-cell table:style-name="ce156" table:formula="of:=[.H29]*[.E$2]+[.I29]*[.$E$1]" office:value-type="currency" office:currency="USD" office:value="1024.8" calcext:value-type="currency">
            <text:p>$1,024.80</text:p>
          </table:table-cell>
          <table:table-cell table:style-name="ce60" table:formula="of:=[.E29]*[.$E$2]+[.F29]*[.$E$1]" office:value-type="float" office:value="280" calcext:value-type="float">
            <text:p>280</text:p>
          </table:table-cell>
          <table:table-cell table:style-name="ce61" office:value-type="float" office:value="504" calcext:value-type="float">
            <text:p>504</text:p>
          </table:table-cell>
          <table:table-cell table:style-name="ce61" office:value-type="float" office:value="170" calcext:value-type="float">
            <text:p>170</text:p>
          </table:table-cell>
          <table:table-cell table:style-name="ce182" table:formula="of:=[.M29]*[.G29]" office:value-type="currency" office:currency="USD" office:value="622.2" calcext:value-type="currency">
            <text:p>$622.20</text:p>
          </table:table-cell>
          <table:table-cell table:style-name="ce61" office:value-type="float" office:value="148" calcext:value-type="float">
            <text:p>148</text:p>
          </table:table-cell>
          <table:table-cell table:style-name="ce156" table:formula="of:=[.O29]*[.G29]" office:value-type="currency" office:currency="USD" office:value="541.68" calcext:value-type="currency">
            <text:p>$541.68</text:p>
          </table:table-cell>
          <table:table-cell table:style-name="ce156" table:formula="of:=[.L29]*[.G29]" office:value-type="currency" office:currency="USD" office:value="1844.64" calcext:value-type="currency">
            <text:p>$1,844.64</text:p>
          </table:table-cell>
          <table:table-cell table:formula="of:=IF(MAX(0;([.K29]-[.O29]));MAX(0;([.K29]-[.O29]));&quot; &quot;)" office:value-type="float" office:value="132" calcext:value-type="float">
            <text:p>132</text:p>
          </table:table-cell>
          <table:table-cell table:style-name="ce111"/>
          <table:table-cell table:style-name="ce110"/>
          <table:table-cell table:style-name="ce112" table:formula="of:=IF([.R29]=&quot; &quot;;&quot; &quot;;[.R29]*[.G29])" office:value-type="currency" office:currency="USD" office:value="483.12" calcext:value-type="currency">
            <text:p>$483.1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61" office:value-type="string" calcext:value-type="string">
            <text:p>DCDC Ferrites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587-5925-1-ND</text:p>
          </table:table-cell>
          <table:table-cell table:style-name="ce61" office:value-type="float" office:value="2" calcext:value-type="float">
            <text:p>2</text:p>
          </table:table-cell>
          <table:table-cell table:style-name="Good" table:formula="of:=[.E30]" office:value-type="float" office:value="2" calcext:value-type="float">
            <text:p>2</text:p>
          </table:table-cell>
          <table:table-cell table:style-name="ce112" office:value-type="currency" office:currency="USD" office:value="0.134" calcext:value-type="currency">
            <text:p>$0.13</text:p>
          </table:table-cell>
          <table:table-cell table:style-name="ce112" table:formula="of:=[.G30]*[.E30]" office:value-type="currency" office:currency="USD" office:value="0.268" calcext:value-type="currency">
            <text:p>$0.27</text:p>
          </table:table-cell>
          <table:table-cell table:style-name="ce156" table:formula="of:=[.F30]*[.G30]" office:value-type="currency" office:currency="USD" office:value="0.268" calcext:value-type="currency">
            <text:p>$0.27</text:p>
          </table:table-cell>
          <table:table-cell table:style-name="ce156" table:formula="of:=[.H30]*[.E$2]+[.I30]*[.$E$1]" office:value-type="currency" office:currency="USD" office:value="37.52" calcext:value-type="currency">
            <text:p>$37.52</text:p>
          </table:table-cell>
          <table:table-cell table:style-name="ce60" table:formula="of:=[.E30]*[.$E$2]+[.F30]*[.$E$1]" office:value-type="float" office:value="280" calcext:value-type="float">
            <text:p>280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375" calcext:value-type="float">
            <text:p>375</text:p>
          </table:table-cell>
          <table:table-cell table:style-name="ce182" table:formula="of:=[.M30]*[.G30]" office:value-type="currency" office:currency="USD" office:value="50.25" calcext:value-type="currency">
            <text:p>$50.25</text:p>
          </table:table-cell>
          <table:table-cell table:style-name="ce61" office:value-type="float" office:value="145" calcext:value-type="float">
            <text:p>145</text:p>
          </table:table-cell>
          <table:table-cell table:style-name="ce156" table:formula="of:=[.O30]*[.G30]" office:value-type="currency" office:currency="USD" office:value="19.43" calcext:value-type="currency">
            <text:p>$19.43</text:p>
          </table:table-cell>
          <table:table-cell table:style-name="ce156" table:formula="of:=[.L30]*[.G30]" office:value-type="currency" office:currency="USD" office:value="135.34" calcext:value-type="currency">
            <text:p>$135.34</text:p>
          </table:table-cell>
          <table:table-cell table:formula="of:=IF(MAX(0;([.K30]-[.O30]));MAX(0;([.K30]-[.O30]));&quot; &quot;)" office:value-type="float" office:value="135" calcext:value-type="float">
            <text:p>135</text:p>
          </table:table-cell>
          <table:table-cell table:style-name="ce111"/>
          <table:table-cell/>
          <table:table-cell table:style-name="ce112" table:formula="of:=IF([.R30]=&quot; &quot;;&quot; &quot;;[.R30]*[.G30])" office:value-type="currency" office:currency="USD" office:value="18.09" calcext:value-type="currency">
            <text:p>$18.09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/>
          <table:table-cell table:style-name="ce78"/>
          <table:table-cell table:style-name="ce61" table:number-columns-repeated="2"/>
          <table:table-cell table:style-name="ce148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5:.H30])" office:value-type="currency" office:currency="USD" office:value="44.40904" calcext:value-type="currency">
            <text:p>$44.41</text:p>
          </table:table-cell>
          <table:table-cell table:style-name="ce116" table:formula="of:=SUM([.I5:.I30])" office:value-type="currency" office:currency="USD" office:value="44.40904" calcext:value-type="currency">
            <text:p>$44.41</text:p>
          </table:table-cell>
          <table:table-cell table:style-name="ce116" table:formula="of:=SUM([.J5:.J30])" office:value-type="currency" office:currency="USD" office:value="6217.2656" calcext:value-type="currency">
            <text:p>$6,217.27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16" table:formula="of:=SUM([.P5:.P30])" office:value-type="currency" office:currency="USD" office:value="3006.02" calcext:value-type="currency">
            <text:p>$3,006.02</text:p>
          </table:table-cell>
          <table:table-cell table:style-name="ce116" table:formula="of:=SUM([.Q5:.Q30])" office:value-type="currency" office:currency="USD" office:value="11767.0535" calcext:value-type="currency">
            <text:p>$11,767.05</text:p>
          </table:table-cell>
          <table:table-cell table:formula="of:=IF(MAX(0;([.K31]-[.O31]));MAX(0;([.K31]-[.O3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31]=&quot; &quot;;&quot; &quot;;[.R31]*[.G31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54" table:number-columns-repeated="6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31]" office:value-type="currency" office:currency="USD" office:value="44.40904" calcext:value-type="currency">
            <text:p>$44.41</text:p>
          </table:table-cell>
          <table:table-cell table:style-name="ce165" table:formula="of:=[.I31]" office:value-type="currency" office:currency="USD" office:value="44.40904" calcext:value-type="currency">
            <text:p>$44.41</text:p>
          </table:table-cell>
          <table:table-cell table:style-name="ce165" table:formula="of:=[.J31]" office:value-type="currency" office:currency="USD" office:value="6217.2656" calcext:value-type="currency">
            <text:p>$6,217.27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31]" office:value-type="currency" office:currency="USD" office:value="3006.02" calcext:value-type="currency">
            <text:p>$3,006.02</text:p>
          </table:table-cell>
          <table:table-cell table:style-name="ce165" table:formula="of:=[.Q31]" office:value-type="currency" office:currency="USD" office:value="11767.0535" calcext:value-type="currency">
            <text:p>$11,767.05</text:p>
          </table:table-cell>
          <table:table-cell table:formula="of:=IF(MAX(0;([.K32]-[.O32]));MAX(0;([.K32]-[.O32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32]=&quot; &quot;;&quot; &quot;;[.R32]*[.G32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6"/>
          <table:table-cell table:style-name="ce169"/>
          <table:table-cell table:style-name="ce54" table:number-columns-repeated="6"/>
          <table:table-cell table:style-name="ce182"/>
          <table:table-cell table:style-name="ce54" table:number-columns-repeated="2"/>
          <table:table-cell table:style-name="ce169"/>
          <table:table-cell table:formula="of:=IF(MAX(0;([.K33]-[.O33]));MAX(0;([.K33]-[.O33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33]=&quot; &quot;;&quot; &quot;;[.R33]*[.G33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113" office:value-type="string" calcext:value-type="string">
            <text:p>SMT Hand Placed</text:p>
            <text:p>(Ideally P&amp;P)</text:p>
          </table:table-cell>
          <table:table-cell table:style-name="ce113"/>
          <table:table-cell table:style-name="ce78"/>
          <table:table-cell table:style-name="ce61" table:number-columns-repeated="3"/>
          <table:table-cell table:style-name="ce112" table:number-columns-repeated="4"/>
          <table:table-cell table:style-name="ce61" table:number-columns-repeated="3"/>
          <table:table-cell table:style-name="ce182"/>
          <table:table-cell table:style-name="ce61" table:number-columns-repeated="2"/>
          <table:table-cell table:style-name="ce112"/>
          <table:table-cell table:formula="of:=IF(MAX(0;([.K34]-[.O34]));MAX(0;([.K34]-[.O34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34]=&quot; &quot;;&quot; &quot;;[.R34]*[.G34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68n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399-16724-1-ND</text:p>
          </table:table-cell>
          <table:table-cell table:style-name="ce61" office:value-type="float" office:value="2" calcext:value-type="float">
            <text:p>2</text:p>
          </table:table-cell>
          <table:table-cell table:style-name="Good" table:formula="of:=[.E35]" office:value-type="float" office:value="2" calcext:value-type="float">
            <text:p>2</text:p>
          </table:table-cell>
          <table:table-cell table:style-name="ce112" office:value-type="currency" office:currency="USD" office:value="0.13564" calcext:value-type="currency">
            <text:p>$0.14</text:p>
          </table:table-cell>
          <table:table-cell table:style-name="ce112" table:formula="of:=[.G35]*[.E35]" office:value-type="currency" office:currency="USD" office:value="0.27128" calcext:value-type="currency">
            <text:p>$0.27</text:p>
          </table:table-cell>
          <table:table-cell table:style-name="ce156" table:formula="of:=[.F35]*[.G35]" office:value-type="currency" office:currency="USD" office:value="0.27128" calcext:value-type="currency">
            <text:p>$0.27</text:p>
          </table:table-cell>
          <table:table-cell table:style-name="ce156" table:formula="of:=[.H35]*[.E$2]+[.I35]*[.$E$1]" office:value-type="currency" office:currency="USD" office:value="37.9792" calcext:value-type="currency">
            <text:p>$37.98</text:p>
          </table:table-cell>
          <table:table-cell table:style-name="ce60" table:formula="of:=[.E35]*[.$E$2]+[.F35]*[.$E$1]" office:value-type="float" office:value="280" calcext:value-type="float">
            <text:p>280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686" calcext:value-type="float">
            <text:p>686</text:p>
          </table:table-cell>
          <table:table-cell table:style-name="ce182" table:formula="of:=[.M35]*[.G35]" office:value-type="currency" office:currency="USD" office:value="93.04904" calcext:value-type="currency">
            <text:p>$93.05</text:p>
          </table:table-cell>
          <table:table-cell table:style-name="ce61" office:value-type="float" office:value="425" calcext:value-type="float">
            <text:p>425</text:p>
          </table:table-cell>
          <table:table-cell table:style-name="ce156" table:formula="of:=[.O35]*[.G35]" office:value-type="currency" office:currency="USD" office:value="57.647" calcext:value-type="currency">
            <text:p>$57.65</text:p>
          </table:table-cell>
          <table:table-cell table:style-name="ce156" table:formula="of:=[.L35]*[.G35]" office:value-type="currency" office:currency="USD" office:value="135.64" calcext:value-type="currency">
            <text:p>$135.64</text:p>
          </table:table-cell>
          <table:table-cell table:formula="of:=IF(MAX(0;([.K35]-[.O35]));MAX(0;([.K35]-[.O3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2" table:formula="of:=IF([.R35]=&quot; &quot;;&quot; &quot;;[.R35]*[.G35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61" office:value-type="string" calcext:value-type="string">
            <text:p>Diode – 5V Zener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MMSZ5233B-TP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36]" office:value-type="float" office:value="1" calcext:value-type="float">
            <text:p>1</text:p>
          </table:table-cell>
          <table:table-cell table:style-name="ce112" table:formula="of:=0.094+0.0094" office:value-type="currency" office:currency="USD" office:value="0.1034" calcext:value-type="currency">
            <text:p>$0.10</text:p>
          </table:table-cell>
          <table:table-cell table:style-name="ce112" table:formula="of:=[.G36]*[.E36]" office:value-type="currency" office:currency="USD" office:value="0.1034" calcext:value-type="currency">
            <text:p>$0.10</text:p>
          </table:table-cell>
          <table:table-cell table:style-name="ce156" table:formula="of:=[.F36]*[.G36]" office:value-type="currency" office:currency="USD" office:value="0.1034" calcext:value-type="currency">
            <text:p>$0.10</text:p>
          </table:table-cell>
          <table:table-cell table:style-name="ce156" table:formula="of:=[.H36]*[.E$2]+[.I36]*[.$E$1]" office:value-type="currency" office:currency="USD" office:value="14.476" calcext:value-type="currency">
            <text:p>$14.48</text:p>
          </table:table-cell>
          <table:table-cell table:style-name="ce60" table:formula="of:=[.E36]*[.$E$2]+[.F36]*[.$E$1]" office:value-type="float" office:value="140" calcext:value-type="float">
            <text:p>140</text:p>
          </table:table-cell>
          <table:table-cell table:style-name="ce61" office:value-type="float" office:value="290" calcext:value-type="float">
            <text:p>290</text:p>
          </table:table-cell>
          <table:table-cell table:style-name="ce61" office:value-type="float" office:value="46" calcext:value-type="float">
            <text:p>46</text:p>
          </table:table-cell>
          <table:table-cell table:style-name="ce182" table:formula="of:=[.M36]*[.G36]" office:value-type="currency" office:currency="USD" office:value="4.7564" calcext:value-type="currency">
            <text:p>$4.76</text:p>
          </table:table-cell>
          <table:table-cell table:style-name="ce61" office:value-type="float" office:value="530" calcext:value-type="float">
            <text:p>530</text:p>
          </table:table-cell>
          <table:table-cell table:style-name="ce156" table:formula="of:=[.O36]*[.G36]" office:value-type="currency" office:currency="USD" office:value="54.802" calcext:value-type="currency">
            <text:p>$54.80</text:p>
          </table:table-cell>
          <table:table-cell table:style-name="ce156" table:formula="of:=[.L36]*[.G36]" office:value-type="currency" office:currency="USD" office:value="29.986" calcext:value-type="currency">
            <text:p>$29.99</text:p>
          </table:table-cell>
          <table:table-cell table:formula="of:=IF(MAX(0;([.K36]-[.O36]));MAX(0;([.K36]-[.O36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36]=&quot; &quot;;&quot; &quot;;[.R36]*[.G36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61" office:value-type="string" calcext:value-type="string">
            <text:p>isoSPI Controller</text:p>
          </table:table-cell>
          <table:table-cell table:style-name="ce78" office:value-type="string" calcext:value-type="string">
            <text:p>Mouser</text:p>
          </table:table-cell>
          <table:table-cell table:style-name="ce61" office:value-type="string" calcext:value-type="string">
            <text:p>LTC6820HMS#PBF-ND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37]" office:value-type="float" office:value="1" calcext:value-type="float">
            <text:p>1</text:p>
          </table:table-cell>
          <table:table-cell table:style-name="ce156" office:value-type="currency" office:currency="USD" office:value="6.21" calcext:value-type="currency">
            <text:p>$6.21</text:p>
          </table:table-cell>
          <table:table-cell table:style-name="ce156" table:formula="of:=[.G37]*[.E37]" office:value-type="currency" office:currency="USD" office:value="6.21" calcext:value-type="currency">
            <text:p>$6.21</text:p>
          </table:table-cell>
          <table:table-cell table:style-name="ce156" table:formula="of:=[.F37]*[.G37]" office:value-type="currency" office:currency="USD" office:value="6.21" calcext:value-type="currency">
            <text:p>$6.21</text:p>
          </table:table-cell>
          <table:table-cell table:style-name="ce156" table:formula="of:=[.H37]*[.E$2]+[.I37]*[.$E$1]" office:value-type="currency" office:currency="USD" office:value="869.4" calcext:value-type="currency">
            <text:p>$869.40</text:p>
          </table:table-cell>
          <table:table-cell table:style-name="ce60" table:formula="of:=[.E37]*[.$E$2]+[.F37]*[.$E$1]" office:value-type="float" office:value="140" calcext:value-type="float">
            <text:p>140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297" calcext:value-type="float">
            <text:p>297</text:p>
          </table:table-cell>
          <table:table-cell table:style-name="ce182" table:formula="of:=[.M37]*[.G37]" office:value-type="currency" office:currency="USD" office:value="1844.37" calcext:value-type="currency">
            <text:p>$1,844.37</text:p>
          </table:table-cell>
          <table:table-cell table:style-name="ce60" office:value-type="float" office:value="215" calcext:value-type="float">
            <text:p>215</text:p>
          </table:table-cell>
          <table:table-cell table:style-name="ce156" table:formula="of:=[.O37]*[.G37]" office:value-type="currency" office:currency="USD" office:value="1335.15" calcext:value-type="currency">
            <text:p>$1,335.15</text:p>
          </table:table-cell>
          <table:table-cell table:style-name="ce156" table:formula="of:=[.L37]*[.G37]" office:value-type="currency" office:currency="USD" office:value="2831.76" calcext:value-type="currency">
            <text:p>$2,831.76</text:p>
          </table:table-cell>
          <table:table-cell table:formula="of:=IF(MAX(0;([.K37]-[.O37]));MAX(0;([.K37]-[.O37]));&quot; &quot;)" office:value-type="string" office:string-value=" " calcext:value-type="string">
            <text:p><text:s/></text:p>
          </table:table-cell>
          <table:table-cell table:style-name="ce111"/>
          <table:table-cell table:style-name="ce110"/>
          <table:table-cell table:style-name="ce112" table:formula="of:=IF([.R37]=&quot; &quot;;&quot; &quot;;[.R37]*[.G37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 office:value-type="string" calcext:value-type="string">
            <text:p>P&amp;P - ML Tip</text:p>
          </table:table-cell>
          <table:table-cell table:style-name="ce61" office:value-type="string" calcext:value-type="string">
            <text:p>Cell BMS</text:p>
          </table:table-cell>
          <table:table-cell table:style-name="ce78" office:value-type="string" calcext:value-type="string">
            <text:p>LT Direct</text:p>
          </table:table-cell>
          <table:table-cell table:style-name="ce61" office:value-type="string" calcext:value-type="string">
            <text:p>LTC6804IG-2 (old)</text:p>
            <text:p>LTC6811 (new)</text:p>
          </table:table-cell>
          <table:table-cell table:style-name="ce61" office:value-type="float" office:value="5" calcext:value-type="float">
            <text:p>5</text:p>
          </table:table-cell>
          <table:table-cell table:style-name="Good" table:formula="of:=[.E38]" office:value-type="float" office:value="5" calcext:value-type="float">
            <text:p>5</text:p>
          </table:table-cell>
          <table:table-cell table:style-name="ce156" office:value-type="currency" office:currency="USD" office:value="11.2" calcext:value-type="currency">
            <text:p>$11.20</text:p>
          </table:table-cell>
          <table:table-cell table:style-name="ce156" table:formula="of:=[.G38]*[.E38]" office:value-type="currency" office:currency="USD" office:value="56" calcext:value-type="currency">
            <text:p>$56.00</text:p>
          </table:table-cell>
          <table:table-cell table:style-name="ce156" table:formula="of:=[.F38]*[.G38]" office:value-type="currency" office:currency="USD" office:value="56" calcext:value-type="currency">
            <text:p>$56.00</text:p>
          </table:table-cell>
          <table:table-cell table:style-name="ce156" table:formula="of:=[.H38]*[.E$2]+[.I38]*[.$E$1]" office:value-type="currency" office:currency="USD" office:value="7840" calcext:value-type="currency">
            <text:p>$7,840.00</text:p>
          </table:table-cell>
          <table:table-cell table:style-name="ce60" table:formula="of:=[.E38]*[.$E$2]+[.F38]*[.$E$1]" office:value-type="float" office:value="700" calcext:value-type="float">
            <text:p>700</text:p>
          </table:table-cell>
          <table:table-cell table:style-name="ce60" office:value-type="float" office:value="970" calcext:value-type="float">
            <text:p>970</text:p>
          </table:table-cell>
          <table:table-cell table:style-name="ce60" office:value-type="float" office:value="250" calcext:value-type="float">
            <text:p>250</text:p>
          </table:table-cell>
          <table:table-cell table:style-name="ce182" table:formula="of:=[.M38]*[.G38]" office:value-type="currency" office:currency="USD" office:value="2800" calcext:value-type="currency">
            <text:p>$2,800.00</text:p>
          </table:table-cell>
          <table:table-cell table:style-name="ce60" office:value-type="float" office:value="897" calcext:value-type="float">
            <text:p>897</text:p>
          </table:table-cell>
          <table:table-cell table:style-name="ce156" table:formula="of:=[.O38]*[.G38]" office:value-type="currency" office:currency="USD" office:value="10046.4" calcext:value-type="currency">
            <text:p>$10,046.40</text:p>
          </table:table-cell>
          <table:table-cell table:style-name="ce156" table:formula="of:=[.L38]*[.G38]" office:value-type="currency" office:currency="USD" office:value="10864" calcext:value-type="currency">
            <text:p>$10,864.00</text:p>
          </table:table-cell>
          <table:table-cell table:formula="of:=IF(MAX(0;([.K38]-[.O38]));MAX(0;([.K38]-[.O3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38]=&quot; &quot;;&quot; &quot;;[.R38]*[.G38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1" office:value-type="string" calcext:value-type="string">
            <text:p>P&amp;P – S Tip</text:p>
          </table:table-cell>
          <table:table-cell table:style-name="ce60" office:value-type="string" calcext:value-type="string">
            <text:p>Buck Converter</text:p>
          </table:table-cell>
          <table:table-cell table:style-name="ce128"/>
          <table:table-cell table:style-name="ce60" office:value-type="string" calcext:value-type="string">
            <text:p>AP63205WU</text:p>
          </table:table-cell>
          <table:table-cell table:style-name="ce60" office:value-type="float" office:value="1" calcext:value-type="float">
            <text:p>1</text:p>
          </table:table-cell>
          <table:table-cell table:style-name="Good" table:formula="of:=[.E39]" office:value-type="float" office:value="1" calcext:value-type="float">
            <text:p>1</text:p>
          </table:table-cell>
          <table:table-cell table:style-name="ce156" office:value-type="currency" office:currency="USD" office:value="0.662" calcext:value-type="currency">
            <text:p>$0.66</text:p>
          </table:table-cell>
          <table:table-cell table:style-name="ce156" table:formula="of:=[.G39]*[.E39]" office:value-type="currency" office:currency="USD" office:value="0.662" calcext:value-type="currency">
            <text:p>$0.66</text:p>
          </table:table-cell>
          <table:table-cell table:style-name="ce156" table:formula="of:=[.F39]*[.G39]" office:value-type="currency" office:currency="USD" office:value="0.662" calcext:value-type="currency">
            <text:p>$0.66</text:p>
          </table:table-cell>
          <table:table-cell table:style-name="ce156" table:formula="of:=[.H39]*[.E$2]+[.I39]*[.$E$1]" office:value-type="currency" office:currency="USD" office:value="92.68" calcext:value-type="currency">
            <text:p>$92.68</text:p>
          </table:table-cell>
          <table:table-cell table:style-name="ce60" table:formula="of:=[.E39]*[.$E$2]+[.F39]*[.$E$1]" office:value-type="float" office:value="140" calcext:value-type="float">
            <text:p>140</text:p>
          </table:table-cell>
          <table:table-cell table:style-name="ce60" office:value-type="float" office:value="588" calcext:value-type="float">
            <text:p>588</text:p>
          </table:table-cell>
          <table:table-cell table:style-name="ce204" office:value-type="float" office:value="350" calcext:value-type="float">
            <office:annotation draw:style-name="gr1" draw:text-style-name="P2" svg:width="1.1413in" svg:height="0.7083in" svg:x="8.1772in" svg:y="9.322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182" table:formula="of:=[.M39]*[.G39]" office:value-type="currency" office:currency="USD" office:value="231.7" calcext:value-type="currency">
            <text:p>$231.70</text:p>
          </table:table-cell>
          <table:table-cell table:style-name="ce60" office:value-type="float" office:value="350" calcext:value-type="float">
            <text:p>350</text:p>
          </table:table-cell>
          <table:table-cell table:style-name="ce156" table:formula="of:=[.O39]*[.G39]" office:value-type="currency" office:currency="USD" office:value="231.7" calcext:value-type="currency">
            <text:p>$231.70</text:p>
          </table:table-cell>
          <table:table-cell table:style-name="ce156" table:formula="of:=[.L39]*[.G39]" office:value-type="currency" office:currency="USD" office:value="389.256" calcext:value-type="currency">
            <text:p>$389.26</text:p>
          </table:table-cell>
          <table:table-cell table:formula="of:=IF(MAX(0;([.K39]-[.O39]));MAX(0;([.K39]-[.O39]));&quot; &quot;)" office:value-type="string" office:string-value=" " calcext:value-type="string">
            <text:p><text:s/></text:p>
          </table:table-cell>
          <table:table-cell table:style-name="ce111" table:number-columns-repeated="2"/>
          <table:table-cell table:style-name="ce112" table:formula="of:=IF([.R39]=&quot; &quot;;&quot; &quot;;[.R39]*[.G39])" office:value-type="string" office:string-value=" " calcext:value-type="string">
            <text:p><text:s/></text:p>
          </table:table-cell>
          <table:table-cell/>
          <table:table-cell table:style-name="ce60" table:number-columns-repeated="1001"/>
          <table:table-cell table:style-name="ce215"/>
          <table:table-cell table:number-columns-repeated="2"/>
          <table:table-cell table:style-name="ce215" table:number-columns-repeated="15358"/>
        </table:table-row>
        <table:table-row table:style-name="ro6">
          <table:table-cell table:style-name="ce114"/>
          <table:table-cell table:style-name="ce71"/>
          <table:table-cell table:style-name="ce129" table:number-columns-repeated="2"/>
          <table:table-cell table:style-name="ce71"/>
          <table:table-cell table:style-name="ce151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35:.H39])" office:value-type="currency" office:currency="USD" office:value="63.24668" calcext:value-type="currency">
            <text:p>$63.25</text:p>
          </table:table-cell>
          <table:table-cell table:style-name="ce116" table:formula="of:=SUM([.I35:.I39])" office:value-type="currency" office:currency="USD" office:value="63.24668" calcext:value-type="currency">
            <text:p>$63.25</text:p>
          </table:table-cell>
          <table:table-cell table:style-name="ce116" table:formula="of:=SUM([.J35:.J39])" office:value-type="currency" office:currency="USD" office:value="8854.5352" calcext:value-type="currency">
            <text:p>$8,854.54</text:p>
          </table:table-cell>
          <table:table-cell table:style-name="ce60"/>
          <table:table-cell table:style-name="ce71" table:number-columns-repeated="2"/>
          <table:table-cell table:style-name="ce182"/>
          <table:table-cell table:style-name="ce71"/>
          <table:table-cell table:style-name="ce116" table:formula="of:=SUM([.P35:.P39])" office:value-type="currency" office:currency="USD" office:value="11725.699" calcext:value-type="currency">
            <text:p>$11,725.70</text:p>
          </table:table-cell>
          <table:table-cell table:style-name="ce116" table:formula="of:=SUM([.Q35:.Q39])" office:value-type="currency" office:currency="USD" office:value="14250.642" calcext:value-type="currency">
            <text:p>$14,250.64</text:p>
          </table:table-cell>
          <table:table-cell table:formula="of:=IF(MAX(0;([.K40]-[.O40]));MAX(0;([.K40]-[.O40]));&quot; &quot;)" office:value-type="string" office:string-value=" " calcext:value-type="string">
            <text:p><text:s/></text:p>
          </table:table-cell>
          <table:table-cell table:style-name="ce111"/>
          <table:table-cell table:style-name="ce114"/>
          <table:table-cell table:style-name="ce112" table:formula="of:=IF([.R40]=&quot; &quot;;&quot; &quot;;[.R40]*[.G40])" office:value-type="string" office:string-value=" " calcext:value-type="string">
            <text:p><text:s/></text:p>
          </table:table-cell>
          <table:table-cell/>
          <table:table-cell table:style-name="ce71" table:number-columns-repeated="1001"/>
          <table:table-cell table:style-name="ce215"/>
          <table:table-cell table:number-columns-repeated="15360"/>
        </table:table-row>
        <table:table-row table:style-name="ro5">
          <table:table-cell table:style-name="ce115" table:number-columns-repeated="2"/>
          <table:table-cell table:style-name="ce130"/>
          <table:table-cell table:style-name="ce54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40]+[.H32]" office:value-type="currency" office:currency="USD" office:value="107.65572" calcext:value-type="currency">
            <text:p>$107.66</text:p>
          </table:table-cell>
          <table:table-cell table:style-name="ce165" table:formula="of:=[.I40]+[.I32]" office:value-type="currency" office:currency="USD" office:value="107.65572" calcext:value-type="currency">
            <text:p>$107.66</text:p>
          </table:table-cell>
          <table:table-cell table:style-name="ce165" table:formula="of:=[.J40]+[.J32]" office:value-type="currency" office:currency="USD" office:value="15071.8008" calcext:value-type="currency">
            <text:p>$15,071.80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40]+[.P32]" office:value-type="currency" office:currency="USD" office:value="14731.719" calcext:value-type="currency">
            <text:p>$14,731.72</text:p>
          </table:table-cell>
          <table:table-cell table:style-name="ce165" table:formula="of:=[.Q40]+[.Q32]" office:value-type="currency" office:currency="USD" office:value="26017.6955" calcext:value-type="currency">
            <text:p>$26,017.70</text:p>
          </table:table-cell>
          <table:table-cell table:formula="of:=IF(MAX(0;([.K41]-[.O41]));MAX(0;([.K41]-[.O41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41]=&quot; &quot;;&quot; &quot;;[.R41]*[.G41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42]-[.O42]));MAX(0;([.K42]-[.O42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42]=&quot; &quot;;&quot; &quot;;[.R42]*[.G42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113" office:value-type="string" calcext:value-type="string">
            <text:p>SMT Hand Placed</text:p>
            <text:p>(Too tall for P&amp;P)</text:p>
          </table:table-cell>
          <table:table-cell table:style-name="ce61"/>
          <table:table-cell table:style-name="ce78"/>
          <table:table-cell table:style-name="ce61" table:number-columns-repeated="3"/>
          <table:table-cell table:style-name="ce112" table:number-columns-repeated="4"/>
          <table:table-cell table:style-name="ce61" table:number-columns-repeated="3"/>
          <table:table-cell table:style-name="ce182"/>
          <table:table-cell table:style-name="ce61" table:number-columns-repeated="2"/>
          <table:table-cell table:style-name="ce112"/>
          <table:table-cell table:formula="of:=IF(MAX(0;([.K43]-[.O43]));MAX(0;([.K43]-[.O43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43]=&quot; &quot;;&quot; &quot;;[.R43]*[.G43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0"/>
          <table:table-cell table:style-name="ce60" office:value-type="string" calcext:value-type="string">
            <text:p>Inductor – 4.7 uH</text:p>
          </table:table-cell>
          <table:table-cell table:style-name="ce128" office:value-type="string" calcext:value-type="string">
            <text:p>Digikey</text:p>
          </table:table-cell>
          <table:table-cell table:style-name="ce128" office:value-type="string" calcext:value-type="string">
            <text:p>445-3867-2-ND</text:p>
          </table:table-cell>
          <table:table-cell table:style-name="ce60" office:value-type="float" office:value="1" calcext:value-type="float">
            <text:p>1</text:p>
          </table:table-cell>
          <table:table-cell table:style-name="Good" office:value-type="float" office:value="1" calcext:value-type="float">
            <text:p>1</text:p>
          </table:table-cell>
          <table:table-cell table:style-name="ce156" office:value-type="currency" office:currency="USD" office:value="0.8789" calcext:value-type="currency">
            <text:p>$0.88</text:p>
          </table:table-cell>
          <table:table-cell table:style-name="ce156" table:formula="of:=[.G44]*[.E44]" office:value-type="currency" office:currency="USD" office:value="0.8789" calcext:value-type="currency">
            <text:p>$0.88</text:p>
          </table:table-cell>
          <table:table-cell table:style-name="ce156" table:formula="of:=[.F44]*[.G44]" office:value-type="currency" office:currency="USD" office:value="0.8789" calcext:value-type="currency">
            <text:p>$0.88</text:p>
          </table:table-cell>
          <table:table-cell table:style-name="ce156" table:formula="of:=[.H44]*[.E$2]+[.I44]*[.$E$1]" office:value-type="currency" office:currency="USD" office:value="123.046" calcext:value-type="currency">
            <text:p>$123.05</text:p>
          </table:table-cell>
          <table:table-cell table:style-name="ce60" table:formula="of:=[.E44]*[.$E$2]+[.F44]*[.$E$1]" office:value-type="float" office:value="140" calcext:value-type="float">
            <text:p>140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205" calcext:value-type="float">
            <text:p>205</text:p>
          </table:table-cell>
          <table:table-cell table:style-name="ce182" table:formula="of:=[.M44]*[.G44]" office:value-type="currency" office:currency="USD" office:value="180.1745" calcext:value-type="currency">
            <text:p>$180.17</text:p>
          </table:table-cell>
          <table:table-cell table:style-name="ce60" office:value-type="float" office:value="128" calcext:value-type="float">
            <text:p>128</text:p>
          </table:table-cell>
          <table:table-cell table:style-name="ce156" table:formula="of:=[.O44]*[.G44]" office:value-type="currency" office:currency="USD" office:value="112.4992" calcext:value-type="currency">
            <text:p>$112.50</text:p>
          </table:table-cell>
          <table:table-cell table:style-name="ce156" table:formula="of:=[.L44]*[.G44]" office:value-type="currency" office:currency="USD" office:value="300.5838" calcext:value-type="currency">
            <text:p>$300.58</text:p>
          </table:table-cell>
          <table:table-cell table:formula="of:=IF(MAX(0;([.K44]-[.O44]));MAX(0;([.K44]-[.O44]));&quot; &quot;)" office:value-type="float" office:value="12" calcext:value-type="float">
            <text:p>12</text:p>
          </table:table-cell>
          <table:table-cell table:style-name="ce111" table:number-columns-repeated="2"/>
          <table:table-cell table:style-name="ce112" table:formula="of:=IF([.R44]=&quot; &quot;;&quot; &quot;;[.R44]*[.G44])" office:value-type="currency" office:currency="USD" office:value="10.5468" calcext:value-type="currency">
            <text:p>$10.55</text:p>
          </table:table-cell>
          <table:table-cell/>
          <table:table-cell table:style-name="ce60" table:number-columns-repeated="1001"/>
          <table:table-cell table:style-name="ce215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61"/>
          <table:table-cell table:style-name="ce61" office:value-type="string" calcext:value-type="string">
            <text:p>Capacitor – 220u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493-3958-2-ND</text:p>
          </table:table-cell>
          <table:table-cell table:style-name="ce61" office:value-type="float" office:value="3" calcext:value-type="float">
            <text:p>3</text:p>
          </table:table-cell>
          <table:table-cell table:style-name="Good" table:formula="of:=[.E45]" office:value-type="float" office:value="3" calcext:value-type="float">
            <text:p>3</text:p>
          </table:table-cell>
          <table:table-cell table:style-name="ce112" office:value-type="currency" office:currency="USD" office:value="0.46824" calcext:value-type="currency">
            <text:p>$0.47</text:p>
          </table:table-cell>
          <table:table-cell table:style-name="ce112" table:formula="of:=[.G45]*[.E45]" office:value-type="currency" office:currency="USD" office:value="1.40472" calcext:value-type="currency">
            <text:p>$1.40</text:p>
          </table:table-cell>
          <table:table-cell table:style-name="ce156" table:formula="of:=[.F45]*[.G45]" office:value-type="currency" office:currency="USD" office:value="1.40472" calcext:value-type="currency">
            <text:p>$1.40</text:p>
          </table:table-cell>
          <table:table-cell table:style-name="ce156" table:formula="of:=[.H45]*[.E$2]+[.I45]*[.$E$1]" office:value-type="currency" office:currency="USD" office:value="196.6608" calcext:value-type="currency">
            <text:p>$196.66</text:p>
          </table:table-cell>
          <table:table-cell table:style-name="ce60" table:formula="of:=[.E45]*[.$E$2]+[.F45]*[.$E$1]" office:value-type="float" office:value="420" calcext:value-type="float">
            <text:p>420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529" calcext:value-type="float">
            <text:p>529</text:p>
          </table:table-cell>
          <table:table-cell table:style-name="ce182" table:formula="of:=[.M45]*[.G45]" office:value-type="currency" office:currency="USD" office:value="247.69896" calcext:value-type="currency">
            <text:p>$247.70</text:p>
          </table:table-cell>
          <table:table-cell table:style-name="ce61" office:value-type="float" office:value="294" calcext:value-type="float">
            <text:p>294</text:p>
          </table:table-cell>
          <table:table-cell table:style-name="ce156" table:formula="of:=[.O45]*[.G45]" office:value-type="currency" office:currency="USD" office:value="137.66256" calcext:value-type="currency">
            <text:p>$137.66</text:p>
          </table:table-cell>
          <table:table-cell table:style-name="ce156" table:formula="of:=[.L45]*[.G45]" office:value-type="currency" office:currency="USD" office:value="468.24" calcext:value-type="currency">
            <text:p>$468.24</text:p>
          </table:table-cell>
          <table:table-cell table:formula="of:=IF(MAX(0;([.K45]-[.O45]));MAX(0;([.K45]-[.O45]));&quot; &quot;)" office:value-type="float" office:value="126" calcext:value-type="float">
            <text:p>126</text:p>
          </table:table-cell>
          <table:table-cell/>
          <table:table-cell table:style-name="ce110"/>
          <table:table-cell table:style-name="ce112" table:formula="of:=IF([.R45]=&quot; &quot;;&quot; &quot;;[.R45]*[.G45])" office:value-type="currency" office:currency="USD" office:value="58.99824" calcext:value-type="currency">
            <text:p>$59.0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0"/>
          <table:table-cell table:style-name="ce60" office:value-type="string" calcext:value-type="string">
            <text:p>Triac (new)</text:p>
          </table:table-cell>
          <table:table-cell table:style-name="ce128" office:value-type="string" calcext:value-type="string">
            <text:p>Digikey</text:p>
          </table:table-cell>
          <table:table-cell table:style-name="ce60" office:value-type="string" calcext:value-type="string">
            <text:p>BTA316B-600C,118</text:p>
          </table:table-cell>
          <table:table-cell table:style-name="ce60" office:value-type="float" office:value="1" calcext:value-type="float">
            <text:p>1</text:p>
          </table:table-cell>
          <table:table-cell table:style-name="Good" table:formula="of:=[.E46]" office:value-type="float" office:value="1" calcext:value-type="float">
            <text:p>1</text:p>
          </table:table-cell>
          <table:table-cell table:style-name="ce156" office:value-type="currency" office:currency="USD" office:value="0.89" calcext:value-type="currency">
            <text:p>$0.89</text:p>
          </table:table-cell>
          <table:table-cell table:style-name="ce156" table:formula="of:=[.G46]*[.E46]" office:value-type="currency" office:currency="USD" office:value="0.89" calcext:value-type="currency">
            <text:p>$0.89</text:p>
          </table:table-cell>
          <table:table-cell table:style-name="ce156" table:formula="of:=[.F46]*[.G46]" office:value-type="currency" office:currency="USD" office:value="0.89" calcext:value-type="currency">
            <text:p>$0.89</text:p>
          </table:table-cell>
          <table:table-cell table:style-name="ce156" table:formula="of:=[.H46]*[.E$2]+[.I46]*[.$E$1]" office:value-type="currency" office:currency="USD" office:value="124.6" calcext:value-type="currency">
            <text:p>$124.60</text:p>
          </table:table-cell>
          <table:table-cell table:style-name="ce60" table:formula="of:=[.E46]*[.$E$2]+[.F46]*[.$E$1]" office:value-type="float" office:value="140" calcext:value-type="float">
            <text:p>14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99" calcext:value-type="float">
            <text:p>99</text:p>
          </table:table-cell>
          <table:table-cell table:style-name="ce182" table:formula="of:=[.M46]*[.G46]" office:value-type="currency" office:currency="USD" office:value="88.11" calcext:value-type="currency">
            <text:p>$88.11</text:p>
          </table:table-cell>
          <table:table-cell table:style-name="ce60" office:value-type="float" office:value="23" calcext:value-type="float">
            <text:p>23</text:p>
          </table:table-cell>
          <table:table-cell table:style-name="ce156" table:formula="of:=[.O46]*[.G46]" office:value-type="currency" office:currency="USD" office:value="20.47" calcext:value-type="currency">
            <text:p>$20.47</text:p>
          </table:table-cell>
          <table:table-cell table:style-name="ce156" table:formula="of:=[.L46]*[.G46]" office:value-type="currency" office:currency="USD" office:value="222.5" calcext:value-type="currency">
            <text:p>$222.50</text:p>
          </table:table-cell>
          <table:table-cell table:formula="of:=IF(MAX(0;([.K46]-[.O46]));MAX(0;([.K46]-[.O46]));&quot; &quot;)" office:value-type="float" office:value="117" calcext:value-type="float">
            <text:p>117</text:p>
          </table:table-cell>
          <table:table-cell table:style-name="ce111" table:number-columns-repeated="2"/>
          <table:table-cell table:style-name="ce112" table:formula="of:=IF([.R46]=&quot; &quot;;&quot; &quot;;[.R46]*[.G46])" office:value-type="currency" office:currency="USD" office:value="104.13" calcext:value-type="currency">
            <text:p>$104.13</text:p>
          </table:table-cell>
          <table:table-cell/>
          <table:table-cell table:style-name="ce60" table:number-columns-repeated="42"/>
          <table:table-cell table:style-name="ce215" table:number-columns-repeated="959"/>
          <table:table-cell table:number-columns-repeated="15361"/>
        </table:table-row>
        <table:table-row table:style-name="ro5">
          <table:table-cell table:style-name="ce61"/>
          <table:table-cell table:style-name="ce61" office:value-type="string" calcext:value-type="string">
            <text:p>Triac Driver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office:annotation draw:style-name="gr3" draw:text-style-name="P2" svg:width="1.1413in" svg:height="1.1677in" svg:x="6.5866in" svg:y="11.3402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47]" office:value-type="float" office:value="1" calcext:value-type="float">
            <text:p>1</text:p>
          </table:table-cell>
          <table:table-cell table:style-name="ce112" office:value-type="currency" office:currency="USD" office:value="0.2644" calcext:value-type="currency">
            <text:p>$0.26</text:p>
          </table:table-cell>
          <table:table-cell table:style-name="ce112" table:formula="of:=[.G47]*[.E47]" office:value-type="currency" office:currency="USD" office:value="0.2644" calcext:value-type="currency">
            <text:p>$0.26</text:p>
          </table:table-cell>
          <table:table-cell table:style-name="ce156" table:formula="of:=[.F47]*[.G47]" office:value-type="currency" office:currency="USD" office:value="0.2644" calcext:value-type="currency">
            <text:p>$0.26</text:p>
          </table:table-cell>
          <table:table-cell table:style-name="ce156" table:formula="of:=[.H47]*[.E$2]+[.I47]*[.$E$1]" office:value-type="currency" office:currency="USD" office:value="37.016" calcext:value-type="currency">
            <text:p>$37.02</text:p>
          </table:table-cell>
          <table:table-cell table:style-name="ce60" table:formula="of:=[.E47]*[.$E$2]+[.F47]*[.$E$1]" office:value-type="float" office:value="140" calcext:value-type="float">
            <text:p>140</text:p>
          </table:table-cell>
          <table:table-cell table:style-name="ce61" office:value-type="float" office:value="425" calcext:value-type="float">
            <text:p>425</text:p>
          </table:table-cell>
          <table:table-cell table:style-name="ce61" office:value-type="float" office:value="273" calcext:value-type="float">
            <text:p>273</text:p>
          </table:table-cell>
          <table:table-cell table:style-name="ce182" table:formula="of:=[.M47]*[.G47]" office:value-type="currency" office:currency="USD" office:value="72.1812" calcext:value-type="currency">
            <text:p>$72.18</text:p>
          </table:table-cell>
          <table:table-cell table:style-name="ce61" office:value-type="float" office:value="196" calcext:value-type="float">
            <text:p>196</text:p>
          </table:table-cell>
          <table:table-cell table:style-name="ce156" table:formula="of:=[.O47]*[.G47]" office:value-type="currency" office:currency="USD" office:value="51.8224" calcext:value-type="currency">
            <text:p>$51.82</text:p>
          </table:table-cell>
          <table:table-cell table:style-name="ce156" table:formula="of:=[.L47]*[.G47]" office:value-type="currency" office:currency="USD" office:value="112.37" calcext:value-type="currency">
            <text:p>$112.37</text:p>
          </table:table-cell>
          <table:table-cell table:formula="of:=IF(MAX(0;([.K47]-[.O47]));MAX(0;([.K47]-[.O47]));&quot; &quot;)" office:value-type="string" office:string-value=" " calcext:value-type="string">
            <text:p><text:s/></text:p>
          </table:table-cell>
          <table:table-cell table:style-name="ce111"/>
          <table:table-cell table:style-name="ce110"/>
          <table:table-cell table:style-name="ce112" table:formula="of:=IF([.R47]=&quot; &quot;;&quot; &quot;;[.R47]*[.G47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Conn-Temp Sensor, SMT</text:p>
          </table:table-cell>
          <table:table-cell table:style-name="ce78" office:value-type="string" calcext:value-type="string">
            <text:p>Mouser</text:p>
          </table:table-cell>
          <table:table-cell table:style-name="ce61" office:value-type="string" calcext:value-type="string">
            <text:p>WM26831CT-ND</text:p>
          </table:table-cell>
          <table:table-cell table:style-name="ce61" office:value-type="float" office:value="3" calcext:value-type="float">
            <text:p>3</text:p>
          </table:table-cell>
          <table:table-cell table:style-name="Good" table:formula="of:=[.E48]" office:value-type="float" office:value="3" calcext:value-type="float">
            <text:p>3</text:p>
          </table:table-cell>
          <table:table-cell table:style-name="ce112" office:value-type="currency" office:currency="USD" office:value="0.517" calcext:value-type="currency">
            <text:p>$0.52</text:p>
          </table:table-cell>
          <table:table-cell table:style-name="ce112" table:formula="of:=[.G48]*[.E48]" office:value-type="currency" office:currency="USD" office:value="1.551" calcext:value-type="currency">
            <text:p>$1.55</text:p>
          </table:table-cell>
          <table:table-cell table:style-name="ce156" table:formula="of:=[.F48]*[.G48]" office:value-type="currency" office:currency="USD" office:value="1.551" calcext:value-type="currency">
            <text:p>$1.55</text:p>
          </table:table-cell>
          <table:table-cell table:style-name="ce156" table:formula="of:=[.H48]*[.E$2]+[.I48]*[.$E$1]" office:value-type="currency" office:currency="USD" office:value="217.14" calcext:value-type="currency">
            <text:p>$217.14</text:p>
          </table:table-cell>
          <table:table-cell table:style-name="ce60" table:formula="of:=[.E48]*[.$E$2]+[.F48]*[.$E$1]" office:value-type="float" office:value="420" calcext:value-type="float">
            <text:p>420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463" calcext:value-type="float">
            <text:p>463</text:p>
          </table:table-cell>
          <table:table-cell table:style-name="ce182" table:formula="of:=[.M48]*[.G48]" office:value-type="currency" office:currency="USD" office:value="239.371" calcext:value-type="currency">
            <text:p>$239.37</text:p>
          </table:table-cell>
          <table:table-cell table:style-name="ce61" office:value-type="float" office:value="220" calcext:value-type="float">
            <text:p>220</text:p>
          </table:table-cell>
          <table:table-cell table:style-name="ce156" table:formula="of:=[.O48]*[.G48]" office:value-type="currency" office:currency="USD" office:value="113.74" calcext:value-type="currency">
            <text:p>$113.74</text:p>
          </table:table-cell>
          <table:table-cell table:style-name="ce156" table:formula="of:=[.L48]*[.G48]" office:value-type="currency" office:currency="USD" office:value="465.3" calcext:value-type="currency">
            <text:p>$465.30</text:p>
          </table:table-cell>
          <table:table-cell table:formula="of:=IF(MAX(0;([.K48]-[.O48]));MAX(0;([.K48]-[.O48]));&quot; &quot;)" office:value-type="float" office:value="200" calcext:value-type="float">
            <text:p>200</text:p>
          </table:table-cell>
          <table:table-cell table:number-columns-repeated="2"/>
          <table:table-cell table:style-name="ce112" table:formula="of:=IF([.R48]=&quot; &quot;;&quot; &quot;;[.R48]*[.G48])" office:value-type="currency" office:currency="USD" office:value="103.4" calcext:value-type="currency">
            <text:p>$103.4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Slide Switch (DIP)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DS04-254-2-02BK-SMT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49]" office:value-type="float" office:value="1" calcext:value-type="float">
            <text:p>1</text:p>
          </table:table-cell>
          <table:table-cell table:style-name="ce112" office:value-type="currency" office:currency="USD" office:value="0.415" calcext:value-type="currency">
            <text:p>$0.42</text:p>
          </table:table-cell>
          <table:table-cell table:style-name="ce112" table:formula="of:=[.G49]*[.E49]" office:value-type="currency" office:currency="USD" office:value="0.415" calcext:value-type="currency">
            <text:p>$0.42</text:p>
          </table:table-cell>
          <table:table-cell table:style-name="ce156" table:formula="of:=[.F49]*[.G49]" office:value-type="currency" office:currency="USD" office:value="0.415" calcext:value-type="currency">
            <text:p>$0.42</text:p>
          </table:table-cell>
          <table:table-cell table:style-name="ce156" table:formula="of:=[.H49]*[.E$2]+[.I49]*[.$E$1]" office:value-type="currency" office:currency="USD" office:value="58.1" calcext:value-type="currency">
            <text:p>$58.10</text:p>
          </table:table-cell>
          <table:table-cell table:style-name="ce60" table:formula="of:=[.E49]*[.$E$2]+[.F49]*[.$E$1]" office:value-type="float" office:value="140" calcext:value-type="float">
            <text:p>140</text:p>
          </table:table-cell>
          <table:table-cell table:style-name="ce61" office:value-type="float" office:value="271" calcext:value-type="float">
            <text:p>271</text:p>
          </table:table-cell>
          <table:table-cell table:style-name="ce61" office:value-type="float" office:value="123" calcext:value-type="float">
            <text:p>123</text:p>
          </table:table-cell>
          <table:table-cell table:style-name="ce182" table:formula="of:=[.M49]*[.G49]" office:value-type="currency" office:currency="USD" office:value="51.045" calcext:value-type="currency">
            <text:p>$51.05</text:p>
          </table:table-cell>
          <table:table-cell table:style-name="ce61" office:value-type="float" office:value="45" calcext:value-type="float">
            <text:p>45</text:p>
          </table:table-cell>
          <table:table-cell table:style-name="ce156" table:formula="of:=[.O49]*[.G49]" office:value-type="currency" office:currency="USD" office:value="18.675" calcext:value-type="currency">
            <text:p>$18.68</text:p>
          </table:table-cell>
          <table:table-cell table:style-name="ce156" table:formula="of:=[.L49]*[.G49]" office:value-type="currency" office:currency="USD" office:value="112.465" calcext:value-type="currency">
            <text:p>$112.47</text:p>
          </table:table-cell>
          <table:table-cell table:formula="of:=IF(MAX(0;([.K49]-[.O49]));MAX(0;([.K49]-[.O49]));&quot; &quot;)" office:value-type="float" office:value="95" calcext:value-type="float">
            <text:p>95</text:p>
          </table:table-cell>
          <table:table-cell table:style-name="ce111"/>
          <table:table-cell/>
          <table:table-cell table:style-name="ce112" table:formula="of:=IF([.R49]=&quot; &quot;;&quot; &quot;;[.R49]*[.G49])" office:value-type="currency" office:currency="USD" office:value="39.425" calcext:value-type="currency">
            <text:p>$39.43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isoSPI Transformer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7490100111A</text:p>
          </table:table-cell>
          <table:table-cell table:style-name="ce61" office:value-type="float" office:value="3" calcext:value-type="float">
            <text:p>3</text:p>
          </table:table-cell>
          <table:table-cell table:style-name="Good" table:formula="of:=[.E50]" office:value-type="float" office:value="3" calcext:value-type="float">
            <text:p>3</text:p>
          </table:table-cell>
          <table:table-cell table:style-name="ce112" office:value-type="currency" office:currency="USD" office:value="2.78" calcext:value-type="currency">
            <text:p>$2.78</text:p>
          </table:table-cell>
          <table:table-cell table:style-name="ce112" table:formula="of:=[.G50]*[.E50]" office:value-type="currency" office:currency="USD" office:value="8.34" calcext:value-type="currency">
            <text:p>$8.34</text:p>
          </table:table-cell>
          <table:table-cell table:style-name="ce156" table:formula="of:=[.F50]*[.G50]" office:value-type="currency" office:currency="USD" office:value="8.34" calcext:value-type="currency">
            <text:p>$8.34</text:p>
          </table:table-cell>
          <table:table-cell table:style-name="ce156" table:formula="of:=[.H50]*[.E$2]+[.I50]*[.$E$1]" office:value-type="currency" office:currency="USD" office:value="1167.6" calcext:value-type="currency">
            <text:p>$1,167.60</text:p>
          </table:table-cell>
          <table:table-cell table:style-name="ce60" table:formula="of:=[.E50]*[.$E$2]+[.F50]*[.$E$1]" office:value-type="float" office:value="420" calcext:value-type="float">
            <text:p>420</text:p>
          </table:table-cell>
          <table:table-cell table:style-name="ce61" office:value-type="float" office:value="773" calcext:value-type="float">
            <text:p>773</text:p>
          </table:table-cell>
          <table:table-cell table:style-name="ce61" office:value-type="float" office:value="287" calcext:value-type="float">
            <text:p>287</text:p>
          </table:table-cell>
          <table:table-cell table:style-name="ce182" table:formula="of:=[.M50]*[.G50]" office:value-type="currency" office:currency="USD" office:value="797.86" calcext:value-type="currency">
            <text:p>$797.86</text:p>
          </table:table-cell>
          <table:table-cell table:style-name="ce61" office:value-type="float" office:value="149" calcext:value-type="float">
            <text:p>149</text:p>
          </table:table-cell>
          <table:table-cell table:style-name="ce156" table:formula="of:=[.O50]*[.G50]" office:value-type="currency" office:currency="USD" office:value="414.22" calcext:value-type="currency">
            <text:p>$414.22</text:p>
          </table:table-cell>
          <table:table-cell table:style-name="ce156" table:formula="of:=[.L50]*[.G50]" office:value-type="currency" office:currency="USD" office:value="2148.94" calcext:value-type="currency">
            <text:p>$2,148.94</text:p>
          </table:table-cell>
          <table:table-cell table:formula="of:=IF(MAX(0;([.K50]-[.O50]));MAX(0;([.K50]-[.O50]));&quot; &quot;)" office:value-type="float" office:value="271" calcext:value-type="float">
            <text:p>271</text:p>
          </table:table-cell>
          <table:table-cell table:style-name="ce111"/>
          <table:table-cell/>
          <table:table-cell table:style-name="ce112" table:formula="of:=IF([.R50]=&quot; &quot;;&quot; &quot;;[.R50]*[.G50])" office:value-type="currency" office:currency="USD" office:value="753.38" calcext:value-type="currency">
            <text:p>$753.38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ConnE isolation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office:annotation draw:style-name="gr3" draw:text-style-name="P2" svg:width="1.1413in" svg:height="1.1677in" svg:x="6.587in" svg:y="12.3496in" draw:caption-point-x="-0.2402in" draw:caption-point-y="0.5945in">
              <dc:date>2024-12-16T00:00:00</dc:date>
              <text:p text:style-name="P1"><text:span text:style-name="T1">Other Pns:</text:span></text:p>
              <text:p text:style-name="P3"><text:span text:style-name="T2">H11D1SR2M</text:span></text:p>
              <text:p text:style-name="P3"><text:span text:style-name="T2">H11D2SR2VM</text:span></text:p>
              <text:p text:style-name="P3"><text:span text:style-name="T2">H11D1-X009T</text:span></text:p>
              <text:p text:style-name="P3"><text:span text:style-name="T2">H11D1-X007T</text:span></text:p>
              <text:p text:style-name="P3"><text:span text:style-name="T2">PC851XNNIP1H</text:span></text:p>
              <text:p text:style-name="P3"><text:span text:style-name="T2">MOC8204SM</text:span></text:p>
            </office:annotation>
            <text:p>H11D1SR2VM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51]" office:value-type="float" office:value="1" calcext:value-type="float">
            <text:p>1</text:p>
          </table:table-cell>
          <table:table-cell table:style-name="ce112" office:value-type="currency" office:currency="USD" office:value="0.5863" calcext:value-type="currency">
            <text:p>$0.59</text:p>
          </table:table-cell>
          <table:table-cell table:style-name="ce112" table:formula="of:=[.G51]*[.E51]" office:value-type="currency" office:currency="USD" office:value="0.5863" calcext:value-type="currency">
            <text:p>$0.59</text:p>
          </table:table-cell>
          <table:table-cell table:style-name="ce156" table:formula="of:=[.F51]*[.G51]" office:value-type="currency" office:currency="USD" office:value="0.5863" calcext:value-type="currency">
            <text:p>$0.59</text:p>
          </table:table-cell>
          <table:table-cell table:style-name="ce156" table:formula="of:=[.H51]*[.E$2]+[.I51]*[.$E$1]" office:value-type="currency" office:currency="USD" office:value="82.082" calcext:value-type="currency">
            <text:p>$82.08</text:p>
          </table:table-cell>
          <table:table-cell table:style-name="ce60" table:formula="of:=[.E51]*[.$E$2]+[.F51]*[.$E$1]" office:value-type="float" office:value="140" calcext:value-type="float">
            <text:p>140</text:p>
          </table:table-cell>
          <table:table-cell table:style-name="ce61" office:value-type="float" office:value="290" calcext:value-type="float">
            <text:p>290</text:p>
          </table:table-cell>
          <table:table-cell table:style-name="ce61" office:value-type="float" office:value="142" calcext:value-type="float">
            <text:p>142</text:p>
          </table:table-cell>
          <table:table-cell table:style-name="ce182" table:formula="of:=[.M51]*[.G51]" office:value-type="currency" office:currency="USD" office:value="83.2546" calcext:value-type="currency">
            <text:p>$83.25</text:p>
          </table:table-cell>
          <table:table-cell table:style-name="ce61" office:value-type="float" office:value="63" calcext:value-type="float">
            <text:p>63</text:p>
          </table:table-cell>
          <table:table-cell table:style-name="ce156" table:formula="of:=[.O51]*[.G51]" office:value-type="currency" office:currency="USD" office:value="36.9369" calcext:value-type="currency">
            <text:p>$36.94</text:p>
          </table:table-cell>
          <table:table-cell table:style-name="ce156" table:formula="of:=[.L51]*[.G51]" office:value-type="currency" office:currency="USD" office:value="170.027" calcext:value-type="currency">
            <text:p>$170.03</text:p>
          </table:table-cell>
          <table:table-cell table:formula="of:=IF(MAX(0;([.K51]-[.O51]));MAX(0;([.K51]-[.O51]));&quot; &quot;)" office:value-type="float" office:value="77" calcext:value-type="float">
            <text:p>77</text:p>
          </table:table-cell>
          <table:table-cell table:style-name="ce111"/>
          <table:table-cell table:style-name="ce110"/>
          <table:table-cell table:style-name="ce112" table:formula="of:=IF([.R51]=&quot; &quot;;&quot; &quot;;[.R51]*[.G51])" office:value-type="currency" office:currency="USD" office:value="45.1451" calcext:value-type="currency">
            <text:p>$45.1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Triac Heatsink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DV-T263-301E-TR</text:p>
          </table:table-cell>
          <table:table-cell table:style-name="ce61" office:value-type="float" office:value="1" calcext:value-type="float">
            <text:p>1</text:p>
          </table:table-cell>
          <table:table-cell table:style-name="Good" table:formula="of:=[.E52]" office:value-type="float" office:value="1" calcext:value-type="float">
            <text:p>1</text:p>
          </table:table-cell>
          <table:table-cell table:style-name="ce112" office:value-type="currency" office:currency="USD" office:value="1.8" calcext:value-type="currency">
            <text:p>$1.80</text:p>
          </table:table-cell>
          <table:table-cell table:style-name="ce112" table:formula="of:=[.G52]*[.E52]" office:value-type="currency" office:currency="USD" office:value="1.8" calcext:value-type="currency">
            <text:p>$1.80</text:p>
          </table:table-cell>
          <table:table-cell table:style-name="ce156" table:formula="of:=[.F52]*[.G52]" office:value-type="currency" office:currency="USD" office:value="1.8" calcext:value-type="currency">
            <text:p>$1.80</text:p>
          </table:table-cell>
          <table:table-cell table:style-name="ce156" table:formula="of:=[.H52]*[.E$2]+[.I52]*[.$E$1]" office:value-type="currency" office:currency="USD" office:value="252" calcext:value-type="currency">
            <text:p>$252.00</text:p>
          </table:table-cell>
          <table:table-cell table:style-name="ce200" table:formula="of:=[.E52]*[.$E$2]+[.F52]*[.$E$1]-47" office:value-type="float" office:value="93" calcext:value-type="float">
            <text:p>93</text:p>
          </table:table-cell>
          <table:table-cell table:style-name="ce61" office:value-type="float" office:value="210" calcext:value-type="float">
            <text:p>210</text:p>
          </table:table-cell>
          <table:table-cell table:style-name="ce61" office:value-type="float" office:value="110" calcext:value-type="float">
            <text:p>110</text:p>
          </table:table-cell>
          <table:table-cell table:style-name="ce182" table:formula="of:=[.M52]*[.G52]" office:value-type="currency" office:currency="USD" office:value="198" calcext:value-type="currency">
            <text:p>$198.00</text:p>
          </table:table-cell>
          <table:table-cell table:style-name="ce61" office:value-type="float" office:value="31" calcext:value-type="float">
            <text:p>31</text:p>
          </table:table-cell>
          <table:table-cell table:style-name="ce156" table:formula="of:=[.O52]*[.G52]" office:value-type="currency" office:currency="USD" office:value="55.8" calcext:value-type="currency">
            <text:p>$55.80</text:p>
          </table:table-cell>
          <table:table-cell table:style-name="ce156" table:formula="of:=[.L52]*[.G52]" office:value-type="currency" office:currency="USD" office:value="378" calcext:value-type="currency">
            <text:p>$378.00</text:p>
          </table:table-cell>
          <table:table-cell table:formula="of:=IF(MAX(0;([.K52]-[.O52]));MAX(0;([.K52]-[.O52]));&quot; &quot;)" office:value-type="float" office:value="62" calcext:value-type="float">
            <text:p>62</text:p>
          </table:table-cell>
          <table:table-cell table:style-name="ce111"/>
          <table:table-cell table:style-name="ce110"/>
          <table:table-cell table:style-name="ce112" table:formula="of:=IF([.R52]=&quot; &quot;;&quot; &quot;;[.R52]*[.G52])" office:value-type="currency" office:currency="USD" office:value="111.6" calcext:value-type="currency">
            <text:p>$111.6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61"/>
          <table:table-cell table:style-name="ce61" office:value-type="string" calcext:value-type="string">
            <text:p>optoIsolator</text:p>
          </table:table-cell>
          <table:table-cell table:style-name="ce78" office:value-type="string" calcext:value-type="string">
            <text:p>Digikey</text:p>
            <text:p>Newark</text:p>
          </table:table-cell>
          <table:table-cell table:style-name="ce61" office:value-type="string" calcext:value-type="string">
            <text:p>SFH620A-2X007T</text:p>
          </table:table-cell>
          <table:table-cell table:style-name="ce61" office:value-type="float" office:value="2" calcext:value-type="float">
            <text:p>2</text:p>
          </table:table-cell>
          <table:table-cell table:style-name="Good" table:formula="of:=[.E53]" office:value-type="float" office:value="2" calcext:value-type="float">
            <text:p>2</text:p>
          </table:table-cell>
          <table:table-cell table:style-name="ce112" office:value-type="currency" office:currency="USD" office:value="0.657" calcext:value-type="currency">
            <text:p>$0.66</text:p>
          </table:table-cell>
          <table:table-cell table:style-name="ce112" table:formula="of:=[.G53]*[.E53]" office:value-type="currency" office:currency="USD" office:value="1.314" calcext:value-type="currency">
            <text:p>$1.31</text:p>
          </table:table-cell>
          <table:table-cell table:style-name="ce156" table:formula="of:=[.F53]*[.G53]" office:value-type="currency" office:currency="USD" office:value="1.314" calcext:value-type="currency">
            <text:p>$1.31</text:p>
          </table:table-cell>
          <table:table-cell table:style-name="ce156" table:formula="of:=[.H53]*[.E$2]+[.I53]*[.$E$1]" office:value-type="currency" office:currency="USD" office:value="183.96" calcext:value-type="currency">
            <text:p>$183.96</text:p>
          </table:table-cell>
          <table:table-cell table:style-name="ce60" table:formula="of:=[.E53]*[.$E$2]+[.F53]*[.$E$1]" office:value-type="float" office:value="280" calcext:value-type="float">
            <text:p>280</text:p>
          </table:table-cell>
          <table:table-cell table:style-name="ce61" office:value-type="float" office:value="506" calcext:value-type="float">
            <text:p>506</text:p>
          </table:table-cell>
          <table:table-cell table:style-name="ce61" office:value-type="float" office:value="128" calcext:value-type="float">
            <text:p>128</text:p>
          </table:table-cell>
          <table:table-cell table:style-name="ce182" table:formula="of:=[.M53]*[.G53]" office:value-type="currency" office:currency="USD" office:value="84.096" calcext:value-type="currency">
            <text:p>$84.10</text:p>
          </table:table-cell>
          <table:table-cell table:style-name="ce61" office:value-type="float" office:value="471" calcext:value-type="float">
            <text:p>471</text:p>
          </table:table-cell>
          <table:table-cell table:style-name="ce156" table:formula="of:=[.O53]*[.G53]" office:value-type="currency" office:currency="USD" office:value="309.447" calcext:value-type="currency">
            <text:p>$309.45</text:p>
          </table:table-cell>
          <table:table-cell table:style-name="ce156" table:formula="of:=[.L53]*[.G53]" office:value-type="currency" office:currency="USD" office:value="332.442" calcext:value-type="currency">
            <text:p>$332.44</text:p>
          </table:table-cell>
          <table:table-cell table:formula="of:=IF(MAX(0;([.K53]-[.O53]));MAX(0;([.K53]-[.O53]));&quot; &quot;)" office:value-type="string" office:string-value=" " calcext:value-type="string">
            <text:p><text:s/></text:p>
          </table:table-cell>
          <table:table-cell table:style-name="ce111"/>
          <table:table-cell table:style-name="ce110"/>
          <table:table-cell table:style-name="ce112" table:formula="of:=IF([.R53]=&quot; &quot;;&quot; &quot;;[.R53]*[.G53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61" table:number-columns-repeated="2"/>
          <table:table-cell table:style-name="ce78"/>
          <table:table-cell table:style-name="ce61" table:number-columns-repeated="2"/>
          <table:table-cell table:style-name="ce148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44:.H53])" office:value-type="currency" office:currency="USD" office:value="17.44432" calcext:value-type="currency">
            <text:p>$17.44</text:p>
          </table:table-cell>
          <table:table-cell table:style-name="ce116" table:formula="of:=SUM([.I44:.I53])" office:value-type="currency" office:currency="USD" office:value="17.44432" calcext:value-type="currency">
            <text:p>$17.44</text:p>
          </table:table-cell>
          <table:table-cell table:style-name="ce116" table:formula="of:=SUM([.J44:.J53])" office:value-type="currency" office:currency="USD" office:value="2442.2048" calcext:value-type="currency">
            <text:p>$2,442.20</text:p>
          </table:table-cell>
          <table:table-cell table:style-name="ce202"/>
          <table:table-cell table:style-name="ce113" table:number-columns-repeated="2"/>
          <table:table-cell table:style-name="ce182"/>
          <table:table-cell table:style-name="ce113"/>
          <table:table-cell table:style-name="ce116" table:formula="of:=SUM([.P44:.P53])" office:value-type="currency" office:currency="USD" office:value="1271.27306" calcext:value-type="currency">
            <text:p>$1,271.27</text:p>
          </table:table-cell>
          <table:table-cell table:style-name="ce116" table:formula="of:=SUM([.Q44:.Q53])" office:value-type="currency" office:currency="USD" office:value="4710.8678" calcext:value-type="currency">
            <text:p>$4,710.87</text:p>
          </table:table-cell>
          <table:table-cell table:formula="of:=IF(MAX(0;([.K54]-[.O54]));MAX(0;([.K54]-[.O54]));&quot; &quot;)" office:value-type="string" office:string-value=" " calcext:value-type="string">
            <text:p><text:s/></text:p>
          </table:table-cell>
          <table:table-cell table:style-name="ce111"/>
          <table:table-cell table:style-name="ce110"/>
          <table:table-cell table:style-name="ce112" table:formula="of:=IF([.R54]=&quot; &quot;;&quot; &quot;;[.R54]*[.G54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54]+[.H41]" office:value-type="currency" office:currency="USD" office:value="125.10004" calcext:value-type="currency">
            <text:p>$125.10</text:p>
          </table:table-cell>
          <table:table-cell table:style-name="ce165" table:formula="of:=[.I54]+[.I41]" office:value-type="currency" office:currency="USD" office:value="125.10004" calcext:value-type="currency">
            <text:p>$125.10</text:p>
          </table:table-cell>
          <table:table-cell table:style-name="ce165" table:formula="of:=[.J54]+[.J41]" office:value-type="currency" office:currency="USD" office:value="17514.0056" calcext:value-type="currency">
            <text:p>$17,514.01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54]+[.P41]" office:value-type="currency" office:currency="USD" office:value="16002.99206" calcext:value-type="currency">
            <text:p>$16,002.99</text:p>
          </table:table-cell>
          <table:table-cell table:style-name="ce165" table:formula="of:=[.Q54]+[.Q41]" office:value-type="currency" office:currency="USD" office:value="30728.5633" calcext:value-type="currency">
            <text:p>$30,728.56</text:p>
          </table:table-cell>
          <table:table-cell table:formula="of:=IF(MAX(0;([.K55]-[.O55]));MAX(0;([.K55]-[.O55]));&quot; &quot;)" office:value-type="string" office:string-value=" " calcext:value-type="string">
            <text:p><text:s/></text:p>
          </table:table-cell>
          <table:table-cell table:style-name="ce171"/>
          <table:table-cell table:style-name="ce115"/>
          <table:table-cell table:style-name="ce112" table:formula="of:=IF([.R55]=&quot; &quot;;&quot; &quot;;[.R55]*[.G55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56]-[.O56]));MAX(0;([.K56]-[.O56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56]=&quot; &quot;;&quot; &quot;;[.R56]*[.G56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Thru Hole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57]-[.O57]));MAX(0;([.K57]-[.O57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57]=&quot; &quot;;&quot; &quot;;[.R57]*[.G57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HVDC→DC (RevD)</text:p>
          </table:table-cell>
          <table:table-cell table:style-name="ce61" office:value-type="string" calcext:value-type="string">
            <text:p>OnlineComponents</text:p>
          </table:table-cell>
          <table:table-cell table:style-name="ce140" office:value-type="string" calcext:value-type="string">
            <text:p>EPM1510SJ (RevD)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58]" office:value-type="float" office:value="1" calcext:value-type="float">
            <text:p>1</text:p>
          </table:table-cell>
          <table:table-cell table:style-name="ce112" office:value-type="currency" office:currency="USD" office:value="5.92" calcext:value-type="currency">
            <text:p>$5.92</text:p>
          </table:table-cell>
          <table:table-cell table:style-name="ce112" table:formula="of:=[.G58]*[.E58]" office:value-type="currency" office:currency="USD" office:value="5.92" calcext:value-type="currency">
            <text:p>$5.92</text:p>
          </table:table-cell>
          <table:table-cell table:style-name="ce156" table:formula="of:=[.F58]*[.G58]" office:value-type="currency" office:currency="USD" office:value="5.92" calcext:value-type="currency">
            <text:p>$5.92</text:p>
          </table:table-cell>
          <table:table-cell table:style-name="ce156" table:formula="of:=[.H58]*[.E$2]+[.I58]*[.$E$1]" office:value-type="currency" office:currency="USD" office:value="828.8" calcext:value-type="currency">
            <text:p>$828.80</text:p>
          </table:table-cell>
          <table:table-cell table:style-name="ce200" table:formula="of:=[.E58]*[.$E$2]+[.F58]*[.$E$1]-47" office:value-type="float" office:value="93" calcext:value-type="float">
            <text:p>93</text:p>
          </table:table-cell>
          <table:table-cell table:style-name="ce61" office:value-type="float" office:value="349" calcext:value-type="float">
            <text:p>349</text:p>
          </table:table-cell>
          <table:table-cell table:style-name="ce61" office:value-type="float" office:value="212" calcext:value-type="float">
            <text:p>212</text:p>
          </table:table-cell>
          <table:table-cell table:style-name="ce182" table:formula="of:=[.M58]*[.G58]" office:value-type="currency" office:currency="USD" office:value="1255.04" calcext:value-type="currency">
            <text:p>$1,255.04</text:p>
          </table:table-cell>
          <table:table-cell table:style-name="ce61" office:value-type="float" office:value="133" calcext:value-type="float">
            <text:p>133</text:p>
          </table:table-cell>
          <table:table-cell table:style-name="ce156" table:formula="of:=[.O58]*[.G58]" office:value-type="currency" office:currency="USD" office:value="787.36" calcext:value-type="currency">
            <text:p>$787.36</text:p>
          </table:table-cell>
          <table:table-cell table:style-name="ce156" table:formula="of:=[.L58]*[.G58]" office:value-type="currency" office:currency="USD" office:value="2066.08" calcext:value-type="currency">
            <text:p>$2,066.08</text:p>
          </table:table-cell>
          <table:table-cell table:formula="of:=IF(MAX(0;([.K58]-[.O58]));MAX(0;([.K58]-[.O58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2" table:formula="of:=IF([.R58]=&quot; &quot;;&quot; &quot;;[.R58]*[.G58])" office:value-type="string" office:string-value=" " calcext:value-type="string">
            <text:p><text:s/></text:p>
          </table:table-cell>
          <table:table-cell/>
          <table:table-cell table:style-name="ce61" table:number-columns-repeated="1001"/>
          <table:table-cell table:number-columns-repeated="15361"/>
        </table:table-row>
        <table:table-row table:style-name="ro6">
          <table:table-cell table:style-name="ce110"/>
          <table:table-cell table:style-name="ce61" office:value-type="string" calcext:value-type="string">
            <text:p>BCM Connector</text:p>
          </table:table-cell>
          <table:table-cell table:style-name="ce78" office:value-type="string" calcext:value-type="string">
            <text:p>Mouser</text:p>
            <text:p>Avnet</text:p>
          </table:table-cell>
          <table:table-cell table:style-name="ce61" office:value-type="string" calcext:value-type="string">
            <text:p>174917-6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59]" office:value-type="float" office:value="1" calcext:value-type="float">
            <text:p>1</text:p>
          </table:table-cell>
          <table:table-cell table:style-name="ce112" office:value-type="currency" office:currency="USD" office:value="10.62" calcext:value-type="currency">
            <text:p>$10.62</text:p>
          </table:table-cell>
          <table:table-cell table:style-name="ce112" table:formula="of:=[.G59]*[.E59]" office:value-type="currency" office:currency="USD" office:value="10.62" calcext:value-type="currency">
            <text:p>$10.62</text:p>
          </table:table-cell>
          <table:table-cell table:style-name="ce156" table:formula="of:=[.F59]*[.G59]" office:value-type="currency" office:currency="USD" office:value="10.62" calcext:value-type="currency">
            <text:p>$10.62</text:p>
          </table:table-cell>
          <table:table-cell table:style-name="ce156" table:formula="of:=[.H59]*[.E$2]+[.I59]*[.$E$1]" office:value-type="currency" office:currency="USD" office:value="1486.8" calcext:value-type="currency">
            <text:p>$1,486.80</text:p>
          </table:table-cell>
          <table:table-cell table:style-name="ce60" table:formula="of:=[.E59]*[.$E$2]+[.F59]*[.$E$1]" office:value-type="float" office:value="140" calcext:value-type="float">
            <text:p>140</text:p>
          </table:table-cell>
          <table:table-cell table:style-name="ce61" office:value-type="float" office:value="261" calcext:value-type="float">
            <text:p>261</text:p>
          </table:table-cell>
          <table:table-cell table:style-name="ce61" office:value-type="float" office:value="111" calcext:value-type="float">
            <text:p>111</text:p>
          </table:table-cell>
          <table:table-cell table:style-name="ce182" table:formula="of:=[.M59]*[.G59]" office:value-type="currency" office:currency="USD" office:value="1178.82" calcext:value-type="currency">
            <text:p>$1,178.82</text:p>
          </table:table-cell>
          <table:table-cell table:style-name="ce61" office:value-type="float" office:value="30" calcext:value-type="float">
            <text:p>30</text:p>
          </table:table-cell>
          <table:table-cell table:style-name="ce156" table:formula="of:=[.O59]*[.G59]" office:value-type="currency" office:currency="USD" office:value="318.6" calcext:value-type="currency">
            <text:p>$318.60</text:p>
          </table:table-cell>
          <table:table-cell table:style-name="ce156" table:formula="of:=[.L59]*[.G59]" office:value-type="currency" office:currency="USD" office:value="2771.82" calcext:value-type="currency">
            <text:p>$2,771.82</text:p>
          </table:table-cell>
          <table:table-cell table:formula="of:=IF(MAX(0;([.K59]-[.O59]));MAX(0;([.K59]-[.O59]));&quot; &quot;)" office:value-type="float" office:value="110" calcext:value-type="float">
            <text:p>110</text:p>
          </table:table-cell>
          <table:table-cell table:style-name="ce111"/>
          <table:table-cell/>
          <table:table-cell table:style-name="ce112" table:formula="of:=IF([.R59]=&quot; &quot;;&quot; &quot;;[.R59]*[.G59])" office:value-type="currency" office:currency="USD" office:value="1168.2" calcext:value-type="currency">
            <text:p>$1,168.2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1"/>
          <table:table-cell table:style-name="ce60" office:value-type="string" calcext:value-type="string">
            <text:p>Capacitor – Bulk HVDC</text:p>
            <text:p/>
          </table:table-cell>
          <table:table-cell table:style-name="ce128" office:value-type="string" calcext:value-type="string">
            <text:p>Digikey</text:p>
          </table:table-cell>
          <table:table-cell table:style-name="ce60" office:value-type="string" calcext:value-type="string">
            <text:p>URY2F330MRD (33 uF)(EOL)</text:p>
            <text:p><text:span text:style-name="T5">URY2G220MRD (22 uF)(EOL)</text:span></text:p>
          </table:table-cell>
          <table:table-cell table:style-name="ce60" office:value-type="float" office:value="1" calcext:value-type="float">
            <text:p>1</text:p>
          </table:table-cell>
          <table:table-cell table:style-name="ce151" table:formula="of:=[.E60]" office:value-type="float" office:value="1" calcext:value-type="float">
            <text:p>1</text:p>
          </table:table-cell>
          <table:table-cell table:style-name="ce156" office:value-type="currency" office:currency="USD" office:value="1.5048" calcext:value-type="currency">
            <text:p>$1.50</text:p>
          </table:table-cell>
          <table:table-cell table:style-name="ce156" table:formula="of:=[.G60]*[.E60]" office:value-type="currency" office:currency="USD" office:value="1.5048" calcext:value-type="currency">
            <text:p>$1.50</text:p>
          </table:table-cell>
          <table:table-cell table:style-name="ce156" table:formula="of:=[.F60]*[.G60]" office:value-type="currency" office:currency="USD" office:value="1.5048" calcext:value-type="currency">
            <text:p>$1.50</text:p>
          </table:table-cell>
          <table:table-cell table:style-name="ce156" table:formula="of:=[.H60]*[.E$2]+[.I60]*[.$E$1]" office:value-type="currency" office:currency="USD" office:value="210.672" calcext:value-type="currency">
            <text:p>$210.67</text:p>
          </table:table-cell>
          <table:table-cell table:style-name="ce60" table:formula="of:=[.E60]*[.$E$2]+[.F60]*[.$E$1]" office:value-type="float" office:value="140" calcext:value-type="float">
            <text:p>140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52" calcext:value-type="float">
            <text:p>52</text:p>
          </table:table-cell>
          <table:table-cell table:style-name="ce197" table:formula="of:=[.M60]*[.G60]" office:value-type="currency" office:currency="USD" office:value="78.2496" calcext:value-type="currency">
            <text:p>$78.25</text:p>
          </table:table-cell>
          <table:table-cell table:style-name="ce60" office:value-type="float" office:value="111" calcext:value-type="float">
            <text:p>111</text:p>
          </table:table-cell>
          <table:table-cell table:style-name="ce156" table:formula="of:=[.O60]*[.G60]" office:value-type="currency" office:currency="USD" office:value="167.0328" calcext:value-type="currency">
            <text:p>$167.03</text:p>
          </table:table-cell>
          <table:table-cell table:style-name="ce156" table:formula="of:=[.L60]*[.G60]" office:value-type="currency" office:currency="USD" office:value="585.3672" calcext:value-type="currency">
            <text:p>$585.37</text:p>
          </table:table-cell>
          <table:table-cell table:formula="of:=IF(MAX(0;([.K60]-[.O60]));MAX(0;([.K60]-[.O60]));&quot; &quot;)" office:value-type="float" office:value="29" calcext:value-type="float">
            <text:p>29</text:p>
          </table:table-cell>
          <table:table-cell table:style-name="ce111"/>
          <table:table-cell table:style-name="ce220"/>
          <table:table-cell table:style-name="ce112" table:formula="of:=IF([.R60]=&quot; &quot;;&quot; &quot;;[.R60]*[.G60])" office:value-type="currency" office:currency="USD" office:value="43.6392" calcext:value-type="currency">
            <text:p>$43.64</text:p>
          </table:table-cell>
          <table:table-cell/>
          <table:table-cell table:style-name="ce60" table:number-columns-repeated="42"/>
          <table:table-cell table:style-name="ce215" table:number-columns-repeated="961"/>
          <table:table-cell/>
          <table:table-cell table:style-name="ce215" table:number-columns-repeated="15358"/>
        </table:table-row>
        <table:table-row table:style-name="ro3">
          <table:table-cell table:style-name="ce110"/>
          <table:table-cell table:style-name="ce61" office:value-type="string" calcext:value-type="string">
            <text:p>Fuse Holder</text:p>
          </table:table-cell>
          <table:table-cell table:style-name="ce78" office:value-type="string" calcext:value-type="string">
            <text:p>Digikey</text:p>
          </table:table-cell>
          <table:table-cell table:style-name="ce141" office:value-type="string" calcext:value-type="string">
            <text:p>0031.8201</text:p>
          </table:table-cell>
          <table:table-cell table:style-name="ce61" office:value-type="float" office:value="2" calcext:value-type="float">
            <text:p>2</text:p>
          </table:table-cell>
          <table:table-cell table:style-name="ce148" table:formula="of:=[.E61]" office:value-type="float" office:value="2" calcext:value-type="float">
            <text:p>2</text:p>
          </table:table-cell>
          <table:table-cell table:style-name="ce112" office:value-type="currency" office:currency="USD" office:value="0.608" calcext:value-type="currency">
            <text:p>$0.61</text:p>
          </table:table-cell>
          <table:table-cell table:style-name="ce112" table:formula="of:=[.G61]*[.E61]" office:value-type="currency" office:currency="USD" office:value="1.216" calcext:value-type="currency">
            <text:p>$1.22</text:p>
          </table:table-cell>
          <table:table-cell table:style-name="ce156" table:formula="of:=[.F61]*[.G61]" office:value-type="currency" office:currency="USD" office:value="1.216" calcext:value-type="currency">
            <text:p>$1.22</text:p>
          </table:table-cell>
          <table:table-cell table:style-name="ce156" table:formula="of:=[.H61]*[.E$2]+[.I61]*[.$E$1]" office:value-type="currency" office:currency="USD" office:value="170.24" calcext:value-type="currency">
            <text:p>$170.24</text:p>
          </table:table-cell>
          <table:table-cell table:style-name="ce60" table:formula="of:=[.E61]*[.$E$2]+[.F61]*[.$E$1]" office:value-type="float" office:value="280" calcext:value-type="float">
            <text:p>280</text:p>
          </table:table-cell>
          <table:table-cell table:style-name="ce61" office:value-type="float" office:value="580" calcext:value-type="float">
            <text:p>580</text:p>
          </table:table-cell>
          <table:table-cell table:style-name="ce61" office:value-type="float" office:value="170" calcext:value-type="float">
            <text:p>170</text:p>
          </table:table-cell>
          <table:table-cell table:style-name="ce182" table:formula="of:=[.M61]*[.G61]" office:value-type="currency" office:currency="USD" office:value="103.36" calcext:value-type="currency">
            <text:p>$103.36</text:p>
          </table:table-cell>
          <table:table-cell table:style-name="ce61" office:value-type="float" office:value="81" calcext:value-type="float">
            <text:p>81</text:p>
          </table:table-cell>
          <table:table-cell table:style-name="ce156" table:formula="of:=[.O61]*[.G61]" office:value-type="currency" office:currency="USD" office:value="49.248" calcext:value-type="currency">
            <text:p>$49.25</text:p>
          </table:table-cell>
          <table:table-cell table:style-name="ce156" table:formula="of:=[.L61]*[.G61]" office:value-type="currency" office:currency="USD" office:value="352.64" calcext:value-type="currency">
            <text:p>$352.64</text:p>
          </table:table-cell>
          <table:table-cell table:formula="of:=IF(MAX(0;([.K61]-[.O61]));MAX(0;([.K61]-[.O61]));&quot; &quot;)" office:value-type="float" office:value="199" calcext:value-type="float">
            <text:p>199</text:p>
          </table:table-cell>
          <table:table-cell table:style-name="ce111"/>
          <table:table-cell/>
          <table:table-cell table:style-name="ce112" table:formula="of:=IF([.R61]=&quot; &quot;;&quot; &quot;;[.R61]*[.G61])" office:value-type="currency" office:currency="USD" office:value="120.992" calcext:value-type="currency">
            <text:p>$120.99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Screw Terminal – 8p (HVDC)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office:annotation draw:style-name="gr4" draw:text-style-name="P2" svg:width="1.1413in" svg:height="0.8567in" svg:x="6.587in" svg:y="15.1984in" draw:caption-point-x="-0.2402in" draw:caption-point-y="0.5945in">
              <dc:date>2024-10-06T00:00:00</dc:date>
              <text:p text:style-name="P1"><text:span text:style-name="T1">New conn supports lower gauge wire (for new grid charger)</text:span></text:p>
            </office:annotation>
            <text:p>A98163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62]" office:value-type="float" office:value="1" calcext:value-type="float">
            <text:p>1</text:p>
          </table:table-cell>
          <table:table-cell table:style-name="ce112" office:value-type="currency" office:currency="USD" office:value="3.74" calcext:value-type="currency">
            <text:p>$3.74</text:p>
          </table:table-cell>
          <table:table-cell table:style-name="ce112" table:formula="of:=[.G62]*[.E62]" office:value-type="currency" office:currency="USD" office:value="3.74" calcext:value-type="currency">
            <text:p>$3.74</text:p>
          </table:table-cell>
          <table:table-cell table:style-name="ce156" table:formula="of:=[.F62]*[.G62]" office:value-type="currency" office:currency="USD" office:value="3.74" calcext:value-type="currency">
            <text:p>$3.74</text:p>
          </table:table-cell>
          <table:table-cell table:style-name="ce156" table:formula="of:=[.H62]*[.E$2]+[.I62]*[.$E$1]" office:value-type="currency" office:currency="USD" office:value="523.6" calcext:value-type="currency">
            <text:p>$523.60</text:p>
          </table:table-cell>
          <table:table-cell table:style-name="ce60" table:formula="of:=[.E62]*[.$E$2]+[.F62]*[.$E$1]" office:value-type="float" office:value="140" calcext:value-type="float">
            <text:p>140</text:p>
          </table:table-cell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100" calcext:value-type="float">
            <text:p>100</text:p>
          </table:table-cell>
          <table:table-cell table:style-name="ce182" table:formula="of:=[.M62]*[.G62]" office:value-type="currency" office:currency="USD" office:value="374" calcext:value-type="currency">
            <text:p>$374.00</text:p>
          </table:table-cell>
          <table:table-cell table:style-name="ce61" office:value-type="float" office:value="65" calcext:value-type="float">
            <text:p>65</text:p>
          </table:table-cell>
          <table:table-cell table:style-name="ce156" table:formula="of:=[.O62]*[.G62]" office:value-type="currency" office:currency="USD" office:value="243.1" calcext:value-type="currency">
            <text:p>$243.10</text:p>
          </table:table-cell>
          <table:table-cell table:style-name="ce156" table:formula="of:=[.L62]*[.G62]" office:value-type="currency" office:currency="USD" office:value="1496" calcext:value-type="currency">
            <text:p>$1,496.00</text:p>
          </table:table-cell>
          <table:table-cell table:formula="of:=IF(MAX(0;([.K62]-[.O62]));MAX(0;([.K62]-[.O62]));&quot; &quot;)" office:value-type="float" office:value="75" calcext:value-type="float">
            <text:p>75</text:p>
          </table:table-cell>
          <table:table-cell table:style-name="ce111"/>
          <table:table-cell/>
          <table:table-cell table:style-name="ce112" table:formula="of:=IF([.R62]=&quot; &quot;;&quot; &quot;;[.R62]*[.G62])" office:value-type="currency" office:currency="USD" office:value="280.5" calcext:value-type="currency">
            <text:p>$280.5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Screw Terminal – 8p (Fans)</text:p>
          </table:table-cell>
          <table:table-cell table:style-name="ce78" office:value-type="string" calcext:value-type="string">
            <text:p>Mouser</text:p>
          </table:table-cell>
          <table:table-cell table:style-name="ce61" office:value-type="string" calcext:value-type="string">
            <text:p>277-1725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63]" office:value-type="float" office:value="1" calcext:value-type="float">
            <text:p>1</text:p>
          </table:table-cell>
          <table:table-cell table:style-name="ce112" office:value-type="currency" office:currency="USD" office:value="2.02" calcext:value-type="currency">
            <text:p>$2.02</text:p>
          </table:table-cell>
          <table:table-cell table:style-name="ce112" table:formula="of:=[.G63]*[.E63]" office:value-type="currency" office:currency="USD" office:value="2.02" calcext:value-type="currency">
            <text:p>$2.02</text:p>
          </table:table-cell>
          <table:table-cell table:style-name="ce156" table:formula="of:=[.F63]*[.G63]" office:value-type="currency" office:currency="USD" office:value="2.02" calcext:value-type="currency">
            <text:p>$2.02</text:p>
          </table:table-cell>
          <table:table-cell table:style-name="ce156" table:formula="of:=[.H63]*[.E$2]+[.I63]*[.$E$1]" office:value-type="currency" office:currency="USD" office:value="282.8" calcext:value-type="currency">
            <text:p>$282.80</text:p>
          </table:table-cell>
          <table:table-cell table:style-name="ce60" table:formula="of:=[.E63]*[.$E$2]+[.F63]*[.$E$1]" office:value-type="float" office:value="140" calcext:value-type="float">
            <text:p>140</text:p>
          </table:table-cell>
          <table:table-cell table:style-name="ce61" office:value-type="float" office:value="520" calcext:value-type="float">
            <text:p>520</text:p>
          </table:table-cell>
          <table:table-cell table:style-name="ce61" office:value-type="float" office:value="364" calcext:value-type="float">
            <text:p>364</text:p>
          </table:table-cell>
          <table:table-cell table:style-name="ce182" table:formula="of:=[.M63]*[.G63]" office:value-type="currency" office:currency="USD" office:value="735.28" calcext:value-type="currency">
            <text:p>$735.28</text:p>
          </table:table-cell>
          <table:table-cell table:style-name="ce61" office:value-type="float" office:value="285" calcext:value-type="float">
            <text:p>285</text:p>
          </table:table-cell>
          <table:table-cell table:style-name="ce156" table:formula="of:=[.O63]*[.G63]" office:value-type="currency" office:currency="USD" office:value="575.7" calcext:value-type="currency">
            <text:p>$575.70</text:p>
          </table:table-cell>
          <table:table-cell table:style-name="ce156" table:formula="of:=[.L63]*[.G63]" office:value-type="currency" office:currency="USD" office:value="1050.4" calcext:value-type="currency">
            <text:p>$1,050.40</text:p>
          </table:table-cell>
          <table:table-cell table:formula="of:=IF(MAX(0;([.K63]-[.O63]));MAX(0;([.K63]-[.O6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2" table:formula="of:=IF([.R63]=&quot; &quot;;&quot; &quot;;[.R63]*[.G63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0.1” 1x8 (8p)</text:p>
          </table:table-cell>
          <table:table-cell table:style-name="ce78" office:value-type="string" calcext:value-type="string">
            <text:p>Arrow</text:p>
          </table:table-cell>
          <table:table-cell table:style-name="ce61" office:value-type="string" calcext:value-type="string">
            <office:annotation draw:style-name="gr1" draw:text-style-name="P2" svg:width="1.1413in" svg:height="0.7083in" svg:x="6.5866in" svg:y="15.5441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61" office:value-type="float" office:value="8" calcext:value-type="float">
            <text:p>8</text:p>
          </table:table-cell>
          <table:table-cell table:style-name="ce148" table:formula="of:=[.E64]" office:value-type="float" office:value="8" calcext:value-type="float">
            <text:p>8</text:p>
          </table:table-cell>
          <table:table-cell table:style-name="ce112" office:value-type="currency" office:currency="USD" office:value="0.307" calcext:value-type="currency">
            <text:p>$0.31</text:p>
          </table:table-cell>
          <table:table-cell table:style-name="ce112" table:formula="of:=[.G64]*[.E64]" office:value-type="currency" office:currency="USD" office:value="2.456" calcext:value-type="currency">
            <text:p>$2.46</text:p>
          </table:table-cell>
          <table:table-cell table:style-name="ce156" table:formula="of:=[.F64]*[.G64]" office:value-type="currency" office:currency="USD" office:value="2.456" calcext:value-type="currency">
            <text:p>$2.46</text:p>
          </table:table-cell>
          <table:table-cell table:style-name="ce156" table:formula="of:=[.H64]*[.E$2]+[.I64]*[.$E$1]" office:value-type="currency" office:currency="USD" office:value="343.84" calcext:value-type="currency">
            <text:p>$343.84</text:p>
          </table:table-cell>
          <table:table-cell table:style-name="ce60" table:formula="of:=[.E64]*[.$E$2]+[.F64]*[.$E$1]" office:value-type="float" office:value="1120" calcext:value-type="float">
            <text:p>1120</text:p>
          </table:table-cell>
          <table:table-cell table:style-name="ce61" office:value-type="float" office:value="2020" calcext:value-type="float">
            <text:p>2020</text:p>
          </table:table-cell>
          <table:table-cell table:style-name="ce61" office:value-type="float" office:value="715" calcext:value-type="float">
            <text:p>715</text:p>
          </table:table-cell>
          <table:table-cell table:style-name="ce182" table:formula="of:=[.M64]*[.G64]" office:value-type="currency" office:currency="USD" office:value="219.505" calcext:value-type="currency">
            <text:p>$219.51</text:p>
          </table:table-cell>
          <table:table-cell table:style-name="ce61" office:value-type="float" office:value="420" calcext:value-type="float">
            <text:p>420</text:p>
          </table:table-cell>
          <table:table-cell table:style-name="ce156" table:formula="of:=[.O64]*[.G64]" office:value-type="currency" office:currency="USD" office:value="128.94" calcext:value-type="currency">
            <text:p>$128.94</text:p>
          </table:table-cell>
          <table:table-cell table:style-name="ce156" table:formula="of:=[.L64]*[.G64]" office:value-type="currency" office:currency="USD" office:value="620.14" calcext:value-type="currency">
            <text:p>$620.14</text:p>
          </table:table-cell>
          <table:table-cell table:formula="of:=IF(MAX(0;([.K64]-[.O64]));MAX(0;([.K64]-[.O64]));&quot; &quot;)" office:value-type="float" office:value="700" calcext:value-type="float">
            <text:p>700</text:p>
          </table:table-cell>
          <table:table-cell table:style-name="ce111"/>
          <table:table-cell/>
          <table:table-cell table:style-name="ce112" table:formula="of:=IF([.R64]=&quot; &quot;;&quot; &quot;;[.R64]*[.G64])" office:value-type="currency" office:currency="USD" office:value="214.9" calcext:value-type="currency">
            <text:p>$214.9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0.1" 2x8 (16p)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S2011E-08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65]" office:value-type="float" office:value="1" calcext:value-type="float">
            <text:p>1</text:p>
          </table:table-cell>
          <table:table-cell table:style-name="ce112" office:value-type="currency" office:currency="USD" office:value="0.869" calcext:value-type="currency">
            <text:p>$0.87</text:p>
          </table:table-cell>
          <table:table-cell table:style-name="ce112" table:formula="of:=[.G65]*[.E65]" office:value-type="currency" office:currency="USD" office:value="0.869" calcext:value-type="currency">
            <text:p>$0.87</text:p>
          </table:table-cell>
          <table:table-cell table:style-name="ce156" table:formula="of:=[.F65]*[.G65]" office:value-type="currency" office:currency="USD" office:value="0.869" calcext:value-type="currency">
            <text:p>$0.87</text:p>
          </table:table-cell>
          <table:table-cell table:style-name="ce156" table:formula="of:=[.H65]*[.E$2]+[.I65]*[.$E$1]" office:value-type="currency" office:currency="USD" office:value="121.66" calcext:value-type="currency">
            <text:p>$121.66</text:p>
          </table:table-cell>
          <table:table-cell table:style-name="ce60" table:formula="of:=[.E65]*[.$E$2]+[.F65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22" calcext:value-type="float">
            <text:p>122</text:p>
          </table:table-cell>
          <table:table-cell table:style-name="ce182" table:formula="of:=[.M65]*[.G65]" office:value-type="currency" office:currency="USD" office:value="106.018" calcext:value-type="currency">
            <text:p>$106.02</text:p>
          </table:table-cell>
          <table:table-cell table:style-name="ce61" office:value-type="float" office:value="42" calcext:value-type="float">
            <text:p>42</text:p>
          </table:table-cell>
          <table:table-cell table:style-name="ce156" table:formula="of:=[.O65]*[.G65]" office:value-type="currency" office:currency="USD" office:value="36.498" calcext:value-type="currency">
            <text:p>$36.50</text:p>
          </table:table-cell>
          <table:table-cell table:style-name="ce156" table:formula="of:=[.L65]*[.G65]" office:value-type="currency" office:currency="USD" office:value="217.25" calcext:value-type="currency">
            <text:p>$217.25</text:p>
          </table:table-cell>
          <table:table-cell table:formula="of:=IF(MAX(0;([.K65]-[.O65]));MAX(0;([.K65]-[.O65]));&quot; &quot;)" office:value-type="float" office:value="98" calcext:value-type="float">
            <text:p>98</text:p>
          </table:table-cell>
          <table:table-cell table:style-name="ce111"/>
          <table:table-cell/>
          <table:table-cell table:style-name="ce112" table:formula="of:=IF([.R65]=&quot; &quot;;&quot; &quot;;[.R65]*[.G65])" office:value-type="currency" office:currency="USD" office:value="85.162" calcext:value-type="currency">
            <text:p>$85.1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20P Ribbon Header, RA, locking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609-86130202113345E1LF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66]" office:value-type="float" office:value="1" calcext:value-type="float">
            <text:p>1</text:p>
          </table:table-cell>
          <table:table-cell table:style-name="ce112" office:value-type="currency" office:currency="USD" office:value="0.696" calcext:value-type="currency">
            <text:p>$0.70</text:p>
          </table:table-cell>
          <table:table-cell table:style-name="ce112" table:formula="of:=[.G66]*[.E66]" office:value-type="currency" office:currency="USD" office:value="0.696" calcext:value-type="currency">
            <text:p>$0.70</text:p>
          </table:table-cell>
          <table:table-cell table:style-name="ce156" table:formula="of:=[.F66]*[.G66]" office:value-type="currency" office:currency="USD" office:value="0.696" calcext:value-type="currency">
            <text:p>$0.70</text:p>
          </table:table-cell>
          <table:table-cell table:style-name="ce156" table:formula="of:=[.H66]*[.E$2]+[.I66]*[.$E$1]" office:value-type="currency" office:currency="USD" office:value="97.44" calcext:value-type="currency">
            <text:p>$97.44</text:p>
          </table:table-cell>
          <table:table-cell table:style-name="ce60" table:formula="of:=[.E66]*[.$E$2]+[.F66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182" table:formula="of:=[.M66]*[.G66]" office:value-type="currency" office:currency="USD" office:value="109.968" calcext:value-type="currency">
            <text:p>$109.97</text:p>
          </table:table-cell>
          <table:table-cell table:style-name="ce61" office:value-type="float" office:value="79" calcext:value-type="float">
            <text:p>79</text:p>
          </table:table-cell>
          <table:table-cell table:style-name="ce156" table:formula="of:=[.O66]*[.G66]" office:value-type="currency" office:currency="USD" office:value="54.984" calcext:value-type="currency">
            <text:p>$54.98</text:p>
          </table:table-cell>
          <table:table-cell table:style-name="ce156" table:formula="of:=[.L66]*[.G66]" office:value-type="currency" office:currency="USD" office:value="174" calcext:value-type="currency">
            <text:p>$174.00</text:p>
          </table:table-cell>
          <table:table-cell table:formula="of:=IF(MAX(0;([.K66]-[.O66]));MAX(0;([.K66]-[.O66]));&quot; &quot;)" office:value-type="float" office:value="61" calcext:value-type="float">
            <text:p>61</text:p>
          </table:table-cell>
          <table:table-cell table:style-name="ce111"/>
          <table:table-cell/>
          <table:table-cell table:style-name="ce112" table:formula="of:=IF([.R66]=&quot; &quot;;&quot; &quot;;[.R66]*[.G66])" office:value-type="currency" office:currency="USD" office:value="42.456" calcext:value-type="currency">
            <text:p>$42.4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20P Ribbon Header, Straight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S9172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67]" office:value-type="float" office:value="1" calcext:value-type="float">
            <text:p>1</text:p>
          </table:table-cell>
          <table:table-cell table:style-name="ce112" office:value-type="currency" office:currency="USD" office:value="0.392" calcext:value-type="currency">
            <text:p>$0.39</text:p>
          </table:table-cell>
          <table:table-cell table:style-name="ce112" table:formula="of:=[.G67]*[.E67]" office:value-type="currency" office:currency="USD" office:value="0.392" calcext:value-type="currency">
            <text:p>$0.39</text:p>
          </table:table-cell>
          <table:table-cell table:style-name="ce156" table:formula="of:=[.F67]*[.G67]" office:value-type="currency" office:currency="USD" office:value="0.392" calcext:value-type="currency">
            <text:p>$0.39</text:p>
          </table:table-cell>
          <table:table-cell table:style-name="ce156" table:formula="of:=[.H67]*[.E$2]+[.I67]*[.$E$1]" office:value-type="currency" office:currency="USD" office:value="54.88" calcext:value-type="currency">
            <text:p>$54.88</text:p>
          </table:table-cell>
          <table:table-cell table:style-name="ce60" table:formula="of:=[.E67]*[.$E$2]+[.F67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29" calcext:value-type="float">
            <text:p>129</text:p>
          </table:table-cell>
          <table:table-cell table:style-name="ce182" table:formula="of:=[.M67]*[.G67]" office:value-type="currency" office:currency="USD" office:value="50.568" calcext:value-type="currency">
            <text:p>$50.57</text:p>
          </table:table-cell>
          <table:table-cell table:style-name="ce61" office:value-type="float" office:value="49" calcext:value-type="float">
            <text:p>49</text:p>
          </table:table-cell>
          <table:table-cell table:style-name="ce156" table:formula="of:=[.O67]*[.G67]" office:value-type="currency" office:currency="USD" office:value="19.208" calcext:value-type="currency">
            <text:p>$19.21</text:p>
          </table:table-cell>
          <table:table-cell table:style-name="ce156" table:formula="of:=[.L67]*[.G67]" office:value-type="currency" office:currency="USD" office:value="98" calcext:value-type="currency">
            <text:p>$98.00</text:p>
          </table:table-cell>
          <table:table-cell table:formula="of:=IF(MAX(0;([.K67]-[.O67]));MAX(0;([.K67]-[.O67]));&quot; &quot;)" office:value-type="float" office:value="91" calcext:value-type="float">
            <text:p>91</text:p>
          </table:table-cell>
          <table:table-cell table:style-name="ce111"/>
          <table:table-cell/>
          <table:table-cell table:style-name="ce112" table:formula="of:=IF([.R67]=&quot; &quot;;&quot; &quot;;[.R67]*[.G67])" office:value-type="currency" office:currency="USD" office:value="35.672" calcext:value-type="currency">
            <text:p>$35.67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61" office:value-type="string" calcext:value-type="string">
            <text:p>14P Ribbon Header, RA, locking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HRL14H-ND (obsolete)</text:p>
            <text:p><text:span text:style-name="T6">2057-MHR-14-HUAL-ND ($$$)</text:span></text:p>
            <text:p>1175-2172-ND (new)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112" office:value-type="currency" office:currency="USD" office:value="0.493" calcext:value-type="currency">
            <text:p>$0.49</text:p>
          </table:table-cell>
          <table:table-cell table:style-name="ce112" table:formula="of:=[.G68]*[.E68]" office:value-type="currency" office:currency="USD" office:value="0.986" calcext:value-type="currency">
            <text:p>$0.99</text:p>
          </table:table-cell>
          <table:table-cell table:style-name="ce156" table:formula="of:=[.F68]*[.G68]" office:value-type="currency" office:currency="USD" office:value="3.451" calcext:value-type="currency">
            <text:p>$3.45</text:p>
          </table:table-cell>
          <table:table-cell table:style-name="ce156" table:formula="of:=[.H68]*[.E$2]+[.I68]*[.$E$1]" office:value-type="currency" office:currency="USD" office:value="384.54" calcext:value-type="currency">
            <text:p>$384.54</text:p>
          </table:table-cell>
          <table:table-cell table:style-name="ce60" table:formula="of:=[.E68]*[.$E$2]+[.F68]*[.$E$1]" office:value-type="float" office:value="780" calcext:value-type="float">
            <text:p>780</text:p>
          </table:table-cell>
          <table:table-cell table:style-name="ce61" office:value-type="float" office:value="768" calcext:value-type="float">
            <text:p>768</text:p>
          </table:table-cell>
          <table:table-cell table:style-name="ce61" office:value-type="float" office:value="219" calcext:value-type="float">
            <text:p>219</text:p>
          </table:table-cell>
          <table:table-cell table:style-name="ce182" table:formula="of:=[.M68]*[.G68]" office:value-type="currency" office:currency="USD" office:value="107.967" calcext:value-type="currency">
            <text:p>$107.97</text:p>
          </table:table-cell>
          <table:table-cell table:style-name="ce61" office:value-type="float" office:value="19" calcext:value-type="float">
            <text:p>19</text:p>
          </table:table-cell>
          <table:table-cell table:style-name="ce156" table:formula="of:=[.O68]*[.G68]" office:value-type="currency" office:currency="USD" office:value="9.367" calcext:value-type="currency">
            <text:p>$9.37</text:p>
          </table:table-cell>
          <table:table-cell table:style-name="ce156" table:formula="of:=[.L68]*[.G68]" office:value-type="currency" office:currency="USD" office:value="378.624" calcext:value-type="currency">
            <text:p>$378.62</text:p>
          </table:table-cell>
          <table:table-cell table:formula="of:=IF(MAX(0;([.K68]-[.O68]));MAX(0;([.K68]-[.O68]));&quot; &quot;)" office:value-type="float" office:value="761" calcext:value-type="float">
            <text:p>761</text:p>
          </table:table-cell>
          <table:table-cell table:number-columns-repeated="2"/>
          <table:table-cell table:style-name="ce112" table:formula="of:=IF([.R68]=&quot; &quot;;&quot; &quot;;[.R68]*[.G68])" office:value-type="currency" office:currency="USD" office:value="375.173" calcext:value-type="currency">
            <text:p>$375.17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LiDisplay 1x4 Header, RA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2057-CDR-04-GR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69]" office:value-type="float" office:value="1" calcext:value-type="float">
            <text:p>1</text:p>
          </table:table-cell>
          <table:table-cell table:style-name="ce112" office:value-type="currency" office:currency="USD" office:value="0.184" calcext:value-type="currency">
            <text:p>$0.18</text:p>
          </table:table-cell>
          <table:table-cell table:style-name="ce112" table:formula="of:=[.G69]*[.E69]" office:value-type="currency" office:currency="USD" office:value="0.184" calcext:value-type="currency">
            <text:p>$0.18</text:p>
          </table:table-cell>
          <table:table-cell table:style-name="ce156" table:formula="of:=[.F69]*[.G69]" office:value-type="currency" office:currency="USD" office:value="0.184" calcext:value-type="currency">
            <text:p>$0.18</text:p>
          </table:table-cell>
          <table:table-cell table:style-name="ce156" table:formula="of:=[.H69]*[.E$2]+[.I69]*[.$E$1]" office:value-type="currency" office:currency="USD" office:value="25.76" calcext:value-type="currency">
            <text:p>$25.76</text:p>
          </table:table-cell>
          <table:table-cell table:style-name="ce60" table:formula="of:=[.E69]*[.$E$2]+[.F69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04" calcext:value-type="float">
            <text:p>104</text:p>
          </table:table-cell>
          <table:table-cell table:style-name="ce182" table:formula="of:=[.M69]*[.G69]" office:value-type="currency" office:currency="USD" office:value="19.136" calcext:value-type="currency">
            <text:p>$19.14</text:p>
          </table:table-cell>
          <table:table-cell table:style-name="ce61" office:value-type="float" office:value="24" calcext:value-type="float">
            <text:p>24</text:p>
          </table:table-cell>
          <table:table-cell table:style-name="ce156" table:formula="of:=[.O69]*[.G69]" office:value-type="currency" office:currency="USD" office:value="4.416" calcext:value-type="currency">
            <text:p>$4.42</text:p>
          </table:table-cell>
          <table:table-cell table:style-name="ce156" table:formula="of:=[.L69]*[.G69]" office:value-type="currency" office:currency="USD" office:value="46" calcext:value-type="currency">
            <text:p>$46.00</text:p>
          </table:table-cell>
          <table:table-cell table:formula="of:=IF(MAX(0;([.K69]-[.O69]));MAX(0;([.K69]-[.O69]));&quot; &quot;)" office:value-type="float" office:value="116" calcext:value-type="float">
            <text:p>116</text:p>
          </table:table-cell>
          <table:table-cell table:style-name="ce111"/>
          <table:table-cell/>
          <table:table-cell table:style-name="ce112" table:formula="of:=IF([.R69]=&quot; &quot;;&quot; &quot;;[.R69]*[.G69])" office:value-type="currency" office:currency="USD" office:value="21.344" calcext:value-type="currency">
            <text:p>$21.3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Cover Switch (Cherry)</text:p>
          </table:table-cell>
          <table:table-cell table:style-name="ce78" office:value-type="string" calcext:value-type="string">
            <text:p>Arrow</text:p>
          </table:table-cell>
          <table:table-cell table:style-name="ce61" office:value-type="string" calcext:value-type="string">
            <text:p>MX1A-11NW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70]" office:value-type="float" office:value="1" calcext:value-type="float">
            <text:p>1</text:p>
          </table:table-cell>
          <table:table-cell table:style-name="ce112" office:value-type="currency" office:currency="USD" office:value="0.8" calcext:value-type="currency">
            <text:p>$0.80</text:p>
          </table:table-cell>
          <table:table-cell table:style-name="ce112" table:formula="of:=[.G70]*[.E70]" office:value-type="currency" office:currency="USD" office:value="0.8" calcext:value-type="currency">
            <text:p>$0.80</text:p>
          </table:table-cell>
          <table:table-cell table:style-name="ce156" table:formula="of:=[.F70]*[.G70]" office:value-type="currency" office:currency="USD" office:value="0.8" calcext:value-type="currency">
            <text:p>$0.80</text:p>
          </table:table-cell>
          <table:table-cell table:style-name="ce156" table:formula="of:=[.H70]*[.E$2]+[.I70]*[.$E$1]" office:value-type="currency" office:currency="USD" office:value="112" calcext:value-type="currency">
            <text:p>$112.00</text:p>
          </table:table-cell>
          <table:table-cell table:style-name="ce60" table:formula="of:=[.E70]*[.$E$2]+[.F70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06" calcext:value-type="float">
            <text:p>106</text:p>
          </table:table-cell>
          <table:table-cell table:style-name="ce182" table:formula="of:=[.M70]*[.G70]" office:value-type="currency" office:currency="USD" office:value="84.8" calcext:value-type="currency">
            <text:p>$84.80</text:p>
          </table:table-cell>
          <table:table-cell table:style-name="ce61" office:value-type="float" office:value="24" calcext:value-type="float">
            <text:p>24</text:p>
          </table:table-cell>
          <table:table-cell table:style-name="ce156" table:formula="of:=[.O70]*[.G70]" office:value-type="currency" office:currency="USD" office:value="19.2" calcext:value-type="currency">
            <text:p>$19.20</text:p>
          </table:table-cell>
          <table:table-cell table:style-name="ce156" table:formula="of:=[.L70]*[.G70]" office:value-type="currency" office:currency="USD" office:value="200" calcext:value-type="currency">
            <text:p>$200.00</text:p>
          </table:table-cell>
          <table:table-cell table:formula="of:=IF(MAX(0;([.K70]-[.O70]));MAX(0;([.K70]-[.O70]));&quot; &quot;)" office:value-type="float" office:value="116" calcext:value-type="float">
            <text:p>116</text:p>
          </table:table-cell>
          <table:table-cell table:style-name="ce111"/>
          <table:table-cell/>
          <table:table-cell table:style-name="ce112" table:formula="of:=IF([.R70]=&quot; &quot;;&quot; &quot;;[.R70]*[.G70])" office:value-type="currency" office:currency="USD" office:value="92.8" calcext:value-type="currency">
            <text:p>$92.8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Buzzer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433-1028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71]" office:value-type="float" office:value="1" calcext:value-type="float">
            <text:p>1</text:p>
          </table:table-cell>
          <table:table-cell table:style-name="ce112" table:formula="of:=0.437+0.044" office:value-type="currency" office:currency="USD" office:value="0.481" calcext:value-type="currency">
            <text:p>$0.48</text:p>
          </table:table-cell>
          <table:table-cell table:style-name="ce112" table:formula="of:=[.G71]*[.E71]" office:value-type="currency" office:currency="USD" office:value="0.481" calcext:value-type="currency">
            <text:p>$0.48</text:p>
          </table:table-cell>
          <table:table-cell table:style-name="ce156" table:formula="of:=[.F71]*[.G71]" office:value-type="currency" office:currency="USD" office:value="0.481" calcext:value-type="currency">
            <text:p>$0.48</text:p>
          </table:table-cell>
          <table:table-cell table:style-name="ce156" table:formula="of:=[.H71]*[.E$2]+[.I71]*[.$E$1]" office:value-type="currency" office:currency="USD" office:value="67.34" calcext:value-type="currency">
            <text:p>$67.34</text:p>
          </table:table-cell>
          <table:table-cell table:style-name="ce60" table:formula="of:=[.E71]*[.$E$2]+[.F71]*[.$E$1]" office:value-type="float" office:value="140" calcext:value-type="float">
            <text:p>140</text:p>
          </table:table-cell>
          <table:table-cell table:style-name="ce61" office:value-type="float" office:value="260" calcext:value-type="float">
            <text:p>260</text:p>
          </table:table-cell>
          <table:table-cell table:style-name="ce61" office:value-type="float" office:value="114" calcext:value-type="float">
            <text:p>114</text:p>
          </table:table-cell>
          <table:table-cell table:style-name="ce182" table:formula="of:=[.M71]*[.G71]" office:value-type="currency" office:currency="USD" office:value="54.834" calcext:value-type="currency">
            <text:p>$54.83</text:p>
          </table:table-cell>
          <table:table-cell table:style-name="ce61" office:value-type="float" office:value="32" calcext:value-type="float">
            <text:p>32</text:p>
          </table:table-cell>
          <table:table-cell table:style-name="ce156" table:formula="of:=[.O71]*[.G71]" office:value-type="currency" office:currency="USD" office:value="15.392" calcext:value-type="currency">
            <text:p>$15.39</text:p>
          </table:table-cell>
          <table:table-cell table:style-name="ce156" table:formula="of:=[.L71]*[.G71]" office:value-type="currency" office:currency="USD" office:value="125.06" calcext:value-type="currency">
            <text:p>$125.06</text:p>
          </table:table-cell>
          <table:table-cell table:formula="of:=IF(MAX(0;([.K71]-[.O71]));MAX(0;([.K71]-[.O71]));&quot; &quot;)" office:value-type="float" office:value="108" calcext:value-type="float">
            <text:p>108</text:p>
          </table:table-cell>
          <table:table-cell table:style-name="ce111"/>
          <table:table-cell/>
          <table:table-cell table:style-name="ce112" table:formula="of:=IF([.R71]=&quot; &quot;;&quot; &quot;;[.R71]*[.G71])" office:value-type="currency" office:currency="USD" office:value="51.948" calcext:value-type="currency">
            <text:p>$51.9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/>
          <table:table-cell table:style-name="ce78"/>
          <table:table-cell table:style-name="ce61" table:number-columns-repeated="2"/>
          <table:table-cell table:style-name="ce148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58:.H71])" office:value-type="currency" office:currency="USD" office:value="31.8848" calcext:value-type="currency">
            <text:p>$31.88</text:p>
          </table:table-cell>
          <table:table-cell table:style-name="ce116" table:formula="of:=SUM([.I58:.I71])" office:value-type="currency" office:currency="USD" office:value="34.3498" calcext:value-type="currency">
            <text:p>$34.35</text:p>
          </table:table-cell>
          <table:table-cell table:style-name="ce116" table:formula="of:=SUM([.J58:.J71])" office:value-type="currency" office:currency="USD" office:value="4710.372" calcext:value-type="currency">
            <text:p>$4,710.37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16" table:formula="of:=SUM([.P58:.P71])" office:value-type="currency" office:currency="USD" office:value="2429.0458" calcext:value-type="currency">
            <text:p>$2,429.05</text:p>
          </table:table-cell>
          <table:table-cell table:style-name="ce116" table:formula="of:=SUM([.Q58:.Q71])" office:value-type="currency" office:currency="USD" office:value="10181.3812" calcext:value-type="currency">
            <text:p>$10,181.38</text:p>
          </table:table-cell>
          <table:table-cell table:formula="of:=IF(MAX(0;([.K72]-[.O72]));MAX(0;([.K72]-[.O72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72]=&quot; &quot;;&quot; &quot;;[.R72]*[.G72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72]+[.H55]" office:value-type="currency" office:currency="USD" office:value="156.98484" calcext:value-type="currency">
            <text:p>$156.98</text:p>
          </table:table-cell>
          <table:table-cell table:style-name="ce165" table:formula="of:=[.I72]+[.I55]" office:value-type="currency" office:currency="USD" office:value="159.44984" calcext:value-type="currency">
            <text:p>$159.45</text:p>
          </table:table-cell>
          <table:table-cell table:style-name="ce165" table:formula="of:=[.J72]+[.J55]" office:value-type="currency" office:currency="USD" office:value="22224.3776" calcext:value-type="currency">
            <text:p>$22,224.38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72]+[.P55]" office:value-type="currency" office:currency="USD" office:value="18432.03786" calcext:value-type="currency">
            <text:p>$18,432.04</text:p>
          </table:table-cell>
          <table:table-cell table:style-name="ce165" table:formula="of:=[.Q72]+[.Q55]" office:value-type="currency" office:currency="USD" office:value="40909.9445" calcext:value-type="currency">
            <text:p>$40,909.94</text:p>
          </table:table-cell>
          <table:table-cell table:formula="of:=IF(MAX(0;([.K73]-[.O73]));MAX(0;([.K73]-[.O73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73]=&quot; &quot;;&quot; &quot;;[.R73]*[.G73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74]-[.O74]));MAX(0;([.K74]-[.O74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74]=&quot; &quot;;&quot; &quot;;[.R74]*[.G74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113" office:value-type="string" calcext:value-type="string">
            <text:p>Other Parts</text:p>
            <text:p>Attached to PCB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75]-[.O75]));MAX(0;([.K75]-[.O75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75]=&quot; &quot;;&quot; &quot;;[.R75]*[.G75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61"/>
          <table:table-cell table:style-name="ce61" office:value-type="string" calcext:value-type="string">
            <text:p>Fan</text:p>
          </table:table-cell>
          <table:table-cell table:style-name="ce61" office:value-type="string" calcext:value-type="string">
            <text:p>OnlineComponents</text:p>
            <text:p>Sager</text:p>
          </table:table-cell>
          <table:table-cell table:style-name="ce61" office:value-type="string" calcext:value-type="string">
            <office:annotation draw:style-name="gr5" draw:text-style-name="P2" svg:width="1.1413in" svg:height="2.5673in" svg:x="6.587in" svg:y="18.5815in" draw:caption-point-x="-0.2402in" draw:caption-point-y="0.5945in">
              <dc:date>2024-12-16T00:00:00</dc:date>
              <text:p text:style-name="P1"><text:span text:style-name="T1">Other Pns:</text:span></text:p>
              <text:p text:style-name="P3"><text:span text:style-name="T3">MF60151VX-1000U-G99 (30.4 CFM)(tach)</text:span></text:p>
              <text:p text:style-name="P3"><text:span text:style-name="T3">CFM-6015V-154-362 (30.4 CFM)</text:span></text:p>
              <text:p text:style-name="P3"><text:span text:style-name="T3">MF60151V1-1000U-A99 (26.4 CFM)</text:span></text:p>
              <text:p text:style-name="P3"><text:span text:style-name="T3">MF60151V1-1000U-G99 (26.4 CFM)</text:span></text:p>
              <text:p text:style-name="P3"><text:span text:style-name="T3">EYW06015012BSS-12 (27.0 CFM)</text:span></text:p>
            </office:annotation>
            <text:p>MF60151VX-1000U-A99</text:p>
          </table:table-cell>
          <table:table-cell table:style-name="ce61" office:value-type="float" office:value="3" calcext:value-type="float">
            <text:p>3</text:p>
          </table:table-cell>
          <table:table-cell table:style-name="ce104" office:value-type="float" office:value="3" calcext:value-type="float">
            <office:annotation draw:style-name="gr1" draw:text-style-name="P2" svg:width="1.1413in" svg:height="0.7083in" svg:x="7.411in" svg:y="18.5815in" draw:caption-point-x="-0.2398in" draw:caption-point-y="0.5945in">
              <dc:date>2022-10-12T00:00:00</dc:date>
              <text:p text:style-name="P1"><text:span text:style-name="T1">see "1500 watt charger" page for 4</text:span><text:span text:style-name="T4">th</text:span><text:span text:style-name="T1"> fan</text:span></text:p>
            </office:annotation>
            <text:p>3</text:p>
          </table:table-cell>
          <table:table-cell table:style-name="ce112" office:value-type="currency" office:currency="USD" office:value="5.44" calcext:value-type="currency">
            <text:p>$5.44</text:p>
          </table:table-cell>
          <table:table-cell table:style-name="ce112" table:formula="of:=[.G76]*[.E76]" office:value-type="currency" office:currency="USD" office:value="16.32" calcext:value-type="currency">
            <text:p>$16.32</text:p>
          </table:table-cell>
          <table:table-cell table:style-name="ce156" table:formula="of:=[.F76]*[.G76]" office:value-type="currency" office:currency="USD" office:value="16.32" calcext:value-type="currency">
            <text:p>$16.32</text:p>
          </table:table-cell>
          <table:table-cell table:style-name="ce156" table:formula="of:=[.H76]*[.E$2]+[.I76]*[.$E$1]" office:value-type="currency" office:currency="USD" office:value="2284.8" calcext:value-type="currency">
            <text:p>$2,284.80</text:p>
          </table:table-cell>
          <table:table-cell table:style-name="ce60" table:formula="of:=[.E76]*[.$E$2]+[.F76]*[.$E$1]" office:value-type="float" office:value="420" calcext:value-type="float">
            <text:p>420</text:p>
          </table:table-cell>
          <table:table-cell table:style-name="ce61" office:value-type="float" office:value="736" calcext:value-type="float">
            <text:p>736</text:p>
          </table:table-cell>
          <table:table-cell table:style-name="ce61" office:value-type="float" office:value="200" calcext:value-type="float">
            <text:p>200</text:p>
          </table:table-cell>
          <table:table-cell table:style-name="ce182" table:formula="of:=[.M76]*[.G76]" office:value-type="currency" office:currency="USD" office:value="1088" calcext:value-type="currency">
            <text:p>$1,088.00</text:p>
          </table:table-cell>
          <table:table-cell table:style-name="ce61" office:value-type="float" office:value="162" calcext:value-type="float">
            <text:p>162</text:p>
          </table:table-cell>
          <table:table-cell table:style-name="ce156" table:formula="of:=[.O76]*[.G76]" office:value-type="currency" office:currency="USD" office:value="881.28" calcext:value-type="currency">
            <text:p>$881.28</text:p>
          </table:table-cell>
          <table:table-cell table:style-name="ce156" table:formula="of:=[.L76]*[.G76]" office:value-type="currency" office:currency="USD" office:value="4003.84" calcext:value-type="currency">
            <text:p>$4,003.84</text:p>
          </table:table-cell>
          <table:table-cell table:formula="of:=IF(MAX(0;([.K76]-[.O76]));MAX(0;([.K76]-[.O76]));&quot; &quot;)" office:value-type="float" office:value="258" calcext:value-type="float">
            <text:p>258</text:p>
          </table:table-cell>
          <table:table-cell/>
          <table:table-cell table:style-name="ce115"/>
          <table:table-cell table:style-name="ce112" table:formula="of:=IF([.R76]=&quot; &quot;;&quot; &quot;;[.R76]*[.G76])" office:value-type="currency" office:currency="USD" office:value="1403.52" calcext:value-type="currency">
            <text:p>$1,403.52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Fuse AC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0ADKC8000-BE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77]" office:value-type="float" office:value="1" calcext:value-type="float">
            <text:p>1</text:p>
          </table:table-cell>
          <table:table-cell table:style-name="ce112" office:value-type="currency" office:currency="USD" office:value="0.8271" calcext:value-type="currency">
            <text:p>$0.83</text:p>
          </table:table-cell>
          <table:table-cell table:style-name="ce112" table:formula="of:=[.G77]*[.E77]" office:value-type="currency" office:currency="USD" office:value="0.8271" calcext:value-type="currency">
            <text:p>$0.83</text:p>
          </table:table-cell>
          <table:table-cell table:style-name="ce156" table:formula="of:=[.F77]*[.G77]" office:value-type="currency" office:currency="USD" office:value="0.8271" calcext:value-type="currency">
            <text:p>$0.83</text:p>
          </table:table-cell>
          <table:table-cell table:style-name="ce156" table:formula="of:=[.H77]*[.E$2]+[.I77]*[.$E$1]" office:value-type="currency" office:currency="USD" office:value="115.794" calcext:value-type="currency">
            <text:p>$115.79</text:p>
          </table:table-cell>
          <table:table-cell table:style-name="ce60" table:formula="of:=[.E77]*[.$E$2]+[.F77]*[.$E$1]" office:value-type="float" office:value="140" calcext:value-type="float">
            <text:p>140</text:p>
          </table:table-cell>
          <table:table-cell table:style-name="ce61" office:value-type="float" office:value="260" calcext:value-type="float">
            <text:p>260</text:p>
          </table:table-cell>
          <table:table-cell table:style-name="ce61" office:value-type="float" office:value="154" calcext:value-type="float">
            <text:p>154</text:p>
          </table:table-cell>
          <table:table-cell table:style-name="ce182" table:formula="of:=[.M77]*[.G77]" office:value-type="currency" office:currency="USD" office:value="127.3734" calcext:value-type="currency">
            <text:p>$127.37</text:p>
          </table:table-cell>
          <table:table-cell table:style-name="ce61" office:value-type="float" office:value="75" calcext:value-type="float">
            <text:p>75</text:p>
          </table:table-cell>
          <table:table-cell table:style-name="ce156" table:formula="of:=[.O77]*[.G77]" office:value-type="currency" office:currency="USD" office:value="62.0325" calcext:value-type="currency">
            <text:p>$62.03</text:p>
          </table:table-cell>
          <table:table-cell table:style-name="ce156" table:formula="of:=[.L77]*[.G77]" office:value-type="currency" office:currency="USD" office:value="215.046" calcext:value-type="currency">
            <text:p>$215.05</text:p>
          </table:table-cell>
          <table:table-cell table:formula="of:=IF(MAX(0;([.K77]-[.O77]));MAX(0;([.K77]-[.O77]));&quot; &quot;)" office:value-type="float" office:value="65" calcext:value-type="float">
            <text:p>65</text:p>
          </table:table-cell>
          <table:table-cell table:number-columns-repeated="2"/>
          <table:table-cell table:style-name="ce112" table:formula="of:=IF([.R77]=&quot; &quot;;&quot; &quot;;[.R77]*[.G77])" office:value-type="currency" office:currency="USD" office:value="53.7615" calcext:value-type="currency">
            <text:p>$53.7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Fuse DC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0ADKC6300-BE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78]" office:value-type="float" office:value="1" calcext:value-type="float">
            <text:p>1</text:p>
          </table:table-cell>
          <table:table-cell table:style-name="ce112" table:formula="of:=0.88" office:value-type="currency" office:currency="USD" office:value="0.88" calcext:value-type="currency">
            <text:p>$0.88</text:p>
          </table:table-cell>
          <table:table-cell table:style-name="ce112" table:formula="of:=[.G78]*[.E78]" office:value-type="currency" office:currency="USD" office:value="0.88" calcext:value-type="currency">
            <text:p>$0.88</text:p>
          </table:table-cell>
          <table:table-cell table:style-name="ce156" table:formula="of:=[.F78]*[.G78]" office:value-type="currency" office:currency="USD" office:value="0.88" calcext:value-type="currency">
            <text:p>$0.88</text:p>
          </table:table-cell>
          <table:table-cell table:style-name="ce156" table:formula="of:=[.H78]*[.E$2]+[.I78]*[.$E$1]" office:value-type="currency" office:currency="USD" office:value="123.2" calcext:value-type="currency">
            <text:p>$123.20</text:p>
          </table:table-cell>
          <table:table-cell table:style-name="ce60" table:formula="of:=[.E78]*[.$E$2]+[.F78]*[.$E$1]" office:value-type="float" office:value="140" calcext:value-type="float">
            <text:p>140</text:p>
          </table:table-cell>
          <table:table-cell table:style-name="ce61" office:value-type="float" office:value="686" calcext:value-type="float">
            <text:p>686</text:p>
          </table:table-cell>
          <table:table-cell table:style-name="ce61" office:value-type="float" office:value="396" calcext:value-type="float">
            <text:p>396</text:p>
          </table:table-cell>
          <table:table-cell table:style-name="ce182" table:formula="of:=[.M78]*[.G78]" office:value-type="currency" office:currency="USD" office:value="348.48" calcext:value-type="currency">
            <text:p>$348.48</text:p>
          </table:table-cell>
          <table:table-cell table:style-name="ce61" office:value-type="float" office:value="311" calcext:value-type="float">
            <text:p>311</text:p>
          </table:table-cell>
          <table:table-cell table:style-name="ce156" table:formula="of:=[.O78]*[.G78]" office:value-type="currency" office:currency="USD" office:value="273.68" calcext:value-type="currency">
            <text:p>$273.68</text:p>
          </table:table-cell>
          <table:table-cell table:style-name="ce156" table:formula="of:=[.L78]*[.G78]" office:value-type="currency" office:currency="USD" office:value="603.68" calcext:value-type="currency">
            <text:p>$603.68</text:p>
          </table:table-cell>
          <table:table-cell table:formula="of:=IF(MAX(0;([.K78]-[.O78]));MAX(0;([.K78]-[.O7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78]=&quot; &quot;;&quot; &quot;;[.R78]*[.G78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Arduino Mega2560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Clone</text:p>
          </table:table-cell>
          <table:table-cell table:style-name="ce61" office:value-type="float" office:value="1" calcext:value-type="float">
            <text:p>1</text:p>
          </table:table-cell>
          <table:table-cell table:style-name="ce122" table:formula="of:=[.E79]" office:value-type="float" office:value="1" calcext:value-type="float">
            <text:p>1</text:p>
          </table:table-cell>
          <table:table-cell table:style-name="ce112" office:value-type="currency" office:currency="USD" office:value="21.99" calcext:value-type="currency">
            <text:p>$21.99</text:p>
          </table:table-cell>
          <table:table-cell table:style-name="ce112" table:formula="of:=[.G79]*[.E79]" office:value-type="currency" office:currency="USD" office:value="21.99" calcext:value-type="currency">
            <text:p>$21.99</text:p>
          </table:table-cell>
          <table:table-cell table:style-name="ce156" table:formula="of:=[.F79]*[.G79]" office:value-type="currency" office:currency="USD" office:value="21.99" calcext:value-type="currency">
            <text:p>$21.99</text:p>
          </table:table-cell>
          <table:table-cell table:style-name="ce156" table:formula="of:=[.H79]*[.E$2]+[.I79]*[.$E$1]" office:value-type="currency" office:currency="USD" office:value="3078.6" calcext:value-type="currency">
            <text:p>$3,078.60</text:p>
          </table:table-cell>
          <table:table-cell table:style-name="ce60" table:formula="of:=[.E79]*[.$E$2]+[.F79]*[.$E$1]" office:value-type="float" office:value="140" calcext:value-type="float">
            <text:p>140</text:p>
          </table:table-cell>
          <table:table-cell table:style-name="ce61" office:value-type="float" office:value="161" calcext:value-type="float">
            <text:p>161</text:p>
          </table:table-cell>
          <table:table-cell table:style-name="ce61" office:value-type="float" office:value="17" calcext:value-type="float">
            <text:p>17</text:p>
          </table:table-cell>
          <table:table-cell table:style-name="ce182" table:formula="of:=[.M79]*[.G79]" office:value-type="currency" office:currency="USD" office:value="373.83" calcext:value-type="currency">
            <text:p>$373.83</text:p>
          </table:table-cell>
          <table:table-cell table:style-name="ce61" office:value-type="float" office:value="38" calcext:value-type="float">
            <text:p>38</text:p>
          </table:table-cell>
          <table:table-cell table:style-name="ce156" table:formula="of:=[.O79]*[.G79]" office:value-type="currency" office:currency="USD" office:value="835.62" calcext:value-type="currency">
            <text:p>$835.62</text:p>
          </table:table-cell>
          <table:table-cell table:style-name="ce156" table:formula="of:=[.L79]*[.G79]" office:value-type="currency" office:currency="USD" office:value="3540.39" calcext:value-type="currency">
            <text:p>$3,540.39</text:p>
          </table:table-cell>
          <table:table-cell table:formula="of:=IF(MAX(0;([.K79]-[.O79]));MAX(0;([.K79]-[.O79]));&quot; &quot;)" office:value-type="float" office:value="102" calcext:value-type="float">
            <text:p>102</text:p>
          </table:table-cell>
          <table:table-cell table:number-columns-repeated="2"/>
          <table:table-cell table:style-name="ce112" table:formula="of:=IF([.R79]=&quot; &quot;;&quot; &quot;;[.R79]*[.G79])" office:value-type="currency" office:currency="USD" office:value="2242.98" calcext:value-type="currency">
            <text:p>$2,242.98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office:annotation draw:style-name="gr6" draw:text-style-name="P2" svg:width="1.711in" svg:height="0.9701in" svg:x="3.7429in" svg:y="19.4091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M3x6 screw, self tapping</text:p>
          </table:table-cell>
          <table:table-cell table:style-name="ce78" office:value-type="string" calcext:value-type="string">
            <text:p>McMaster</text:p>
          </table:table-cell>
          <table:table-cell table:style-name="ce61" office:value-type="string" calcext:value-type="string">
            <text:p>90380A348</text:p>
          </table:table-cell>
          <table:table-cell table:style-name="ce61" office:value-type="float" office:value="3" calcext:value-type="float">
            <text:p>3</text:p>
          </table:table-cell>
          <table:table-cell table:style-name="ce148" table:formula="of:=[.E80]" office:value-type="float" office:value="3" calcext:value-type="float">
            <text:p>3</text:p>
          </table:table-cell>
          <table:table-cell table:style-name="ce171" office:value-type="currency" office:currency="USD" office:value="0.067" calcext:value-type="currency">
            <text:p>$0.07</text:p>
          </table:table-cell>
          <table:table-cell table:style-name="ce112" table:formula="of:=[.G80]*[.E80]" office:value-type="currency" office:currency="USD" office:value="0.201" calcext:value-type="currency">
            <text:p>$0.20</text:p>
          </table:table-cell>
          <table:table-cell table:style-name="ce156" table:formula="of:=[.F80]*[.G80]" office:value-type="currency" office:currency="USD" office:value="0.201" calcext:value-type="currency">
            <text:p>$0.20</text:p>
          </table:table-cell>
          <table:table-cell table:style-name="ce156" table:formula="of:=[.H80]*[.E$2]+[.I80]*[.$E$1]" office:value-type="currency" office:currency="USD" office:value="28.14" calcext:value-type="currency">
            <text:p>$28.14</text:p>
          </table:table-cell>
          <table:table-cell table:style-name="ce60" table:formula="of:=[.E80]*[.$E$2]+[.F80]*[.$E$1]" office:value-type="float" office:value="420" calcext:value-type="float">
            <text:p>420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table:formula="of:=331" office:value-type="float" office:value="331" calcext:value-type="float">
            <text:p>331</text:p>
          </table:table-cell>
          <table:table-cell table:style-name="ce182" table:formula="of:=[.M80]*[.G80]" office:value-type="currency" office:currency="USD" office:value="22.177" calcext:value-type="currency">
            <text:p>$22.18</text:p>
          </table:table-cell>
          <table:table-cell table:style-name="ce61" office:value-type="float" office:value="88" calcext:value-type="float">
            <text:p>88</text:p>
          </table:table-cell>
          <table:table-cell table:style-name="ce156" table:formula="of:=[.O80]*[.G80]" office:value-type="currency" office:currency="USD" office:value="5.896" calcext:value-type="currency">
            <text:p>$5.90</text:p>
          </table:table-cell>
          <table:table-cell table:style-name="ce156" table:formula="of:=[.L80]*[.G80]" office:value-type="currency" office:currency="USD" office:value="53.6" calcext:value-type="currency">
            <text:p>$53.60</text:p>
          </table:table-cell>
          <table:table-cell table:formula="of:=IF(MAX(0;([.K80]-[.O80]));MAX(0;([.K80]-[.O80]));&quot; &quot;)" office:value-type="float" office:value="332" calcext:value-type="float">
            <text:p>332</text:p>
          </table:table-cell>
          <table:table-cell/>
          <table:table-cell table:style-name="ce110"/>
          <table:table-cell table:style-name="ce112" table:formula="of:=IF([.R80]=&quot; &quot;;&quot; &quot;;[.R80]*[.G80])" office:value-type="currency" office:currency="USD" office:value="22.244" calcext:value-type="currency">
            <text:p>$22.2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/>
          <table:table-cell table:style-name="ce110" office:value-type="string" calcext:value-type="string">
            <text:p>DANGER Label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298-18583-N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112" table:formula="of:=38.74/200" office:value-type="currency" office:currency="USD" office:value="0.1937" calcext:value-type="currency">
            <text:p>$0.19</text:p>
          </table:table-cell>
          <table:table-cell table:style-name="ce112" table:formula="of:=[.G81]*[.E81]" office:value-type="currency" office:currency="USD" office:value="0.1937" calcext:value-type="currency">
            <text:p>$0.19</text:p>
          </table:table-cell>
          <table:table-cell table:style-name="ce156" table:formula="of:=[.F81]*[.G81]" office:value-type="currency" office:currency="USD" office:value="0.3874" calcext:value-type="currency">
            <text:p>$0.39</text:p>
          </table:table-cell>
          <table:table-cell table:style-name="ce156" table:formula="of:=[.H81]*[.E$2]+[.I81]*[.$E$1]" office:value-type="currency" office:currency="USD" office:value="46.488" calcext:value-type="currency">
            <text:p>$46.49</text:p>
          </table:table-cell>
          <table:table-cell table:style-name="ce60" table:formula="of:=[.E81]*[.$E$2]+[.F81]*[.$E$1]" office:value-type="float" office:value="240" calcext:value-type="float">
            <text:p>240</text:p>
          </table:table-cell>
          <table:table-cell table:style-name="ce61" office:value-type="float" office:value="400" calcext:value-type="float">
            <text:p>400</text:p>
          </table:table-cell>
          <table:table-cell table:style-name="ce96" office:value-type="float" office:value="250" calcext:value-type="float">
            <text:p>250</text:p>
          </table:table-cell>
          <table:table-cell table:style-name="ce182" table:formula="of:=[.M81]*[.G81]" office:value-type="currency" office:currency="USD" office:value="48.425" calcext:value-type="currency">
            <text:p>$48.43</text:p>
          </table:table-cell>
          <table:table-cell table:style-name="ce61" office:value-type="float" office:value="150" calcext:value-type="float">
            <text:p>150</text:p>
          </table:table-cell>
          <table:table-cell table:style-name="ce156" table:formula="of:=[.O81]*[.G81]" office:value-type="currency" office:currency="USD" office:value="29.055" calcext:value-type="currency">
            <text:p>$29.06</text:p>
          </table:table-cell>
          <table:table-cell table:style-name="ce156" table:formula="of:=[.L81]*[.G81]" office:value-type="currency" office:currency="USD" office:value="77.48" calcext:value-type="currency">
            <text:p>$77.48</text:p>
          </table:table-cell>
          <table:table-cell table:formula="of:=IF(MAX(0;([.K81]-[.O81]));MAX(0;([.K81]-[.O81]));&quot; &quot;)" office:value-type="float" office:value="90" calcext:value-type="float">
            <text:p>90</text:p>
          </table:table-cell>
          <table:table-cell table:style-name="ce111"/>
          <table:table-cell/>
          <table:table-cell table:style-name="ce112" table:formula="of:=IF([.R81]=&quot; &quot;;&quot; &quot;;[.R81]*[.G81])" office:value-type="currency" office:currency="USD" office:value="17.433" calcext:value-type="currency">
            <text:p>$17.43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61"/>
          <table:table-cell table:style-name="ce61" office:value-type="string" calcext:value-type="string">
            <text:p>M4 washer</text:p>
          </table:table-cell>
          <table:table-cell table:style-name="ce78" office:value-type="string" calcext:value-type="string">
            <text:p>McMaster</text:p>
            <text:p>Amazon</text:p>
          </table:table-cell>
          <table:table-cell table:style-name="ce61" office:value-type="string" calcext:value-type="string">
            <text:p>93475A23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0" calcext:value-type="float">
            <text:p>20</text:p>
          </table:table-cell>
          <table:table-cell table:style-name="ce112" office:value-type="currency" office:currency="USD" office:value="0.025" calcext:value-type="currency">
            <text:p>$0.03</text:p>
          </table:table-cell>
          <table:table-cell table:style-name="ce112" table:formula="of:=[.G82]*[.E82]" office:value-type="currency" office:currency="USD" office:value="0.3" calcext:value-type="currency">
            <text:p>$0.30</text:p>
          </table:table-cell>
          <table:table-cell table:style-name="ce156" table:formula="of:=[.F82]*[.G82]" office:value-type="currency" office:currency="USD" office:value="0.5" calcext:value-type="currency">
            <text:p>$0.50</text:p>
          </table:table-cell>
          <table:table-cell table:style-name="ce156" table:formula="of:=[.H82]*[.E$2]+[.I82]*[.$E$1]" office:value-type="currency" office:currency="USD" office:value="62" calcext:value-type="currency">
            <text:p>$62.00</text:p>
          </table:table-cell>
          <table:table-cell table:style-name="ce60" table:formula="of:=[.E82]*[.$E$2]+[.F82]*[.$E$1]" office:value-type="float" office:value="2480" calcext:value-type="float">
            <text:p>2480</text:p>
          </table:table-cell>
          <table:table-cell table:style-name="ce61" office:value-type="float" office:value="3500" calcext:value-type="float">
            <text:p>3500</text:p>
          </table:table-cell>
          <table:table-cell table:style-name="ce61" table:formula="of:=948+583" office:value-type="float" office:value="1531" calcext:value-type="float">
            <text:p>1531</text:p>
          </table:table-cell>
          <table:table-cell table:style-name="ce182" table:formula="of:=[.M82]*[.G82]" office:value-type="currency" office:currency="USD" office:value="38.275" calcext:value-type="currency">
            <text:p>$38.28</text:p>
          </table:table-cell>
          <table:table-cell table:style-name="ce61" office:value-type="float" office:value="1559" calcext:value-type="float">
            <text:p>1559</text:p>
          </table:table-cell>
          <table:table-cell table:style-name="ce156" table:formula="of:=[.O82]*[.G82]" office:value-type="currency" office:currency="USD" office:value="38.975" calcext:value-type="currency">
            <text:p>$38.98</text:p>
          </table:table-cell>
          <table:table-cell table:style-name="ce156" table:formula="of:=[.L82]*[.G82]" office:value-type="currency" office:currency="USD" office:value="87.5" calcext:value-type="currency">
            <text:p>$87.50</text:p>
          </table:table-cell>
          <table:table-cell table:formula="of:=IF(MAX(0;([.K82]-[.O82]));MAX(0;([.K82]-[.O82]));&quot; &quot;)" office:value-type="float" office:value="921" calcext:value-type="float">
            <text:p>921</text:p>
          </table:table-cell>
          <table:table-cell/>
          <table:table-cell table:style-name="ce110"/>
          <table:table-cell table:style-name="ce112" table:formula="of:=IF([.R82]=&quot; &quot;;&quot; &quot;;[.R82]*[.G82])" office:value-type="currency" office:currency="USD" office:value="23.025" calcext:value-type="currency">
            <text:p>$23.03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M4-0.7x10 button head bolt</text:p>
          </table:table-cell>
          <table:table-cell table:style-name="ce78" office:value-type="string" calcext:value-type="string">
            <text:p>Amazon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112" office:value-type="currency" office:currency="USD" office:value="0.0899" calcext:value-type="currency">
            <text:p>$0.09</text:p>
          </table:table-cell>
          <table:table-cell table:style-name="ce112" table:formula="of:=[.G83]*[.E83]" office:value-type="currency" office:currency="USD" office:value="0.8091" calcext:value-type="currency">
            <text:p>$0.81</text:p>
          </table:table-cell>
          <table:table-cell table:style-name="ce156" table:formula="of:=[.F83]*[.G83]" office:value-type="currency" office:currency="USD" office:value="0.0899" calcext:value-type="currency">
            <text:p>$0.09</text:p>
          </table:table-cell>
          <table:table-cell table:style-name="ce156" table:formula="of:=[.H83]*[.E$2]+[.I83]*[.$E$1]" office:value-type="currency" office:currency="USD" office:value="41.354" calcext:value-type="currency">
            <text:p>$41.35</text:p>
          </table:table-cell>
          <table:table-cell table:style-name="ce60" table:formula="of:=[.E83]*[.$E$2]+[.F83]*[.$E$1]" office:value-type="float" office:value="460" calcext:value-type="float">
            <text:p>460</text:p>
          </table:table-cell>
          <table:table-cell table:style-name="ce61" office:value-type="float" office:value="1900" calcext:value-type="float">
            <text:p>1900</text:p>
          </table:table-cell>
          <table:table-cell table:style-name="ce61" office:value-type="float" office:value="606" calcext:value-type="float">
            <text:p>606</text:p>
          </table:table-cell>
          <table:table-cell table:style-name="ce182" table:formula="of:=[.M83]*[.G83]" office:value-type="currency" office:currency="USD" office:value="54.4794" calcext:value-type="currency">
            <text:p>$54.48</text:p>
          </table:table-cell>
          <table:table-cell table:style-name="ce61" office:value-type="float" office:value="244" calcext:value-type="float">
            <text:p>244</text:p>
          </table:table-cell>
          <table:table-cell table:style-name="ce156" table:formula="of:=[.O83]*[.G83]" office:value-type="currency" office:currency="USD" office:value="21.9356" calcext:value-type="currency">
            <text:p>$21.94</text:p>
          </table:table-cell>
          <table:table-cell table:style-name="ce156" table:formula="of:=[.L83]*[.G83]" office:value-type="currency" office:currency="USD" office:value="170.81" calcext:value-type="currency">
            <text:p>$170.81</text:p>
          </table:table-cell>
          <table:table-cell table:formula="of:=IF(MAX(0;([.K83]-[.O83]));MAX(0;([.K83]-[.O83]));&quot; &quot;)" office:value-type="float" office:value="216" calcext:value-type="float">
            <text:p>216</text:p>
          </table:table-cell>
          <table:table-cell/>
          <table:table-cell table:style-name="ce110"/>
          <table:table-cell table:style-name="ce112" table:formula="of:=IF([.R83]=&quot; &quot;;&quot; &quot;;[.R83]*[.G83])" office:value-type="currency" office:currency="USD" office:value="19.4184" calcext:value-type="currency">
            <text:p>$19.4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M4-0.7x25 button head bolt</text:p>
          </table:table-cell>
          <table:table-cell table:style-name="ce78" office:value-type="string" calcext:value-type="string">
            <text:p>Amazon</text:p>
          </table:table-cell>
          <table:table-cell table:style-name="ce61"/>
          <table:table-cell table:number-columns-repeated="2" table:style-name="ce61" office:value-type="float" office:value="12" calcext:value-type="float">
            <text:p>12</text:p>
          </table:table-cell>
          <table:table-cell table:style-name="ce112" office:value-type="currency" office:currency="USD" office:value="0.1049" calcext:value-type="currency">
            <text:p>$0.10</text:p>
          </table:table-cell>
          <table:table-cell table:style-name="ce112" table:formula="of:=[.G84]*[.E84]" office:value-type="currency" office:currency="USD" office:value="1.2588" calcext:value-type="currency">
            <text:p>$1.26</text:p>
          </table:table-cell>
          <table:table-cell table:style-name="ce156" table:formula="of:=[.F84]*[.G84]" office:value-type="currency" office:currency="USD" office:value="1.2588" calcext:value-type="currency">
            <text:p>$1.26</text:p>
          </table:table-cell>
          <table:table-cell table:style-name="ce156" table:formula="of:=[.H84]*[.E$2]+[.I84]*[.$E$1]" office:value-type="currency" office:currency="USD" office:value="176.232" calcext:value-type="currency">
            <text:p>$176.23</text:p>
          </table:table-cell>
          <table:table-cell table:style-name="ce60" table:formula="of:=[.E84]*[.$E$2]+[.F84]*[.$E$1]" office:value-type="float" office:value="1680" calcext:value-type="float">
            <text:p>1680</text:p>
          </table:table-cell>
          <table:table-cell table:style-name="ce61" office:value-type="float" office:value="1600" calcext:value-type="float">
            <text:p>1600</text:p>
          </table:table-cell>
          <table:table-cell table:style-name="ce61" office:value-type="float" office:value="286" calcext:value-type="float">
            <text:p>286</text:p>
          </table:table-cell>
          <table:table-cell table:style-name="ce182" table:formula="of:=[.M84]*[.G84]" office:value-type="currency" office:currency="USD" office:value="30.0014" calcext:value-type="currency">
            <text:p>$30.00</text:p>
          </table:table-cell>
          <table:table-cell table:style-name="ce61" office:value-type="float" office:value="236" calcext:value-type="float">
            <text:p>236</text:p>
          </table:table-cell>
          <table:table-cell table:style-name="ce156" table:formula="of:=[.O84]*[.G84]" office:value-type="currency" office:currency="USD" office:value="24.7564" calcext:value-type="currency">
            <text:p>$24.76</text:p>
          </table:table-cell>
          <table:table-cell table:style-name="ce156" table:formula="of:=[.L84]*[.G84]" office:value-type="currency" office:currency="USD" office:value="167.84" calcext:value-type="currency">
            <text:p>$167.84</text:p>
          </table:table-cell>
          <table:table-cell table:formula="of:=IF(MAX(0;([.K84]-[.O84]));MAX(0;([.K84]-[.O84]));&quot; &quot;)" office:value-type="float" office:value="1444" calcext:value-type="float">
            <text:p>1444</text:p>
          </table:table-cell>
          <table:table-cell/>
          <table:table-cell table:style-name="ce110"/>
          <table:table-cell table:style-name="ce112" table:formula="of:=IF([.R84]=&quot; &quot;;&quot; &quot;;[.R84]*[.G84])" office:value-type="currency" office:currency="USD" office:value="151.4756" calcext:value-type="currency">
            <text:p>$151.48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Plastic M4 Washer (RED)</text:p>
          </table:table-cell>
          <table:table-cell table:style-name="ce78" office:value-type="string" calcext:value-type="string">
            <text:p>Digikey</text:p>
          </table:table-cell>
          <table:table-cell table:style-name="ce96" office:value-type="string" calcext:value-type="string">
            <text:p>RPC3441-ND (obsolete)</text:p>
          </table:table-cell>
          <table:table-cell table:style-name="ce61" office:value-type="float" office:value="12" calcext:value-type="float">
            <text:p>12</text:p>
          </table:table-cell>
          <table:table-cell table:style-name="ce148" table:formula="of:=[.E85]" office:value-type="float" office:value="12" calcext:value-type="float">
            <text:p>12</text:p>
          </table:table-cell>
          <table:table-cell table:style-name="ce112" office:value-type="currency" office:currency="USD" office:value="0.079" calcext:value-type="currency">
            <text:p>$0.08</text:p>
          </table:table-cell>
          <table:table-cell table:style-name="ce112" table:formula="of:=[.G85]*[.E85]" office:value-type="currency" office:currency="USD" office:value="0.948" calcext:value-type="currency">
            <text:p>$0.95</text:p>
          </table:table-cell>
          <table:table-cell table:style-name="ce156" table:formula="of:=[.F85]*[.G85]" office:value-type="currency" office:currency="USD" office:value="0.948" calcext:value-type="currency">
            <text:p>$0.95</text:p>
          </table:table-cell>
          <table:table-cell table:style-name="ce156" table:formula="of:=[.H85]*[.E$2]+[.I85]*[.$E$1]" office:value-type="currency" office:currency="USD" office:value="132.72" calcext:value-type="currency">
            <text:p>$132.72</text:p>
          </table:table-cell>
          <table:table-cell table:style-name="ce60" table:formula="of:=[.E85]*[.$E$2]+[.F85]*[.$E$1]" office:value-type="float" office:value="1680" calcext:value-type="float">
            <text:p>1680</text:p>
          </table:table-cell>
          <table:table-cell table:style-name="ce61" office:value-type="float" office:value="6431" calcext:value-type="float">
            <text:p>6431</text:p>
          </table:table-cell>
          <table:table-cell table:style-name="ce61" office:value-type="float" office:value="4717" calcext:value-type="float">
            <text:p>4717</text:p>
          </table:table-cell>
          <table:table-cell table:style-name="ce182" table:formula="of:=[.M85]*[.G85]" office:value-type="currency" office:currency="USD" office:value="372.643" calcext:value-type="currency">
            <text:p>$372.64</text:p>
          </table:table-cell>
          <table:table-cell table:style-name="ce61" office:value-type="float" office:value="3380" calcext:value-type="float">
            <text:p>3380</text:p>
          </table:table-cell>
          <table:table-cell table:style-name="ce156" table:formula="of:=[.O85]*[.G85]" office:value-type="currency" office:currency="USD" office:value="267.02" calcext:value-type="currency">
            <text:p>$267.02</text:p>
          </table:table-cell>
          <table:table-cell table:style-name="ce156" table:formula="of:=[.L85]*[.G85]" office:value-type="currency" office:currency="USD" office:value="508.049" calcext:value-type="currency">
            <text:p>$508.05</text:p>
          </table:table-cell>
          <table:table-cell table:formula="of:=IF(MAX(0;([.K85]-[.O85]));MAX(0;([.K85]-[.O85]));&quot; &quot;)" office:value-type="string" office:string-value=" " calcext:value-type="string">
            <text:p><text:s/></text:p>
          </table:table-cell>
          <table:table-cell table:style-name="ce111" office:value-type="float" office:value="0" calcext:value-type="float">
            <text:p>0</text:p>
          </table:table-cell>
          <table:table-cell/>
          <table:table-cell table:style-name="ce112" table:formula="of:=IF([.R85]=&quot; &quot;;&quot; &quot;;[.R85]*[.G85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M4 Lock Nut</text:p>
          </table:table-cell>
          <table:table-cell table:style-name="ce78" office:value-type="string" calcext:value-type="string">
            <text:p>McMaster</text:p>
          </table:table-cell>
          <table:table-cell table:style-name="ce61" office:value-type="string" calcext:value-type="string">
            <text:p>90576A103</text:p>
          </table:table-cell>
          <table:table-cell table:style-name="ce61" office:value-type="float" office:value="7" calcext:value-type="float">
            <text:p>7</text:p>
          </table:table-cell>
          <table:table-cell table:style-name="ce148" table:formula="of:=[.E86]" office:value-type="float" office:value="7" calcext:value-type="float">
            <text:p>7</text:p>
          </table:table-cell>
          <table:table-cell table:style-name="ce112" office:value-type="currency" office:currency="USD" office:value="0.05" calcext:value-type="currency">
            <text:p>$0.05</text:p>
          </table:table-cell>
          <table:table-cell table:style-name="ce112" table:formula="of:=[.G86]*[.E86]" office:value-type="currency" office:currency="USD" office:value="0.35" calcext:value-type="currency">
            <text:p>$0.35</text:p>
          </table:table-cell>
          <table:table-cell table:style-name="ce156" table:formula="of:=[.F86]*[.G86]" office:value-type="currency" office:currency="USD" office:value="0.35" calcext:value-type="currency">
            <text:p>$0.35</text:p>
          </table:table-cell>
          <table:table-cell table:style-name="ce156" table:formula="of:=[.H86]*[.E$2]+[.I86]*[.$E$1]" office:value-type="currency" office:currency="USD" office:value="49" calcext:value-type="currency">
            <text:p>$49.00</text:p>
          </table:table-cell>
          <table:table-cell table:style-name="ce60" table:formula="of:=[.E86]*[.$E$2]+[.F86]*[.$E$1]" office:value-type="float" office:value="980" calcext:value-type="float">
            <text:p>980</text:p>
          </table:table-cell>
          <table:table-cell table:style-name="ce61" office:value-type="float" office:value="1800" calcext:value-type="float">
            <text:p>1800</text:p>
          </table:table-cell>
          <table:table-cell table:style-name="ce61" office:value-type="float" office:value="256" calcext:value-type="float">
            <text:p>256</text:p>
          </table:table-cell>
          <table:table-cell table:style-name="ce182" table:formula="of:=[.M86]*[.G86]" office:value-type="currency" office:currency="USD" office:value="12.8" calcext:value-type="currency">
            <text:p>$12.80</text:p>
          </table:table-cell>
          <table:table-cell table:style-name="ce61" office:value-type="float" office:value="235" calcext:value-type="float">
            <text:p>235</text:p>
          </table:table-cell>
          <table:table-cell table:style-name="ce156" table:formula="of:=[.O86]*[.G86]" office:value-type="currency" office:currency="USD" office:value="11.75" calcext:value-type="currency">
            <text:p>$11.75</text:p>
          </table:table-cell>
          <table:table-cell table:style-name="ce156" table:formula="of:=[.L86]*[.G86]" office:value-type="currency" office:currency="USD" office:value="90" calcext:value-type="currency">
            <text:p>$90.00</text:p>
          </table:table-cell>
          <table:table-cell table:formula="of:=IF(MAX(0;([.K86]-[.O86]));MAX(0;([.K86]-[.O86]));&quot; &quot;)" office:value-type="float" office:value="745" calcext:value-type="float">
            <text:p>745</text:p>
          </table:table-cell>
          <table:table-cell/>
          <table:table-cell table:style-name="ce110"/>
          <table:table-cell table:style-name="ce112" table:formula="of:=IF([.R86]=&quot; &quot;;&quot; &quot;;[.R86]*[.G86])" office:value-type="currency" office:currency="USD" office:value="37.25" calcext:value-type="currency">
            <text:p>$37.2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Standoff – M4-0.7x25 Switch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952-1543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87]" office:value-type="float" office:value="1" calcext:value-type="float">
            <text:p>1</text:p>
          </table:table-cell>
          <table:table-cell table:style-name="ce112" office:value-type="currency" office:currency="USD" office:value="0.51" calcext:value-type="currency">
            <text:p>$0.51</text:p>
          </table:table-cell>
          <table:table-cell table:style-name="ce112" table:formula="of:=[.G87]*[.E87]" office:value-type="currency" office:currency="USD" office:value="0.51" calcext:value-type="currency">
            <text:p>$0.51</text:p>
          </table:table-cell>
          <table:table-cell table:style-name="ce156" table:formula="of:=[.F87]*[.G87]" office:value-type="currency" office:currency="USD" office:value="0.51" calcext:value-type="currency">
            <text:p>$0.51</text:p>
          </table:table-cell>
          <table:table-cell table:style-name="ce156" table:formula="of:=[.H87]*[.E$2]+[.I87]*[.$E$1]" office:value-type="currency" office:currency="USD" office:value="71.4" calcext:value-type="currency">
            <text:p>$71.40</text:p>
          </table:table-cell>
          <table:table-cell table:style-name="ce60" table:formula="of:=[.E87]*[.$E$2]+[.F87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06" calcext:value-type="float">
            <text:p>106</text:p>
          </table:table-cell>
          <table:table-cell table:style-name="ce182" table:formula="of:=[.M87]*[.G87]" office:value-type="currency" office:currency="USD" office:value="54.06" calcext:value-type="currency">
            <text:p>$54.06</text:p>
          </table:table-cell>
          <table:table-cell table:style-name="ce61" office:value-type="float" office:value="11" calcext:value-type="float">
            <text:p>11</text:p>
          </table:table-cell>
          <table:table-cell table:style-name="ce156" table:formula="of:=[.O87]*[.G87]" office:value-type="currency" office:currency="USD" office:value="5.61" calcext:value-type="currency">
            <text:p>$5.61</text:p>
          </table:table-cell>
          <table:table-cell table:style-name="ce156" table:formula="of:=[.L87]*[.G87]" office:value-type="currency" office:currency="USD" office:value="127.5" calcext:value-type="currency">
            <text:p>$127.50</text:p>
          </table:table-cell>
          <table:table-cell table:formula="of:=IF(MAX(0;([.K87]-[.O87]));MAX(0;([.K87]-[.O87]));&quot; &quot;)" office:value-type="float" office:value="129" calcext:value-type="float">
            <text:p>129</text:p>
          </table:table-cell>
          <table:table-cell table:style-name="ce111"/>
          <table:table-cell/>
          <table:table-cell table:style-name="ce112" table:formula="of:=IF([.R87]=&quot; &quot;;&quot; &quot;;[.R87]*[.G87])" office:value-type="currency" office:currency="USD" office:value="65.79" calcext:value-type="currency">
            <text:p>$65.79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Standoff – M4-0.7x20 Cover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952-1542-ND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112" office:value-type="currency" office:currency="USD" office:value="0.437" calcext:value-type="currency">
            <text:p>$0.44</text:p>
          </table:table-cell>
          <table:table-cell table:style-name="ce112" table:formula="of:=[.G88]*[.E88]" office:value-type="currency" office:currency="USD" office:value="2.185" calcext:value-type="currency">
            <text:p>$2.19</text:p>
          </table:table-cell>
          <table:table-cell table:style-name="ce156" table:formula="of:=[.F88]*[.G88]" office:value-type="currency" office:currency="USD" office:value="2.185" calcext:value-type="currency">
            <text:p>$2.19</text:p>
          </table:table-cell>
          <table:table-cell table:style-name="ce156" table:formula="of:=[.H88]*[.E$2]+[.I88]*[.$E$1]" office:value-type="currency" office:currency="USD" office:value="305.9" calcext:value-type="currency">
            <text:p>$305.90</text:p>
          </table:table-cell>
          <table:table-cell table:style-name="ce60" table:formula="of:=[.E88]*[.$E$2]+[.F88]*[.$E$1]" office:value-type="float" office:value="700" calcext:value-type="float">
            <text:p>700</text:p>
          </table:table-cell>
          <table:table-cell table:style-name="ce61" office:value-type="float" office:value="1287" calcext:value-type="float">
            <text:p>1287</text:p>
          </table:table-cell>
          <table:table-cell table:style-name="ce61" office:value-type="float" office:value="574" calcext:value-type="float">
            <text:p>574</text:p>
          </table:table-cell>
          <table:table-cell table:style-name="ce182" table:formula="of:=[.M88]*[.G88]" office:value-type="currency" office:currency="USD" office:value="250.838" calcext:value-type="currency">
            <text:p>$250.84</text:p>
          </table:table-cell>
          <table:table-cell table:style-name="ce61" office:value-type="float" office:value="179" calcext:value-type="float">
            <text:p>179</text:p>
          </table:table-cell>
          <table:table-cell table:style-name="ce156" table:formula="of:=[.O88]*[.G88]" office:value-type="currency" office:currency="USD" office:value="78.223" calcext:value-type="currency">
            <text:p>$78.22</text:p>
          </table:table-cell>
          <table:table-cell table:style-name="ce156" table:formula="of:=[.L88]*[.G88]" office:value-type="currency" office:currency="USD" office:value="562.419" calcext:value-type="currency">
            <text:p>$562.42</text:p>
          </table:table-cell>
          <table:table-cell table:formula="of:=IF(MAX(0;([.K88]-[.O88]));MAX(0;([.K88]-[.O88]));&quot; &quot;)" office:value-type="float" office:value="521" calcext:value-type="float">
            <text:p>521</text:p>
          </table:table-cell>
          <table:table-cell/>
          <table:table-cell table:style-name="ce110"/>
          <table:table-cell table:style-name="ce112" table:formula="of:=IF([.R88]=&quot; &quot;;&quot; &quot;;[.R88]*[.G88])" office:value-type="currency" office:currency="USD" office:value="227.677" calcext:value-type="currency">
            <text:p>$227.68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Polycarbonate Safety Cover</text:p>
          </table:table-cell>
          <table:table-cell table:style-name="ce78" office:value-type="string" calcext:value-type="string">
            <text:p>Hall Precision</text:p>
          </table:table-cell>
          <table:table-cell table:style-name="ce61" office:value-type="string" calcext:value-type="string">
            <text:p>LiBCM-001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89]" office:value-type="float" office:value="1" calcext:value-type="float">
            <text:p>1</text:p>
          </table:table-cell>
          <table:table-cell table:style-name="ce112" office:value-type="currency" office:currency="USD" office:value="27.5" calcext:value-type="currency">
            <text:p>$27.50</text:p>
          </table:table-cell>
          <table:table-cell table:style-name="ce112" table:formula="of:=[.G89]*[.E89]" office:value-type="currency" office:currency="USD" office:value="27.5" calcext:value-type="currency">
            <text:p>$27.50</text:p>
          </table:table-cell>
          <table:table-cell table:style-name="ce156" table:formula="of:=[.F89]*[.G89]" office:value-type="currency" office:currency="USD" office:value="27.5" calcext:value-type="currency">
            <text:p>$27.50</text:p>
          </table:table-cell>
          <table:table-cell table:style-name="ce156" table:formula="of:=[.H89]*[.E$2]+[.I89]*[.$E$1]" office:value-type="currency" office:currency="USD" office:value="3850" calcext:value-type="currency">
            <text:p>$3,850.00</text:p>
          </table:table-cell>
          <table:table-cell table:style-name="ce60" table:formula="of:=[.E89]*[.$E$2]+[.F89]*[.$E$1]" office:value-type="float" office:value="140" calcext:value-type="float">
            <text:p>140</text:p>
          </table:table-cell>
          <table:table-cell table:style-name="ce61" office:value-type="float" office:value="251" calcext:value-type="float">
            <text:p>251</text:p>
          </table:table-cell>
          <table:table-cell table:style-name="ce61" office:value-type="float" office:value="93" calcext:value-type="float">
            <text:p>93</text:p>
          </table:table-cell>
          <table:table-cell table:style-name="ce182" table:formula="of:=[.M89]*[.G89]" office:value-type="currency" office:currency="USD" office:value="2557.5" calcext:value-type="currency">
            <text:p>$2,557.50</text:p>
          </table:table-cell>
          <table:table-cell table:style-name="ce61" office:value-type="float" office:value="15" calcext:value-type="float">
            <text:p>15</text:p>
          </table:table-cell>
          <table:table-cell table:style-name="ce156" table:formula="of:=[.O89]*[.G89]" office:value-type="currency" office:currency="USD" office:value="412.5" calcext:value-type="currency">
            <text:p>$412.50</text:p>
          </table:table-cell>
          <table:table-cell table:style-name="ce156" table:formula="of:=[.L89]*[.G89]" office:value-type="currency" office:currency="USD" office:value="6902.5" calcext:value-type="currency">
            <text:p>$6,902.50</text:p>
          </table:table-cell>
          <table:table-cell table:formula="of:=IF(MAX(0;([.K89]-[.O89]));MAX(0;([.K89]-[.O89]));&quot; &quot;)" office:value-type="float" office:value="125" calcext:value-type="float">
            <text:p>125</text:p>
          </table:table-cell>
          <table:table-cell table:style-name="ce111"/>
          <table:table-cell table:style-name="ce115"/>
          <table:table-cell table:style-name="ce112" table:formula="of:=IF([.R89]=&quot; &quot;;&quot; &quot;;[.R89]*[.G89])" office:value-type="currency" office:currency="USD" office:value="3437.5" calcext:value-type="currency">
            <text:p>$3,437.50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61" table:number-columns-repeated="2"/>
          <table:table-cell table:style-name="ce78"/>
          <table:table-cell table:style-name="ce61" table:number-columns-repeated="2"/>
          <table:table-cell table:style-name="ce148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76:.H89])" office:value-type="currency" office:currency="USD" office:value="74.2727" calcext:value-type="currency">
            <text:p>$74.27</text:p>
          </table:table-cell>
          <table:table-cell table:style-name="ce116" table:formula="of:=SUM([.I76:.I89])" office:value-type="currency" office:currency="USD" office:value="73.9472" calcext:value-type="currency">
            <text:p>$73.95</text:p>
          </table:table-cell>
          <table:table-cell table:style-name="ce116" table:formula="of:=SUM([.J76:.J89])" office:value-type="currency" office:currency="USD" office:value="10365.628" calcext:value-type="currency">
            <text:p>$10,365.63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16" table:formula="of:=SUM([.P76:.P89])" office:value-type="currency" office:currency="USD" office:value="2948.3335" calcext:value-type="currency">
            <text:p>$2,948.33</text:p>
          </table:table-cell>
          <table:table-cell table:style-name="ce116" table:formula="of:=SUM([.Q76:.Q89])" office:value-type="currency" office:currency="USD" office:value="17110.654" calcext:value-type="currency">
            <text:p>$17,110.65</text:p>
          </table:table-cell>
          <table:table-cell table:formula="of:=IF(MAX(0;([.K90]-[.O90]));MAX(0;([.K90]-[.O90]));&quot; &quot;)" office:value-type="string" office:string-value=" " calcext:value-type="string">
            <text:p><text:s/></text:p>
          </table:table-cell>
          <table:table-cell table:style-name="ce111"/>
          <table:table-cell table:style-name="ce115"/>
          <table:table-cell table:style-name="ce112" table:formula="of:=IF([.R90]=&quot; &quot;;&quot; &quot;;[.R90]*[.G90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5">
          <table:table-cell table:style-name="ce61" table:number-columns-repeated="2"/>
          <table:table-cell table:style-name="ce78"/>
          <table:table-cell table:style-name="ce61" table:number-columns-repeated="2"/>
          <table:table-cell table:style-name="ce148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90]+[.H73]" office:value-type="currency" office:currency="USD" office:value="231.25754" calcext:value-type="currency">
            <text:p>$231.26</text:p>
          </table:table-cell>
          <table:table-cell table:style-name="ce165" table:formula="of:=[.I90]+[.I73]" office:value-type="currency" office:currency="USD" office:value="233.39704" calcext:value-type="currency">
            <text:p>$233.40</text:p>
          </table:table-cell>
          <table:table-cell table:style-name="ce165" table:formula="of:=[.J90]+[.J73]" office:value-type="currency" office:currency="USD" office:value="32590.0056" calcext:value-type="currency">
            <text:p>$32,590.01</text:p>
          </table:table-cell>
          <table:table-cell table:style-name="ce202"/>
          <table:table-cell table:style-name="ce113" table:number-columns-repeated="2"/>
          <table:table-cell table:style-name="ce182"/>
          <table:table-cell table:style-name="ce113"/>
          <table:table-cell table:style-name="ce165" table:formula="of:=[.P90]+[.P73]" office:value-type="currency" office:currency="USD" office:value="21380.37136" calcext:value-type="currency">
            <text:p>$21,380.37</text:p>
          </table:table-cell>
          <table:table-cell table:style-name="ce165" table:formula="of:=[.Q90]+[.Q73]" office:value-type="currency" office:currency="USD" office:value="58020.5985" calcext:value-type="currency">
            <text:p>$58,020.60</text:p>
          </table:table-cell>
          <table:table-cell table:formula="of:=IF(MAX(0;([.K91]-[.O91]));MAX(0;([.K91]-[.O91]));&quot; &quot;)" office:value-type="string" office:string-value=" " calcext:value-type="string">
            <text:p><text:s/></text:p>
          </table:table-cell>
          <table:table-cell table:style-name="ce111"/>
          <table:table-cell table:style-name="ce115"/>
          <table:table-cell table:style-name="ce112" table:formula="of:=IF([.R91]=&quot; &quot;;&quot; &quot;;[.R91]*[.G91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92]-[.O92]));MAX(0;([.K92]-[.O92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92]=&quot; &quot;;&quot; &quot;;[.R92]*[.G92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5">
          <table:table-cell table:style-name="ce113" office:value-type="string" calcext:value-type="string">
            <text:p>Other Items</text:p>
            <text:p>Included with</text:p>
            <text:p>PCB Purchase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93]-[.O93]));MAX(0;([.K93]-[.O93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93]=&quot; &quot;;&quot; &quot;;[.R93]*[.G93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5AhG3 Aluminum Mounting Plate</text:p>
          </table:table-cell>
          <table:table-cell table:style-name="ce78" office:value-type="string" calcext:value-type="string">
            <text:p>EVS</text:p>
          </table:table-cell>
          <table:table-cell table:style-name="ce61" office:value-type="string" calcext:value-type="string">
            <text:p>JTS-LiBCM-0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9.05" calcext:value-type="currency">
            <text:p>$9.05</text:p>
          </table:table-cell>
          <table:table-cell table:style-name="ce112" table:formula="of:=[.G94]*[.E94]" office:value-type="currency" office:currency="USD" office:value="27.15" calcext:value-type="currency">
            <text:p>$27.15</text:p>
          </table:table-cell>
          <table:table-cell table:style-name="ce156" table:formula="of:=[.F94]*[.G94]" office:value-type="currency" office:currency="USD" office:value="0" calcext:value-type="currency">
            <text:p>$0.00</text:p>
          </table:table-cell>
          <table:table-cell table:style-name="ce156" table:formula="of:=[.H94]*[.E$2]+[.I94]*[.$E$1]" office:value-type="currency" office:currency="USD" office:value="1086" calcext:value-type="currency">
            <text:p>$1,086.00</text:p>
          </table:table-cell>
          <table:table-cell table:style-name="ce60" table:formula="of:=[.E94]*[.$E$2]+[.F94]*[.$E$1]" office:value-type="float" office:value="120" calcext:value-type="float">
            <text:p>120</text:p>
          </table:table-cell>
          <table:table-cell table:style-name="ce61" office:value-type="float" office:value="752" calcext:value-type="float">
            <text:p>752</text:p>
          </table:table-cell>
          <table:table-cell table:style-name="ce61" office:value-type="float" office:value="449" calcext:value-type="float">
            <text:p>449</text:p>
          </table:table-cell>
          <table:table-cell table:style-name="ce182" table:formula="of:=[.M94]*[.G94]" office:value-type="currency" office:currency="USD" office:value="4063.45" calcext:value-type="currency">
            <text:p>$4,063.45</text:p>
          </table:table-cell>
          <table:table-cell table:style-name="ce61" office:value-type="float" office:value="224" calcext:value-type="float">
            <text:p>224</text:p>
          </table:table-cell>
          <table:table-cell table:style-name="ce156" table:formula="of:=[.O94]*[.G94]" office:value-type="currency" office:currency="USD" office:value="2027.2" calcext:value-type="currency">
            <text:p>$2,027.20</text:p>
          </table:table-cell>
          <table:table-cell table:style-name="ce156" table:formula="of:=[.L94]*[.G94]" office:value-type="currency" office:currency="USD" office:value="6805.6" calcext:value-type="currency">
            <text:p>$6,805.60</text:p>
          </table:table-cell>
          <table:table-cell table:formula="of:=IF(MAX(0;([.K94]-[.O94]));MAX(0;([.K94]-[.O94]));&quot; &quot;)" office:value-type="string" office:string-value=" " calcext:value-type="string">
            <text:p><text:s/></text:p>
          </table:table-cell>
          <table:table-cell/>
          <table:table-cell table:style-name="ce111"/>
          <table:table-cell table:style-name="ce112" table:formula="of:=IF([.R94]=&quot; &quot;;&quot; &quot;;[.R94]*[.G94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HVDC Ferrite Core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float" office:value="2631626202" calcext:value-type="float">
            <text:p>2631626202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95]" office:value-type="float" office:value="1" calcext:value-type="float">
            <text:p>1</text:p>
          </table:table-cell>
          <table:table-cell table:style-name="ce112" office:value-type="currency" office:currency="USD" office:value="8.78" calcext:value-type="currency">
            <text:p>$8.78</text:p>
          </table:table-cell>
          <table:table-cell table:style-name="ce112" table:formula="of:=[.G95]*[.E95]" office:value-type="currency" office:currency="USD" office:value="8.78" calcext:value-type="currency">
            <text:p>$8.78</text:p>
          </table:table-cell>
          <table:table-cell table:style-name="ce156" table:formula="of:=[.F95]*[.G95]" office:value-type="currency" office:currency="USD" office:value="8.78" calcext:value-type="currency">
            <text:p>$8.78</text:p>
          </table:table-cell>
          <table:table-cell table:style-name="ce156" table:formula="of:=[.H95]*[.E$2]+[.I95]*[.$E$1]" office:value-type="currency" office:currency="USD" office:value="1229.2" calcext:value-type="currency">
            <text:p>$1,229.20</text:p>
          </table:table-cell>
          <table:table-cell table:style-name="ce60" table:formula="of:=[.E95]*[.$E$2]+[.F95]*[.$E$1]" office:value-type="float" office:value="140" calcext:value-type="float">
            <text:p>140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195" calcext:value-type="float">
            <text:p>195</text:p>
          </table:table-cell>
          <table:table-cell table:style-name="ce182" table:formula="of:=[.M95]*[.G95]" office:value-type="currency" office:currency="USD" office:value="1712.1" calcext:value-type="currency">
            <text:p>$1,712.10</text:p>
          </table:table-cell>
          <table:table-cell table:style-name="ce61" office:value-type="float" office:value="110" calcext:value-type="float">
            <text:p>110</text:p>
          </table:table-cell>
          <table:table-cell table:style-name="ce156" table:formula="of:=[.O95]*[.G95]" office:value-type="currency" office:currency="USD" office:value="965.8" calcext:value-type="currency">
            <text:p>$965.80</text:p>
          </table:table-cell>
          <table:table-cell table:style-name="ce156" table:formula="of:=[.L95]*[.G95]" office:value-type="currency" office:currency="USD" office:value="2537.42" calcext:value-type="currency">
            <text:p>$2,537.42</text:p>
          </table:table-cell>
          <table:table-cell table:formula="of:=IF(MAX(0;([.K95]-[.O95]));MAX(0;([.K95]-[.O95]));&quot; &quot;)" office:value-type="float" office:value="30" calcext:value-type="float">
            <text:p>30</text:p>
          </table:table-cell>
          <table:table-cell table:number-columns-repeated="2"/>
          <table:table-cell table:style-name="ce112" table:formula="of:=IF([.R95]=&quot; &quot;;&quot; &quot;;[.R95]*[.G95])" office:value-type="currency" office:currency="USD" office:value="263.4" calcext:value-type="currency">
            <text:p>$263.4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Wire – 18 AWG (RED)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CN512R-500-ND‎</text:p>
          </table:table-cell>
          <table:table-cell table:style-name="ce61" office:value-type="float" office:value="2.5" calcext:value-type="float">
            <text:p>2.5</text:p>
          </table:table-cell>
          <table:table-cell table:style-name="ce104" office:value-type="float" office:value="2.5" calcext:value-type="float">
            <text:p>2.5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G96]*[.E96]" office:value-type="currency" office:currency="USD" office:value="0.6725" calcext:value-type="currency">
            <text:p>$0.67</text:p>
          </table:table-cell>
          <table:table-cell table:style-name="ce156" table:formula="of:=[.F96]*[.G96]" office:value-type="currency" office:currency="USD" office:value="0.6725" calcext:value-type="currency">
            <text:p>$0.67</text:p>
          </table:table-cell>
          <table:table-cell table:style-name="ce156" table:formula="of:=[.H96]*[.E$2]+[.I96]*[.$E$1]" office:value-type="currency" office:currency="USD" office:value="94.15" calcext:value-type="currency">
            <text:p>$94.15</text:p>
          </table:table-cell>
          <table:table-cell table:style-name="ce60" table:formula="of:=[.E96]*[.$E$2]+[.F96]*[.$E$1]" office:value-type="float" office:value="350" calcext:value-type="float">
            <text:p>350</text:p>
          </table:table-cell>
          <table:table-cell table:style-name="ce61" office:value-type="float" office:value="1300" calcext:value-type="float">
            <text:p>1300</text:p>
          </table:table-cell>
          <table:table-cell table:style-name="ce54" office:value-type="float" office:value="400" calcext:value-type="float">
            <text:p>400</text:p>
          </table:table-cell>
          <table:table-cell table:style-name="ce182" table:formula="of:=[.M96]*[.G96]" office:value-type="currency" office:currency="USD" office:value="107.6" calcext:value-type="currency">
            <text:p>$107.60</text:p>
          </table:table-cell>
          <table:table-cell table:style-name="ce61" office:value-type="float" office:value="100" calcext:value-type="float">
            <text:p>100</text:p>
          </table:table-cell>
          <table:table-cell table:style-name="ce156" table:formula="of:=[.O96]*[.G96]" office:value-type="currency" office:currency="USD" office:value="26.9" calcext:value-type="currency">
            <text:p>$26.90</text:p>
          </table:table-cell>
          <table:table-cell table:style-name="ce156" table:formula="of:=[.L96]*[.G96]" office:value-type="currency" office:currency="USD" office:value="349.7" calcext:value-type="currency">
            <text:p>$349.70</text:p>
          </table:table-cell>
          <table:table-cell table:formula="of:=IF(MAX(0;([.K96]-[.O96]));MAX(0;([.K96]-[.O96]));&quot; &quot;)" office:value-type="float" office:value="250" calcext:value-type="float">
            <text:p>250</text:p>
          </table:table-cell>
          <table:table-cell table:style-name="ce111"/>
          <table:table-cell/>
          <table:table-cell table:style-name="ce112" table:formula="of:=IF([.R96]=&quot; &quot;;&quot; &quot;;[.R96]*[.G96])" office:value-type="currency" office:currency="USD" office:value="67.25" calcext:value-type="currency">
            <text:p>$67.25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Wire – 18 AWG (BLK)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CN548B-500-ND</text:p>
          </table:table-cell>
          <table:table-cell table:style-name="ce61" office:value-type="float" office:value="2.5" calcext:value-type="float">
            <text:p>2.5</text:p>
          </table:table-cell>
          <table:table-cell table:style-name="ce104" office:value-type="float" office:value="2.5" calcext:value-type="float">
            <text:p>2.5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G97]*[.E97]" office:value-type="currency" office:currency="USD" office:value="0.6725" calcext:value-type="currency">
            <text:p>$0.67</text:p>
          </table:table-cell>
          <table:table-cell table:style-name="ce156" table:formula="of:=[.F97]*[.G97]" office:value-type="currency" office:currency="USD" office:value="0.6725" calcext:value-type="currency">
            <text:p>$0.67</text:p>
          </table:table-cell>
          <table:table-cell table:style-name="ce156" table:formula="of:=[.H97]*[.E$2]+[.I97]*[.$E$1]" office:value-type="currency" office:currency="USD" office:value="94.15" calcext:value-type="currency">
            <text:p>$94.15</text:p>
          </table:table-cell>
          <table:table-cell table:style-name="ce60" table:formula="of:=[.E97]*[.$E$2]+[.F97]*[.$E$1]" office:value-type="float" office:value="350" calcext:value-type="float">
            <text:p>350</text:p>
          </table:table-cell>
          <table:table-cell table:style-name="ce61" office:value-type="float" office:value="800" calcext:value-type="float">
            <text:p>800</text:p>
          </table:table-cell>
          <table:table-cell table:style-name="ce54" office:value-type="float" office:value="300" calcext:value-type="float">
            <text:p>300</text:p>
          </table:table-cell>
          <table:table-cell table:style-name="ce182" table:formula="of:=[.M97]*[.G97]" office:value-type="currency" office:currency="USD" office:value="80.7" calcext:value-type="currency">
            <text:p>$80.70</text:p>
          </table:table-cell>
          <table:table-cell table:style-name="ce61" office:value-type="float" office:value="120" calcext:value-type="float">
            <text:p>120</text:p>
          </table:table-cell>
          <table:table-cell table:style-name="ce156" table:formula="of:=[.O97]*[.G97]" office:value-type="currency" office:currency="USD" office:value="32.28" calcext:value-type="currency">
            <text:p>$32.28</text:p>
          </table:table-cell>
          <table:table-cell table:style-name="ce156" table:formula="of:=[.L97]*[.G97]" office:value-type="currency" office:currency="USD" office:value="215.2" calcext:value-type="currency">
            <text:p>$215.20</text:p>
          </table:table-cell>
          <table:table-cell table:formula="of:=IF(MAX(0;([.K97]-[.O97]));MAX(0;([.K97]-[.O97]));&quot; &quot;)" office:value-type="float" office:value="230" calcext:value-type="float">
            <text:p>230</text:p>
          </table:table-cell>
          <table:table-cell table:style-name="ce111"/>
          <table:table-cell/>
          <table:table-cell table:style-name="ce112" table:formula="of:=IF([.R97]=&quot; &quot;;&quot; &quot;;[.R97]*[.G97])" office:value-type="currency" office:currency="USD" office:value="61.87" calcext:value-type="currency">
            <text:p>$61.87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Wire – 18 AWG (WHT)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CN549W-100-N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G98]*[.E98]" office:value-type="currency" office:currency="USD" office:value="0.269" calcext:value-type="currency">
            <text:p>$0.27</text:p>
          </table:table-cell>
          <table:table-cell table:style-name="ce156" table:formula="of:=[.F98]*[.G98]" office:value-type="currency" office:currency="USD" office:value="0.807" calcext:value-type="currency">
            <text:p>$0.81</text:p>
          </table:table-cell>
          <table:table-cell table:style-name="ce156" table:formula="of:=[.H98]*[.E$2]+[.I98]*[.$E$1]" office:value-type="currency" office:currency="USD" office:value="91.46" calcext:value-type="currency">
            <text:p>$91.46</text:p>
          </table:table-cell>
          <table:table-cell table:style-name="ce60" table:formula="of:=[.E98]*[.$E$2]+[.F98]*[.$E$1]" office:value-type="float" office:value="340" calcext:value-type="float">
            <text:p>340</text:p>
          </table:table-cell>
          <table:table-cell table:style-name="ce61" office:value-type="float" office:value="400" calcext:value-type="float">
            <text:p>400</text:p>
          </table:table-cell>
          <table:table-cell table:style-name="ce54" office:value-type="float" office:value="150" calcext:value-type="float">
            <text:p>150</text:p>
          </table:table-cell>
          <table:table-cell table:style-name="ce182" table:formula="of:=[.M98]*[.G98]" office:value-type="currency" office:currency="USD" office:value="40.35" calcext:value-type="currency">
            <text:p>$40.35</text:p>
          </table:table-cell>
          <table:table-cell table:style-name="ce61" office:value-type="float" office:value="530" calcext:value-type="float">
            <text:p>530</text:p>
          </table:table-cell>
          <table:table-cell table:style-name="ce156" table:formula="of:=[.O98]*[.G98]" office:value-type="currency" office:currency="USD" office:value="142.57" calcext:value-type="currency">
            <text:p>$142.57</text:p>
          </table:table-cell>
          <table:table-cell table:style-name="ce156" table:formula="of:=[.L98]*[.G98]" office:value-type="currency" office:currency="USD" office:value="107.6" calcext:value-type="currency">
            <text:p>$107.60</text:p>
          </table:table-cell>
          <table:table-cell table:formula="of:=IF(MAX(0;([.K98]-[.O98]));MAX(0;([.K98]-[.O9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98]=&quot; &quot;;&quot; &quot;;[.R98]*[.G98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61"/>
          <table:table-cell table:style-name="ce61" office:value-type="string" calcext:value-type="string">
            <text:p>Wire – 18 AWG (GRN)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CN557GY-100-ND (discontinued)</text:p>
            <text:p>CN554G-500-ND (new)</text:p>
          </table:table-cell>
          <table:table-cell table:style-name="ce61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G99]*[.E99]" office:value-type="currency" office:currency="USD" office:value="0.269" calcext:value-type="currency">
            <text:p>$0.27</text:p>
          </table:table-cell>
          <table:table-cell table:style-name="ce156" table:formula="of:=[.F99]*[.G99]" office:value-type="currency" office:currency="USD" office:value="0.269" calcext:value-type="currency">
            <text:p>$0.27</text:p>
          </table:table-cell>
          <table:table-cell table:style-name="ce156" table:formula="of:=[.H99]*[.E$2]+[.I99]*[.$E$1]" office:value-type="currency" office:currency="USD" office:value="37.66" calcext:value-type="currency">
            <text:p>$37.66</text:p>
          </table:table-cell>
          <table:table-cell table:style-name="ce60" table:formula="of:=[.E99]*[.$E$2]+[.F99]*[.$E$1]" office:value-type="float" office:value="140" calcext:value-type="float">
            <text:p>140</text:p>
          </table:table-cell>
          <table:table-cell table:style-name="ce61" office:value-type="float" office:value="300" calcext:value-type="float">
            <text:p>300</text:p>
          </table:table-cell>
          <table:table-cell table:style-name="ce54" office:value-type="float" office:value="120" calcext:value-type="float">
            <text:p>120</text:p>
          </table:table-cell>
          <table:table-cell table:style-name="ce182" table:formula="of:=[.M99]*[.G99]" office:value-type="currency" office:currency="USD" office:value="32.28" calcext:value-type="currency">
            <text:p>$32.28</text:p>
          </table:table-cell>
          <table:table-cell table:style-name="ce61" office:value-type="float" office:value="510" calcext:value-type="float">
            <text:p>510</text:p>
          </table:table-cell>
          <table:table-cell table:style-name="ce156" table:formula="of:=[.O99]*[.G99]" office:value-type="currency" office:currency="USD" office:value="137.19" calcext:value-type="currency">
            <text:p>$137.19</text:p>
          </table:table-cell>
          <table:table-cell table:style-name="ce156" table:formula="of:=[.L99]*[.G99]" office:value-type="currency" office:currency="USD" office:value="80.7" calcext:value-type="currency">
            <text:p>$80.70</text:p>
          </table:table-cell>
          <table:table-cell table:formula="of:=IF(MAX(0;([.K99]-[.O99]));MAX(0;([.K99]-[.O99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99]=&quot; &quot;;&quot; &quot;;[.R99]*[.G99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Adhesive Shipping Label</text:p>
          </table:table-cell>
          <table:table-cell table:style-name="ce78" office:value-type="string" calcext:value-type="string">
            <text:p>Amazon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148" table:formula="of:=[.E100]" office:value-type="float" office:value="1" calcext:value-type="float">
            <text:p>1</text:p>
          </table:table-cell>
          <table:table-cell table:style-name="ce112" table:formula="of:=9.99/200" office:value-type="currency" office:currency="USD" office:value="0.04995" calcext:value-type="currency">
            <text:p>$0.05</text:p>
          </table:table-cell>
          <table:table-cell table:style-name="ce112" table:formula="of:=[.G100]*[.E100]" office:value-type="currency" office:currency="USD" office:value="0.04995" calcext:value-type="currency">
            <text:p>$0.05</text:p>
          </table:table-cell>
          <table:table-cell table:style-name="ce156" table:formula="of:=[.F100]*[.G100]" office:value-type="currency" office:currency="USD" office:value="0.04995" calcext:value-type="currency">
            <text:p>$0.05</text:p>
          </table:table-cell>
          <table:table-cell table:style-name="ce156" table:formula="of:=[.H100]*[.E$2]+[.I100]*[.$E$1]" office:value-type="currency" office:currency="USD" office:value="6.993" calcext:value-type="currency">
            <text:p>$6.99</text:p>
          </table:table-cell>
          <table:table-cell table:style-name="ce60" table:formula="of:=[.E100]*[.$E$2]+[.F100]*[.$E$1]" office:value-type="float" office:value="140" calcext:value-type="float">
            <text:p>14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50" calcext:value-type="float">
            <text:p>50</text:p>
          </table:table-cell>
          <table:table-cell table:style-name="ce182" table:formula="of:=[.M100]*[.G100]" office:value-type="currency" office:currency="USD" office:value="2.4975" calcext:value-type="currency">
            <text:p>$2.50</text:p>
          </table:table-cell>
          <table:table-cell table:style-name="ce61"/>
          <table:table-cell table:style-name="ce156" table:formula="of:=[.O100]*[.G100]" office:value-type="currency" office:currency="USD" office:value="0" calcext:value-type="currency">
            <text:p>$0.00</text:p>
          </table:table-cell>
          <table:table-cell table:style-name="ce156" table:formula="of:=[.L100]*[.G100]" office:value-type="currency" office:currency="USD" office:value="9.99" calcext:value-type="currency">
            <text:p>$9.99</text:p>
          </table:table-cell>
          <table:table-cell table:formula="of:=IF(MAX(0;([.K100]-[.O100]));MAX(0;([.K100]-[.O100]));&quot; &quot;)" office:value-type="float" office:value="140" calcext:value-type="float">
            <text:p>140</text:p>
          </table:table-cell>
          <table:table-cell table:number-columns-repeated="2"/>
          <table:table-cell table:style-name="ce112" table:formula="of:=IF([.R100]=&quot; &quot;;&quot; &quot;;[.R100]*[.G100])" office:value-type="currency" office:currency="USD" office:value="6.993" calcext:value-type="currency">
            <text:p>$6.99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/>
          <table:table-cell table:style-name="ce61" office:value-type="string" calcext:value-type="string">
            <text:p>Foam Sleeve</text:p>
          </table:table-cell>
          <table:table-cell table:style-name="ce78" office:value-type="string" calcext:value-type="string">
            <text:p>U-Line</text:p>
          </table:table-cell>
          <table:table-cell table:style-name="ce61" office:value-type="string" calcext:value-type="string">
            <text:p>S-156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12" table:formula="of:=0.35" office:value-type="currency" office:currency="USD" office:value="0.35" calcext:value-type="currency">
            <text:p>$0.35</text:p>
          </table:table-cell>
          <table:table-cell table:style-name="ce112" table:formula="of:=[.G101]*[.E101]" office:value-type="currency" office:currency="USD" office:value="0.35" calcext:value-type="currency">
            <text:p>$0.35</text:p>
          </table:table-cell>
          <table:table-cell table:style-name="ce156" table:formula="of:=[.F101]*[.G101]" office:value-type="currency" office:currency="USD" office:value="0" calcext:value-type="currency">
            <text:p>$0.00</text:p>
          </table:table-cell>
          <table:table-cell table:style-name="ce156" table:formula="of:=[.H101]*[.E$2]+[.I101]*[.$E$1]" office:value-type="currency" office:currency="USD" office:value="14" calcext:value-type="currency">
            <text:p>$14.00</text:p>
          </table:table-cell>
          <table:table-cell table:style-name="ce60" table:formula="of:=[.E101]*[.$E$2]+[.F101]*[.$E$1]" office:value-type="float" office:value="40" calcext:value-type="float">
            <text:p>4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44" calcext:value-type="float">
            <text:p>44</text:p>
          </table:table-cell>
          <table:table-cell table:style-name="ce182" table:formula="of:=[.M101]*[.G101]" office:value-type="currency" office:currency="USD" office:value="15.4" calcext:value-type="currency">
            <text:p>$15.40</text:p>
          </table:table-cell>
          <table:table-cell table:style-name="ce61" office:value-type="float" office:value="27" calcext:value-type="float">
            <text:p>27</text:p>
          </table:table-cell>
          <table:table-cell table:style-name="ce156" table:formula="of:=[.O101]*[.G101]" office:value-type="currency" office:currency="USD" office:value="9.45" calcext:value-type="currency">
            <text:p>$9.45</text:p>
          </table:table-cell>
          <table:table-cell table:style-name="ce156" table:formula="of:=[.L101]*[.G101]" office:value-type="currency" office:currency="USD" office:value="52.5" calcext:value-type="currency">
            <text:p>$52.50</text:p>
          </table:table-cell>
          <table:table-cell table:formula="of:=IF(MAX(0;([.K101]-[.O101]));MAX(0;([.K101]-[.O101]));&quot; &quot;)" office:value-type="float" office:value="13" calcext:value-type="float">
            <text:p>13</text:p>
          </table:table-cell>
          <table:table-cell table:number-columns-repeated="2"/>
          <table:table-cell table:style-name="ce112" table:formula="of:=IF([.R101]=&quot; &quot;;&quot; &quot;;[.R101]*[.G101])" office:value-type="currency" office:currency="USD" office:value="4.55" calcext:value-type="currency">
            <text:p>$4.5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Cardboard Box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24x12x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2.34" calcext:value-type="currency">
            <text:p>$2.34</text:p>
          </table:table-cell>
          <table:table-cell table:style-name="ce112" table:formula="of:=[.G102]*[.E102]" office:value-type="currency" office:currency="USD" office:value="2.34" calcext:value-type="currency">
            <text:p>$2.34</text:p>
          </table:table-cell>
          <table:table-cell table:style-name="ce156" table:formula="of:=[.F102]*[.G102]" office:value-type="currency" office:currency="USD" office:value="0" calcext:value-type="currency">
            <text:p>$0.00</text:p>
          </table:table-cell>
          <table:table-cell table:style-name="ce156" table:formula="of:=[.H102]*[.E$2]+[.I102]*[.$E$1]" office:value-type="currency" office:currency="USD" office:value="93.6" calcext:value-type="currency">
            <text:p>$93.60</text:p>
          </table:table-cell>
          <table:table-cell table:style-name="ce60" table:formula="of:=[.E102]*[.$E$2]+[.F102]*[.$E$1]" office:value-type="float" office:value="40" calcext:value-type="float">
            <text:p>40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12" calcext:value-type="float">
            <text:p>12</text:p>
          </table:table-cell>
          <table:table-cell table:style-name="ce182" table:formula="of:=[.M102]*[.G102]" office:value-type="currency" office:currency="USD" office:value="28.08" calcext:value-type="currency">
            <text:p>$28.08</text:p>
          </table:table-cell>
          <table:table-cell table:style-name="ce61" office:value-type="float" office:value="22" calcext:value-type="float">
            <text:p>22</text:p>
          </table:table-cell>
          <table:table-cell table:style-name="ce156" table:formula="of:=[.O102]*[.G102]" office:value-type="currency" office:currency="USD" office:value="51.48" calcext:value-type="currency">
            <text:p>$51.48</text:p>
          </table:table-cell>
          <table:table-cell table:style-name="ce156" table:formula="of:=[.L102]*[.G102]" office:value-type="currency" office:currency="USD" office:value="175.5" calcext:value-type="currency">
            <text:p>$175.50</text:p>
          </table:table-cell>
          <table:table-cell table:formula="of:=IF(MAX(0;([.K102]-[.O102]));MAX(0;([.K102]-[.O102]));&quot; &quot;)" office:value-type="float" office:value="18" calcext:value-type="float">
            <text:p>18</text:p>
          </table:table-cell>
          <table:table-cell table:number-columns-repeated="2"/>
          <table:table-cell table:style-name="ce112" table:formula="of:=IF([.R102]=&quot; &quot;;&quot; &quot;;[.R102]*[.G102])" office:value-type="currency" office:currency="USD" office:value="42.12" calcext:value-type="currency">
            <text:p>$42.1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Cardboard Box</text:p>
          </table:table-cell>
          <table:table-cell table:style-name="ce78" office:value-type="string" calcext:value-type="string">
            <text:p>U-Line</text:p>
          </table:table-cell>
          <table:table-cell table:style-name="ce61" office:value-type="string" calcext:value-type="string">
            <text:p>S-23983 20x8x3 (20.5*8.5*3.5 OD)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12" table:formula="of:=1.98" office:value-type="currency" office:currency="USD" office:value="1.98" calcext:value-type="currency">
            <text:p>$1.98</text:p>
          </table:table-cell>
          <table:table-cell table:style-name="ce112" table:formula="of:=[.G103]*[.E103]" office:value-type="currency" office:currency="USD" office:value="1.98" calcext:value-type="currency">
            <text:p>$1.98</text:p>
          </table:table-cell>
          <table:table-cell table:style-name="ce156" table:formula="of:=[.F103]*[.G103]" office:value-type="currency" office:currency="USD" office:value="1.98" calcext:value-type="currency">
            <text:p>$1.98</text:p>
          </table:table-cell>
          <table:table-cell table:style-name="ce156" table:formula="of:=[.H103]*[.E$2]+[.I103]*[.$E$1]" office:value-type="currency" office:currency="USD" office:value="277.2" calcext:value-type="currency">
            <text:p>$277.20</text:p>
          </table:table-cell>
          <table:table-cell table:style-name="ce60" table:formula="of:=[.E103]*[.$E$2]+[.F103]*[.$E$1]" office:value-type="float" office:value="140" calcext:value-type="float">
            <text:p>14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5" calcext:value-type="float">
            <text:p>5</text:p>
          </table:table-cell>
          <table:table-cell table:style-name="ce182" table:formula="of:=[.M103]*[.G103]" office:value-type="currency" office:currency="USD" office:value="9.9" calcext:value-type="currency">
            <text:p>$9.90</text:p>
          </table:table-cell>
          <table:table-cell table:style-name="ce61" office:value-type="float" office:value="15" calcext:value-type="float">
            <text:p>15</text:p>
          </table:table-cell>
          <table:table-cell table:style-name="ce156" table:formula="of:=[.O103]*[.G103]" office:value-type="currency" office:currency="USD" office:value="29.7" calcext:value-type="currency">
            <text:p>$29.70</text:p>
          </table:table-cell>
          <table:table-cell table:style-name="ce156" table:formula="of:=[.L103]*[.G103]" office:value-type="currency" office:currency="USD" office:value="297" calcext:value-type="currency">
            <text:p>$297.00</text:p>
          </table:table-cell>
          <table:table-cell table:formula="of:=IF(MAX(0;([.K103]-[.O103]));MAX(0;([.K103]-[.O103]));&quot; &quot;)" office:value-type="float" office:value="125" calcext:value-type="float">
            <text:p>125</text:p>
          </table:table-cell>
          <table:table-cell table:number-columns-repeated="2"/>
          <table:table-cell table:style-name="ce112" table:formula="of:=IF([.R103]=&quot; &quot;;&quot; &quot;;[.R103]*[.G103])" office:value-type="currency" office:currency="USD" office:value="247.5" calcext:value-type="currency">
            <text:p>$247.5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Shipping (UPS)</text:p>
          </table:table-cell>
          <table:table-cell table:style-name="ce78" office:value-type="string" calcext:value-type="string">
            <text:p>UPS</text:p>
          </table:table-cell>
          <table:table-cell table:style-name="ce61" office:value-type="string" calcext:value-type="string">
            <text:p>Insured for $120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112" office:value-type="currency" office:currency="USD" office:value="30" calcext:value-type="currency">
            <text:p>$30.00</text:p>
          </table:table-cell>
          <table:table-cell table:style-name="ce112" table:formula="of:=[.G104]*[.E104]" office:value-type="currency" office:currency="USD" office:value="30" calcext:value-type="currency">
            <text:p>$30.00</text:p>
          </table:table-cell>
          <table:table-cell table:style-name="ce156" table:formula="of:=[.F104]*[.G104]" office:value-type="currency" office:currency="USD" office:value="60" calcext:value-type="currency">
            <text:p>$60.00</text:p>
          </table:table-cell>
          <table:table-cell table:style-name="ce156" table:formula="of:=[.H104]*[.E$2]+[.I104]*[.$E$1]" office:value-type="currency" office:currency="USD" office:value="7200" calcext:value-type="currency">
            <text:p>$7,200.00</text:p>
          </table:table-cell>
          <table:table-cell table:style-name="ce60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182"/>
          <table:table-cell table:style-name="ce61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56" table:formula="of:=[.L104]*[.G104]" office:value-type="currency" office:currency="USD" office:value="30" calcext:value-type="currency">
            <text:p>$30.00</text:p>
          </table:table-cell>
          <table:table-cell table:number-columns-repeated="2"/>
          <table:table-cell table:style-name="ce110"/>
          <table:table-cell table:style-name="ce112" table:formula="of:=IF([.R104]=&quot; &quot;;&quot; &quot;;[.R104]*[.G104])" office:value-type="currency" office:currency="USD" office:value="0" calcext:value-type="currency">
            <text:p>$0.0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61" table:number-columns-repeated="2"/>
          <table:table-cell table:style-name="ce78"/>
          <table:table-cell table:style-name="ce61" table:number-columns-repeated="2"/>
          <table:table-cell table:style-name="ce104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94:.H104])" office:value-type="currency" office:currency="USD" office:value="72.53295" calcext:value-type="currency">
            <text:p>$72.53</text:p>
          </table:table-cell>
          <table:table-cell table:style-name="ce116" table:formula="of:=SUM([.I94:.I104])" office:value-type="currency" office:currency="USD" office:value="73.23095" calcext:value-type="currency">
            <text:p>$73.23</text:p>
          </table:table-cell>
          <table:table-cell table:style-name="ce116" table:formula="of:=SUM([.J94:.J104])" office:value-type="currency" office:currency="USD" office:value="10224.413" calcext:value-type="currency">
            <text:p>$10,224.41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16" table:formula="of:=SUM([.P94:.P104])" office:value-type="currency" office:currency="USD" office:value="3422.57" calcext:value-type="currency">
            <text:p>$3,422.57</text:p>
          </table:table-cell>
          <table:table-cell table:style-name="ce116" table:formula="of:=SUM([.Q94:.Q104])" office:value-type="currency" office:currency="USD" office:value="10661.21" calcext:value-type="currency">
            <text:p>$10,661.21</text:p>
          </table:table-cell>
          <table:table-cell table:formula="of:=IF(MAX(0;([.K105]-[.O105]));MAX(0;([.K105]-[.O105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105]=&quot; &quot;;&quot; &quot;;[.R105]*[.G105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5">
          <table:table-cell table:style-name="ce61" table:number-columns-repeated="2"/>
          <table:table-cell table:style-name="ce78"/>
          <table:table-cell table:style-name="ce61" table:number-columns-repeated="2"/>
          <table:table-cell table:style-name="ce104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05]+[.H91]" office:value-type="currency" office:currency="USD" office:value="303.79049" calcext:value-type="currency">
            <text:p>$303.79</text:p>
          </table:table-cell>
          <table:table-cell table:style-name="ce165" table:formula="of:=[.I105]+[.I91]" office:value-type="currency" office:currency="USD" office:value="306.62799" calcext:value-type="currency">
            <text:p>$306.63</text:p>
          </table:table-cell>
          <table:table-cell table:style-name="ce165" table:formula="of:=[.J105]+[.J91]" office:value-type="currency" office:currency="USD" office:value="42814.4186" calcext:value-type="currency">
            <text:p>$42,814.42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65" table:formula="of:=[.P105]+[.P91]" office:value-type="currency" office:currency="USD" office:value="24802.94136" calcext:value-type="currency">
            <text:p>$24,802.94</text:p>
          </table:table-cell>
          <table:table-cell table:style-name="ce165" table:formula="of:=[.Q105]+[.Q91]" office:value-type="currency" office:currency="USD" office:value="68681.8085" calcext:value-type="currency">
            <text:p>$68,681.81</text:p>
          </table:table-cell>
          <table:table-cell table:formula="of:=IF(MAX(0;([.K106]-[.O106]));MAX(0;([.K106]-[.O106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106]=&quot; &quot;;&quot; &quot;;[.R106]*[.G106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 table:number-columns-repeated="2"/>
          <table:table-cell table:style-name="ce78"/>
          <table:table-cell table:style-name="ce61" table:number-columns-repeated="2"/>
          <table:table-cell table:style-name="ce104"/>
          <table:table-cell table:style-name="ce112" table:number-columns-repeated="2"/>
          <table:table-cell table:style-name="ce156"/>
          <table:table-cell table:style-name="ce112"/>
          <table:table-cell table:style-name="ce60"/>
          <table:table-cell table:style-name="ce61" table:number-columns-repeated="2"/>
          <table:table-cell table:style-name="ce182"/>
          <table:table-cell table:style-name="ce61" table:number-columns-repeated="2"/>
          <table:table-cell table:style-name="ce156"/>
          <table:table-cell table:formula="of:=IF(MAX(0;([.K107]-[.O107]));MAX(0;([.K107]-[.O107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107]=&quot; &quot;;&quot; &quot;;[.R107]*[.G107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Grid Charger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08]-[.O108]));MAX(0;([.K108]-[.O108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08]=&quot; &quot;;&quot; &quot;;[.R108]*[.G108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IEC cord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Q106-ND (10A)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109]" office:value-type="float" office:value="1" calcext:value-type="float">
            <text:p>1</text:p>
          </table:table-cell>
          <table:table-cell table:style-name="ce112" table:formula="of:=3.94+0.394" office:value-type="currency" office:currency="USD" office:value="4.334" calcext:value-type="currency">
            <text:p>$4.33</text:p>
          </table:table-cell>
          <table:table-cell table:style-name="ce112" table:formula="of:=[.G109]*[.E109]" office:value-type="currency" office:currency="USD" office:value="4.334" calcext:value-type="currency">
            <text:p>$4.33</text:p>
          </table:table-cell>
          <table:table-cell table:style-name="ce156" table:formula="of:=[.F109]*[.G109]" office:value-type="currency" office:currency="USD" office:value="4.334" calcext:value-type="currency">
            <text:p>$4.33</text:p>
          </table:table-cell>
          <table:table-cell table:style-name="ce156" table:formula="of:=[.H109]*[.E$2]+[.I109]*[.$E$1]" office:value-type="currency" office:currency="USD" office:value="606.76" calcext:value-type="currency">
            <text:p>$606.76</text:p>
          </table:table-cell>
          <table:table-cell table:style-name="ce60" table:formula="of:=[.E109]*[.$E$2]+[.F109]*[.$E$1]" office:value-type="float" office:value="140" calcext:value-type="float">
            <text:p>140</text:p>
          </table:table-cell>
          <table:table-cell table:style-name="ce61" table:formula="of:=128+125" office:value-type="float" office:value="253" calcext:value-type="float">
            <text:p>253</text:p>
          </table:table-cell>
          <table:table-cell table:style-name="ce61" office:value-type="float" office:value="141" calcext:value-type="float">
            <text:p>141</text:p>
          </table:table-cell>
          <table:table-cell table:style-name="ce182" table:formula="of:=[.M109]*[.G109]" office:value-type="currency" office:currency="USD" office:value="611.094" calcext:value-type="currency">
            <text:p>$611.09</text:p>
          </table:table-cell>
          <table:table-cell table:style-name="ce61" office:value-type="float" office:value="6" calcext:value-type="float">
            <text:p>6</text:p>
          </table:table-cell>
          <table:table-cell table:style-name="ce156" table:formula="of:=[.O109]*[.G109]" office:value-type="currency" office:currency="USD" office:value="26.004" calcext:value-type="currency">
            <text:p>$26.00</text:p>
          </table:table-cell>
          <table:table-cell table:style-name="ce156" table:formula="of:=[.L109]*[.G109]" office:value-type="currency" office:currency="USD" office:value="1096.502" calcext:value-type="currency">
            <text:p>$1,096.50</text:p>
          </table:table-cell>
          <table:table-cell table:formula="of:=IF(MAX(0;([.K109]-[.O109]));MAX(0;([.K109]-[.O109]));&quot; &quot;)" office:value-type="float" office:value="134" calcext:value-type="float">
            <text:p>134</text:p>
          </table:table-cell>
          <table:table-cell table:number-columns-repeated="2"/>
          <table:table-cell table:style-name="ce112" table:formula="of:=IF([.R109]=&quot; &quot;;&quot; &quot;;[.R109]*[.G109])" office:value-type="currency" office:currency="USD" office:value="580.756" calcext:value-type="currency">
            <text:p>$580.7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8"/>
          <table:table-cell table:style-name="ce118" office:value-type="string" calcext:value-type="string">
            <text:p>Grid Charger</text:p>
          </table:table-cell>
          <table:table-cell table:style-name="ce131" office:value-type="string" calcext:value-type="string">
            <text:p>Digikey</text:p>
            <text:p>chip1stop</text:p>
          </table:table-cell>
          <table:table-cell table:style-name="ce118" office:value-type="string" calcext:value-type="string">
            <text:p><text:span text:style-name="T5">PLED96W-213-C0450-D (old)</text:span></text:p>
            <text:p><text:span text:style-name="T9">XLG-150-L-AB (new)</text:span>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81" office:value-type="currency" office:currency="USD" office:value="34.31" calcext:value-type="currency">
            <text:p>$34.31</text:p>
          </table:table-cell>
          <table:table-cell table:style-name="ce181" table:formula="of:=[.G110]*[.E110]" office:value-type="currency" office:currency="USD" office:value="34.31" calcext:value-type="currency">
            <text:p>$34.31</text:p>
          </table:table-cell>
          <table:table-cell table:style-name="ce181" table:formula="of:=[.F110]*[.G110]" office:value-type="currency" office:currency="USD" office:value="0" calcext:value-type="currency">
            <text:p>$0.00</text:p>
          </table:table-cell>
          <table:table-cell table:style-name="ce181" table:formula="of:=[.H110]*[.E$2]+[.I110]*[.$E$1]" office:value-type="currency" office:currency="USD" office:value="1372.4" calcext:value-type="currency">
            <text:p>$1,372.40</text:p>
          </table:table-cell>
          <table:table-cell table:style-name="ce118" table:formula="of:=[.E110]*[.$E$2]+[.F110]*[.$E$1]" office:value-type="float" office:value="40" calcext:value-type="float">
            <text:p>40</text:p>
          </table:table-cell>
          <table:table-cell table:style-name="ce118" office:value-type="float" office:value="117" calcext:value-type="float">
            <text:p>117</text:p>
          </table:table-cell>
          <table:table-cell table:style-name="ce118" office:value-type="float" office:value="30" calcext:value-type="float">
            <text:p>30</text:p>
          </table:table-cell>
          <table:table-cell table:style-name="ce182" table:formula="of:=[.M110]*[.G110]" office:value-type="currency" office:currency="USD" office:value="1029.3" calcext:value-type="currency">
            <text:p>$1,029.30</text:p>
          </table:table-cell>
          <table:table-cell table:style-name="ce118" office:value-type="float" office:value="64" calcext:value-type="float">
            <text:p>64</text:p>
          </table:table-cell>
          <table:table-cell table:style-name="ce156" table:formula="of:=[.O110]*[.G110]" office:value-type="currency" office:currency="USD" office:value="2195.84" calcext:value-type="currency">
            <text:p>$2,195.84</text:p>
          </table:table-cell>
          <table:table-cell table:style-name="ce181" table:formula="of:=[.L110]*[.G110]" office:value-type="currency" office:currency="USD" office:value="4014.27" calcext:value-type="currency">
            <text:p>$4,014.27</text:p>
          </table:table-cell>
          <table:table-cell table:formula="of:=IF(MAX(0;([.K110]-[.O110]));MAX(0;([.K110]-[.O110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2" table:formula="of:=IF([.R110]=&quot; &quot;;&quot; &quot;;[.R110]*[.G110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8"/>
          <table:table-cell table:style-name="ce118" office:value-type="string" calcext:value-type="string">
            <text:p>Grid Charger</text:p>
          </table:table-cell>
          <table:table-cell table:style-name="ce131" office:value-type="string" calcext:value-type="string">
            <text:p>Digikey</text:p>
            <text:p>chip1stop</text:p>
          </table:table-cell>
          <table:table-cell table:style-name="ce118" office:value-type="string" calcext:value-type="string">
            <office:annotation draw:style-name="gr1" draw:text-style-name="P2" svg:width="1.1413in" svg:height="0.7083in" svg:x="6.587in" svg:y="26.5913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81" office:value-type="currency" office:currency="USD" office:value="142.9" calcext:value-type="currency">
            <text:p>$142.90</text:p>
          </table:table-cell>
          <table:table-cell table:style-name="ce181" table:formula="of:=[.G111]*[.E111]" office:value-type="currency" office:currency="USD" office:value="0" calcext:value-type="currency">
            <text:p>$0.00</text:p>
          </table:table-cell>
          <table:table-cell table:style-name="ce181" table:formula="of:=[.F111]*[.G111]" office:value-type="currency" office:currency="USD" office:value="142.9" calcext:value-type="currency">
            <text:p>$142.90</text:p>
          </table:table-cell>
          <table:table-cell table:style-name="ce181" table:formula="of:=[.H111]*[.E$2]+[.I111]*[.$E$1]" office:value-type="currency" office:currency="USD" office:value="14290" calcext:value-type="currency">
            <text:p>$14,290.00</text:p>
          </table:table-cell>
          <table:table-cell table:style-name="ce118" table:formula="of:=[.E111]*[.$E$2]+[.F111]*[.$E$1]" office:value-type="float" office:value="100" calcext:value-type="float">
            <text:p>100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7" calcext:value-type="float">
            <text:p>7</text:p>
          </table:table-cell>
          <table:table-cell table:style-name="ce182" table:formula="of:=[.M111]*[.G111]" office:value-type="currency" office:currency="USD" office:value="1000.3" calcext:value-type="currency">
            <text:p>$1,000.30</text:p>
          </table:table-cell>
          <table:table-cell table:style-name="ce118" office:value-type="float" office:value="4" calcext:value-type="float">
            <text:p>4</text:p>
          </table:table-cell>
          <table:table-cell table:style-name="ce156" table:formula="of:=[.O111]*[.G111]" office:value-type="currency" office:currency="USD" office:value="571.6" calcext:value-type="currency">
            <text:p>$571.60</text:p>
          </table:table-cell>
          <table:table-cell table:style-name="ce181" table:formula="of:=[.L111]*[.G111]" office:value-type="currency" office:currency="USD" office:value="4001.2" calcext:value-type="currency">
            <text:p>$4,001.20</text:p>
          </table:table-cell>
          <table:table-cell table:formula="of:=IF(MAX(0;([.K111]-[.O111]));MAX(0;([.K111]-[.O111]));&quot; &quot;)" office:value-type="float" office:value="96" calcext:value-type="float">
            <text:p>96</text:p>
          </table:table-cell>
          <table:table-cell table:number-columns-repeated="2"/>
          <table:table-cell table:style-name="ce112" table:formula="of:=IF([.R111]=&quot; &quot;;&quot; &quot;;[.R111]*[.G111])" office:value-type="currency" office:currency="USD" office:value="13718.4" calcext:value-type="currency">
            <text:p>$13,718.4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60"/>
          <table:table-cell table:style-name="ce60" office:value-type="string" calcext:value-type="string">
            <office:annotation draw:style-name="gr1" draw:text-style-name="P2" svg:width="1.1413in" svg:height="0.7083in" svg:x="3.7429in" svg:y="26.9173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28" office:value-type="string" calcext:value-type="string">
            <text:p>Digikey</text:p>
          </table:table-cell>
          <table:table-cell table:style-name="ce60" office:value-type="string" calcext:value-type="string">
            <text:p>1772-1243-ND</text:p>
            <text:p>1772-3419-ND (more expensive)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156" office:value-type="currency" office:currency="USD" office:value="0.69" calcext:value-type="currency">
            <text:p>$0.69</text:p>
          </table:table-cell>
          <table:table-cell table:style-name="ce156" table:formula="of:=[.G112]*[.E112]" office:value-type="currency" office:currency="USD" office:value="0" calcext:value-type="currency">
            <text:p>$0.00</text:p>
          </table:table-cell>
          <table:table-cell table:style-name="ce156" table:formula="of:=[.F112]*[.G112]" office:value-type="currency" office:currency="USD" office:value="0" calcext:value-type="currency">
            <text:p>$0.00</text:p>
          </table:table-cell>
          <table:table-cell table:style-name="ce156" table:formula="of:=[.H112]*[.E$2]+[.I112]*[.$E$1]" office:value-type="currency" office:currency="USD" office:value="0" calcext:value-type="currency">
            <text:p>$0.00</text:p>
          </table:table-cell>
          <table:table-cell table:style-name="ce60" table:formula="of:=[.E112]*[.$E$2]+[.F112]*[.$E$1]" office:value-type="float" office:value="0" calcext:value-type="float">
            <text:p>0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51" calcext:value-type="float">
            <text:p>51</text:p>
          </table:table-cell>
          <table:table-cell table:style-name="ce182" table:formula="of:=[.M112]*[.G112]" office:value-type="currency" office:currency="USD" office:value="35.19" calcext:value-type="currency">
            <text:p>$35.19</text:p>
          </table:table-cell>
          <table:table-cell table:style-name="ce60" office:value-type="float" office:value="49" calcext:value-type="float">
            <text:p>49</text:p>
          </table:table-cell>
          <table:table-cell table:style-name="ce156" table:formula="of:=[.O112]*[.G112]" office:value-type="currency" office:currency="USD" office:value="33.81" calcext:value-type="currency">
            <text:p>$33.81</text:p>
          </table:table-cell>
          <table:table-cell table:style-name="ce156" table:formula="of:=[.L112]*[.G112]" office:value-type="currency" office:currency="USD" office:value="38.64" calcext:value-type="currency">
            <text:p>$38.64</text:p>
          </table:table-cell>
          <table:table-cell table:formula="of:=IF(MAX(0;([.K112]-[.O112]));MAX(0;([.K112]-[.O112]));&quot; &quot;)" office:value-type="string" office:string-value=" " calcext:value-type="string">
            <text:p><text:s/></text:p>
          </table:table-cell>
          <table:table-cell table:style-name="ce111"/>
          <table:table-cell table:style-name="ce220"/>
          <table:table-cell table:style-name="ce112" table:formula="of:=IF([.R112]=&quot; &quot;;&quot; &quot;;[.R112]*[.G112])" office:value-type="string" office:string-value=" " calcext:value-type="string">
            <text:p><text:s/></text:p>
          </table:table-cell>
          <table:table-cell/>
          <table:table-cell table:style-name="ce60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60"/>
          <table:table-cell table:style-name="ce60" office:value-type="string" calcext:value-type="string">
            <text:p>Anderson Roll Pin (long)</text:p>
          </table:table-cell>
          <table:table-cell table:style-name="ce128" office:value-type="string" calcext:value-type="string">
            <text:p>Amazon</text:p>
          </table:table-cell>
          <table:table-cell table:style-name="ce60" office:value-type="string" calcext:value-type="string">
            <text:p>9187527 (3/32 x 0.5)</text:p>
          </table:table-cell>
          <table:table-cell table:style-name="ce60" office:value-type="float" office:value="2" calcext:value-type="float">
            <text:p>2</text:p>
          </table:table-cell>
          <table:table-cell table:style-name="ce122" office:value-type="float" office:value="6" calcext:value-type="float">
            <text:p>6</text:p>
          </table:table-cell>
          <table:table-cell table:style-name="ce156" office:value-type="currency" office:currency="USD" office:value="0.265" calcext:value-type="currency">
            <text:p>$0.27</text:p>
          </table:table-cell>
          <table:table-cell table:style-name="ce156" table:formula="of:=[.G113]*[.E113]" office:value-type="currency" office:currency="USD" office:value="0.53" calcext:value-type="currency">
            <text:p>$0.53</text:p>
          </table:table-cell>
          <table:table-cell table:style-name="ce156" table:formula="of:=[.F113]*[.G113]" office:value-type="currency" office:currency="USD" office:value="1.59" calcext:value-type="currency">
            <text:p>$1.59</text:p>
          </table:table-cell>
          <table:table-cell table:style-name="ce156" table:formula="of:=[.H113]*[.E$2]+[.I113]*[.$E$1]" office:value-type="currency" office:currency="USD" office:value="180.2" calcext:value-type="currency">
            <text:p>$180.20</text:p>
          </table:table-cell>
          <table:table-cell table:style-name="ce60" table:formula="of:=[.E113]*[.$E$2]+[.F113]*[.$E$1]" office:value-type="float" office:value="680" calcext:value-type="float">
            <text:p>68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73" calcext:value-type="float">
            <text:p>73</text:p>
          </table:table-cell>
          <table:table-cell table:style-name="ce182" table:formula="of:=[.M113]*[.G113]" office:value-type="currency" office:currency="USD" office:value="19.345" calcext:value-type="currency">
            <text:p>$19.35</text:p>
          </table:table-cell>
          <table:table-cell table:style-name="ce60" office:value-type="float" office:value="90" calcext:value-type="float">
            <text:p>90</text:p>
          </table:table-cell>
          <table:table-cell table:style-name="ce156" table:formula="of:=[.O113]*[.G113]" office:value-type="currency" office:currency="USD" office:value="23.85" calcext:value-type="currency">
            <text:p>$23.85</text:p>
          </table:table-cell>
          <table:table-cell table:style-name="ce156" table:formula="of:=[.L113]*[.G113]" office:value-type="currency" office:currency="USD" office:value="39.75" calcext:value-type="currency">
            <text:p>$39.75</text:p>
          </table:table-cell>
          <table:table-cell table:formula="of:=IF(MAX(0;([.K113]-[.O113]));MAX(0;([.K113]-[.O113]));&quot; &quot;)" office:value-type="float" office:value="590" calcext:value-type="float">
            <text:p>590</text:p>
          </table:table-cell>
          <table:table-cell table:style-name="ce111"/>
          <table:table-cell table:style-name="ce220"/>
          <table:table-cell table:style-name="ce112" table:formula="of:=IF([.R113]=&quot; &quot;;&quot; &quot;;[.R113]*[.G113])" office:value-type="currency" office:currency="USD" office:value="156.35" calcext:value-type="currency">
            <text:p>$156.35</text:p>
          </table:table-cell>
          <table:table-cell/>
          <table:table-cell table:style-name="ce60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9"/>
          <table:table-cell table:style-name="ce122" office:value-type="string" calcext:value-type="string">
            <office:annotation draw:style-name="gr1" draw:text-style-name="P2" svg:width="1.1413in" svg:height="0.7083in" svg:x="3.7429in" svg:y="27.422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32" office:value-type="string" calcext:value-type="string">
            <text:p>electriduct.com</text:p>
          </table:table-cell>
          <table:table-cell table:style-name="ce122" office:value-type="string" calcext:value-type="string">
            <text:p>WL-PP-NS-050</text:p>
          </table:table-cell>
          <table:table-cell table:style-name="ce122" office:value-type="float" office:value="0.3" calcext:value-type="float">
            <office:annotation draw:style-name="gr1" draw:text-style-name="P2" svg:width="1.1413in" svg:height="0.7083in" svg:x="6.9787in" svg:y="27.3902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82" table:formula="of:=33.99/100" office:value-type="currency" office:currency="USD" office:value="0.3399" calcext:value-type="currency">
            <office:annotation draw:style-name="gr1" draw:text-style-name="P2" svg:width="1.1413in" svg:height="0.7083in" svg:x="8.1772in" svg:y="27.404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82" table:formula="of:=[.G114]*[.E114]" office:value-type="currency" office:currency="USD" office:value="0.10197" calcext:value-type="currency">
            <text:p>$0.10</text:p>
          </table:table-cell>
          <table:table-cell table:style-name="ce197" table:formula="of:=[.F114]*[.G114]" office:value-type="currency" office:currency="USD" office:value="0" calcext:value-type="currency">
            <text:p>$0.00</text:p>
          </table:table-cell>
          <table:table-cell table:style-name="ce197" table:formula="of:=[.H114]*[.E$2]+[.I114]*[.$E$1]" office:value-type="currency" office:currency="USD" office:value="4.0788" calcext:value-type="currency">
            <text:p>$4.08</text:p>
          </table:table-cell>
          <table:table-cell table:style-name="ce153" table:formula="of:=[.E114]*[.$E$2]+[.F114]*[.$E$1]" office:value-type="float" office:value="12" calcext:value-type="float">
            <text:p>12</text:p>
          </table:table-cell>
          <table:table-cell table:style-name="ce122" office:value-type="float" office:value="400" calcext:value-type="float">
            <text:p>400</text:p>
          </table:table-cell>
          <table:table-cell table:style-name="ce122" office:value-type="float" office:value="150" calcext:value-type="float">
            <text:p>150</text:p>
          </table:table-cell>
          <table:table-cell table:style-name="ce182" table:formula="of:=[.M114]*[.G114]" office:value-type="currency" office:currency="USD" office:value="50.985" calcext:value-type="currency">
            <text:p>$50.99</text:p>
          </table:table-cell>
          <table:table-cell table:style-name="ce122" office:value-type="float" office:value="148" calcext:value-type="float">
            <text:p>148</text:p>
          </table:table-cell>
          <table:table-cell table:style-name="ce156" table:formula="of:=[.O114]*[.G114]" office:value-type="currency" office:currency="USD" office:value="50.3052" calcext:value-type="currency">
            <text:p>$50.31</text:p>
          </table:table-cell>
          <table:table-cell table:style-name="ce197" table:formula="of:=[.L114]*[.G114]" office:value-type="currency" office:currency="USD" office:value="135.96" calcext:value-type="currency">
            <text:p>$135.96</text:p>
          </table:table-cell>
          <table:table-cell table:formula="of:=IF(MAX(0;([.K114]-[.O114]));MAX(0;([.K114]-[.O114]));&quot; &quot;)" office:value-type="string" office:string-value=" " calcext:value-type="string">
            <text:p><text:s/></text:p>
          </table:table-cell>
          <table:table-cell/>
          <table:table-cell table:style-name="ce119"/>
          <table:table-cell table:style-name="ce112" table:formula="of:=IF([.R114]=&quot; &quot;;&quot; &quot;;[.R114]*[.G114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2"/>
          <table:table-cell table:style-name="ce122" table:number-columns-repeated="15358"/>
        </table:table-row>
        <table:table-row table:style-name="ro3">
          <table:table-cell table:style-name="ce61"/>
          <table:table-cell table:style-name="ce61" office:value-type="string" calcext:value-type="string">
            <text:p>M4 T-slot Nut</text:p>
          </table:table-cell>
          <table:table-cell table:style-name="ce78" office:value-type="string" calcext:value-type="string">
            <text:p>Fairway Fasteners</text:p>
          </table:table-cell>
          <table:table-cell table:style-name="ce61" office:value-type="string" calcext:value-type="string">
            <text:p>JPPNM040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style-name="ce112" table:formula="of:=14.68/100" office:value-type="currency" office:currency="USD" office:value="0.1468" calcext:value-type="currency">
            <text:p>$0.15</text:p>
          </table:table-cell>
          <table:table-cell table:style-name="ce112" table:formula="of:=[.G115]*[.E115]" office:value-type="currency" office:currency="USD" office:value="0.5872" calcext:value-type="currency">
            <text:p>$0.59</text:p>
          </table:table-cell>
          <table:table-cell table:style-name="ce156" table:formula="of:=[.F115]*[.G115]" office:value-type="currency" office:currency="USD" office:value="0" calcext:value-type="currency">
            <text:p>$0.00</text:p>
          </table:table-cell>
          <table:table-cell table:style-name="ce156" table:formula="of:=[.H115]*[.E$2]+[.I115]*[.$E$1]" office:value-type="currency" office:currency="USD" office:value="23.488" calcext:value-type="currency">
            <text:p>$23.49</text:p>
          </table:table-cell>
          <table:table-cell table:style-name="ce60" table:formula="of:=[.E115]*[.$E$2]+[.F115]*[.$E$1]" office:value-type="float" office:value="160" calcext:value-type="float">
            <text:p>160</text:p>
          </table:table-cell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283" calcext:value-type="float">
            <text:p>283</text:p>
          </table:table-cell>
          <table:table-cell table:style-name="ce182" table:formula="of:=[.M115]*[.G115]" office:value-type="currency" office:currency="USD" office:value="41.5444" calcext:value-type="currency">
            <text:p>$41.54</text:p>
          </table:table-cell>
          <table:table-cell table:style-name="ce61" office:value-type="float" office:value="123" calcext:value-type="float">
            <text:p>123</text:p>
          </table:table-cell>
          <table:table-cell table:style-name="ce156" table:formula="of:=[.O115]*[.G115]" office:value-type="currency" office:currency="USD" office:value="18.0564" calcext:value-type="currency">
            <text:p>$18.06</text:p>
          </table:table-cell>
          <table:table-cell table:style-name="ce156" table:formula="of:=[.L115]*[.G115]" office:value-type="currency" office:currency="USD" office:value="164.416" calcext:value-type="currency">
            <text:p>$164.42</text:p>
          </table:table-cell>
          <table:table-cell table:formula="of:=IF(MAX(0;([.K115]-[.O115]));MAX(0;([.K115]-[.O115]));&quot; &quot;)" office:value-type="float" office:value="37" calcext:value-type="float">
            <text:p>37</text:p>
          </table:table-cell>
          <table:table-cell/>
          <table:table-cell table:style-name="ce110"/>
          <table:table-cell table:style-name="ce112" table:formula="of:=IF([.R115]=&quot; &quot;;&quot; &quot;;[.R115]*[.G115])" office:value-type="currency" office:currency="USD" office:value="5.4316" calcext:value-type="currency">
            <text:p>$5.43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60" table:number-columns-repeated="2"/>
          <table:table-cell table:style-name="ce128"/>
          <table:table-cell table:style-name="ce60" table:number-columns-repeated="3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109:.H115])" office:value-type="currency" office:currency="USD" office:value="39.86317" calcext:value-type="currency">
            <text:p>$39.86</text:p>
          </table:table-cell>
          <table:table-cell table:style-name="ce116" table:formula="of:=SUM([.I109:.I115])" office:value-type="currency" office:currency="USD" office:value="148.824" calcext:value-type="currency">
            <text:p>$148.82</text:p>
          </table:table-cell>
          <table:table-cell table:style-name="ce116" table:formula="of:=SUM([.J109:.J115])" office:value-type="currency" office:currency="USD" office:value="16476.9268" calcext:value-type="currency">
            <text:p>$16,476.93</text:p>
          </table:table-cell>
          <table:table-cell table:style-name="ce60" table:number-columns-repeated="3"/>
          <table:table-cell table:style-name="ce182"/>
          <table:table-cell table:style-name="ce60"/>
          <table:table-cell table:style-name="ce116" table:formula="of:=SUM([.P109:.P115])" office:value-type="currency" office:currency="USD" office:value="2919.4656" calcext:value-type="currency">
            <text:p>$2,919.47</text:p>
          </table:table-cell>
          <table:table-cell table:style-name="ce116" table:formula="of:=SUM([.Q109:.Q115])" office:value-type="currency" office:currency="USD" office:value="9490.738" calcext:value-type="currency">
            <text:p>$9,490.74</text:p>
          </table:table-cell>
          <table:table-cell table:formula="of:=IF(MAX(0;([.K116]-[.O116]));MAX(0;([.K116]-[.O116]));&quot; &quot;)" office:value-type="string" office:string-value=" " calcext:value-type="string">
            <text:p><text:s/></text:p>
          </table:table-cell>
          <table:table-cell table:style-name="ce111"/>
          <table:table-cell table:style-name="ce220"/>
          <table:table-cell table:style-name="ce112" table:formula="of:=IF([.R116]=&quot; &quot;;&quot; &quot;;[.R116]*[.G116])" office:value-type="string" office:string-value=" " calcext:value-type="string">
            <text:p><text:s/></text:p>
          </table:table-cell>
          <table:table-cell/>
          <table:table-cell table:style-name="ce60" table:number-columns-repeated="42"/>
          <table:table-cell table:style-name="ce215" table:number-columns-repeated="959"/>
          <table:table-cell table:number-columns-repeated="15361"/>
        </table:table-row>
        <table:table-row table:style-name="ro5">
          <table:table-cell table:style-name="ce60" table:number-columns-repeated="2"/>
          <table:table-cell table:style-name="ce128"/>
          <table:table-cell table:style-name="ce60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16]+[.H106]" office:value-type="currency" office:currency="USD" office:value="343.65366" calcext:value-type="currency">
            <text:p>$343.65</text:p>
          </table:table-cell>
          <table:table-cell table:style-name="ce165" table:formula="of:=[.I116]+[.I106]" office:value-type="currency" office:currency="USD" office:value="455.45199" calcext:value-type="currency">
            <text:p>$455.45</text:p>
          </table:table-cell>
          <table:table-cell table:style-name="ce165" table:formula="of:=[.J116]+[.J106]" office:value-type="currency" office:currency="USD" office:value="59291.3454" calcext:value-type="currency">
            <text:p>$59,291.35</text:p>
          </table:table-cell>
          <table:table-cell table:style-name="ce60" table:number-columns-repeated="3"/>
          <table:table-cell table:style-name="ce182"/>
          <table:table-cell table:style-name="ce60"/>
          <table:table-cell table:style-name="ce165" table:formula="of:=[.P116]+[.P106]" office:value-type="currency" office:currency="USD" office:value="27722.40696" calcext:value-type="currency">
            <text:p>$27,722.41</text:p>
          </table:table-cell>
          <table:table-cell table:style-name="ce165" table:formula="of:=[.Q116]+[.Q106]" office:value-type="currency" office:currency="USD" office:value="78172.5465" calcext:value-type="currency">
            <text:p>$78,172.55</text:p>
          </table:table-cell>
          <table:table-cell table:formula="of:=IF(MAX(0;([.K117]-[.O117]));MAX(0;([.K117]-[.O117]));&quot; &quot;)" office:value-type="string" office:string-value=" " calcext:value-type="string">
            <text:p><text:s/></text:p>
          </table:table-cell>
          <table:table-cell table:style-name="ce111"/>
          <table:table-cell table:style-name="ce220"/>
          <table:table-cell table:style-name="ce112" table:formula="of:=IF([.R117]=&quot; &quot;;&quot; &quot;;[.R117]*[.G117])" office:value-type="string" office:string-value=" " calcext:value-type="string">
            <text:p><text:s/></text:p>
          </table:table-cell>
          <table:table-cell/>
          <table:table-cell table:style-name="ce60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60" table:number-columns-repeated="2"/>
          <table:table-cell table:style-name="ce128"/>
          <table:table-cell table:style-name="ce60" table:number-columns-repeated="3"/>
          <table:table-cell table:style-name="ce165" table:number-columns-repeated="2"/>
          <table:table-cell table:style-name="ce156" table:number-columns-repeated="2"/>
          <table:table-cell table:style-name="ce60" table:number-columns-repeated="3"/>
          <table:table-cell table:style-name="ce182"/>
          <table:table-cell table:style-name="ce60" table:number-columns-repeated="2"/>
          <table:table-cell table:style-name="ce156"/>
          <table:table-cell table:formula="of:=IF(MAX(0;([.K118]-[.O118]));MAX(0;([.K118]-[.O118]));&quot; &quot;)" office:value-type="string" office:string-value=" " calcext:value-type="string">
            <text:p><text:s/></text:p>
          </table:table-cell>
          <table:table-cell table:style-name="ce111"/>
          <table:table-cell table:style-name="ce220"/>
          <table:table-cell table:style-name="ce112" table:formula="of:=IF([.R118]=&quot; &quot;;&quot; &quot;;[.R118]*[.G118])" office:value-type="string" office:string-value=" " calcext:value-type="string">
            <text:p><text:s/></text:p>
          </table:table-cell>
          <table:table-cell/>
          <table:table-cell table:style-name="ce60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3" office:value-type="string" calcext:value-type="string">
            <text:p>4 AWG Cables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19]-[.O119]));MAX(0;([.K119]-[.O119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19]=&quot; &quot;;&quot; &quot;;[.R119]*[.G119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Anderson - 75A contact (6AWG)</text:p>
          </table:table-cell>
          <table:table-cell table:style-name="ce78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112" office:value-type="currency" office:currency="USD" office:value="0.93" calcext:value-type="currency">
            <text:p>$0.93</text:p>
          </table:table-cell>
          <table:table-cell table:style-name="ce112" table:formula="of:=[.G120]*[.E120]" office:value-type="currency" office:currency="USD" office:value="1.86" calcext:value-type="currency">
            <text:p>$1.86</text:p>
          </table:table-cell>
          <table:table-cell table:style-name="ce156" table:formula="of:=[.F120]*[.G120]" office:value-type="currency" office:currency="USD" office:value="2.79" calcext:value-type="currency">
            <text:p>$2.79</text:p>
          </table:table-cell>
          <table:table-cell table:style-name="ce156" table:formula="of:=[.H120]*[.E$2]+[.I120]*[.$E$1]" office:value-type="currency" office:currency="USD" office:value="353.4" calcext:value-type="currency">
            <text:p>$353.40</text:p>
          </table:table-cell>
          <table:table-cell table:style-name="ce60" table:formula="of:=[.E120]*[.$E$2]+[.F120]*[.$E$1]" office:value-type="float" office:value="380" calcext:value-type="float">
            <text:p>380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9" calcext:value-type="float">
            <text:p>9</text:p>
          </table:table-cell>
          <table:table-cell table:style-name="ce182" table:formula="of:=[.M120]*[.G120]" office:value-type="currency" office:currency="USD" office:value="8.37" calcext:value-type="currency">
            <text:p>$8.37</text:p>
          </table:table-cell>
          <table:table-cell table:style-name="ce61" office:value-type="float" office:value="15" calcext:value-type="float">
            <text:p>15</text:p>
          </table:table-cell>
          <table:table-cell table:style-name="ce156" table:formula="of:=[.O120]*[.G120]" office:value-type="currency" office:currency="USD" office:value="13.95" calcext:value-type="currency">
            <text:p>$13.95</text:p>
          </table:table-cell>
          <table:table-cell table:style-name="ce156" table:formula="of:=[.L120]*[.G120]" office:value-type="currency" office:currency="USD" office:value="325.5" calcext:value-type="currency">
            <text:p>$325.50</text:p>
          </table:table-cell>
          <table:table-cell table:formula="of:=IF(MAX(0;([.K120]-[.O120]));MAX(0;([.K120]-[.O120]));&quot; &quot;)" office:value-type="float" office:value="365" calcext:value-type="float">
            <text:p>365</text:p>
          </table:table-cell>
          <table:table-cell/>
          <table:table-cell table:style-name="ce110"/>
          <table:table-cell table:style-name="ce112" table:formula="of:=IF([.R120]=&quot; &quot;;&quot; &quot;;[.R120]*[.G120])" office:value-type="currency" office:currency="USD" office:value="339.45" calcext:value-type="currency">
            <text:p>$339.4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Anderson – 75A RED Housing</text:p>
          </table:table-cell>
          <table:table-cell table:style-name="ce78" office:value-type="string" calcext:value-type="string">
            <text:p>Powerwerx</text:p>
          </table:table-cell>
          <table:table-cell table:style-name="ce61" office:value-type="string" calcext:value-type="string">
            <text:p>5916G7-BK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1.14" calcext:value-type="currency">
            <text:p>$1.14</text:p>
          </table:table-cell>
          <table:table-cell table:style-name="ce112" table:formula="of:=[.G121]*[.E121]" office:value-type="currency" office:currency="USD" office:value="1.14" calcext:value-type="currency">
            <text:p>$1.14</text:p>
          </table:table-cell>
          <table:table-cell table:style-name="ce156" table:formula="of:=[.F121]*[.G121]" office:value-type="currency" office:currency="USD" office:value="0" calcext:value-type="currency">
            <text:p>$0.00</text:p>
          </table:table-cell>
          <table:table-cell table:style-name="ce156" table:formula="of:=[.H121]*[.E$2]+[.I121]*[.$E$1]" office:value-type="currency" office:currency="USD" office:value="45.6" calcext:value-type="currency">
            <text:p>$45.60</text:p>
          </table:table-cell>
          <table:table-cell table:style-name="ce60" table:formula="of:=[.E121]*[.$E$2]+[.F121]*[.$E$1]" office:value-type="float" office:value="40" calcext:value-type="float">
            <text:p>4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66" calcext:value-type="float">
            <text:p>66</text:p>
          </table:table-cell>
          <table:table-cell table:style-name="ce182" table:formula="of:=[.M121]*[.G121]" office:value-type="currency" office:currency="USD" office:value="75.24" calcext:value-type="currency">
            <text:p>$75.24</text:p>
          </table:table-cell>
          <table:table-cell table:style-name="ce61" office:value-type="float" office:value="56" calcext:value-type="float">
            <text:p>56</text:p>
          </table:table-cell>
          <table:table-cell table:style-name="ce156" table:formula="of:=[.O121]*[.G121]" office:value-type="currency" office:currency="USD" office:value="63.84" calcext:value-type="currency">
            <text:p>$63.84</text:p>
          </table:table-cell>
          <table:table-cell table:style-name="ce156" table:formula="of:=[.L121]*[.G121]" office:value-type="currency" office:currency="USD" office:value="228" calcext:value-type="currency">
            <text:p>$228.00</text:p>
          </table:table-cell>
          <table:table-cell table:formula="of:=IF(MAX(0;([.K121]-[.O121]));MAX(0;([.K121]-[.O121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121]=&quot; &quot;;&quot; &quot;;[.R121]*[.G121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Anderson – 75A BLU Housing</text:p>
          </table:table-cell>
          <table:table-cell table:style-name="ce78" office:value-type="string" calcext:value-type="string">
            <text:p>Powerwerx</text:p>
          </table:table-cell>
          <table:table-cell table:style-name="ce61" office:value-type="string" calcext:value-type="string">
            <text:p>5916-BK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112" office:value-type="currency" office:currency="USD" office:value="1.14" calcext:value-type="currency">
            <text:p>$1.14</text:p>
          </table:table-cell>
          <table:table-cell table:style-name="ce112" table:formula="of:=[.G122]*[.E122]" office:value-type="currency" office:currency="USD" office:value="0" calcext:value-type="currency">
            <text:p>$0.00</text:p>
          </table:table-cell>
          <table:table-cell table:style-name="ce156" table:formula="of:=[.F122]*[.G122]" office:value-type="currency" office:currency="USD" office:value="3.42" calcext:value-type="currency">
            <text:p>$3.42</text:p>
          </table:table-cell>
          <table:table-cell table:style-name="ce156" table:formula="of:=[.H122]*[.E$2]+[.I122]*[.$E$1]" office:value-type="currency" office:currency="USD" office:value="342" calcext:value-type="currency">
            <text:p>$342.00</text:p>
          </table:table-cell>
          <table:table-cell table:style-name="ce60" table:formula="of:=[.E122]*[.$E$2]+[.F122]*[.$E$1]" office:value-type="float" office:value="300" calcext:value-type="float">
            <text:p>30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7" calcext:value-type="float">
            <text:p>17</text:p>
          </table:table-cell>
          <table:table-cell table:style-name="ce182" table:formula="of:=[.M122]*[.G122]" office:value-type="currency" office:currency="USD" office:value="19.38" calcext:value-type="currency">
            <text:p>$19.38</text:p>
          </table:table-cell>
          <table:table-cell table:style-name="ce61" office:value-type="float" office:value="9" calcext:value-type="float">
            <text:p>9</text:p>
          </table:table-cell>
          <table:table-cell table:style-name="ce156" table:formula="of:=[.O122]*[.G122]" office:value-type="currency" office:currency="USD" office:value="10.26" calcext:value-type="currency">
            <text:p>$10.26</text:p>
          </table:table-cell>
          <table:table-cell table:style-name="ce156" table:formula="of:=[.L122]*[.G122]" office:value-type="currency" office:currency="USD" office:value="171" calcext:value-type="currency">
            <text:p>$171.00</text:p>
          </table:table-cell>
          <table:table-cell table:formula="of:=IF(MAX(0;([.K122]-[.O122]));MAX(0;([.K122]-[.O122]));&quot; &quot;)" office:value-type="float" office:value="291" calcext:value-type="float">
            <text:p>291</text:p>
          </table:table-cell>
          <table:table-cell/>
          <table:table-cell table:style-name="ce110"/>
          <table:table-cell table:style-name="ce112" table:formula="of:=IF([.R122]=&quot; &quot;;&quot; &quot;;[.R122]*[.G122])" office:value-type="currency" office:currency="USD" office:value="331.74" calcext:value-type="currency">
            <text:p>$331.7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Anderson – 75A BLK Housing</text:p>
          </table:table-cell>
          <table:table-cell table:style-name="ce78" office:value-type="string" calcext:value-type="string">
            <text:p>Powerwerx</text:p>
          </table:table-cell>
          <table:table-cell table:style-name="ce61" office:value-type="string" calcext:value-type="string">
            <text:p>5916G4-BK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1.08" calcext:value-type="currency">
            <text:p>$1.08</text:p>
          </table:table-cell>
          <table:table-cell table:style-name="ce112" table:formula="of:=[.G123]*[.E123]" office:value-type="currency" office:currency="USD" office:value="1.08" calcext:value-type="currency">
            <text:p>$1.08</text:p>
          </table:table-cell>
          <table:table-cell table:style-name="ce156" table:formula="of:=[.F123]*[.G123]" office:value-type="currency" office:currency="USD" office:value="0" calcext:value-type="currency">
            <text:p>$0.00</text:p>
          </table:table-cell>
          <table:table-cell table:style-name="ce156" table:formula="of:=[.H123]*[.E$2]+[.I123]*[.$E$1]" office:value-type="currency" office:currency="USD" office:value="43.2" calcext:value-type="currency">
            <text:p>$43.20</text:p>
          </table:table-cell>
          <table:table-cell table:style-name="ce60" table:formula="of:=[.E123]*[.$E$2]+[.F123]*[.$E$1]" office:value-type="float" office:value="40" calcext:value-type="float">
            <text:p>40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78" calcext:value-type="float">
            <text:p>78</text:p>
          </table:table-cell>
          <table:table-cell table:style-name="ce182" table:formula="of:=[.M123]*[.G123]" office:value-type="currency" office:currency="USD" office:value="84.24" calcext:value-type="currency">
            <text:p>$84.24</text:p>
          </table:table-cell>
          <table:table-cell table:style-name="ce61" office:value-type="float" office:value="7" calcext:value-type="float">
            <text:p>7</text:p>
          </table:table-cell>
          <table:table-cell table:style-name="ce156" table:formula="of:=[.O123]*[.G123]" office:value-type="currency" office:currency="USD" office:value="7.56" calcext:value-type="currency">
            <text:p>$7.56</text:p>
          </table:table-cell>
          <table:table-cell table:style-name="ce156" table:formula="of:=[.L123]*[.G123]" office:value-type="currency" office:currency="USD" office:value="81" calcext:value-type="currency">
            <text:p>$81.00</text:p>
          </table:table-cell>
          <table:table-cell table:formula="of:=IF(MAX(0;([.K123]-[.O123]));MAX(0;([.K123]-[.O123]));&quot; &quot;)" office:value-type="float" office:value="33" calcext:value-type="float">
            <text:p>33</text:p>
          </table:table-cell>
          <table:table-cell/>
          <table:table-cell table:style-name="ce110"/>
          <table:table-cell table:style-name="ce112" table:formula="of:=IF([.R123]=&quot; &quot;;&quot; &quot;;[.R123]*[.G123])" office:value-type="currency" office:currency="USD" office:value="35.64" calcext:value-type="currency">
            <text:p>$35.6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2">
          <table:table-cell table:style-name="ce110"/>
          <table:table-cell table:style-name="ce61" office:value-type="string" calcext:value-type="string">
            <text:p>Ring – Batteries</text:p>
          </table:table-cell>
          <table:table-cell table:style-name="ce78" office:value-type="string" calcext:value-type="string">
            <text:p>Avnet</text:p>
          </table:table-cell>
          <table:table-cell table:style-name="ce61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1" calcext:value-type="float">
            <text:p>11</text:p>
          </table:table-cell>
          <table:table-cell table:style-name="ce112" office:value-type="currency" office:currency="USD" office:value="0.489" calcext:value-type="currency">
            <text:p>$0.49</text:p>
          </table:table-cell>
          <table:table-cell table:style-name="ce112" table:formula="of:=[.G124]*[.E124]" office:value-type="currency" office:currency="USD" office:value="2.934" calcext:value-type="currency">
            <text:p>$2.93</text:p>
          </table:table-cell>
          <table:table-cell table:style-name="ce156" table:formula="of:=[.F124]*[.G124]" office:value-type="currency" office:currency="USD" office:value="5.379" calcext:value-type="currency">
            <text:p>$5.38</text:p>
          </table:table-cell>
          <table:table-cell table:style-name="ce156" table:formula="of:=[.H124]*[.E$2]+[.I124]*[.$E$1]" office:value-type="currency" office:currency="USD" office:value="655.26" calcext:value-type="currency">
            <text:p>$655.26</text:p>
          </table:table-cell>
          <table:table-cell table:style-name="ce60" table:formula="of:=[.E124]*[.$E$2]+[.F124]*[.$E$1]" office:value-type="float" office:value="1340" calcext:value-type="float">
            <text:p>1340</text:p>
          </table:table-cell>
          <table:table-cell table:style-name="ce61" office:value-type="float" office:value="1660" calcext:value-type="float">
            <text:p>1660</text:p>
          </table:table-cell>
          <table:table-cell table:style-name="ce61" office:value-type="float" office:value="467" calcext:value-type="float">
            <text:p>467</text:p>
          </table:table-cell>
          <table:table-cell table:style-name="ce182" table:formula="of:=[.M124]*[.G124]" office:value-type="currency" office:currency="USD" office:value="228.363" calcext:value-type="currency">
            <text:p>$228.36</text:p>
          </table:table-cell>
          <table:table-cell table:style-name="ce61" office:value-type="float" office:value="72" calcext:value-type="float">
            <text:p>72</text:p>
          </table:table-cell>
          <table:table-cell table:style-name="ce156" table:formula="of:=[.O124]*[.G124]" office:value-type="currency" office:currency="USD" office:value="35.208" calcext:value-type="currency">
            <text:p>$35.21</text:p>
          </table:table-cell>
          <table:table-cell table:style-name="ce156" table:formula="of:=[.L124]*[.G124]" office:value-type="currency" office:currency="USD" office:value="811.74" calcext:value-type="currency">
            <text:p>$811.74</text:p>
          </table:table-cell>
          <table:table-cell table:formula="of:=IF(MAX(0;([.K124]-[.O124]));MAX(0;([.K124]-[.O124]));&quot; &quot;)" office:value-type="float" office:value="1268" calcext:value-type="float">
            <text:p>1268</text:p>
          </table:table-cell>
          <table:table-cell table:style-name="ce111"/>
          <table:table-cell/>
          <table:table-cell table:style-name="ce112" table:formula="of:=IF([.R124]=&quot; &quot;;&quot; &quot;;[.R124]*[.G124])" office:value-type="currency" office:currency="USD" office:value="620.052" calcext:value-type="currency">
            <text:p>$620.0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Ring – Fuse/Switch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277-11168-ND (existing)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112" office:value-type="currency" office:currency="USD" office:value="0.552" calcext:value-type="currency">
            <text:p>$0.55</text:p>
          </table:table-cell>
          <table:table-cell table:style-name="ce112" table:formula="of:=[.G125]*[.E125]" office:value-type="currency" office:currency="USD" office:value="1.104" calcext:value-type="currency">
            <text:p>$1.10</text:p>
          </table:table-cell>
          <table:table-cell table:style-name="ce156" table:formula="of:=[.F125]*[.G125]" office:value-type="currency" office:currency="USD" office:value="1.104" calcext:value-type="currency">
            <text:p>$1.10</text:p>
          </table:table-cell>
          <table:table-cell table:style-name="ce156" table:formula="of:=[.H125]*[.E$2]+[.I125]*[.$E$1]" office:value-type="currency" office:currency="USD" office:value="154.56" calcext:value-type="currency">
            <text:p>$154.56</text:p>
          </table:table-cell>
          <table:table-cell table:style-name="ce60" table:formula="of:=[.E125]*[.$E$2]+[.F125]*[.$E$1]" office:value-type="float" office:value="280" calcext:value-type="float">
            <text:p>28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301" calcext:value-type="float">
            <text:p>301</text:p>
          </table:table-cell>
          <table:table-cell table:style-name="ce182" table:formula="of:=[.M125]*[.G125]" office:value-type="currency" office:currency="USD" office:value="166.152" calcext:value-type="currency">
            <text:p>$166.15</text:p>
          </table:table-cell>
          <table:table-cell table:style-name="ce61" office:value-type="float" office:value="0" calcext:value-type="float">
            <text:p>0</text:p>
          </table:table-cell>
          <table:table-cell table:style-name="ce156" table:formula="of:=[.O125]*[.G125]" office:value-type="currency" office:currency="USD" office:value="0" calcext:value-type="currency">
            <text:p>$0.00</text:p>
          </table:table-cell>
          <table:table-cell table:style-name="ce156" table:formula="of:=[.L125]*[.G125]" office:value-type="currency" office:currency="USD" office:value="276" calcext:value-type="currency">
            <text:p>$276.00</text:p>
          </table:table-cell>
          <table:table-cell table:formula="of:=IF(MAX(0;([.K125]-[.O125]));MAX(0;([.K125]-[.O125]));&quot; &quot;)" office:value-type="float" office:value="280" calcext:value-type="float">
            <text:p>280</text:p>
          </table:table-cell>
          <table:table-cell table:style-name="ce111"/>
          <table:table-cell/>
          <table:table-cell table:style-name="ce112" table:formula="of:=IF([.R125]=&quot; &quot;;&quot; &quot;;[.R125]*[.G125])" office:value-type="currency" office:currency="USD" office:value="154.56" calcext:value-type="currency">
            <text:p>$154.5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61" office:value-type="string" calcext:value-type="string">
            <text:p>Ring – Relay/HVDC-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A112030-ND (existing)(best)</text:p>
            <text:p>23-0191930245-ND (works, thinner)(better)</text:p>
            <text:p><text:span text:style-name="T5">A27067-ND (works, narrower)(good)</text:span>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112" office:value-type="currency" office:currency="USD" office:value="1.0744" calcext:value-type="currency">
            <text:p>$1.07</text:p>
          </table:table-cell>
          <table:table-cell table:style-name="ce112" table:formula="of:=[.G126]*[.E126]" office:value-type="currency" office:currency="USD" office:value="2.1488" calcext:value-type="currency">
            <text:p>$2.15</text:p>
          </table:table-cell>
          <table:table-cell table:style-name="ce156" table:formula="of:=[.F126]*[.G126]" office:value-type="currency" office:currency="USD" office:value="2.1488" calcext:value-type="currency">
            <text:p>$2.15</text:p>
          </table:table-cell>
          <table:table-cell table:style-name="ce156" table:formula="of:=[.H126]*[.E$2]+[.I126]*[.$E$1]" office:value-type="currency" office:currency="USD" office:value="300.832" calcext:value-type="currency">
            <text:p>$300.83</text:p>
          </table:table-cell>
          <table:table-cell table:style-name="ce60" table:formula="of:=[.E126]*[.$E$2]+[.F126]*[.$E$1]" office:value-type="float" office:value="280" calcext:value-type="float">
            <text:p>280</text:p>
          </table:table-cell>
          <table:table-cell table:style-name="ce61" office:value-type="float" office:value="710" calcext:value-type="float">
            <text:p>710</text:p>
          </table:table-cell>
          <table:table-cell table:style-name="ce61" office:value-type="float" office:value="294" calcext:value-type="float">
            <text:p>294</text:p>
          </table:table-cell>
          <table:table-cell table:style-name="ce182" table:formula="of:=[.M126]*[.G126]" office:value-type="currency" office:currency="USD" office:value="315.8736" calcext:value-type="currency">
            <text:p>$315.87</text:p>
          </table:table-cell>
          <table:table-cell table:style-name="ce61" office:value-type="float" office:value="17" calcext:value-type="float">
            <text:p>17</text:p>
          </table:table-cell>
          <table:table-cell table:style-name="ce156" table:formula="of:=[.O126]*[.G126]" office:value-type="currency" office:currency="USD" office:value="18.2648" calcext:value-type="currency">
            <text:p>$18.26</text:p>
          </table:table-cell>
          <table:table-cell table:style-name="ce156" table:formula="of:=[.L126]*[.G126]" office:value-type="currency" office:currency="USD" office:value="762.824" calcext:value-type="currency">
            <text:p>$762.82</text:p>
          </table:table-cell>
          <table:table-cell table:formula="of:=IF(MAX(0;([.K126]-[.O126]));MAX(0;([.K126]-[.O126]));&quot; &quot;)" office:value-type="float" office:value="263" calcext:value-type="float">
            <text:p>263</text:p>
          </table:table-cell>
          <table:table-cell table:style-name="ce111"/>
          <table:table-cell/>
          <table:table-cell table:style-name="ce112" table:formula="of:=IF([.R126]=&quot; &quot;;&quot; &quot;;[.R126]*[.G126])" office:value-type="currency" office:currency="USD" office:value="282.5672" calcext:value-type="currency">
            <text:p>$282.57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3/8" Conduit (non-slit)</text:p>
          </table:table-cell>
          <table:table-cell table:style-name="ce78" office:value-type="string" calcext:value-type="string">
            <text:p>electriduct.com</text:p>
          </table:table-cell>
          <table:table-cell table:style-name="ce61" office:value-type="string" calcext:value-type="string">
            <text:p>WL-PP-NS-0375</text:p>
          </table:table-cell>
          <table:table-cell table:style-name="ce61" office:value-type="float" office:value="6" calcext:value-type="float">
            <office:annotation draw:style-name="gr1" draw:text-style-name="P2" svg:width="1.1413in" svg:height="0.7083in" svg:x="6.9787in" svg:y="30.9189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12" table:formula="of:=0.365" office:value-type="currency" office:currency="USD" office:value="0.365" calcext:value-type="currency">
            <office:annotation draw:style-name="gr1" draw:text-style-name="P2" svg:width="1.1413in" svg:height="0.7083in" svg:x="8.1772in" svg:y="30.9189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7</text:p>
          </table:table-cell>
          <table:table-cell table:style-name="ce112" table:formula="of:=[.G127]*[.E127]" office:value-type="currency" office:currency="USD" office:value="2.19" calcext:value-type="currency">
            <text:p>$2.19</text:p>
          </table:table-cell>
          <table:table-cell table:style-name="ce156" table:formula="of:=[.F127]*[.G127]" office:value-type="currency" office:currency="USD" office:value="3.65" calcext:value-type="currency">
            <text:p>$3.65</text:p>
          </table:table-cell>
          <table:table-cell table:style-name="ce156" table:formula="of:=[.H127]*[.E$2]+[.I127]*[.$E$1]" office:value-type="currency" office:currency="USD" office:value="452.6" calcext:value-type="currency">
            <text:p>$452.60</text:p>
          </table:table-cell>
          <table:table-cell table:style-name="ce60" table:formula="of:=[.E127]*[.$E$2]+[.F127]*[.$E$1]" office:value-type="float" office:value="1240" calcext:value-type="float">
            <text:p>1240</text:p>
          </table:table-cell>
          <table:table-cell table:style-name="ce61" office:value-type="float" office:value="1100" calcext:value-type="float">
            <text:p>1100</text:p>
          </table:table-cell>
          <table:table-cell table:style-name="ce61" office:value-type="float" office:value="200" calcext:value-type="float">
            <text:p>200</text:p>
          </table:table-cell>
          <table:table-cell table:style-name="ce182" table:formula="of:=[.M127]*[.G127]" office:value-type="currency" office:currency="USD" office:value="73" calcext:value-type="currency">
            <text:p>$73.00</text:p>
          </table:table-cell>
          <table:table-cell table:style-name="ce61" office:value-type="float" office:value="700" calcext:value-type="float">
            <text:p>700</text:p>
          </table:table-cell>
          <table:table-cell table:style-name="ce156" table:formula="of:=[.O127]*[.G127]" office:value-type="currency" office:currency="USD" office:value="255.5" calcext:value-type="currency">
            <text:p>$255.50</text:p>
          </table:table-cell>
          <table:table-cell table:style-name="ce156" table:formula="of:=[.L127]*[.G127]" office:value-type="currency" office:currency="USD" office:value="401.5" calcext:value-type="currency">
            <text:p>$401.50</text:p>
          </table:table-cell>
          <table:table-cell table:formula="of:=IF(MAX(0;([.K127]-[.O127]));MAX(0;([.K127]-[.O127]));&quot; &quot;)" office:value-type="float" office:value="540" calcext:value-type="float">
            <text:p>540</text:p>
          </table:table-cell>
          <table:table-cell/>
          <table:table-cell table:style-name="ce110"/>
          <table:table-cell table:style-name="ce112" table:formula="of:=IF([.R127]=&quot; &quot;;&quot; &quot;;[.R127]*[.G127])" office:value-type="currency" office:currency="USD" office:value="197.1" calcext:value-type="currency">
            <text:p>$197.1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4">
          <table:table-cell table:style-name="ce110"/>
          <table:table-cell table:style-name="ce61" office:value-type="string" calcext:value-type="string">
            <text:p>Current Cables 4AWG</text:p>
          </table:table-cell>
          <table:table-cell table:style-name="ce7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6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61" office:value-type="float" office:value="7.5" calcext:value-type="float">
            <office:annotation draw:style-name="gr1" draw:text-style-name="P2" svg:width="1.1413in" svg:height="0.7083in" svg:x="6.9787in" svg:y="31.0969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61" office:value-type="float" office:value="11.2" calcext:value-type="float">
            <text:p>11.2</text:p>
          </table:table-cell>
          <table:table-cell table:style-name="ce112" office:value-type="currency" office:currency="USD" office:value="1.49" calcext:value-type="currency">
            <office:annotation draw:style-name="gr1" draw:text-style-name="P2" svg:width="1.1413in" svg:height="0.7083in" svg:x="8.1772in" svg:y="31.096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112" table:formula="of:=[.G128]*[.E128]" office:value-type="currency" office:currency="USD" office:value="11.175" calcext:value-type="currency">
            <text:p>$11.18</text:p>
          </table:table-cell>
          <table:table-cell table:style-name="ce156" table:formula="of:=[.F128]*[.G128]" office:value-type="currency" office:currency="USD" office:value="16.688" calcext:value-type="currency">
            <text:p>$16.69</text:p>
          </table:table-cell>
          <table:table-cell table:style-name="ce156" table:formula="of:=[.H128]*[.E$2]+[.I128]*[.$E$1]" office:value-type="currency" office:currency="USD" office:value="2115.8" calcext:value-type="currency">
            <text:p>$2,115.80</text:p>
          </table:table-cell>
          <table:table-cell table:style-name="ce60" table:formula="of:=[.E128]*[.$E$2]+[.F128]*[.$E$1]" office:value-type="float" office:value="1420" calcext:value-type="float">
            <text:p>1420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347" calcext:value-type="float">
            <text:p>347</text:p>
          </table:table-cell>
          <table:table-cell table:style-name="ce182" table:formula="of:=[.M128]*[.G128]" office:value-type="currency" office:currency="USD" office:value="517.03" calcext:value-type="currency">
            <text:p>$517.03</text:p>
          </table:table-cell>
          <table:table-cell table:style-name="ce61" office:value-type="float" office:value="16" calcext:value-type="float">
            <text:p>16</text:p>
          </table:table-cell>
          <table:table-cell table:style-name="ce156" table:formula="of:=[.O128]*[.G128]" office:value-type="currency" office:currency="USD" office:value="23.84" calcext:value-type="currency">
            <text:p>$23.84</text:p>
          </table:table-cell>
          <table:table-cell table:style-name="ce156" table:formula="of:=[.L128]*[.G128]" office:value-type="currency" office:currency="USD" office:value="2240.96" calcext:value-type="currency">
            <text:p>$2,240.96</text:p>
          </table:table-cell>
          <table:table-cell table:formula="of:=IF(MAX(0;([.K128]-[.O128]));MAX(0;([.K128]-[.O128]));&quot; &quot;)" office:value-type="float" office:value="1404" calcext:value-type="float">
            <text:p>1404</text:p>
          </table:table-cell>
          <table:table-cell office:value-type="float" office:value="250" calcext:value-type="float">
            <text:p>250</text:p>
          </table:table-cell>
          <table:table-cell table:style-name="ce110"/>
          <table:table-cell table:style-name="ce112" table:formula="of:=IF([.R128]=&quot; &quot;;&quot; &quot;;[.R128]*[.G128])" office:value-type="currency" office:currency="USD" office:value="2091.96" calcext:value-type="currency">
            <text:p>$2,091.9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½” Heat Shrink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½" heat shrink</text:p>
          </table:table-cell>
          <table:table-cell table:style-name="ce61" office:value-type="float" office:value="5" calcext:value-type="float">
            <office:annotation draw:style-name="gr1" draw:text-style-name="P2" svg:width="1.1413in" svg:height="0.7083in" svg:x="6.9791in" svg:y="31.9039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0.07" calcext:value-type="currency">
            <text:p>$0.07</text:p>
          </table:table-cell>
          <table:table-cell table:style-name="ce112" table:formula="of:=[.G129]*[.E129]" office:value-type="currency" office:currency="USD" office:value="0.35" calcext:value-type="currency">
            <text:p>$0.35</text:p>
          </table:table-cell>
          <table:table-cell table:style-name="ce156" table:formula="of:=[.F129]*[.G129]" office:value-type="currency" office:currency="USD" office:value="0" calcext:value-type="currency">
            <text:p>$0.00</text:p>
          </table:table-cell>
          <table:table-cell table:style-name="ce156" table:formula="of:=[.H129]*[.E$2]+[.I129]*[.$E$1]" office:value-type="currency" office:currency="USD" office:value="14" calcext:value-type="currency">
            <text:p>$14.00</text:p>
          </table:table-cell>
          <table:table-cell table:style-name="ce60" table:formula="of:=[.E129]*[.$E$2]+[.F129]*[.$E$1]" office:value-type="float" office:value="200" calcext:value-type="float">
            <text:p>20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49" calcext:value-type="float">
            <text:p>249</text:p>
          </table:table-cell>
          <table:table-cell table:style-name="ce182" table:formula="of:=[.M129]*[.G129]" office:value-type="currency" office:currency="USD" office:value="17.43" calcext:value-type="currency">
            <text:p>$17.43</text:p>
          </table:table-cell>
          <table:table-cell table:style-name="ce61" office:value-type="float" office:value="14" calcext:value-type="float">
            <text:p>14</text:p>
          </table:table-cell>
          <table:table-cell table:style-name="ce156" table:formula="of:=[.O129]*[.G129]" office:value-type="currency" office:currency="USD" office:value="0.98" calcext:value-type="currency">
            <text:p>$0.98</text:p>
          </table:table-cell>
          <table:table-cell table:style-name="ce156" table:formula="of:=[.L129]*[.G129]" office:value-type="currency" office:currency="USD" office:value="35" calcext:value-type="currency">
            <text:p>$35.00</text:p>
          </table:table-cell>
          <table:table-cell table:formula="of:=IF(MAX(0;([.K129]-[.O129]));MAX(0;([.K129]-[.O129]));&quot; &quot;)" office:value-type="float" office:value="186" calcext:value-type="float">
            <text:p>186</text:p>
          </table:table-cell>
          <table:table-cell/>
          <table:table-cell table:style-name="ce110"/>
          <table:table-cell table:style-name="ce112" table:formula="of:=IF([.R129]=&quot; &quot;;&quot; &quot;;[.R129]*[.G129])" office:value-type="currency" office:currency="USD" office:value="13.02" calcext:value-type="currency">
            <text:p>$13.0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/>
          <table:table-cell table:style-name="ce78"/>
          <table:table-cell table:style-name="ce61" table:number-columns-repeated="3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120:.H129])" office:value-type="currency" office:currency="USD" office:value="23.9818" calcext:value-type="currency">
            <text:p>$23.98</text:p>
          </table:table-cell>
          <table:table-cell table:style-name="ce116" table:formula="of:=SUM([.I120:.I129])" office:value-type="currency" office:currency="USD" office:value="35.1798" calcext:value-type="currency">
            <text:p>$35.18</text:p>
          </table:table-cell>
          <table:table-cell table:style-name="ce116" table:formula="of:=SUM([.J120:.J129])" office:value-type="currency" office:currency="USD" office:value="4477.252" calcext:value-type="currency">
            <text:p>$4,477.25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16" table:formula="of:=SUM([.P120:.P129])" office:value-type="currency" office:currency="USD" office:value="429.4028" calcext:value-type="currency">
            <text:p>$429.40</text:p>
          </table:table-cell>
          <table:table-cell table:style-name="ce116" table:formula="of:=SUM([.Q120:.Q129])" office:value-type="currency" office:currency="USD" office:value="5333.524" calcext:value-type="currency">
            <text:p>$5,333.52</text:p>
          </table:table-cell>
          <table:table-cell table:formula="of:=IF(MAX(0;([.K130]-[.O130]));MAX(0;([.K130]-[.O130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130]=&quot; &quot;;&quot; &quot;;[.R130]*[.G130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61"/>
          <table:table-cell table:style-name="ce78"/>
          <table:table-cell table:style-name="ce61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30]+[.H117]" office:value-type="currency" office:currency="USD" office:value="367.63546" calcext:value-type="currency">
            <text:p>$367.64</text:p>
          </table:table-cell>
          <table:table-cell table:style-name="ce165" table:formula="of:=[.I130]+[.I117]" office:value-type="currency" office:currency="USD" office:value="490.63179" calcext:value-type="currency">
            <text:p>$490.63</text:p>
          </table:table-cell>
          <table:table-cell table:style-name="ce165" table:formula="of:=[.J130]+[.J117]" office:value-type="currency" office:currency="USD" office:value="63768.5974" calcext:value-type="currency">
            <text:p>$63,768.60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65" table:formula="of:=[.P130]+[.P117]" office:value-type="currency" office:currency="USD" office:value="28151.80976" calcext:value-type="currency">
            <text:p>$28,151.81</text:p>
          </table:table-cell>
          <table:table-cell table:style-name="ce165" table:formula="of:=[.Q130]+[.Q117]" office:value-type="currency" office:currency="USD" office:value="83506.0705" calcext:value-type="currency">
            <text:p>$83,506.07</text:p>
          </table:table-cell>
          <table:table-cell table:formula="of:=IF(MAX(0;([.K131]-[.O131]));MAX(0;([.K131]-[.O131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131]=&quot; &quot;;&quot; &quot;;[.R131]*[.G131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32]-[.O132]));MAX(0;([.K132]-[.O132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32]=&quot; &quot;;&quot; &quot;;[.R132]*[.G132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BMS Cables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33]-[.O133]));MAX(0;([.K133]-[.O133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33]=&quot; &quot;;&quot; &quot;;[.R133]*[.G133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18S Connector (Honda)</text:p>
          </table:table-cell>
          <table:table-cell table:style-name="ce78" office:value-type="string" calcext:value-type="string">
            <text:p>yghaidie.com</text:p>
          </table:table-cell>
          <table:table-cell table:style-name="ce61" office:value-type="string" calcext:value-type="string">
            <office:annotation draw:style-name="gr7" draw:text-style-name="P2" svg:width="1.1413in" svg:height="1.4787in" svg:x="6.5866in" svg:y="33.2161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112" table:formula="of:=2.12" office:value-type="currency" office:currency="USD" office:value="2.12" calcext:value-type="currency">
            <text:p>$2.12</text:p>
          </table:table-cell>
          <table:table-cell table:style-name="ce112" table:formula="of:=[.G134]*[.E134]" office:value-type="currency" office:currency="USD" office:value="4.24" calcext:value-type="currency">
            <text:p>$4.24</text:p>
          </table:table-cell>
          <table:table-cell table:style-name="ce156" table:formula="of:=[.F134]*[.G134]" office:value-type="currency" office:currency="USD" office:value="0" calcext:value-type="currency">
            <text:p>$0.00</text:p>
          </table:table-cell>
          <table:table-cell table:style-name="ce156" table:formula="of:=[.H134]*[.E$2]+[.I134]*[.$E$1]" office:value-type="currency" office:currency="USD" office:value="169.6" calcext:value-type="currency">
            <text:p>$169.60</text:p>
          </table:table-cell>
          <table:table-cell table:style-name="ce60" table:formula="of:=[.E134]*[.$E$2]+[.F134]*[.$E$1]" office:value-type="float" office:value="80" calcext:value-type="float">
            <text:p>8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84" calcext:value-type="float">
            <text:p>284</text:p>
          </table:table-cell>
          <table:table-cell table:style-name="ce182" table:formula="of:=[.M134]*[.G134]" office:value-type="currency" office:currency="USD" office:value="602.08" calcext:value-type="currency">
            <text:p>$602.08</text:p>
          </table:table-cell>
          <table:table-cell table:style-name="ce61" office:value-type="float" office:value="194" calcext:value-type="float">
            <text:p>194</text:p>
          </table:table-cell>
          <table:table-cell table:style-name="ce156" table:formula="of:=[.O134]*[.G134]" office:value-type="currency" office:currency="USD" office:value="411.28" calcext:value-type="currency">
            <text:p>$411.28</text:p>
          </table:table-cell>
          <table:table-cell table:style-name="ce156" table:formula="of:=[.L134]*[.G134]" office:value-type="currency" office:currency="USD" office:value="1060" calcext:value-type="currency">
            <text:p>$1,060.00</text:p>
          </table:table-cell>
          <table:table-cell table:formula="of:=IF(MAX(0;([.K134]-[.O134]));MAX(0;([.K134]-[.O134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134]=&quot; &quot;;&quot; &quot;;[.R134]*[.G134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12S Connector (Honda)</text:p>
          </table:table-cell>
          <table:table-cell table:style-name="ce78" office:value-type="string" calcext:value-type="string">
            <text:p>yghaidie.com</text:p>
          </table:table-cell>
          <table:table-cell table:style-name="ce61" office:value-type="string" calcext:value-type="string">
            <office:annotation draw:style-name="gr8" draw:text-style-name="P2" svg:width="1.1413in" svg:height="1.3232in" svg:x="6.5866in" svg:y="33.3929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12" table:formula="of:=2.26" office:value-type="currency" office:currency="USD" office:value="2.26" calcext:value-type="currency">
            <text:p>$2.26</text:p>
          </table:table-cell>
          <table:table-cell table:style-name="ce112" table:formula="of:=[.G135]*[.E135]" office:value-type="currency" office:currency="USD" office:value="2.26" calcext:value-type="currency">
            <text:p>$2.26</text:p>
          </table:table-cell>
          <table:table-cell table:style-name="ce156" table:formula="of:=[.F135]*[.G135]" office:value-type="currency" office:currency="USD" office:value="0" calcext:value-type="currency">
            <text:p>$0.00</text:p>
          </table:table-cell>
          <table:table-cell table:style-name="ce156" table:formula="of:=[.H135]*[.E$2]+[.I135]*[.$E$1]" office:value-type="currency" office:currency="USD" office:value="90.4" calcext:value-type="currency">
            <text:p>$90.40</text:p>
          </table:table-cell>
          <table:table-cell table:style-name="ce60" table:formula="of:=[.E135]*[.$E$2]+[.F135]*[.$E$1]" office:value-type="float" office:value="40" calcext:value-type="float">
            <text:p>40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348" calcext:value-type="float">
            <text:p>348</text:p>
          </table:table-cell>
          <table:table-cell table:style-name="ce182" table:formula="of:=[.M135]*[.G135]" office:value-type="currency" office:currency="USD" office:value="786.48" calcext:value-type="currency">
            <text:p>$786.48</text:p>
          </table:table-cell>
          <table:table-cell table:style-name="ce61" office:value-type="float" office:value="312" calcext:value-type="float">
            <text:p>312</text:p>
          </table:table-cell>
          <table:table-cell table:style-name="ce156" table:formula="of:=[.O135]*[.G135]" office:value-type="currency" office:currency="USD" office:value="705.12" calcext:value-type="currency">
            <text:p>$705.12</text:p>
          </table:table-cell>
          <table:table-cell table:style-name="ce156" table:formula="of:=[.L135]*[.G135]" office:value-type="currency" office:currency="USD" office:value="1017" calcext:value-type="currency">
            <text:p>$1,017.00</text:p>
          </table:table-cell>
          <table:table-cell table:formula="of:=IF(MAX(0;([.K135]-[.O135]));MAX(0;([.K135]-[.O135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112" table:formula="of:=IF([.R135]=&quot; &quot;;&quot; &quot;;[.R135]*[.G135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20P Ribbon Cable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office:annotation draw:style-name="gr1" draw:text-style-name="P2" svg:width="1.1413in" svg:height="0.7083in" svg:x="6.5866in" svg:y="33.5787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61" office:value-type="float" office:value="1" calcext:value-type="float">
            <office:annotation draw:style-name="gr1" draw:text-style-name="P2" svg:width="1.1413in" svg:height="0.7083in" svg:x="6.9787in" svg:y="33.5787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112" table:formula="of:=33.27/25" office:value-type="currency" office:currency="USD" office:value="1.3308" calcext:value-type="currency">
            <text:p>$1.33</text:p>
          </table:table-cell>
          <table:table-cell table:style-name="ce112" table:formula="of:=[.G136]*[.E136]" office:value-type="currency" office:currency="USD" office:value="1.3308" calcext:value-type="currency">
            <text:p>$1.33</text:p>
          </table:table-cell>
          <table:table-cell table:style-name="ce156" table:formula="of:=[.F136]*[.G136]" office:value-type="currency" office:currency="USD" office:value="2.6616" calcext:value-type="currency">
            <text:p>$2.66</text:p>
          </table:table-cell>
          <table:table-cell table:style-name="ce156" table:formula="of:=[.H136]*[.E$2]+[.I136]*[.$E$1]" office:value-type="currency" office:currency="USD" office:value="319.392" calcext:value-type="currency">
            <text:p>$319.39</text:p>
          </table:table-cell>
          <table:table-cell table:style-name="ce60" table:formula="of:=[.E136]*[.$E$2]+[.F136]*[.$E$1]" office:value-type="float" office:value="240" calcext:value-type="float">
            <text:p>240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90" calcext:value-type="float">
            <text:p>90</text:p>
          </table:table-cell>
          <table:table-cell table:style-name="ce182" table:formula="of:=[.M136]*[.G136]" office:value-type="currency" office:currency="USD" office:value="119.772" calcext:value-type="currency">
            <text:p>$119.77</text:p>
          </table:table-cell>
          <table:table-cell table:style-name="ce61" office:value-type="float" office:value="5" calcext:value-type="float">
            <text:p>5</text:p>
          </table:table-cell>
          <table:table-cell table:style-name="ce156" table:formula="of:=[.O136]*[.G136]" office:value-type="currency" office:currency="USD" office:value="6.654" calcext:value-type="currency">
            <text:p>$6.65</text:p>
          </table:table-cell>
          <table:table-cell table:style-name="ce156" table:formula="of:=[.L136]*[.G136]" office:value-type="currency" office:currency="USD" office:value="465.78" calcext:value-type="currency">
            <text:p>$465.78</text:p>
          </table:table-cell>
          <table:table-cell table:formula="of:=IF(MAX(0;([.K136]-[.O136]));MAX(0;([.K136]-[.O136]));&quot; &quot;)" office:value-type="float" office:value="235" calcext:value-type="float">
            <text:p>235</text:p>
          </table:table-cell>
          <table:table-cell table:style-name="ce111"/>
          <table:table-cell/>
          <table:table-cell table:style-name="ce112" table:formula="of:=IF([.R136]=&quot; &quot;;&quot; &quot;;[.R136]*[.G136])" office:value-type="currency" office:currency="USD" office:value="312.738" calcext:value-type="currency">
            <text:p>$312.7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14P Ribbon Cable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MC14M-25-ND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0" calcext:value-type="float">
            <text:p>0</text:p>
          </table:table-cell>
          <table:table-cell table:style-name="ce112" table:formula="of:=24.71/25" office:value-type="currency" office:currency="USD" office:value="0.9884" calcext:value-type="currency">
            <text:p>$0.99</text:p>
          </table:table-cell>
          <table:table-cell table:style-name="ce112" table:formula="of:=[.G137]*[.E137]" office:value-type="currency" office:currency="USD" office:value="0.4942" calcext:value-type="currency">
            <text:p>$0.49</text:p>
          </table:table-cell>
          <table:table-cell table:style-name="ce156" table:formula="of:=[.F137]*[.G137]" office:value-type="currency" office:currency="USD" office:value="0" calcext:value-type="currency">
            <text:p>$0.00</text:p>
          </table:table-cell>
          <table:table-cell table:style-name="ce156" table:formula="of:=[.H137]*[.E$2]+[.I137]*[.$E$1]" office:value-type="currency" office:currency="USD" office:value="19.768" calcext:value-type="currency">
            <text:p>$19.77</text:p>
          </table:table-cell>
          <table:table-cell table:style-name="ce60" table:formula="of:=[.E137]*[.$E$2]+[.F137]*[.$E$1]" office:value-type="float" office:value="20" calcext:value-type="float">
            <text:p>2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57" calcext:value-type="float">
            <text:p>57</text:p>
          </table:table-cell>
          <table:table-cell table:style-name="ce182" table:formula="of:=[.M137]*[.G137]" office:value-type="currency" office:currency="USD" office:value="56.3388" calcext:value-type="currency">
            <text:p>$56.34</text:p>
          </table:table-cell>
          <table:table-cell table:style-name="ce61" office:value-type="float" office:value="25" calcext:value-type="float">
            <text:p>25</text:p>
          </table:table-cell>
          <table:table-cell table:style-name="ce156" table:formula="of:=[.O137]*[.G137]" office:value-type="currency" office:currency="USD" office:value="24.71" calcext:value-type="currency">
            <text:p>$24.71</text:p>
          </table:table-cell>
          <table:table-cell table:style-name="ce156" table:formula="of:=[.L137]*[.G137]" office:value-type="currency" office:currency="USD" office:value="148.26" calcext:value-type="currency">
            <text:p>$148.26</text:p>
          </table:table-cell>
          <table:table-cell table:formula="of:=IF(MAX(0;([.K137]-[.O137]));MAX(0;([.K137]-[.O137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137]=&quot; &quot;;&quot; &quot;;[.R137]*[.G137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20P Ribbon Connector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<text:span text:style-name="T5">SFH213-PPPC-D10-ID-BK</text:span></text:p>
            <text:p><text:span text:style-name="T7">71600-020LF</text:span></text:p>
          </table:table-cell>
          <table:table-cell table:style-name="ce61" office:value-type="float" office:value="2" calcext:value-type="float">
            <text:p>2</text:p>
          </table:table-cell>
          <table:table-cell table:style-name="ce148" table:formula="of:=[.E138]" office:value-type="float" office:value="2" calcext:value-type="float">
            <text:p>2</text:p>
          </table:table-cell>
          <table:table-cell table:style-name="ce112" office:value-type="currency" office:currency="USD" office:value="0.66" calcext:value-type="currency">
            <text:p>$0.66</text:p>
          </table:table-cell>
          <table:table-cell table:style-name="ce112" table:formula="of:=[.G138]*[.E138]" office:value-type="currency" office:currency="USD" office:value="1.32" calcext:value-type="currency">
            <text:p>$1.32</text:p>
          </table:table-cell>
          <table:table-cell table:style-name="ce156" table:formula="of:=[.F138]*[.G138]" office:value-type="currency" office:currency="USD" office:value="1.32" calcext:value-type="currency">
            <text:p>$1.32</text:p>
          </table:table-cell>
          <table:table-cell table:style-name="ce156" table:formula="of:=[.H138]*[.E$2]+[.I138]*[.$E$1]" office:value-type="currency" office:currency="USD" office:value="184.8" calcext:value-type="currency">
            <text:p>$184.80</text:p>
          </table:table-cell>
          <table:table-cell table:style-name="ce60" table:formula="of:=[.E138]*[.$E$2]+[.F138]*[.$E$1]" office:value-type="float" office:value="280" calcext:value-type="float">
            <text:p>280</text:p>
          </table:table-cell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210" calcext:value-type="float">
            <text:p>210</text:p>
          </table:table-cell>
          <table:table-cell table:style-name="ce182" table:formula="of:=[.M138]*[.G138]" office:value-type="currency" office:currency="USD" office:value="138.6" calcext:value-type="currency">
            <text:p>$138.60</text:p>
          </table:table-cell>
          <table:table-cell table:style-name="ce61" office:value-type="float" office:value="88" calcext:value-type="float">
            <text:p>88</text:p>
          </table:table-cell>
          <table:table-cell table:style-name="ce156" table:formula="of:=[.O138]*[.G138]" office:value-type="currency" office:currency="USD" office:value="58.08" calcext:value-type="currency">
            <text:p>$58.08</text:p>
          </table:table-cell>
          <table:table-cell table:style-name="ce156" table:formula="of:=[.L138]*[.G138]" office:value-type="currency" office:currency="USD" office:value="363" calcext:value-type="currency">
            <text:p>$363.00</text:p>
          </table:table-cell>
          <table:table-cell table:formula="of:=IF(MAX(0;([.K138]-[.O138]));MAX(0;([.K138]-[.O138]));&quot; &quot;)" office:value-type="float" office:value="192" calcext:value-type="float">
            <text:p>192</text:p>
          </table:table-cell>
          <table:table-cell table:style-name="ce111"/>
          <table:table-cell/>
          <table:table-cell table:style-name="ce112" table:formula="of:=IF([.R138]=&quot; &quot;;&quot; &quot;;[.R138]*[.G138])" office:value-type="currency" office:currency="USD" office:value="126.72" calcext:value-type="currency">
            <text:p>$126.7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61" office:value-type="string" calcext:value-type="string">
            <text:p>14P Ribbon Connector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SFH213-PPPC-D07-ID-BK</text:p>
            <text:p>3030-14-0103-00</text:p>
            <text:p><text:span text:style-name="T7">71600-014LF</text:span>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112" office:value-type="currency" office:currency="USD" office:value="0.662" calcext:value-type="currency">
            <text:p>$0.66</text:p>
          </table:table-cell>
          <table:table-cell table:style-name="ce112" table:formula="of:=[.G139]*[.E139]" office:value-type="currency" office:currency="USD" office:value="0.662" calcext:value-type="currency">
            <text:p>$0.66</text:p>
          </table:table-cell>
          <table:table-cell table:style-name="ce156" table:formula="of:=[.F139]*[.G139]" office:value-type="currency" office:currency="USD" office:value="4.634" calcext:value-type="currency">
            <text:p>$4.63</text:p>
          </table:table-cell>
          <table:table-cell table:style-name="ce156" table:formula="of:=[.H139]*[.E$2]+[.I139]*[.$E$1]" office:value-type="currency" office:currency="USD" office:value="489.88" calcext:value-type="currency">
            <text:p>$489.88</text:p>
          </table:table-cell>
          <table:table-cell table:style-name="ce60" table:formula="of:=[.E139]*[.$E$2]+[.F139]*[.$E$1]" office:value-type="float" office:value="740" calcext:value-type="float">
            <text:p>740</text:p>
          </table:table-cell>
          <table:table-cell table:style-name="ce61" table:formula="of:=230+440" office:value-type="float" office:value="670" calcext:value-type="float">
            <text:p>670</text:p>
          </table:table-cell>
          <table:table-cell table:style-name="ce61" office:value-type="float" office:value="251" calcext:value-type="float">
            <text:p>251</text:p>
          </table:table-cell>
          <table:table-cell table:style-name="ce182" table:formula="of:=[.M139]*[.G139]" office:value-type="currency" office:currency="USD" office:value="166.162" calcext:value-type="currency">
            <text:p>$166.16</text:p>
          </table:table-cell>
          <table:table-cell table:style-name="ce61" office:value-type="float" office:value="44" calcext:value-type="float">
            <text:p>44</text:p>
          </table:table-cell>
          <table:table-cell table:style-name="ce156" table:formula="of:=[.O139]*[.G139]" office:value-type="currency" office:currency="USD" office:value="29.128" calcext:value-type="currency">
            <text:p>$29.13</text:p>
          </table:table-cell>
          <table:table-cell table:style-name="ce156" table:formula="of:=[.L139]*[.G139]" office:value-type="currency" office:currency="USD" office:value="443.54" calcext:value-type="currency">
            <text:p>$443.54</text:p>
          </table:table-cell>
          <table:table-cell table:formula="of:=IF(MAX(0;([.K139]-[.O139]));MAX(0;([.K139]-[.O139]));&quot; &quot;)" office:value-type="float" office:value="696" calcext:value-type="float">
            <text:p>696</text:p>
          </table:table-cell>
          <table:table-cell table:style-name="ce111"/>
          <table:table-cell/>
          <table:table-cell table:style-name="ce112" table:formula="of:=IF([.R139]=&quot; &quot;;&quot; &quot;;[.R139]*[.G139])" office:value-type="currency" office:currency="USD" office:value="460.752" calcext:value-type="currency">
            <text:p>$460.7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Ribbon Cable Sleeving</text:p>
          </table:table-cell>
          <table:table-cell table:style-name="ce78" office:value-type="string" calcext:value-type="string">
            <text:p>Cabletiesandmore</text:p>
          </table:table-cell>
          <table:table-cell table:style-name="ce61" office:value-type="string" calcext:value-type="string">
            <text:p>F6Z1.00-50 (TechFlex F6 Flat 1")</text:p>
          </table:table-cell>
          <table:table-cell table:style-name="ce61" office:value-type="float" office:value="0.4" calcext:value-type="float">
            <office:annotation draw:style-name="gr1" draw:text-style-name="P2" svg:width="1.1413in" svg:height="0.7083in" svg:x="6.9787in" svg:y="34.8854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61" office:value-type="float" office:value="1" calcext:value-type="float">
            <text:p>1</text:p>
          </table:table-cell>
          <table:table-cell table:style-name="ce112" table:formula="of:=1.31" office:value-type="currency" office:currency="USD" office:value="1.31" calcext:value-type="currency">
            <text:p>$1.31</text:p>
          </table:table-cell>
          <table:table-cell table:style-name="ce112" table:formula="of:=[.G140]*[.E140]" office:value-type="currency" office:currency="USD" office:value="0.524" calcext:value-type="currency">
            <text:p>$0.52</text:p>
          </table:table-cell>
          <table:table-cell table:style-name="ce156" table:formula="of:=[.F140]*[.G140]" office:value-type="currency" office:currency="USD" office:value="1.31" calcext:value-type="currency">
            <text:p>$1.31</text:p>
          </table:table-cell>
          <table:table-cell table:style-name="ce156" table:formula="of:=[.H140]*[.E$2]+[.I140]*[.$E$1]" office:value-type="currency" office:currency="USD" office:value="151.96" calcext:value-type="currency">
            <text:p>$151.96</text:p>
          </table:table-cell>
          <table:table-cell table:style-name="ce60" table:formula="of:=[.E140]*[.$E$2]+[.F140]*[.$E$1]" office:value-type="float" office:value="116" calcext:value-type="float">
            <text:p>116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53" calcext:value-type="float">
            <text:p>53</text:p>
          </table:table-cell>
          <table:table-cell table:style-name="ce182" table:formula="of:=[.M140]*[.G140]" office:value-type="currency" office:currency="USD" office:value="69.43" calcext:value-type="currency">
            <text:p>$69.43</text:p>
          </table:table-cell>
          <table:table-cell table:style-name="ce61" office:value-type="float" office:value="40" calcext:value-type="float">
            <text:p>40</text:p>
          </table:table-cell>
          <table:table-cell table:style-name="ce156" table:formula="of:=[.O140]*[.G140]" office:value-type="currency" office:currency="USD" office:value="52.4" calcext:value-type="currency">
            <text:p>$52.40</text:p>
          </table:table-cell>
          <table:table-cell table:style-name="ce156" table:formula="of:=[.L140]*[.G140]" office:value-type="currency" office:currency="USD" office:value="131" calcext:value-type="currency">
            <text:p>$131.00</text:p>
          </table:table-cell>
          <table:table-cell table:formula="of:=IF(MAX(0;([.K140]-[.O140]));MAX(0;([.K140]-[.O140]));&quot; &quot;)" office:value-type="float" office:value="76" calcext:value-type="float">
            <text:p>76</text:p>
          </table:table-cell>
          <table:table-cell table:number-columns-repeated="2"/>
          <table:table-cell table:style-name="ce112" table:formula="of:=IF([.R140]=&quot; &quot;;&quot; &quot;;[.R140]*[.G140])" office:value-type="currency" office:currency="USD" office:value="99.56" calcext:value-type="currency">
            <text:p>$99.5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61" office:value-type="string" calcext:value-type="string">
            <text:p>18S ferrule (large pins)</text:p>
          </table:table-cell>
          <table:table-cell table:style-name="ce78" office:value-type="string" calcext:value-type="string">
            <text:p>Digikey</text:p>
            <text:p>Digikey</text:p>
            <text:p>Amazon</text:p>
          </table:table-cell>
          <table:table-cell table:style-name="ce61" office:value-type="string" calcext:value-type="string">
            <text:p><text:span text:style-name="T5">288-1077-ND (short)</text:span></text:p>
            <text:p><text:span text:style-name="T7">288-1078-ND (long)</text:span></text:p>
            <text:p><text:span text:style-name="T7">Tnisesm 26-22 non-insulated butt</text:span>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0.044" calcext:value-type="currency">
            <text:p>$0.04</text:p>
          </table:table-cell>
          <table:table-cell table:style-name="ce112" table:formula="of:=[.G141]*[.E141]" office:value-type="currency" office:currency="USD" office:value="0.176" calcext:value-type="currency">
            <text:p>$0.18</text:p>
          </table:table-cell>
          <table:table-cell table:style-name="ce156" table:formula="of:=[.F141]*[.G141]" office:value-type="currency" office:currency="USD" office:value="0" calcext:value-type="currency">
            <text:p>$0.00</text:p>
          </table:table-cell>
          <table:table-cell table:style-name="ce156" table:formula="of:=[.H141]*[.E$2]+[.I141]*[.$E$1]" office:value-type="currency" office:currency="USD" office:value="7.04" calcext:value-type="currency">
            <text:p>$7.04</text:p>
          </table:table-cell>
          <table:table-cell table:style-name="ce60" table:formula="of:=[.E141]*[.$E$2]+[.F141]*[.$E$1]" office:value-type="float" office:value="160" calcext:value-type="float">
            <text:p>160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678" calcext:value-type="float">
            <text:p>678</text:p>
          </table:table-cell>
          <table:table-cell table:style-name="ce182" table:formula="of:=[.M141]*[.G141]" office:value-type="currency" office:currency="USD" office:value="29.832" calcext:value-type="currency">
            <text:p>$29.83</text:p>
          </table:table-cell>
          <table:table-cell table:style-name="ce61" office:value-type="float" office:value="511" calcext:value-type="float">
            <text:p>511</text:p>
          </table:table-cell>
          <table:table-cell table:style-name="ce156" table:formula="of:=[.O141]*[.G141]" office:value-type="currency" office:currency="USD" office:value="22.484" calcext:value-type="currency">
            <text:p>$22.48</text:p>
          </table:table-cell>
          <table:table-cell table:style-name="ce156" table:formula="of:=[.L141]*[.G141]" office:value-type="currency" office:currency="USD" office:value="52.8" calcext:value-type="currency">
            <text:p>$52.80</text:p>
          </table:table-cell>
          <table:table-cell table:formula="of:=IF(MAX(0;([.K141]-[.O141]));MAX(0;([.K141]-[.O14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141]=&quot; &quot;;&quot; &quot;;[.R141]*[.G141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3"/>
          <table:table-cell table:style-name="ce54"/>
          <table:table-cell table:style-name="ce130"/>
          <table:table-cell table:style-name="ce54" table:number-columns-repeated="3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134:.H141])" office:value-type="currency" office:currency="USD" office:value="11.007" calcext:value-type="currency">
            <text:p>$11.01</text:p>
          </table:table-cell>
          <table:table-cell table:style-name="ce116" table:formula="of:=SUM([.I134:.I141])" office:value-type="currency" office:currency="USD" office:value="9.9256" calcext:value-type="currency">
            <text:p>$9.93</text:p>
          </table:table-cell>
          <table:table-cell table:style-name="ce116" table:formula="of:=SUM([.J134:.J141])" office:value-type="currency" office:currency="USD" office:value="1432.84" calcext:value-type="currency">
            <text:p>$1,432.84</text:p>
          </table:table-cell>
          <table:table-cell table:style-name="ce54" table:number-columns-repeated="3"/>
          <table:table-cell table:style-name="ce182"/>
          <table:table-cell table:style-name="ce54"/>
          <table:table-cell table:style-name="ce116" table:formula="of:=SUM([.P134:.P141])" office:value-type="currency" office:currency="USD" office:value="1309.856" calcext:value-type="currency">
            <text:p>$1,309.86</text:p>
          </table:table-cell>
          <table:table-cell table:style-name="ce116" table:formula="of:=SUM([.Q134:.Q141])" office:value-type="currency" office:currency="USD" office:value="3681.38" calcext:value-type="currency">
            <text:p>$3,681.38</text:p>
          </table:table-cell>
          <table:table-cell table:formula="of:=IF(MAX(0;([.K142]-[.O142]));MAX(0;([.K142]-[.O142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42]=&quot; &quot;;&quot; &quot;;[.R142]*[.G142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5">
          <table:table-cell table:style-name="ce113"/>
          <table:table-cell table:style-name="ce54"/>
          <table:table-cell table:style-name="ce130"/>
          <table:table-cell table:style-name="ce54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42]+[.H131]" office:value-type="currency" office:currency="USD" office:value="378.64246" calcext:value-type="currency">
            <text:p>$378.64</text:p>
          </table:table-cell>
          <table:table-cell table:style-name="ce165" table:formula="of:=[.I142]+[.I131]" office:value-type="currency" office:currency="USD" office:value="500.55739" calcext:value-type="currency">
            <text:p>$500.56</text:p>
          </table:table-cell>
          <table:table-cell table:style-name="ce165" table:formula="of:=[.J142]+[.J131]" office:value-type="currency" office:currency="USD" office:value="65201.4374" calcext:value-type="currency">
            <text:p>$65,201.44</text:p>
          </table:table-cell>
          <table:table-cell table:style-name="ce54" table:number-columns-repeated="3"/>
          <table:table-cell table:style-name="ce182"/>
          <table:table-cell table:style-name="ce54"/>
          <table:table-cell table:style-name="ce165" table:formula="of:=[.P142]+[.P131]" office:value-type="currency" office:currency="USD" office:value="29461.66576" calcext:value-type="currency">
            <text:p>$29,461.67</text:p>
          </table:table-cell>
          <table:table-cell table:style-name="ce165" table:formula="of:=[.Q142]+[.Q131]" office:value-type="currency" office:currency="USD" office:value="87187.4505" calcext:value-type="currency">
            <text:p>$87,187.45</text:p>
          </table:table-cell>
          <table:table-cell table:formula="of:=IF(MAX(0;([.K143]-[.O143]));MAX(0;([.K143]-[.O143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43]=&quot; &quot;;&quot; &quot;;[.R143]*[.G143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44]-[.O144]));MAX(0;([.K144]-[.O144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44]=&quot; &quot;;&quot; &quot;;[.R144]*[.G144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4x20 Display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45]-[.O145]));MAX(0;([.K145]-[.O145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45]=&quot; &quot;;&quot; &quot;;[.R145]*[.G145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LCD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4x20 with I2C</text:p>
          </table:table-cell>
          <table:table-cell table:style-name="ce61" office:value-type="float" office:value="1" calcext:value-type="float">
            <text:p>1</text:p>
          </table:table-cell>
          <table:table-cell table:style-name="ce122" table:formula="of:=[.E146]" office:value-type="float" office:value="1" calcext:value-type="float">
            <text:p>1</text:p>
          </table:table-cell>
          <table:table-cell table:style-name="ce112" office:value-type="currency" office:currency="USD" office:value="7.1" calcext:value-type="currency">
            <text:p>$7.10</text:p>
          </table:table-cell>
          <table:table-cell table:style-name="ce112" table:formula="of:=[.G146]*[.E146]" office:value-type="currency" office:currency="USD" office:value="7.1" calcext:value-type="currency">
            <text:p>$7.10</text:p>
          </table:table-cell>
          <table:table-cell table:style-name="ce156" table:formula="of:=[.F146]*[.G146]" office:value-type="currency" office:currency="USD" office:value="7.1" calcext:value-type="currency">
            <text:p>$7.10</text:p>
          </table:table-cell>
          <table:table-cell table:style-name="ce156" table:formula="of:=[.H146]*[.E$2]+[.I146]*[.$E$1]" office:value-type="currency" office:currency="USD" office:value="994" calcext:value-type="currency">
            <text:p>$994.00</text:p>
          </table:table-cell>
          <table:table-cell table:style-name="ce60" table:formula="of:=[.E146]*[.$E$2]+[.F146]*[.$E$1]" office:value-type="float" office:value="140" calcext:value-type="float">
            <text:p>140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16" calcext:value-type="float">
            <text:p>16</text:p>
          </table:table-cell>
          <table:table-cell table:style-name="ce182" table:formula="of:=[.M146]*[.G146]" office:value-type="currency" office:currency="USD" office:value="113.6" calcext:value-type="currency">
            <text:p>$113.60</text:p>
          </table:table-cell>
          <table:table-cell table:style-name="ce61" office:value-type="float" office:value="0" calcext:value-type="float">
            <text:p>0</text:p>
          </table:table-cell>
          <table:table-cell table:style-name="ce156" table:formula="of:=[.O146]*[.G146]" office:value-type="currency" office:currency="USD" office:value="0" calcext:value-type="currency">
            <text:p>$0.00</text:p>
          </table:table-cell>
          <table:table-cell table:style-name="ce156" table:formula="of:=[.L146]*[.G146]" office:value-type="currency" office:currency="USD" office:value="639" calcext:value-type="currency">
            <text:p>$639.00</text:p>
          </table:table-cell>
          <table:table-cell table:formula="of:=IF(MAX(0;([.K146]-[.O146]));MAX(0;([.K146]-[.O146]));&quot; &quot;)" office:value-type="float" office:value="140" calcext:value-type="float">
            <text:p>140</text:p>
          </table:table-cell>
          <table:table-cell table:number-columns-repeated="2"/>
          <table:table-cell table:style-name="ce112" table:formula="of:=IF([.R146]=&quot; &quot;;&quot; &quot;;[.R146]*[.G146])" office:value-type="currency" office:currency="USD" office:value="994" calcext:value-type="currency">
            <text:p>$994.0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Berg Housing - 1x4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office:annotation draw:style-name="gr1" draw:text-style-name="P2" svg:width="1.1413in" svg:height="0.7083in" svg:x="6.5866in" svg:y="36.8925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61" office:value-type="float" office:value="2" calcext:value-type="float">
            <text:p>2</text:p>
          </table:table-cell>
          <table:table-cell table:style-name="ce148" table:formula="of:=[.E147]" office:value-type="float" office:value="2" calcext:value-type="float">
            <text:p>2</text:p>
          </table:table-cell>
          <table:table-cell table:style-name="ce112" office:value-type="currency" office:currency="USD" office:value="0.181" calcext:value-type="currency">
            <text:p>$0.18</text:p>
          </table:table-cell>
          <table:table-cell table:style-name="ce112" table:formula="of:=[.G147]*[.E147]" office:value-type="currency" office:currency="USD" office:value="0.362" calcext:value-type="currency">
            <text:p>$0.36</text:p>
          </table:table-cell>
          <table:table-cell table:style-name="ce156" table:formula="of:=[.F147]*[.G147]" office:value-type="currency" office:currency="USD" office:value="0.362" calcext:value-type="currency">
            <text:p>$0.36</text:p>
          </table:table-cell>
          <table:table-cell table:style-name="ce156" table:formula="of:=[.H147]*[.E$2]+[.I147]*[.$E$1]" office:value-type="currency" office:currency="USD" office:value="50.68" calcext:value-type="currency">
            <text:p>$50.68</text:p>
          </table:table-cell>
          <table:table-cell table:style-name="ce60" table:formula="of:=[.E147]*[.$E$2]+[.F147]*[.$E$1]" office:value-type="float" office:value="280" calcext:value-type="float">
            <text:p>28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45" calcext:value-type="float">
            <text:p>45</text:p>
          </table:table-cell>
          <table:table-cell table:style-name="ce182" table:formula="of:=[.M147]*[.G147]" office:value-type="currency" office:currency="USD" office:value="8.145" calcext:value-type="currency">
            <text:p>$8.15</text:p>
          </table:table-cell>
          <table:table-cell table:style-name="ce61" office:value-type="float" office:value="76" calcext:value-type="float">
            <text:p>76</text:p>
          </table:table-cell>
          <table:table-cell table:style-name="ce156" table:formula="of:=[.O147]*[.G147]" office:value-type="currency" office:currency="USD" office:value="13.756" calcext:value-type="currency">
            <text:p>$13.76</text:p>
          </table:table-cell>
          <table:table-cell table:style-name="ce156" table:formula="of:=[.L147]*[.G147]" office:value-type="currency" office:currency="USD" office:value="45.25" calcext:value-type="currency">
            <text:p>$45.25</text:p>
          </table:table-cell>
          <table:table-cell table:formula="of:=IF(MAX(0;([.K147]-[.O147]));MAX(0;([.K147]-[.O147]));&quot; &quot;)" office:value-type="float" office:value="204" calcext:value-type="float">
            <text:p>204</text:p>
          </table:table-cell>
          <table:table-cell table:number-columns-repeated="2"/>
          <table:table-cell table:style-name="ce112" table:formula="of:=IF([.R147]=&quot; &quot;;&quot; &quot;;[.R147]*[.G147])" office:value-type="currency" office:currency="USD" office:value="36.924" calcext:value-type="currency">
            <text:p>$36.9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Berg contact - 28 AWG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office:annotation draw:style-name="gr3" draw:text-style-name="P2" svg:width="1.1413in" svg:height="1.1677in" svg:x="6.5866in" svg:y="37.2193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61" office:value-type="float" office:value="4" calcext:value-type="float">
            <text:p>4</text:p>
          </table:table-cell>
          <table:table-cell table:style-name="ce148" table:formula="of:=[.E148]" office:value-type="float" office:value="4" calcext:value-type="float">
            <text:p>4</text:p>
          </table:table-cell>
          <table:table-cell table:style-name="ce112" office:value-type="currency" office:currency="USD" office:value="0.13065" calcext:value-type="currency">
            <text:p>$0.13</text:p>
          </table:table-cell>
          <table:table-cell table:style-name="ce112" table:formula="of:=[.G148]*[.E148]" office:value-type="currency" office:currency="USD" office:value="0.5226" calcext:value-type="currency">
            <text:p>$0.52</text:p>
          </table:table-cell>
          <table:table-cell table:style-name="ce156" table:formula="of:=[.F148]*[.G148]" office:value-type="currency" office:currency="USD" office:value="0.5226" calcext:value-type="currency">
            <text:p>$0.52</text:p>
          </table:table-cell>
          <table:table-cell table:style-name="ce156" table:formula="of:=[.H148]*[.E$2]+[.I148]*[.$E$1]" office:value-type="currency" office:currency="USD" office:value="73.164" calcext:value-type="currency">
            <text:p>$73.16</text:p>
          </table:table-cell>
          <table:table-cell table:style-name="ce60" table:formula="of:=[.E148]*[.$E$2]+[.F148]*[.$E$1]" office:value-type="float" office:value="560" calcext:value-type="float">
            <text:p>56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76" calcext:value-type="float">
            <text:p>76</text:p>
          </table:table-cell>
          <table:table-cell table:style-name="ce182" table:formula="of:=[.M148]*[.G148]" office:value-type="currency" office:currency="USD" office:value="9.9294" calcext:value-type="currency">
            <text:p>$9.93</text:p>
          </table:table-cell>
          <table:table-cell table:style-name="ce61" office:value-type="float" office:value="86" calcext:value-type="float">
            <text:p>86</text:p>
          </table:table-cell>
          <table:table-cell table:style-name="ce156" table:formula="of:=[.O148]*[.G148]" office:value-type="currency" office:currency="USD" office:value="11.2359" calcext:value-type="currency">
            <text:p>$11.24</text:p>
          </table:table-cell>
          <table:table-cell table:style-name="ce156" table:formula="of:=[.L148]*[.G148]" office:value-type="currency" office:currency="USD" office:value="65.325" calcext:value-type="currency">
            <text:p>$65.33</text:p>
          </table:table-cell>
          <table:table-cell table:formula="of:=IF(MAX(0;([.K148]-[.O148]));MAX(0;([.K148]-[.O148]));&quot; &quot;)" office:value-type="float" office:value="474" calcext:value-type="float">
            <text:p>474</text:p>
          </table:table-cell>
          <table:table-cell table:number-columns-repeated="2"/>
          <table:table-cell table:style-name="ce112" table:formula="of:=IF([.R148]=&quot; &quot;;&quot; &quot;;[.R148]*[.G148])" office:value-type="currency" office:currency="USD" office:value="61.9281" calcext:value-type="currency">
            <text:p>$61.93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Berg contact - 24 AWG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48248-000LF</text:p>
            <text:p/>
          </table:table-cell>
          <table:table-cell table:style-name="ce61" office:value-type="float" office:value="4" calcext:value-type="float">
            <text:p>4</text:p>
          </table:table-cell>
          <table:table-cell table:style-name="ce148" table:formula="of:=[.E149]" office:value-type="float" office:value="4" calcext:value-type="float">
            <text:p>4</text:p>
          </table:table-cell>
          <table:table-cell table:style-name="ce112" office:value-type="currency" office:currency="USD" office:value="0.13065" calcext:value-type="currency">
            <text:p>$0.13</text:p>
          </table:table-cell>
          <table:table-cell table:style-name="ce112" table:formula="of:=[.G149]*[.E149]" office:value-type="currency" office:currency="USD" office:value="0.5226" calcext:value-type="currency">
            <text:p>$0.52</text:p>
          </table:table-cell>
          <table:table-cell table:style-name="ce156" table:formula="of:=[.F149]*[.G149]" office:value-type="currency" office:currency="USD" office:value="0.5226" calcext:value-type="currency">
            <text:p>$0.52</text:p>
          </table:table-cell>
          <table:table-cell table:style-name="ce156" table:formula="of:=[.H149]*[.E$2]+[.I149]*[.$E$1]" office:value-type="currency" office:currency="USD" office:value="73.164" calcext:value-type="currency">
            <text:p>$73.16</text:p>
          </table:table-cell>
          <table:table-cell table:style-name="ce60" table:formula="of:=[.E149]*[.$E$2]+[.F149]*[.$E$1]" office:value-type="float" office:value="560" calcext:value-type="float">
            <text:p>56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90" calcext:value-type="float">
            <text:p>90</text:p>
          </table:table-cell>
          <table:table-cell table:style-name="ce182" table:formula="of:=[.M149]*[.G149]" office:value-type="currency" office:currency="USD" office:value="11.7585" calcext:value-type="currency">
            <text:p>$11.76</text:p>
          </table:table-cell>
          <table:table-cell table:style-name="ce61" office:value-type="float" office:value="92" calcext:value-type="float">
            <text:p>92</text:p>
          </table:table-cell>
          <table:table-cell table:style-name="ce156" table:formula="of:=[.O149]*[.G149]" office:value-type="currency" office:currency="USD" office:value="12.0198" calcext:value-type="currency">
            <text:p>$12.02</text:p>
          </table:table-cell>
          <table:table-cell table:style-name="ce156" table:formula="of:=[.L149]*[.G149]" office:value-type="currency" office:currency="USD" office:value="65.325" calcext:value-type="currency">
            <text:p>$65.33</text:p>
          </table:table-cell>
          <table:table-cell table:formula="of:=IF(MAX(0;([.K149]-[.O149]));MAX(0;([.K149]-[.O149]));&quot; &quot;)" office:value-type="float" office:value="468" calcext:value-type="float">
            <text:p>468</text:p>
          </table:table-cell>
          <table:table-cell table:number-columns-repeated="2"/>
          <table:table-cell table:style-name="ce112" table:formula="of:=IF([.R149]=&quot; &quot;;&quot; &quot;;[.R149]*[.G149])" office:value-type="currency" office:currency="USD" office:value="61.1442" calcext:value-type="currency">
            <text:p>$61.1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Shielded Cable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CN308-1000-ND</text:p>
          </table:table-cell>
          <table:table-cell table:style-name="ce61" office:value-type="float" office:value="10" calcext:value-type="float">
            <text:p>10</text:p>
          </table:table-cell>
          <table:table-cell table:style-name="ce148" table:formula="of:=[.E150]" office:value-type="float" office:value="10" calcext:value-type="float">
            <text:p>10</text:p>
          </table:table-cell>
          <table:table-cell table:style-name="ce112" office:value-type="currency" office:currency="USD" office:value="0.242" calcext:value-type="currency">
            <text:p>$0.24</text:p>
          </table:table-cell>
          <table:table-cell table:style-name="ce112" table:formula="of:=[.G150]*[.E150]" office:value-type="currency" office:currency="USD" office:value="2.42" calcext:value-type="currency">
            <text:p>$2.42</text:p>
          </table:table-cell>
          <table:table-cell table:style-name="ce156" table:formula="of:=[.F150]*[.G150]" office:value-type="currency" office:currency="USD" office:value="2.42" calcext:value-type="currency">
            <text:p>$2.42</text:p>
          </table:table-cell>
          <table:table-cell table:style-name="ce156" table:formula="of:=[.H150]*[.E$2]+[.I150]*[.$E$1]" office:value-type="currency" office:currency="USD" office:value="338.8" calcext:value-type="currency">
            <text:p>$338.80</text:p>
          </table:table-cell>
          <table:table-cell table:style-name="ce60" table:formula="of:=[.E150]*[.$E$2]+[.F150]*[.$E$1]" office:value-type="float" office:value="1400" calcext:value-type="float">
            <text:p>1400</text:p>
          </table:table-cell>
          <table:table-cell table:style-name="ce61" office:value-type="float" office:value="2000" calcext:value-type="float">
            <text:p>2000</text:p>
          </table:table-cell>
          <table:table-cell table:style-name="ce54" office:value-type="float" office:value="500" calcext:value-type="float">
            <text:p>500</text:p>
          </table:table-cell>
          <table:table-cell table:style-name="ce182" table:formula="of:=[.M150]*[.G150]" office:value-type="currency" office:currency="USD" office:value="121" calcext:value-type="currency">
            <text:p>$121.00</text:p>
          </table:table-cell>
          <table:table-cell table:style-name="ce61" office:value-type="float" office:value="0" calcext:value-type="float">
            <text:p>0</text:p>
          </table:table-cell>
          <table:table-cell table:style-name="ce156" table:formula="of:=[.O150]*[.G150]" office:value-type="currency" office:currency="USD" office:value="0" calcext:value-type="currency">
            <text:p>$0.00</text:p>
          </table:table-cell>
          <table:table-cell table:style-name="ce156" table:formula="of:=[.L150]*[.G150]" office:value-type="currency" office:currency="USD" office:value="484" calcext:value-type="currency">
            <text:p>$484.00</text:p>
          </table:table-cell>
          <table:table-cell table:formula="of:=IF(MAX(0;([.K150]-[.O150]));MAX(0;([.K150]-[.O150]));&quot; &quot;)" office:value-type="float" office:value="1400" calcext:value-type="float">
            <text:p>1400</text:p>
          </table:table-cell>
          <table:table-cell table:style-name="ce111"/>
          <table:table-cell/>
          <table:table-cell table:style-name="ce112" table:formula="of:=IF([.R150]=&quot; &quot;;&quot; &quot;;[.R150]*[.G150])" office:value-type="currency" office:currency="USD" office:value="338.8" calcext:value-type="currency">
            <text:p>$338.8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20"/>
          <table:table-cell table:style-name="ce72" office:value-type="string" calcext:value-type="string">
            <text:p>¼” Heat shrink</text:p>
          </table:table-cell>
          <table:table-cell table:style-name="ce87" office:value-type="string" calcext:value-type="string">
            <text:p>Amazon</text:p>
          </table:table-cell>
          <table:table-cell table:style-name="ce72" office:value-type="string" calcext:value-type="string">
            <text:p>1/4"</text:p>
          </table:table-cell>
          <table:table-cell table:style-name="ce72" office:value-type="float" office:value="2" calcext:value-type="float">
            <office:annotation draw:style-name="gr1" draw:text-style-name="P2" svg:width="1.1413in" svg:height="0.7083in" svg:x="6.9791in" svg:y="38.0496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72" table:formula="of:=[.E151]" office:value-type="float" office:value="2" calcext:value-type="float">
            <text:p>2</text:p>
          </table:table-cell>
          <table:table-cell table:style-name="ce133" office:value-type="currency" office:currency="USD" office:value="0.02" calcext:value-type="currency">
            <text:p>$0.02</text:p>
          </table:table-cell>
          <table:table-cell table:style-name="ce133" table:formula="of:=[.G151]*[.E151]" office:value-type="currency" office:currency="USD" office:value="0.04" calcext:value-type="currency">
            <text:p>$0.04</text:p>
          </table:table-cell>
          <table:table-cell table:style-name="ce198" table:formula="of:=[.F151]*[.G151]" office:value-type="currency" office:currency="USD" office:value="0.04" calcext:value-type="currency">
            <text:p>$0.04</text:p>
          </table:table-cell>
          <table:table-cell table:style-name="ce198" table:formula="of:=[.H151]*[.E$2]+[.I151]*[.$E$1]" office:value-type="currency" office:currency="USD" office:value="5.6" calcext:value-type="currency">
            <text:p>$5.60</text:p>
          </table:table-cell>
          <table:table-cell table:style-name="ce159" table:formula="of:=[.E151]*[.$E$2]+[.F151]*[.$E$1]" office:value-type="float" office:value="280" calcext:value-type="float">
            <text:p>280</text:p>
          </table:table-cell>
          <table:table-cell table:number-columns-repeated="2" table:style-name="ce72" office:value-type="string" calcext:value-type="string">
            <text:p>-</text:p>
          </table:table-cell>
          <table:table-cell table:style-name="ce182"/>
          <table:table-cell table:style-name="ce72" office:value-type="float" office:value="3" calcext:value-type="float">
            <text:p>3</text:p>
          </table:table-cell>
          <table:table-cell table:style-name="ce156" table:formula="of:=[.O151]*[.G151]" office:value-type="currency" office:currency="USD" office:value="0.06" calcext:value-type="currency">
            <text:p>$0.06</text:p>
          </table:table-cell>
          <table:table-cell table:style-name="ce198" office:value-type="string" calcext:value-type="string">
            <text:p>-</text:p>
          </table:table-cell>
          <table:table-cell table:formula="of:=IF(MAX(0;([.K151]-[.O151]));MAX(0;([.K151]-[.O151]));&quot; &quot;)" office:value-type="float" office:value="277" calcext:value-type="float">
            <text:p>277</text:p>
          </table:table-cell>
          <table:table-cell/>
          <table:table-cell table:style-name="ce120"/>
          <table:table-cell table:style-name="ce112" table:formula="of:=IF([.R151]=&quot; &quot;;&quot; &quot;;[.R151]*[.G151])" office:value-type="currency" office:currency="USD" office:value="5.54" calcext:value-type="currency">
            <text:p>$5.54</text:p>
          </table:table-cell>
          <table:table-cell/>
          <table:table-cell table:style-name="ce72" table:number-columns-repeated="1002"/>
          <table:table-cell table:number-columns-repeated="15360"/>
        </table:table-row>
        <table:table-row table:style-name="ro3">
          <table:table-cell table:style-name="ce110"/>
          <table:table-cell table:style-name="ce61" office:value-type="string" calcext:value-type="string">
            <text:p>VHB Adhesive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LSE-160WF 2" wide</text:p>
          </table:table-cell>
          <table:table-cell table:style-name="ce61" table:formula="of:=1" office:value-type="float" office:value="1" calcext:value-type="float">
            <office:annotation draw:style-name="gr1" draw:text-style-name="P2" svg:width="1.1413in" svg:height="0.7083in" svg:x="6.9787in" svg:y="38.2102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148" table:formula="of:=[.E152]" office:value-type="float" office:value="1" calcext:value-type="float">
            <text:p>1</text:p>
          </table:table-cell>
          <table:table-cell table:style-name="ce112" table:formula="of:=34.91/15/12" office:value-type="currency" office:currency="USD" office:value="0.193944444444444" calcext:value-type="currency">
            <text:p>$0.19</text:p>
          </table:table-cell>
          <table:table-cell table:style-name="ce112" table:formula="of:=[.G152]*[.E152]" office:value-type="currency" office:currency="USD" office:value="0.193944444444444" calcext:value-type="currency">
            <text:p>$0.19</text:p>
          </table:table-cell>
          <table:table-cell table:style-name="ce156" table:formula="of:=[.F152]*[.G152]" office:value-type="currency" office:currency="USD" office:value="0.193944444444444" calcext:value-type="currency">
            <text:p>$0.19</text:p>
          </table:table-cell>
          <table:table-cell table:style-name="ce156" table:formula="of:=[.H152]*[.E$2]+[.I152]*[.$E$1]" office:value-type="currency" office:currency="USD" office:value="27.1522222222222" calcext:value-type="currency">
            <text:p>$27.15</text:p>
          </table:table-cell>
          <table:table-cell table:style-name="ce60" table:formula="of:=[.E152]*[.$E$2]+[.F152]*[.$E$1]" office:value-type="float" office:value="140" calcext:value-type="float">
            <text:p>140</text:p>
          </table:table-cell>
          <table:table-cell table:style-name="ce61" table:formula="of:=15*12" office:value-type="float" office:value="180" calcext:value-type="float">
            <text:p>180</text:p>
          </table:table-cell>
          <table:table-cell table:style-name="ce61" office:value-type="float" office:value="16" calcext:value-type="float">
            <text:p>16</text:p>
          </table:table-cell>
          <table:table-cell table:style-name="ce182" table:formula="of:=[.M152]*[.G152]" office:value-type="currency" office:currency="USD" office:value="3.1031111111111" calcext:value-type="currency">
            <text:p>$3.10</text:p>
          </table:table-cell>
          <table:table-cell table:style-name="ce61" table:formula="of:=100" office:value-type="float" office:value="100" calcext:value-type="float">
            <text:p>100</text:p>
          </table:table-cell>
          <table:table-cell table:style-name="ce156" table:formula="of:=[.O152]*[.G152]" office:value-type="currency" office:currency="USD" office:value="19.3944444444444" calcext:value-type="currency">
            <text:p>$19.39</text:p>
          </table:table-cell>
          <table:table-cell table:style-name="ce156" table:formula="of:=[.L152]*[.G152]" office:value-type="currency" office:currency="USD" office:value="34.91" calcext:value-type="currency">
            <text:p>$34.91</text:p>
          </table:table-cell>
          <table:table-cell table:formula="of:=IF(MAX(0;([.K152]-[.O152]));MAX(0;([.K152]-[.O152]));&quot; &quot;)" office:value-type="float" office:value="40" calcext:value-type="float">
            <text:p>40</text:p>
          </table:table-cell>
          <table:table-cell table:number-columns-repeated="2"/>
          <table:table-cell table:style-name="ce112" table:formula="of:=IF([.R152]=&quot; &quot;;&quot; &quot;;[.R152]*[.G152])" office:value-type="currency" office:currency="USD" office:value="7.75777777777776" calcext:value-type="currency">
            <text:p>$7.76</text:p>
          </table:table-cell>
          <table:table-cell/>
          <table:table-cell table:style-name="ce61" table:number-columns-repeated="42"/>
          <table:table-cell table:number-columns-repeated="962"/>
          <table:table-cell table:style-name="ce72" table:number-columns-repeated="15358"/>
        </table:table-row>
        <table:table-row table:style-name="ro6">
          <table:table-cell table:style-name="ce110"/>
          <table:table-cell table:style-name="ce61"/>
          <table:table-cell table:style-name="ce78"/>
          <table:table-cell table:style-name="ce61" table:number-columns-repeated="2"/>
          <table:table-cell table:style-name="ce148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146:.H152])" office:value-type="currency" office:currency="USD" office:value="11.1611444444444" calcext:value-type="currency">
            <text:p>$11.16</text:p>
          </table:table-cell>
          <table:table-cell table:style-name="ce116" table:formula="of:=SUM([.I146:.I152])" office:value-type="currency" office:currency="USD" office:value="11.1611444444444" calcext:value-type="currency">
            <text:p>$11.16</text:p>
          </table:table-cell>
          <table:table-cell table:style-name="ce116" table:formula="of:=SUM([.J146:.J152])" office:value-type="currency" office:currency="USD" office:value="1562.56022222222" calcext:value-type="currency">
            <text:p>$1,562.56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16" table:formula="of:=SUM([.P146:.P152])" office:value-type="currency" office:currency="USD" office:value="56.4661444444444" calcext:value-type="currency">
            <text:p>$56.47</text:p>
          </table:table-cell>
          <table:table-cell table:style-name="ce116" table:formula="of:=SUM([.Q146:.Q152])" office:value-type="currency" office:currency="USD" office:value="1333.81" calcext:value-type="currency">
            <text:p>$1,333.81</text:p>
          </table:table-cell>
          <table:table-cell table:formula="of:=IF(MAX(0;([.K153]-[.O153]));MAX(0;([.K153]-[.O15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2" table:formula="of:=IF([.R153]=&quot; &quot;;&quot; &quot;;[.R153]*[.G153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61"/>
          <table:table-cell table:style-name="ce78"/>
          <table:table-cell table:style-name="ce61" table:number-columns-repeated="2"/>
          <table:table-cell table:style-name="ce148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53]+[.H143]" office:value-type="currency" office:currency="USD" office:value="389.803604444444" calcext:value-type="currency">
            <text:p>$389.80</text:p>
          </table:table-cell>
          <table:table-cell table:style-name="ce165" table:formula="of:=[.I153]+[.I143]" office:value-type="currency" office:currency="USD" office:value="511.718534444444" calcext:value-type="currency">
            <text:p>$511.72</text:p>
          </table:table-cell>
          <table:table-cell table:style-name="ce165" table:formula="of:=[.J153]+[.J143]" office:value-type="currency" office:currency="USD" office:value="66763.9976222222" calcext:value-type="currency">
            <text:p>$66,764.00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65" table:formula="of:=[.P153]+[.P143]" office:value-type="currency" office:currency="USD" office:value="29518.1319044444" calcext:value-type="currency">
            <text:p>$29,518.13</text:p>
          </table:table-cell>
          <table:table-cell table:style-name="ce165" table:formula="of:=[.Q153]+[.Q143]" office:value-type="currency" office:currency="USD" office:value="88521.2605" calcext:value-type="currency">
            <text:p>$88,521.26</text:p>
          </table:table-cell>
          <table:table-cell table:formula="of:=IF(MAX(0;([.K154]-[.O154]));MAX(0;([.K154]-[.O15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2" table:formula="of:=IF([.R154]=&quot; &quot;;&quot; &quot;;[.R154]*[.G154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55]-[.O155]));MAX(0;([.K155]-[.O155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55]=&quot; &quot;;&quot; &quot;;[.R155]*[.G155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Other Electronics</text:p>
          </table:table-cell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 table:style-name="ce182"/>
          <table:table-cell table:style-name="ce54" table:number-columns-repeated="2"/>
          <table:table-cell table:style-name="ce169"/>
          <table:table-cell table:formula="of:=IF(MAX(0;([.K156]-[.O156]));MAX(0;([.K156]-[.O156]));&quot; &quot;)" office:value-type="string" office:string-value=" " calcext:value-type="string">
            <text:p><text:s/></text:p>
          </table:table-cell>
          <table:table-cell/>
          <table:table-cell table:style-name="ce115"/>
          <table:table-cell table:style-name="ce112" table:formula="of:=IF([.R156]=&quot; &quot;;&quot; &quot;;[.R156]*[.G156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Batt temp sensor - short</text:p>
          </table:table-cell>
          <table:table-cell table:style-name="ce61" office:value-type="string" calcext:value-type="string">
            <text:p>Digikey</text:p>
          </table:table-cell>
          <table:table-cell table:style-name="ce61" office:value-type="string" calcext:value-type="string">
            <text:p>900-2138651635-N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112" office:value-type="currency" office:currency="USD" office:value="2.517" calcext:value-type="currency">
            <text:p>$2.52</text:p>
          </table:table-cell>
          <table:table-cell table:style-name="ce112" table:formula="of:=[.G157]*[.E157]" office:value-type="currency" office:currency="USD" office:value="7.551" calcext:value-type="currency">
            <text:p>$7.55</text:p>
          </table:table-cell>
          <table:table-cell table:style-name="ce156" table:formula="of:=[.F157]*[.G157]" office:value-type="currency" office:currency="USD" office:value="2.517" calcext:value-type="currency">
            <text:p>$2.52</text:p>
          </table:table-cell>
          <table:table-cell table:style-name="ce156" table:formula="of:=[.H157]*[.E$2]+[.I157]*[.$E$1]" office:value-type="currency" office:currency="USD" office:value="553.74" calcext:value-type="currency">
            <text:p>$553.74</text:p>
          </table:table-cell>
          <table:table-cell table:style-name="ce60" table:formula="of:=[.E157]*[.$E$2]+[.F157]*[.$E$1]" office:value-type="float" office:value="220" calcext:value-type="float">
            <text:p>220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424" calcext:value-type="float">
            <text:p>424</text:p>
          </table:table-cell>
          <table:table-cell table:style-name="ce182" table:formula="of:=[.M157]*[.G157]" office:value-type="currency" office:currency="USD" office:value="1067.208" calcext:value-type="currency">
            <text:p>$1,067.21</text:p>
          </table:table-cell>
          <table:table-cell table:style-name="ce61" office:value-type="float" office:value="204" calcext:value-type="float">
            <text:p>204</text:p>
          </table:table-cell>
          <table:table-cell table:style-name="ce156" table:formula="of:=[.O157]*[.G157]" office:value-type="currency" office:currency="USD" office:value="513.468" calcext:value-type="currency">
            <text:p>$513.47</text:p>
          </table:table-cell>
          <table:table-cell table:style-name="ce156" table:formula="of:=[.L157]*[.G157]" office:value-type="currency" office:currency="USD" office:value="2013.6" calcext:value-type="currency">
            <text:p>$2,013.60</text:p>
          </table:table-cell>
          <table:table-cell table:formula="of:=IF(MAX(0;([.K157]-[.O157]));MAX(0;([.K157]-[.O157]));&quot; &quot;)" office:value-type="float" office:value="16" calcext:value-type="float">
            <text:p>16</text:p>
          </table:table-cell>
          <table:table-cell table:style-name="ce111"/>
          <table:table-cell table:style-name="ce110"/>
          <table:table-cell table:style-name="ce112" table:formula="of:=IF([.R157]=&quot; &quot;;&quot; &quot;;[.R157]*[.G157])" office:value-type="currency" office:currency="USD" office:value="40.272" calcext:value-type="currency">
            <text:p>$40.27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USB Cable A→B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AE10618-N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158]" office:value-type="float" office:value="1" calcext:value-type="float">
            <text:p>1</text:p>
          </table:table-cell>
          <table:table-cell table:style-name="ce112" table:formula="of:=2.236+0.224" office:value-type="currency" office:currency="USD" office:value="2.46" calcext:value-type="currency">
            <text:p>$2.46</text:p>
          </table:table-cell>
          <table:table-cell table:style-name="ce112" table:formula="of:=[.G158]*[.E158]" office:value-type="currency" office:currency="USD" office:value="2.46" calcext:value-type="currency">
            <text:p>$2.46</text:p>
          </table:table-cell>
          <table:table-cell table:style-name="ce156" table:formula="of:=[.F158]*[.G158]" office:value-type="currency" office:currency="USD" office:value="2.46" calcext:value-type="currency">
            <text:p>$2.46</text:p>
          </table:table-cell>
          <table:table-cell table:style-name="ce156" table:formula="of:=[.H158]*[.E$2]+[.I158]*[.$E$1]" office:value-type="currency" office:currency="USD" office:value="344.4" calcext:value-type="currency">
            <text:p>$344.40</text:p>
          </table:table-cell>
          <table:table-cell table:style-name="ce60" table:formula="of:=[.E158]*[.$E$2]+[.F158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18" calcext:value-type="float">
            <text:p>118</text:p>
          </table:table-cell>
          <table:table-cell table:style-name="ce182" table:formula="of:=[.M158]*[.G158]" office:value-type="currency" office:currency="USD" office:value="290.28" calcext:value-type="currency">
            <text:p>$290.28</text:p>
          </table:table-cell>
          <table:table-cell table:style-name="ce61" office:value-type="float" office:value="39" calcext:value-type="float">
            <text:p>39</text:p>
          </table:table-cell>
          <table:table-cell table:style-name="ce156" table:formula="of:=[.O158]*[.G158]" office:value-type="currency" office:currency="USD" office:value="95.94" calcext:value-type="currency">
            <text:p>$95.94</text:p>
          </table:table-cell>
          <table:table-cell table:style-name="ce156" table:formula="of:=[.L158]*[.G158]" office:value-type="currency" office:currency="USD" office:value="615" calcext:value-type="currency">
            <text:p>$615.00</text:p>
          </table:table-cell>
          <table:table-cell table:formula="of:=IF(MAX(0;([.K158]-[.O158]));MAX(0;([.K158]-[.O158]));&quot; &quot;)" office:value-type="float" office:value="101" calcext:value-type="float">
            <text:p>101</text:p>
          </table:table-cell>
          <table:table-cell table:number-columns-repeated="2"/>
          <table:table-cell table:style-name="ce112" table:formula="of:=IF([.R158]=&quot; &quot;;&quot; &quot;;[.R158]*[.G158])" office:value-type="currency" office:currency="USD" office:value="248.46" calcext:value-type="currency">
            <text:p>$248.4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0"/>
          <table:table-cell table:style-name="ce60" office:value-type="string" calcext:value-type="string">
            <text:p>Grid Charger/VPIN</text:p>
          </table:table-cell>
          <table:table-cell table:style-name="ce128" office:value-type="string" calcext:value-type="string">
            <text:p>Powerwerx</text:p>
          </table:table-cell>
          <table:table-cell table:style-name="ce60" office:value-type="string" calcext:value-type="string">
            <text:p>Anderson - 15A contact</text:p>
          </table:table-cell>
          <table:table-cell table:style-name="ce60" office:value-type="float" office:value="10" calcext:value-type="float">
            <text:p>10</text:p>
          </table:table-cell>
          <table:table-cell table:style-name="ce151" table:formula="of:=[.E159]" office:value-type="float" office:value="10" calcext:value-type="float">
            <text:p>10</text:p>
          </table:table-cell>
          <table:table-cell table:style-name="ce156" office:value-type="currency" office:currency="USD" office:value="0.18" calcext:value-type="currency">
            <text:p>$0.18</text:p>
          </table:table-cell>
          <table:table-cell table:style-name="ce156" table:formula="of:=[.G159]*[.E159]" office:value-type="currency" office:currency="USD" office:value="1.8" calcext:value-type="currency">
            <text:p>$1.80</text:p>
          </table:table-cell>
          <table:table-cell table:style-name="ce156" table:formula="of:=[.F159]*[.G159]" office:value-type="currency" office:currency="USD" office:value="1.8" calcext:value-type="currency">
            <text:p>$1.80</text:p>
          </table:table-cell>
          <table:table-cell table:style-name="ce156" table:formula="of:=[.H159]*[.E$2]+[.I159]*[.$E$1]" office:value-type="currency" office:currency="USD" office:value="252" calcext:value-type="currency">
            <text:p>$252.00</text:p>
          </table:table-cell>
          <table:table-cell table:style-name="ce60" table:formula="of:=[.E159]*[.$E$2]+[.F159]*[.$E$1]+[$'1500 W Grid'.G18]+[$'5AhG3 Heater'.J28]+[$'FoMoCo Heater'.G5]" office:value-type="float" office:value="2106" calcext:value-type="float">
            <text:p>2106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 office:value-type="float" office:value="484" calcext:value-type="float">
            <text:p>484</text:p>
          </table:table-cell>
          <table:table-cell table:style-name="ce182" table:formula="of:=[.M159]*[.G159]" office:value-type="currency" office:currency="USD" office:value="87.12" calcext:value-type="currency">
            <text:p>$87.12</text:p>
          </table:table-cell>
          <table:table-cell table:style-name="ce60" office:value-type="float" office:value="1373" calcext:value-type="float">
            <text:p>1373</text:p>
          </table:table-cell>
          <table:table-cell table:style-name="ce156" table:formula="of:=[.O159]*[.G159]" office:value-type="currency" office:currency="USD" office:value="247.14" calcext:value-type="currency">
            <text:p>$247.14</text:p>
          </table:table-cell>
          <table:table-cell table:style-name="ce156" table:formula="of:=[.L159]*[.G159]" office:value-type="currency" office:currency="USD" office:value="648" calcext:value-type="currency">
            <text:p>$648.00</text:p>
          </table:table-cell>
          <table:table-cell table:formula="of:=IF(MAX(0;([.K159]-[.O159]));MAX(0;([.K159]-[.O159]));&quot; &quot;)" office:value-type="float" office:value="733" calcext:value-type="float">
            <text:p>733</text:p>
          </table:table-cell>
          <table:table-cell table:style-name="ce111"/>
          <table:table-cell table:style-name="ce213"/>
          <table:table-cell table:style-name="ce112" table:formula="of:=IF([.R159]=&quot; &quot;;&quot; &quot;;[.R159]*[.G159])" office:value-type="currency" office:currency="USD" office:value="131.94" calcext:value-type="currency">
            <text:p>$131.94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3">
          <table:table-cell table:style-name="ce60"/>
          <table:table-cell table:style-name="ce60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60" office:value-type="string" calcext:value-type="string">
            <text:p>Anderson - 30A contact</text:p>
          </table:table-cell>
          <table:table-cell table:style-name="ce60" office:value-type="float" office:value="4" calcext:value-type="float">
            <text:p>4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currency" office:currency="USD" office:value="0.17" calcext:value-type="currency">
            <text:p>$0.17</text:p>
          </table:table-cell>
          <table:table-cell table:style-name="ce156" table:formula="of:=[.G160]*[.E160]" office:value-type="currency" office:currency="USD" office:value="0.68" calcext:value-type="currency">
            <text:p>$0.68</text:p>
          </table:table-cell>
          <table:table-cell table:style-name="ce156" table:formula="of:=[.F160]*[.G160]" office:value-type="currency" office:currency="USD" office:value="0.68" calcext:value-type="currency">
            <text:p>$0.68</text:p>
          </table:table-cell>
          <table:table-cell table:style-name="ce156" table:formula="of:=[.H160]*[.E$2]+[.I160]*[.$E$1]" office:value-type="currency" office:currency="USD" office:value="95.2" calcext:value-type="currency">
            <text:p>$95.20</text:p>
          </table:table-cell>
          <table:table-cell table:style-name="ce60" table:formula="of:=[.E160]*[.$E$2]+[.F160]*[.$E$1]+[$'1500 W Grid'.G19]" office:value-type="float" office:value="598" calcext:value-type="float">
            <text:p>598</text:p>
          </table:table-cell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171" calcext:value-type="float">
            <text:p>171</text:p>
          </table:table-cell>
          <table:table-cell table:style-name="ce182" table:formula="of:=[.M160]*[.G160]" office:value-type="currency" office:currency="USD" office:value="29.07" calcext:value-type="currency">
            <text:p>$29.07</text:p>
          </table:table-cell>
          <table:table-cell table:style-name="ce60" office:value-type="float" office:value="360" calcext:value-type="float">
            <text:p>360</text:p>
          </table:table-cell>
          <table:table-cell table:style-name="ce156" table:formula="of:=[.O160]*[.G160]" office:value-type="currency" office:currency="USD" office:value="61.2" calcext:value-type="currency">
            <text:p>$61.20</text:p>
          </table:table-cell>
          <table:table-cell table:style-name="ce156" table:formula="of:=[.L160]*[.G160]" office:value-type="currency" office:currency="USD" office:value="95.2" calcext:value-type="currency">
            <text:p>$95.20</text:p>
          </table:table-cell>
          <table:table-cell table:formula="of:=IF(MAX(0;([.K160]-[.O160]));MAX(0;([.K160]-[.O160]));&quot; &quot;)" office:value-type="float" office:value="238" calcext:value-type="float">
            <text:p>238</text:p>
          </table:table-cell>
          <table:table-cell table:style-name="ce111"/>
          <table:table-cell table:style-name="ce213"/>
          <table:table-cell table:style-name="ce112" table:formula="of:=IF([.R160]=&quot; &quot;;&quot; &quot;;[.R160]*[.G160])" office:value-type="currency" office:currency="USD" office:value="40.46" calcext:value-type="currency">
            <text:p>$40.46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3">
          <table:table-cell table:style-name="ce60"/>
          <table:table-cell table:style-name="ce60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60" office:value-type="string" calcext:value-type="string">
            <text:p>Anderson – GRN</text:p>
          </table:table-cell>
          <table:table-cell table:style-name="ce60" office:value-type="float" office:value="2" calcext:value-type="float">
            <text:p>2</text:p>
          </table:table-cell>
          <table:table-cell table:style-name="ce153" table:formula="of:=[.E161]" office:value-type="float" office:value="2" calcext:value-type="float">
            <text:p>2</text:p>
          </table:table-cell>
          <table:table-cell table:style-name="ce156" office:value-type="currency" office:currency="USD" office:value="0.34" calcext:value-type="currency">
            <text:p>$0.34</text:p>
          </table:table-cell>
          <table:table-cell table:style-name="ce156" table:formula="of:=[.G161]*[.E161]" office:value-type="currency" office:currency="USD" office:value="0.68" calcext:value-type="currency">
            <text:p>$0.68</text:p>
          </table:table-cell>
          <table:table-cell table:style-name="ce156" table:formula="of:=[.F161]*[.G161]" office:value-type="currency" office:currency="USD" office:value="0.68" calcext:value-type="currency">
            <text:p>$0.68</text:p>
          </table:table-cell>
          <table:table-cell table:style-name="ce156" table:formula="of:=[.H161]*[.E$2]+[.I161]*[.$E$1]" office:value-type="currency" office:currency="USD" office:value="95.2" calcext:value-type="currency">
            <text:p>$95.20</text:p>
          </table:table-cell>
          <table:table-cell table:style-name="ce60" table:formula="of:=[.E161]*[.$E$2]+[.F161]*[.$E$1]" office:value-type="float" office:value="280" calcext:value-type="float">
            <text:p>280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67" calcext:value-type="float">
            <text:p>67</text:p>
          </table:table-cell>
          <table:table-cell table:style-name="ce182" table:formula="of:=[.M161]*[.G161]" office:value-type="currency" office:currency="USD" office:value="22.78" calcext:value-type="currency">
            <text:p>$22.78</text:p>
          </table:table-cell>
          <table:table-cell table:style-name="ce60" office:value-type="float" office:value="451" calcext:value-type="float">
            <text:p>451</text:p>
          </table:table-cell>
          <table:table-cell table:style-name="ce156" table:formula="of:=[.O161]*[.G161]" office:value-type="currency" office:currency="USD" office:value="153.34" calcext:value-type="currency">
            <text:p>$153.34</text:p>
          </table:table-cell>
          <table:table-cell table:style-name="ce156" table:formula="of:=[.L161]*[.G161]" office:value-type="currency" office:currency="USD" office:value="183.6" calcext:value-type="currency">
            <text:p>$183.60</text:p>
          </table:table-cell>
          <table:table-cell table:formula="of:=IF(MAX(0;([.K161]-[.O161]));MAX(0;([.K161]-[.O161]));&quot; &quot;)" office:value-type="string" office:string-value=" " calcext:value-type="string">
            <text:p><text:s/></text:p>
          </table:table-cell>
          <table:table-cell table:style-name="ce111" office:value-type="float" office:value="0" calcext:value-type="float">
            <text:p>0</text:p>
          </table:table-cell>
          <table:table-cell table:style-name="ce213"/>
          <table:table-cell table:style-name="ce112" table:formula="of:=IF([.R161]=&quot; &quot;;&quot; &quot;;[.R161]*[.G161])" office:value-type="string" office:string-value=" " calcext:value-type="string">
            <text:p><text:s/>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6">
          <table:table-cell table:style-name="ce60"/>
          <table:table-cell table:style-name="ce60" office:value-type="string" calcext:value-type="string">
            <text:p>Grid Charger/VPIN</text:p>
            <text:p>LiBCM PCB HVDC-</text:p>
          </table:table-cell>
          <table:table-cell table:style-name="ce128" office:value-type="string" calcext:value-type="string">
            <text:p>Powerwerx</text:p>
          </table:table-cell>
          <table:table-cell table:style-name="ce60" office:value-type="string" calcext:value-type="string">
            <text:p>Anderson – WHT</text:p>
          </table:table-cell>
          <table:table-cell table:style-name="ce60" office:value-type="float" office:value="4" calcext:value-type="float">
            <text:p>4</text:p>
          </table:table-cell>
          <table:table-cell table:style-name="ce153" office:value-type="float" office:value="8" calcext:value-type="float">
            <text:p>8</text:p>
          </table:table-cell>
          <table:table-cell table:style-name="ce156" office:value-type="currency" office:currency="USD" office:value="0.44" calcext:value-type="currency">
            <text:p>$0.44</text:p>
          </table:table-cell>
          <table:table-cell table:style-name="ce156" table:formula="of:=[.G162]*[.E162]" office:value-type="currency" office:currency="USD" office:value="1.76" calcext:value-type="currency">
            <text:p>$1.76</text:p>
          </table:table-cell>
          <table:table-cell table:style-name="ce156" table:formula="of:=[.F162]*[.G162]" office:value-type="currency" office:currency="USD" office:value="3.52" calcext:value-type="currency">
            <text:p>$3.52</text:p>
          </table:table-cell>
          <table:table-cell table:style-name="ce156" table:formula="of:=[.H162]*[.E$2]+[.I162]*[.$E$1]" office:value-type="currency" office:currency="USD" office:value="422.4" calcext:value-type="currency">
            <text:p>$422.40</text:p>
          </table:table-cell>
          <table:table-cell table:style-name="ce60" table:formula="of:=[.E162]*[.$E$2]+[.F162]*[.$E$1]+[$'5AhG3 Heater'.J29]" office:value-type="float" office:value="1148" calcext:value-type="float">
            <text:p>1148</text:p>
          </table:table-cell>
          <table:table-cell table:style-name="ce60" table:formula="of:=1010+250" office:value-type="float" office:value="1260" calcext:value-type="float">
            <text:p>1260</text:p>
          </table:table-cell>
          <table:table-cell table:style-name="ce60" office:value-type="float" office:value="290" calcext:value-type="float">
            <text:p>290</text:p>
          </table:table-cell>
          <table:table-cell table:style-name="ce182" table:formula="of:=[.M162]*[.G162]" office:value-type="currency" office:currency="USD" office:value="127.6" calcext:value-type="currency">
            <text:p>$127.60</text:p>
          </table:table-cell>
          <table:table-cell table:style-name="ce60" office:value-type="float" office:value="877" calcext:value-type="float">
            <text:p>877</text:p>
          </table:table-cell>
          <table:table-cell table:style-name="ce156" table:formula="of:=[.O162]*[.G162]" office:value-type="currency" office:currency="USD" office:value="385.88" calcext:value-type="currency">
            <text:p>$385.88</text:p>
          </table:table-cell>
          <table:table-cell table:style-name="ce156" table:formula="of:=[.L162]*[.G162]" office:value-type="currency" office:currency="USD" office:value="554.4" calcext:value-type="currency">
            <text:p>$554.40</text:p>
          </table:table-cell>
          <table:table-cell table:formula="of:=IF(MAX(0;([.K162]-[.O162]));MAX(0;([.K162]-[.O162]));&quot; &quot;)" office:value-type="float" office:value="271" calcext:value-type="float">
            <text:p>271</text:p>
          </table:table-cell>
          <table:table-cell table:style-name="ce111"/>
          <table:table-cell table:style-name="ce213"/>
          <table:table-cell table:style-name="ce112" table:formula="of:=IF([.R162]=&quot; &quot;;&quot; &quot;;[.R162]*[.G162])" office:value-type="currency" office:currency="USD" office:value="119.24" calcext:value-type="currency">
            <text:p>$119.24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60"/>
          <table:table-cell table:style-name="ce60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60" office:value-type="string" calcext:value-type="string">
            <text:p>Anderson – BLK</text:p>
          </table:table-cell>
          <table:table-cell table:style-name="ce60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currency" office:currency="USD" office:value="0.42" calcext:value-type="currency">
            <text:p>$0.42</text:p>
          </table:table-cell>
          <table:table-cell table:style-name="ce156" table:formula="of:=[.G163]*[.E163]" office:value-type="currency" office:currency="USD" office:value="0.84" calcext:value-type="currency">
            <text:p>$0.84</text:p>
          </table:table-cell>
          <table:table-cell table:style-name="ce156" table:formula="of:=[.F163]*[.G163]" office:value-type="currency" office:currency="USD" office:value="1.68" calcext:value-type="currency">
            <text:p>$1.68</text:p>
          </table:table-cell>
          <table:table-cell table:style-name="ce156" table:formula="of:=[.H163]*[.E$2]+[.I163]*[.$E$1]" office:value-type="currency" office:currency="USD" office:value="201.6" calcext:value-type="currency">
            <text:p>$201.60</text:p>
          </table:table-cell>
          <table:table-cell table:style-name="ce60" table:formula="of:=[.E163]*[.$E$2]+[.F163]*[.$E$1]+[$'1500 W Grid'.G16]" office:value-type="float" office:value="556" calcext:value-type="float">
            <text:p>556</text:p>
          </table:table-cell>
          <table:table-cell table:style-name="ce60" table:formula="of:=540+250" office:value-type="float" office:value="790" calcext:value-type="float">
            <text:p>790</text:p>
          </table:table-cell>
          <table:table-cell table:style-name="ce60" office:value-type="float" office:value="120" calcext:value-type="float">
            <text:p>120</text:p>
          </table:table-cell>
          <table:table-cell table:style-name="ce182" table:formula="of:=[.M163]*[.G163]" office:value-type="currency" office:currency="USD" office:value="50.4" calcext:value-type="currency">
            <text:p>$50.40</text:p>
          </table:table-cell>
          <table:table-cell table:style-name="ce60" office:value-type="float" office:value="98" calcext:value-type="float">
            <text:p>98</text:p>
          </table:table-cell>
          <table:table-cell table:style-name="ce156" table:formula="of:=[.O163]*[.G163]" office:value-type="currency" office:currency="USD" office:value="41.16" calcext:value-type="currency">
            <text:p>$41.16</text:p>
          </table:table-cell>
          <table:table-cell table:style-name="ce156" table:formula="of:=[.L163]*[.G163]" office:value-type="currency" office:currency="USD" office:value="331.8" calcext:value-type="currency">
            <text:p>$331.80</text:p>
          </table:table-cell>
          <table:table-cell table:formula="of:=IF(MAX(0;([.K163]-[.O163]));MAX(0;([.K163]-[.O163]));&quot; &quot;)" office:value-type="float" office:value="458" calcext:value-type="float">
            <text:p>458</text:p>
          </table:table-cell>
          <table:table-cell table:style-name="ce111"/>
          <table:table-cell table:style-name="ce213"/>
          <table:table-cell table:style-name="ce112" table:formula="of:=IF([.R163]=&quot; &quot;;&quot; &quot;;[.R163]*[.G163])" office:value-type="currency" office:currency="USD" office:value="192.36" calcext:value-type="currency">
            <text:p>$192.36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60"/>
          <table:table-cell table:style-name="ce60" office:value-type="string" calcext:value-type="string">
            <text:p>Grid Charger/VPIN</text:p>
          </table:table-cell>
          <table:table-cell table:style-name="ce128" office:value-type="string" calcext:value-type="string">
            <text:p>Powerwerx</text:p>
          </table:table-cell>
          <table:table-cell table:style-name="ce60" office:value-type="string" calcext:value-type="string">
            <text:p>Anderson – ORG</text:p>
          </table:table-cell>
          <table:table-cell table:style-name="ce60" office:value-type="float" office:value="4" calcext:value-type="float">
            <text:p>4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currency" office:currency="USD" office:value="0.44" calcext:value-type="currency">
            <text:p>$0.44</text:p>
          </table:table-cell>
          <table:table-cell table:style-name="ce156" table:formula="of:=[.G164]*[.E164]" office:value-type="currency" office:currency="USD" office:value="1.76" calcext:value-type="currency">
            <text:p>$1.76</text:p>
          </table:table-cell>
          <table:table-cell table:style-name="ce156" table:formula="of:=[.F164]*[.G164]" office:value-type="currency" office:currency="USD" office:value="1.76" calcext:value-type="currency">
            <text:p>$1.76</text:p>
          </table:table-cell>
          <table:table-cell table:style-name="ce156" table:formula="of:=[.H164]*[.E$2]+[.I164]*[.$E$1]" office:value-type="currency" office:currency="USD" office:value="246.4" calcext:value-type="currency">
            <text:p>$246.40</text:p>
          </table:table-cell>
          <table:table-cell table:style-name="ce60" table:formula="of:=[.E164]*[.$E$2]+[.F164]*[.$E$1]+[$'1500 W Grid'.G16]+[$'5AhG3 Heater'.J30]" office:value-type="float" office:value="824" calcext:value-type="float">
            <text:p>824</text:p>
          </table:table-cell>
          <table:table-cell table:style-name="ce60" table:formula="of:=1010+150" office:value-type="float" office:value="1160" calcext:value-type="float">
            <text:p>1160</text:p>
          </table:table-cell>
          <table:table-cell table:style-name="ce60" office:value-type="float" office:value="418" calcext:value-type="float">
            <text:p>418</text:p>
          </table:table-cell>
          <table:table-cell table:style-name="ce182" table:formula="of:=[.M164]*[.G164]" office:value-type="currency" office:currency="USD" office:value="183.92" calcext:value-type="currency">
            <text:p>$183.92</text:p>
          </table:table-cell>
          <table:table-cell table:style-name="ce60" office:value-type="float" office:value="33" calcext:value-type="float">
            <text:p>33</text:p>
          </table:table-cell>
          <table:table-cell table:style-name="ce156" table:formula="of:=[.O164]*[.G164]" office:value-type="currency" office:currency="USD" office:value="14.52" calcext:value-type="currency">
            <text:p>$14.52</text:p>
          </table:table-cell>
          <table:table-cell table:style-name="ce156" table:formula="of:=[.L164]*[.G164]" office:value-type="currency" office:currency="USD" office:value="510.4" calcext:value-type="currency">
            <text:p>$510.40</text:p>
          </table:table-cell>
          <table:table-cell table:formula="of:=IF(MAX(0;([.K164]-[.O164]));MAX(0;([.K164]-[.O164]));&quot; &quot;)" office:value-type="float" office:value="791" calcext:value-type="float">
            <text:p>791</text:p>
          </table:table-cell>
          <table:table-cell table:style-name="ce111"/>
          <table:table-cell table:style-name="ce213"/>
          <table:table-cell table:style-name="ce112" table:formula="of:=IF([.R164]=&quot; &quot;;&quot; &quot;;[.R164]*[.G164])" office:value-type="currency" office:currency="USD" office:value="348.04" calcext:value-type="currency">
            <text:p>$348.04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110"/>
          <table:table-cell table:style-name="ce61" office:value-type="string" calcext:value-type="string">
            <text:p>Ring terminal – M4 18AWG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277-11146-ND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112" office:value-type="currency" office:currency="USD" office:value="0.096" calcext:value-type="currency">
            <text:p>$0.10</text:p>
          </table:table-cell>
          <table:table-cell table:style-name="ce112" table:formula="of:=[.G165]*[.E165]" office:value-type="currency" office:currency="USD" office:value="0.192" calcext:value-type="currency">
            <text:p>$0.19</text:p>
          </table:table-cell>
          <table:table-cell table:style-name="ce156" table:formula="of:=[.F165]*[.G165]" office:value-type="currency" office:currency="USD" office:value="0.192" calcext:value-type="currency">
            <text:p>$0.19</text:p>
          </table:table-cell>
          <table:table-cell table:style-name="ce156" table:formula="of:=[.H165]*[.E$2]+[.I165]*[.$E$1]" office:value-type="currency" office:currency="USD" office:value="26.88" calcext:value-type="currency">
            <text:p>$26.88</text:p>
          </table:table-cell>
          <table:table-cell table:style-name="ce60" table:formula="of:=[.E165]*[.$E$2]+[.F165]*[.$E$1]" office:value-type="float" office:value="280" calcext:value-type="float">
            <text:p>280</text:p>
          </table:table-cell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141" calcext:value-type="float">
            <text:p>141</text:p>
          </table:table-cell>
          <table:table-cell table:style-name="ce182" table:formula="of:=[.M165]*[.G165]" office:value-type="currency" office:currency="USD" office:value="13.536" calcext:value-type="currency">
            <text:p>$13.54</text:p>
          </table:table-cell>
          <table:table-cell table:style-name="ce61" office:value-type="float" office:value="457" calcext:value-type="float">
            <text:p>457</text:p>
          </table:table-cell>
          <table:table-cell table:style-name="ce156" table:formula="of:=[.O165]*[.G165]" office:value-type="currency" office:currency="USD" office:value="43.872" calcext:value-type="currency">
            <text:p>$43.87</text:p>
          </table:table-cell>
          <table:table-cell table:style-name="ce156" table:formula="of:=[.L165]*[.G165]" office:value-type="currency" office:currency="USD" office:value="52.8" calcext:value-type="currency">
            <text:p>$52.80</text:p>
          </table:table-cell>
          <table:table-cell table:formula="of:=IF(MAX(0;([.K165]-[.O165]));MAX(0;([.K165]-[.O165]));&quot; &quot;)" office:value-type="string" office:string-value=" " calcext:value-type="string">
            <text:p><text:s/></text:p>
          </table:table-cell>
          <table:table-cell table:style-name="ce111" office:value-type="float" office:value="0" calcext:value-type="float">
            <text:p>0</text:p>
          </table:table-cell>
          <table:table-cell/>
          <table:table-cell table:style-name="ce112" table:formula="of:=IF([.R165]=&quot; &quot;;&quot; &quot;;[.R165]*[.G165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61" office:value-type="string" calcext:value-type="string">
            <text:p>Screw terminal ferrule, 20 AWG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GRY – E7508</text:p>
          </table:table-cell>
          <table:table-cell table:number-columns-repeated="2" table:style-name="ce61" office:value-type="float" office:value="6" calcext:value-type="float">
            <text:p>6</text:p>
          </table:table-cell>
          <table:table-cell table:style-name="ce112" office:value-type="currency" office:currency="USD" office:value="0.017" calcext:value-type="currency">
            <text:p>$0.02</text:p>
          </table:table-cell>
          <table:table-cell table:style-name="ce112" table:formula="of:=[.G166]*[.E166]" office:value-type="currency" office:currency="USD" office:value="0.102" calcext:value-type="currency">
            <text:p>$0.10</text:p>
          </table:table-cell>
          <table:table-cell table:style-name="ce156" table:formula="of:=[.F166]*[.G166]" office:value-type="currency" office:currency="USD" office:value="0.102" calcext:value-type="currency">
            <text:p>$0.10</text:p>
          </table:table-cell>
          <table:table-cell table:style-name="ce156" table:formula="of:=[.H166]*[.E$2]+[.I166]*[.$E$1]" office:value-type="currency" office:currency="USD" office:value="14.28" calcext:value-type="currency">
            <text:p>$14.28</text:p>
          </table:table-cell>
          <table:table-cell table:style-name="ce60" table:formula="of:=[.E166]*[.$E$2]+[.F166]*[.$E$1]" office:value-type="float" office:value="840" calcext:value-type="float">
            <text:p>840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710" calcext:value-type="float">
            <text:p>710</text:p>
          </table:table-cell>
          <table:table-cell table:style-name="ce182" table:formula="of:=[.M166]*[.G166]" office:value-type="currency" office:currency="USD" office:value="12.07" calcext:value-type="currency">
            <text:p>$12.07</text:p>
          </table:table-cell>
          <table:table-cell table:style-name="ce61" office:value-type="float" office:value="370" calcext:value-type="float">
            <text:p>370</text:p>
          </table:table-cell>
          <table:table-cell table:style-name="ce156" table:formula="of:=[.O166]*[.G166]" office:value-type="currency" office:currency="USD" office:value="6.29" calcext:value-type="currency">
            <text:p>$6.29</text:p>
          </table:table-cell>
          <table:table-cell table:style-name="ce156" table:formula="of:=[.L166]*[.G166]" office:value-type="currency" office:currency="USD" office:value="25.5" calcext:value-type="currency">
            <text:p>$25.50</text:p>
          </table:table-cell>
          <table:table-cell table:formula="of:=IF(MAX(0;([.K166]-[.O166]));MAX(0;([.K166]-[.O166]));&quot; &quot;)"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12" table:formula="of:=IF([.R166]=&quot; &quot;;&quot; &quot;;[.R166]*[.G166])" office:value-type="currency" office:currency="USD" office:value="7.99" calcext:value-type="currency">
            <text:p>$7.99</text:p>
          </table:table-cell>
          <table:table-cell/>
          <table:table-cell table:style-name="ce61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61" office:value-type="string" calcext:value-type="string">
            <text:p>Screw terminal ferrule, 22 AWG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WHT – E0508</text:p>
          </table:table-cell>
          <table:table-cell table:style-name="ce61" table:number-columns-repeated="2"/>
          <table:table-cell table:style-name="ce112" office:value-type="currency" office:currency="USD" office:value="0.02" calcext:value-type="currency">
            <text:p>$0.02</text:p>
          </table:table-cell>
          <table:table-cell table:style-name="ce112"/>
          <table:table-cell table:style-name="ce156" table:number-columns-repeated="2"/>
          <table:table-cell table:style-name="ce60"/>
          <table:table-cell table:style-name="ce61"/>
          <table:table-cell table:style-name="ce61" office:value-type="float" office:value="420" calcext:value-type="float">
            <text:p>420</text:p>
          </table:table-cell>
          <table:table-cell table:style-name="ce182" table:formula="of:=[.M167]*[.G167]" office:value-type="currency" office:currency="USD" office:value="8.4" calcext:value-type="currency">
            <text:p>$8.40</text:p>
          </table:table-cell>
          <table:table-cell table:style-name="ce61" office:value-type="float" office:value="75" calcext:value-type="float">
            <text:p>75</text:p>
          </table:table-cell>
          <table:table-cell table:style-name="ce156" table:formula="of:=[.O167]*[.G167]" office:value-type="currency" office:currency="USD" office:value="1.5" calcext:value-type="currency">
            <text:p>$1.50</text:p>
          </table:table-cell>
          <table:table-cell table:style-name="ce156"/>
          <table:table-cell table:formula="of:=IF(MAX(0;([.K167]-[.O167]));MAX(0;([.K167]-[.O167]));&quot; &quot;)" office:value-type="string" office:string-value=" " calcext:value-type="string">
            <text:p><text:s/>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12" table:formula="of:=IF([.R167]=&quot; &quot;;&quot; &quot;;[.R167]*[.G167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61" office:value-type="string" calcext:value-type="string">
            <text:p>Screw terminal ferrule, 18 AWG</text:p>
          </table:table-cell>
          <table:table-cell table:style-name="ce78"/>
          <table:table-cell table:style-name="ce61" office:value-type="string" calcext:value-type="string">
            <text:p>RED – E100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112" table:number-columns-repeated="2"/>
          <table:table-cell table:style-name="ce156" table:number-columns-repeated="2"/>
          <table:table-cell table:style-name="ce60"/>
          <table:table-cell table:style-name="ce61" table:number-columns-repeated="2"/>
          <table:table-cell table:style-name="ce182"/>
          <table:table-cell table:style-name="ce61" office:value-type="float" office:value="70" calcext:value-type="float">
            <text:p>70</text:p>
          </table:table-cell>
          <table:table-cell table:style-name="ce156" table:formula="of:=[.O168]*[.G168]" office:value-type="currency" office:currency="USD" office:value="0" calcext:value-type="currency">
            <text:p>$0.00</text:p>
          </table:table-cell>
          <table:table-cell table:style-name="ce156"/>
          <table:table-cell table:formula="of:=IF(MAX(0;([.K168]-[.O168]));MAX(0;([.K168]-[.O168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2" table:formula="of:=IF([.R168]=&quot; &quot;;&quot; &quot;;[.R168]*[.G168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61" office:value-type="string" calcext:value-type="string">
            <text:p>Wire nut – GRY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-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112" table:formula="of:=20/2000" office:value-type="currency" office:currency="USD" office:value="0.01" calcext:value-type="currency">
            <text:p>$0.01</text:p>
          </table:table-cell>
          <table:table-cell table:style-name="ce112"/>
          <table:table-cell table:style-name="ce156" table:number-columns-repeated="2"/>
          <table:table-cell table:style-name="ce60"/>
          <table:table-cell table:style-name="ce61"/>
          <table:table-cell table:style-name="ce61" office:value-type="float" office:value="629" calcext:value-type="float">
            <text:p>629</text:p>
          </table:table-cell>
          <table:table-cell table:style-name="ce182" table:formula="of:=[.M169]*[.G169]" office:value-type="currency" office:currency="USD" office:value="6.29" calcext:value-type="currency">
            <text:p>$6.29</text:p>
          </table:table-cell>
          <table:table-cell table:style-name="ce61" office:value-type="float" office:value="516" calcext:value-type="float">
            <text:p>516</text:p>
          </table:table-cell>
          <table:table-cell table:style-name="ce156" table:formula="of:=[.O169]*[.G169]" office:value-type="currency" office:currency="USD" office:value="5.16" calcext:value-type="currency">
            <text:p>$5.16</text:p>
          </table:table-cell>
          <table:table-cell table:style-name="ce156"/>
          <table:table-cell table:formula="of:=IF(MAX(0;([.K169]-[.O169]));MAX(0;([.K169]-[.O16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169]=&quot; &quot;;&quot; &quot;;[.R169]*[.G169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962"/>
          <table:table-cell table:style-name="ce215" table:number-columns-repeated="15358"/>
        </table:table-row>
        <table:table-row table:style-name="ro5">
          <table:table-cell table:style-name="ce110"/>
          <table:table-cell table:style-name="ce61" office:value-type="string" calcext:value-type="string">
            <text:p>Conduit – 1/8”</text:p>
            <text:p>(LiBCM power and temp sensors)</text:p>
          </table:table-cell>
          <table:table-cell table:style-name="ce78" office:value-type="string" calcext:value-type="string">
            <office:annotation draw:style-name="gr9" draw:text-style-name="P4" svg:width="1.1413in" svg:height="1.4787in" svg:x="4.4799in" svg:y="42.0232in" draw:caption-point-x="-0.2402in" draw:caption-point-y="0.5945in">
              <dc:date>2024-11-05T00:00:00</dc:date>
              <text:p text:style-name="P3"><text:span text:style-name="T1">Previously purchased this from eBay seller ‘</text:span><text:span text:style-name="T3">225fwy’, but ID changed when they switched to ‘Xscorpion SLT-18.300D’ ~2024OCT.</text:span></text:p>
            </office:annotation>
            <text:p>Amazon (EOL)</text:p>
            <text:p>Ebay?</text:p>
            <text:p>sherco-auto.com?</text:p>
          </table:table-cell>
          <table:table-cell table:style-name="ce61" office:value-type="string" calcext:value-type="string">
            <text:p>1/8" conduit</text:p>
          </table:table-cell>
          <table:table-cell table:style-name="ce61" office:value-type="float" office:value="4" calcext:value-type="float">
            <office:annotation draw:style-name="gr1" draw:text-style-name="P2" svg:width="1.1413in" svg:height="0.7083in" svg:x="6.9787in" svg:y="41.9917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112" office:value-type="currency" office:currency="USD" office:value="0.3" calcext:value-type="currency">
            <office:annotation draw:style-name="gr1" draw:text-style-name="P2" svg:width="1.1413in" svg:height="0.7083in" svg:x="8.1772in" svg:y="42.005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0</text:p>
          </table:table-cell>
          <table:table-cell table:style-name="ce112" table:formula="of:=[.G170]*[.E170]" office:value-type="currency" office:currency="USD" office:value="1.2" calcext:value-type="currency">
            <text:p>$1.20</text:p>
          </table:table-cell>
          <table:table-cell table:style-name="ce156" table:formula="of:=[.F170]*[.G170]" office:value-type="currency" office:currency="USD" office:value="1.5" calcext:value-type="currency">
            <text:p>$1.50</text:p>
          </table:table-cell>
          <table:table-cell table:style-name="ce156" table:formula="of:=[.H170]*[.E$2]+[.I170]*[.$E$1]" office:value-type="currency" office:currency="USD" office:value="198" calcext:value-type="currency">
            <text:p>$198.00</text:p>
          </table:table-cell>
          <table:table-cell table:style-name="ce60" table:formula="of:=[.E170]*[.$E$2]+[.F170]*[.$E$1]" office:value-type="float" office:value="660" calcext:value-type="float">
            <text:p>660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90" calcext:value-type="float">
            <text:p>190</text:p>
          </table:table-cell>
          <table:table-cell table:style-name="ce182" table:formula="of:=[.M170]*[.G170]" office:value-type="currency" office:currency="USD" office:value="57" calcext:value-type="currency">
            <text:p>$57.00</text:p>
          </table:table-cell>
          <table:table-cell table:style-name="ce61" office:value-type="float" office:value="560" calcext:value-type="float">
            <text:p>560</text:p>
          </table:table-cell>
          <table:table-cell table:style-name="ce156" table:formula="of:=[.O170]*[.G170]" office:value-type="currency" office:currency="USD" office:value="168" calcext:value-type="currency">
            <text:p>$168.00</text:p>
          </table:table-cell>
          <table:table-cell table:style-name="ce156" table:formula="of:=[.L170]*[.G170]" office:value-type="currency" office:currency="USD" office:value="300" calcext:value-type="currency">
            <text:p>$300.00</text:p>
          </table:table-cell>
          <table:table-cell table:formula="of:=IF(MAX(0;([.K170]-[.O170]));MAX(0;([.K170]-[.O170]));&quot; &quot;)" office:value-type="float" office:value="100" calcext:value-type="float">
            <text:p>100</text:p>
          </table:table-cell>
          <table:table-cell/>
          <table:table-cell table:style-name="ce110"/>
          <table:table-cell table:style-name="ce112" table:formula="of:=IF([.R170]=&quot; &quot;;&quot; &quot;;[.R170]*[.G170])" office:value-type="currency" office:currency="USD" office:value="30" calcext:value-type="currency">
            <text:p>$30.00</text:p>
          </table:table-cell>
          <table:table-cell/>
          <table:table-cell table:style-name="ce61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61" office:value-type="string" calcext:value-type="string">
            <text:p>Conduit – ¼” OD, non-slit</text:p>
          </table:table-cell>
          <table:table-cell table:style-name="ce78" office:value-type="string" calcext:value-type="string">
            <text:p>Electriduct</text:p>
          </table:table-cell>
          <table:table-cell table:style-name="ce61" office:value-type="string" calcext:value-type="string">
            <text:p>WL-PP-NS-025-100-BK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112" table:formula="of:=[.G171]*[.E171]" office:value-type="currency" office:currency="USD" office:value="0.24" calcext:value-type="currency">
            <text:p>$0.24</text:p>
          </table:table-cell>
          <table:table-cell table:style-name="ce156" table:formula="of:=[.F171]*[.G171]" office:value-type="currency" office:currency="USD" office:value="0.24" calcext:value-type="currency">
            <text:p>$0.24</text:p>
          </table:table-cell>
          <table:table-cell table:style-name="ce156" table:formula="of:=[.H171]*[.E$2]+[.I171]*[.$E$1]" office:value-type="currency" office:currency="USD" office:value="33.6" calcext:value-type="currency">
            <text:p>$33.60</text:p>
          </table:table-cell>
          <table:table-cell table:style-name="ce60"/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230" calcext:value-type="float">
            <text:p>230</text:p>
          </table:table-cell>
          <table:table-cell table:style-name="ce182" table:formula="of:=[.M171]*[.G171]" office:value-type="currency" office:currency="USD" office:value="55.2" calcext:value-type="currency">
            <text:p>$55.20</text:p>
          </table:table-cell>
          <table:table-cell table:style-name="ce61" office:value-type="float" office:value="290" calcext:value-type="float">
            <text:p>290</text:p>
          </table:table-cell>
          <table:table-cell table:style-name="ce156" table:formula="of:=[.O171]*[.G171]" office:value-type="currency" office:currency="USD" office:value="69.6" calcext:value-type="currency">
            <text:p>$69.60</text:p>
          </table:table-cell>
          <table:table-cell table:style-name="ce156"/>
          <table:table-cell table:formula="of:=IF(MAX(0;([.K171]-[.O171]));MAX(0;([.K171]-[.O171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10"/>
          <table:table-cell table:style-name="ce112" table:formula="of:=IF([.R171]=&quot; &quot;;&quot; &quot;;[.R171]*[.G171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125" office:value-type="string" calcext:value-type="string">
            <text:p>Conduit – ¼” ID, non-slit</text:p>
            <text:p>(MCM'E' &amp; Grid harness)</text:p>
          </table:table-cell>
          <table:table-cell table:style-name="ce78" office:value-type="string" calcext:value-type="string">
            <text:p/>
            <text:p>Electriduct.com</text:p>
          </table:table-cell>
          <table:table-cell table:style-name="ce61" office:value-type="string" calcext:value-type="string">
            <text:p>WL-BK-NS-025-100</text:p>
          </table:table-cell>
          <table:table-cell table:style-name="ce61" table:formula="of:=(435/25.4)/12" office:value-type="float" office:value="1.42716535433071" calcext:value-type="float">
            <office:annotation draw:style-name="gr1" draw:text-style-name="P2" svg:width="1.1413in" svg:height="0.7083in" svg:x="6.9787in" svg:y="42.6598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61" office:value-type="float" office:value="3" calcext:value-type="float">
            <text:p>3</text:p>
          </table:table-cell>
          <table:table-cell table:style-name="ce112" office:value-type="currency" office:currency="USD" office:value="0.24" calcext:value-type="currency">
            <text:p>$0.24</text:p>
          </table:table-cell>
          <table:table-cell table:style-name="ce112" table:formula="of:=[.G172]*[.E172]" office:value-type="currency" office:currency="USD" office:value="0.34251968503937" calcext:value-type="currency">
            <text:p>$0.34</text:p>
          </table:table-cell>
          <table:table-cell table:style-name="ce156" table:formula="of:=[.F172]*[.G172]" office:value-type="currency" office:currency="USD" office:value="0.72" calcext:value-type="currency">
            <text:p>$0.72</text:p>
          </table:table-cell>
          <table:table-cell table:style-name="ce156" table:formula="of:=[.H172]*[.E$2]+[.I172]*[.$E$1]" office:value-type="currency" office:currency="USD" office:value="85.7007874015748" calcext:value-type="currency">
            <text:p>$85.70</text:p>
          </table:table-cell>
          <table:table-cell table:style-name="ce60" table:formula="of:=[.E172]*[.$E$2]+[.F172]*[.$E$1]" office:value-type="float" office:value="357.086614173228" calcext:value-type="float">
            <text:p>357.09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100" calcext:value-type="float">
            <text:p>100</text:p>
          </table:table-cell>
          <table:table-cell table:style-name="ce182" table:formula="of:=[.M172]*[.G172]" office:value-type="currency" office:currency="USD" office:value="24" calcext:value-type="currency">
            <text:p>$24.00</text:p>
          </table:table-cell>
          <table:table-cell table:style-name="ce61" office:value-type="float" office:value="230" calcext:value-type="float">
            <text:p>230</text:p>
          </table:table-cell>
          <table:table-cell table:style-name="ce156" table:formula="of:=[.O172]*[.G172]" office:value-type="currency" office:currency="USD" office:value="55.2" calcext:value-type="currency">
            <text:p>$55.20</text:p>
          </table:table-cell>
          <table:table-cell table:style-name="ce156" table:formula="of:=[.L172]*[.G172]" office:value-type="currency" office:currency="USD" office:value="108" calcext:value-type="currency">
            <text:p>$108.00</text:p>
          </table:table-cell>
          <table:table-cell table:formula="of:=IF(MAX(0;([.K172]-[.O172]));MAX(0;([.K172]-[.O172]));&quot; &quot;)" office:value-type="float" office:value="127.086614173228" calcext:value-type="float">
            <text:p>127.09</text:p>
          </table:table-cell>
          <table:table-cell/>
          <table:table-cell table:style-name="ce110"/>
          <table:table-cell table:style-name="ce112" table:formula="of:=IF([.R172]=&quot; &quot;;&quot; &quot;;[.R172]*[.G172])" office:value-type="currency" office:currency="USD" office:value="30.5007874015748" calcext:value-type="currency">
            <text:p>$30.5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/>
          <table:table-cell table:style-name="ce78"/>
          <table:table-cell table:style-name="ce61" table:number-columns-repeated="3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157:.H172])" office:value-type="currency" office:currency="USD" office:value="19.6075196850394" calcext:value-type="currency">
            <text:p>$19.61</text:p>
          </table:table-cell>
          <table:table-cell table:style-name="ce116" table:formula="of:=SUM([.I157:.I172])" office:value-type="currency" office:currency="USD" office:value="17.851" calcext:value-type="currency">
            <text:p>$17.85</text:p>
          </table:table-cell>
          <table:table-cell table:style-name="ce116" table:formula="of:=SUM([.J157:.J172])" office:value-type="currency" office:currency="USD" office:value="2569.40078740157" calcext:value-type="currency">
            <text:p>$2,569.40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16" table:formula="of:=SUM([.P157:.P172])" office:value-type="currency" office:currency="USD" office:value="1862.27" calcext:value-type="currency">
            <text:p>$1,862.27</text:p>
          </table:table-cell>
          <table:table-cell table:style-name="ce116" table:formula="of:=SUM([.Q157:.Q172])" office:value-type="currency" office:currency="USD" office:value="5438.3" calcext:value-type="currency">
            <text:p>$5,438.30</text:p>
          </table:table-cell>
          <table:table-cell table:formula="of:=IF(MAX(0;([.K173]-[.O173]));MAX(0;([.K173]-[.O173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173]=&quot; &quot;;&quot; &quot;;[.R173]*[.G173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5">
          <table:table-cell table:style-name="ce110"/>
          <table:table-cell table:style-name="ce61"/>
          <table:table-cell table:style-name="ce78"/>
          <table:table-cell table:style-name="ce61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73]+[.H154]" office:value-type="currency" office:currency="USD" office:value="409.411124129483" calcext:value-type="currency">
            <text:p>$409.41</text:p>
          </table:table-cell>
          <table:table-cell table:style-name="ce165" table:formula="of:=[.I173]+[.I154]" office:value-type="currency" office:currency="USD" office:value="529.569534444444" calcext:value-type="currency">
            <text:p>$529.57</text:p>
          </table:table-cell>
          <table:table-cell table:style-name="ce165" table:formula="of:=[.J173]+[.J154]" office:value-type="currency" office:currency="USD" office:value="69333.3984096238" calcext:value-type="currency">
            <text:p>$69,333.40</text:p>
          </table:table-cell>
          <table:table-cell table:style-name="ce60"/>
          <table:table-cell table:style-name="ce61" table:number-columns-repeated="2"/>
          <table:table-cell table:style-name="ce182"/>
          <table:table-cell table:style-name="ce61"/>
          <table:table-cell table:style-name="ce165" table:formula="of:=[.P173]+[.P154]" office:value-type="currency" office:currency="USD" office:value="31380.4019044444" calcext:value-type="currency">
            <text:p>$31,380.40</text:p>
          </table:table-cell>
          <table:table-cell table:style-name="ce165" table:formula="of:=[.Q173]+[.Q154]" office:value-type="currency" office:currency="USD" office:value="93959.5605" calcext:value-type="currency">
            <text:p>$93,959.56</text:p>
          </table:table-cell>
          <table:table-cell table:formula="of:=IF(MAX(0;([.K174]-[.O174]));MAX(0;([.K174]-[.O174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112" table:formula="of:=IF([.R174]=&quot; &quot;;&quot; &quot;;[.R174]*[.G174])" office:value-type="string" office:string-value=" " calcext:value-type="string">
            <text:p><text:s/>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2"/>
          <table:table-cell table:style-name="Default"/>
          <table:table-cell table:formula="of:=IF(MAX(0;([.K175]-[.O175]));MAX(0;([.K175]-[.O175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112" table:formula="of:=IF([.R175]=&quot; &quot;;&quot; &quot;;[.R175]*[.G175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50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76]-[.O176]));MAX(0;([.K176]-[.O176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112" table:formula="of:=IF([.R176]=&quot; &quot;;&quot; &quot;;[.R176]*[.G176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61"/>
          <table:table-cell table:style-name="ce61" office:value-type="string" calcext:value-type="string">
            <text:p>M6x1 Nut (Battery)</text:p>
          </table:table-cell>
          <table:table-cell table:style-name="ce78" office:value-type="string" calcext:value-type="string">
            <text:p>McMaster</text:p>
          </table:table-cell>
          <table:table-cell table:style-name="ce61" office:value-type="string" calcext:value-type="string">
            <text:p>97400A10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112" office:value-type="currency" office:currency="USD" office:value="0.18" calcext:value-type="currency">
            <text:p>$0.18</text:p>
          </table:table-cell>
          <table:table-cell table:style-name="ce112" table:formula="of:=[.G177]*[.E177]" office:value-type="currency" office:currency="USD" office:value="1.08" calcext:value-type="currency">
            <text:p>$1.08</text:p>
          </table:table-cell>
          <table:table-cell table:style-name="ce156" table:formula="of:=[.F177]*[.G177]" office:value-type="currency" office:currency="USD" office:value="1.26" calcext:value-type="currency">
            <text:p>$1.26</text:p>
          </table:table-cell>
          <table:table-cell table:style-name="ce156" table:formula="of:=[.H177]*[.E$2]+[.I177]*[.$E$1]" office:value-type="currency" office:currency="USD" office:value="169.2" calcext:value-type="currency">
            <text:p>$169.20</text:p>
          </table:table-cell>
          <table:table-cell table:style-name="ce60" table:formula="of:=[.E177]*[.$E$2]+[.F177]*[.$E$1]" office:value-type="float" office:value="940" calcext:value-type="float">
            <text:p>940</text:p>
          </table:table-cell>
          <table:table-cell table:style-name="ce61" office:value-type="float" office:value="2400" calcext:value-type="float">
            <text:p>2400</text:p>
          </table:table-cell>
          <table:table-cell table:style-name="ce61" office:value-type="float" office:value="790" calcext:value-type="float">
            <text:p>790</text:p>
          </table:table-cell>
          <table:table-cell table:style-name="ce182" table:formula="of:=[.M177]*[.G177]" office:value-type="currency" office:currency="USD" office:value="142.2" calcext:value-type="currency">
            <text:p>$142.20</text:p>
          </table:table-cell>
          <table:table-cell table:style-name="ce61" office:value-type="float" office:value="368" calcext:value-type="float">
            <text:p>368</text:p>
          </table:table-cell>
          <table:table-cell table:style-name="ce156" table:formula="of:=[.O177]*[.G177]" office:value-type="currency" office:currency="USD" office:value="66.24" calcext:value-type="currency">
            <text:p>$66.24</text:p>
          </table:table-cell>
          <table:table-cell table:style-name="ce156" table:formula="of:=[.L177]*[.G177]" office:value-type="currency" office:currency="USD" office:value="432" calcext:value-type="currency">
            <text:p>$432.00</text:p>
          </table:table-cell>
          <table:table-cell table:formula="of:=IF(MAX(0;([.K177]-[.O177]));MAX(0;([.K177]-[.O177]));&quot; &quot;)" office:value-type="float" office:value="572" calcext:value-type="float">
            <text:p>572</text:p>
          </table:table-cell>
          <table:table-cell office:value-type="float" office:value="600" calcext:value-type="float">
            <text:p>600</text:p>
          </table:table-cell>
          <table:table-cell table:style-name="ce110"/>
          <table:table-cell table:style-name="ce112" table:formula="of:=IF([.R177]=&quot; &quot;;&quot; &quot;;[.R177]*[.G177])" office:value-type="currency" office:currency="USD" office:value="102.96" calcext:value-type="currency">
            <text:p>$102.9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M8 Washer</text:p>
          </table:table-cell>
          <table:table-cell table:style-name="ce78" office:value-type="string" calcext:value-type="string">
            <text:p>McMaster</text:p>
          </table:table-cell>
          <table:table-cell table:style-name="ce61" office:value-type="string" calcext:value-type="string">
            <text:p>98689A11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0.072" calcext:value-type="currency">
            <text:p>$0.07</text:p>
          </table:table-cell>
          <table:table-cell table:style-name="ce112" table:formula="of:=[.G178]*[.E178]" office:value-type="currency" office:currency="USD" office:value="0.432" calcext:value-type="currency">
            <text:p>$0.43</text:p>
          </table:table-cell>
          <table:table-cell table:style-name="ce156" table:formula="of:=[.F178]*[.G178]" office:value-type="currency" office:currency="USD" office:value="0" calcext:value-type="currency">
            <text:p>$0.00</text:p>
          </table:table-cell>
          <table:table-cell table:style-name="ce156" table:formula="of:=[.H178]*[.E$2]+[.I178]*[.$E$1]" office:value-type="currency" office:currency="USD" office:value="17.28" calcext:value-type="currency">
            <text:p>$17.28</text:p>
          </table:table-cell>
          <table:table-cell table:style-name="ce60" table:formula="of:=[.E178]*[.$E$2]+[.F178]*[.$E$1]" office:value-type="float" office:value="240" calcext:value-type="float">
            <text:p>240</text:p>
          </table:table-cell>
          <table:table-cell table:style-name="ce61" office:value-type="float" office:value="1550" calcext:value-type="float">
            <text:p>1550</text:p>
          </table:table-cell>
          <table:table-cell table:style-name="ce61" office:value-type="float" office:value="1016" calcext:value-type="float">
            <text:p>1016</text:p>
          </table:table-cell>
          <table:table-cell table:style-name="ce182" table:formula="of:=[.M178]*[.G178]" office:value-type="currency" office:currency="USD" office:value="73.152" calcext:value-type="currency">
            <text:p>$73.15</text:p>
          </table:table-cell>
          <table:table-cell table:style-name="ce61" office:value-type="float" office:value="676" calcext:value-type="float">
            <text:p>676</text:p>
          </table:table-cell>
          <table:table-cell table:style-name="ce156" table:formula="of:=[.O178]*[.G178]" office:value-type="currency" office:currency="USD" office:value="48.672" calcext:value-type="currency">
            <text:p>$48.67</text:p>
          </table:table-cell>
          <table:table-cell table:style-name="ce156" table:formula="of:=[.L178]*[.G178]" office:value-type="currency" office:currency="USD" office:value="111.6" calcext:value-type="currency">
            <text:p>$111.60</text:p>
          </table:table-cell>
          <table:table-cell table:formula="of:=IF(MAX(0;([.K178]-[.O178]));MAX(0;([.K178]-[.O17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10"/>
          <table:table-cell table:style-name="ce112" table:formula="of:=IF([.R178]=&quot; &quot;;&quot; &quot;;[.R178]*[.G178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M8-1.25x40 Standoff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5AhG3 12S standoff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1.4" calcext:value-type="currency">
            <text:p>$1.40</text:p>
          </table:table-cell>
          <table:table-cell table:style-name="ce112" table:formula="of:=[.G179]*[.E179]" office:value-type="currency" office:currency="USD" office:value="2.8" calcext:value-type="currency">
            <text:p>$2.80</text:p>
          </table:table-cell>
          <table:table-cell table:style-name="ce156" table:formula="of:=[.F179]*[.G179]" office:value-type="currency" office:currency="USD" office:value="0" calcext:value-type="currency">
            <text:p>$0.00</text:p>
          </table:table-cell>
          <table:table-cell table:style-name="ce156" table:formula="of:=[.H179]*[.E$2]+[.I179]*[.$E$1]" office:value-type="currency" office:currency="USD" office:value="112" calcext:value-type="currency">
            <text:p>$112.00</text:p>
          </table:table-cell>
          <table:table-cell table:style-name="ce60" table:formula="of:=[.E179]*[.$E$2]+[.F179]*[.$E$1]" office:value-type="float" office:value="80" calcext:value-type="float">
            <text:p>80</text:p>
          </table:table-cell>
          <table:table-cell table:style-name="ce61" office:value-type="float" office:value="170" calcext:value-type="float">
            <text:p>170</text:p>
          </table:table-cell>
          <table:table-cell table:style-name="ce61" office:value-type="float" office:value="56" calcext:value-type="float">
            <text:p>56</text:p>
          </table:table-cell>
          <table:table-cell table:style-name="ce182" table:formula="of:=[.M179]*[.G179]" office:value-type="currency" office:currency="USD" office:value="78.4" calcext:value-type="currency">
            <text:p>$78.40</text:p>
          </table:table-cell>
          <table:table-cell table:style-name="ce61" office:value-type="float" office:value="85" calcext:value-type="float">
            <text:p>85</text:p>
          </table:table-cell>
          <table:table-cell table:style-name="ce156" table:formula="of:=[.O179]*[.G179]" office:value-type="currency" office:currency="USD" office:value="119" calcext:value-type="currency">
            <text:p>$119.00</text:p>
          </table:table-cell>
          <table:table-cell table:style-name="ce156" table:formula="of:=[.L179]*[.G179]" office:value-type="currency" office:currency="USD" office:value="238" calcext:value-type="currency">
            <text:p>$238.00</text:p>
          </table:table-cell>
          <table:table-cell table:formula="of:=IF(MAX(0;([.K179]-[.O179]));MAX(0;([.K179]-[.O17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10"/>
          <table:table-cell table:style-name="ce112" table:formula="of:=IF([.R179]=&quot; &quot;;&quot; &quot;;[.R179]*[.G179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3"/>
          <table:table-cell table:style-name="ce13" office:value-type="string" calcext:value-type="string">
            <text:p>M8-1.25 Nut (stainless)</text:p>
          </table:table-cell>
          <table:table-cell table:style-name="ce27" office:value-type="string" calcext:value-type="string">
            <text:p>Amazon</text:p>
          </table:table-cell>
          <table:table-cell table:style-name="ce13" office:value-type="string" calcext:value-type="string">
            <text:p>5AhG3 12S standoff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55" table:formula="of:=3.99/50" office:value-type="currency" office:currency="USD" office:value="0.0798" calcext:value-type="currency">
            <text:p>$0.08</text:p>
          </table:table-cell>
          <table:table-cell table:style-name="ce55" table:formula="of:=[.G180]*[.E180]" office:value-type="currency" office:currency="USD" office:value="0.1596" calcext:value-type="currency">
            <text:p>$0.16</text:p>
          </table:table-cell>
          <table:table-cell table:style-name="ce55" table:formula="of:=[.F180]*[.G180]" office:value-type="currency" office:currency="USD" office:value="0" calcext:value-type="currency">
            <text:p>$0.00</text:p>
          </table:table-cell>
          <table:table-cell table:style-name="ce55" table:formula="of:=[.H180]*[.E$2]+[.I180]*[.$E$1]" office:value-type="currency" office:currency="USD" office:value="6.384" calcext:value-type="currency">
            <text:p>$6.38</text:p>
          </table:table-cell>
          <table:table-cell table:style-name="ce13" table:formula="of:=[.E180]*[.$E$2]+[.F180]*[.$E$1]" office:value-type="float" office:value="80" calcext:value-type="float">
            <text:p>8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87" calcext:value-type="float">
            <text:p>87</text:p>
          </table:table-cell>
          <table:table-cell table:style-name="ce73" table:formula="of:=[.M180]*[.G180]" office:value-type="currency" office:currency="USD" office:value="6.9426" calcext:value-type="currency">
            <text:p>$6.94</text:p>
          </table:table-cell>
          <table:table-cell table:style-name="ce13" office:value-type="float" office:value="0" calcext:value-type="float">
            <text:p>0</text:p>
          </table:table-cell>
          <table:table-cell table:style-name="ce55" table:formula="of:=[.O180]*[.G180]" office:value-type="currency" office:currency="USD" office:value="0" calcext:value-type="currency">
            <text:p>$0.00</text:p>
          </table:table-cell>
          <table:table-cell table:style-name="ce55" table:formula="of:=[.L180]*[.G180]" office:value-type="currency" office:currency="USD" office:value="19.95" calcext:value-type="currency">
            <text:p>$19.95</text:p>
          </table:table-cell>
          <table:table-cell table:style-name="ce13" table:formula="of:=IF(MAX(0;([.K180]-[.O180]));MAX(0;([.K180]-[.O180]));&quot; &quot;)" office:value-type="float" office:value="80" calcext:value-type="float">
            <text:p>80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55" table:formula="of:=IF([.R180]=&quot; &quot;;&quot; &quot;;[.R180]*[.G180])" office:value-type="currency" office:currency="USD" office:value="6.384" calcext:value-type="currency">
            <text:p>$6.38</text:p>
          </table:table-cell>
          <table:table-cell table:style-name="ce91"/>
          <table:table-cell table:style-name="ce13" table:number-columns-repeated="42"/>
          <table:table-cell table:style-name="ce91" table:number-columns-repeated="16320"/>
        </table:table-row>
        <table:table-row table:style-name="ro3">
          <table:table-cell table:style-name="ce13"/>
          <table:table-cell table:style-name="ce13" office:value-type="string" calcext:value-type="string">
            <text:p>M8-1.25 Nut (zinc)</text:p>
          </table:table-cell>
          <table:table-cell table:style-name="ce27" office:value-type="string" calcext:value-type="string">
            <text:p>McMaster</text:p>
          </table:table-cell>
          <table:table-cell table:style-name="ce13" office:value-type="string" calcext:value-type="string">
            <text:p>90591A16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55" office:value-type="currency" office:currency="USD" office:value="0.2" calcext:value-type="currency">
            <text:p>$0.20</text:p>
          </table:table-cell>
          <table:table-cell table:style-name="ce55" table:formula="of:=[.G181]*[.E181]" office:value-type="currency" office:currency="USD" office:value="0.8" calcext:value-type="currency">
            <text:p>$0.80</text:p>
          </table:table-cell>
          <table:table-cell table:style-name="ce55" table:formula="of:=[.F181]*[.G181]" office:value-type="currency" office:currency="USD" office:value="0" calcext:value-type="currency">
            <text:p>$0.00</text:p>
          </table:table-cell>
          <table:table-cell table:style-name="ce55" table:formula="of:=[.H181]*[.E$2]+[.I181]*[.$E$1]" office:value-type="currency" office:currency="USD" office:value="32" calcext:value-type="currency">
            <text:p>$32.00</text:p>
          </table:table-cell>
          <table:table-cell table:style-name="ce13" table:formula="of:=[.E181]*[.$E$2]+[.F181]*[.$E$1]" office:value-type="float" office:value="160" calcext:value-type="float">
            <text:p>160</text:p>
          </table:table-cell>
          <table:table-cell table:style-name="ce13" office:value-type="float" office:value="1050" calcext:value-type="float">
            <text:p>1050</text:p>
          </table:table-cell>
          <table:table-cell table:style-name="ce13" office:value-type="float" office:value="700" calcext:value-type="float">
            <text:p>700</text:p>
          </table:table-cell>
          <table:table-cell table:style-name="ce73" table:formula="of:=[.M181]*[.G181]" office:value-type="currency" office:currency="USD" office:value="140" calcext:value-type="currency">
            <text:p>$140.00</text:p>
          </table:table-cell>
          <table:table-cell table:style-name="ce13" office:value-type="float" office:value="525" calcext:value-type="float">
            <text:p>525</text:p>
          </table:table-cell>
          <table:table-cell table:style-name="ce55" table:formula="of:=[.O181]*[.G181]" office:value-type="currency" office:currency="USD" office:value="105" calcext:value-type="currency">
            <text:p>$105.00</text:p>
          </table:table-cell>
          <table:table-cell table:style-name="ce55" table:formula="of:=[.L181]*[.G181]" office:value-type="currency" office:currency="USD" office:value="210" calcext:value-type="currency">
            <text:p>$210.00</text:p>
          </table:table-cell>
          <table:table-cell table:style-name="ce13" table:formula="of:=IF(MAX(0;([.K181]-[.O181]));MAX(0;([.K181]-[.O181]));&quot; &quot;)" office:value-type="string" office:string-value=" " calcext:value-type="string">
            <text:p><text:s/>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55" table:formula="of:=IF([.R181]=&quot; &quot;;&quot; &quot;;[.R181]*[.G181])" office:value-type="string" office:string-value=" " calcext:value-type="string">
            <text:p><text:s/></text:p>
          </table:table-cell>
          <table:table-cell table:style-name="ce91"/>
          <table:table-cell table:style-name="ce13" table:number-columns-repeated="42"/>
          <table:table-cell table:style-name="ce91"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M8-1.25x12 mm Bolt</text:p>
          </table:table-cell>
          <table:table-cell table:style-name="ce78" office:value-type="string" calcext:value-type="string">
            <text:p>McMaster</text:p>
          </table:table-cell>
          <table:table-cell table:style-name="ce61" office:value-type="string" calcext:value-type="string">
            <text:p>91280A52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currency" office:currency="USD" office:value="0.36" calcext:value-type="currency">
            <text:p>$0.36</text:p>
          </table:table-cell>
          <table:table-cell table:style-name="ce112" table:formula="of:=[.G182]*[.E182]" office:value-type="currency" office:currency="USD" office:value="0.72" calcext:value-type="currency">
            <text:p>$0.72</text:p>
          </table:table-cell>
          <table:table-cell table:style-name="ce156" table:formula="of:=[.F182]*[.G182]" office:value-type="currency" office:currency="USD" office:value="0" calcext:value-type="currency">
            <text:p>$0.00</text:p>
          </table:table-cell>
          <table:table-cell table:style-name="ce156" table:formula="of:=[.H182]*[.E$2]+[.I182]*[.$E$1]" office:value-type="currency" office:currency="USD" office:value="28.8" calcext:value-type="currency">
            <text:p>$28.80</text:p>
          </table:table-cell>
          <table:table-cell table:style-name="ce60" table:formula="of:=[.E182]*[.$E$2]+[.F182]*[.$E$1]" office:value-type="float" office:value="80" calcext:value-type="float">
            <text:p>8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335" calcext:value-type="float">
            <text:p>335</text:p>
          </table:table-cell>
          <table:table-cell table:style-name="ce182" table:formula="of:=[.M182]*[.G182]" office:value-type="currency" office:currency="USD" office:value="120.6" calcext:value-type="currency">
            <text:p>$120.60</text:p>
          </table:table-cell>
          <table:table-cell table:style-name="ce61" office:value-type="float" office:value="266" calcext:value-type="float">
            <text:p>266</text:p>
          </table:table-cell>
          <table:table-cell table:style-name="ce156" table:formula="of:=[.O182]*[.G182]" office:value-type="currency" office:currency="USD" office:value="95.76" calcext:value-type="currency">
            <text:p>$95.76</text:p>
          </table:table-cell>
          <table:table-cell table:style-name="ce156" table:formula="of:=[.L182]*[.G182]" office:value-type="currency" office:currency="USD" office:value="180" calcext:value-type="currency">
            <text:p>$180.00</text:p>
          </table:table-cell>
          <table:table-cell table:formula="of:=IF(MAX(0;([.K182]-[.O182]));MAX(0;([.K182]-[.O182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10"/>
          <table:table-cell table:style-name="ce112" table:formula="of:=IF([.R182]=&quot; &quot;;&quot; &quot;;[.R182]*[.G182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Adhesive Thermal Labels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TZe231 12mm BLKonWHT &amp; BLKonCLR</text:p>
          </table:table-cell>
          <table:table-cell table:style-name="ce61" office:value-type="float" office:value="0.125" calcext:value-type="float">
            <office:annotation draw:style-name="gr1" draw:text-style-name="P2" svg:width="1.1413in" svg:height="0.7083in" svg:x="6.9787in" svg:y="45.2114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61" office:value-type="float" office:value="0.25" calcext:value-type="float">
            <text:p>0.25</text:p>
          </table:table-cell>
          <table:table-cell table:style-name="ce112" table:formula="of:=11.99/4" office:value-type="currency" office:currency="USD" office:value="2.9975" calcext:value-type="currency">
            <text:p>$3.00</text:p>
          </table:table-cell>
          <table:table-cell table:style-name="ce112" table:formula="of:=[.G183]*[.E183]" office:value-type="currency" office:currency="USD" office:value="0.3746875" calcext:value-type="currency">
            <text:p>$0.37</text:p>
          </table:table-cell>
          <table:table-cell table:style-name="ce156" table:formula="of:=[.F183]*[.G183]" office:value-type="currency" office:currency="USD" office:value="0.749375" calcext:value-type="currency">
            <text:p>$0.75</text:p>
          </table:table-cell>
          <table:table-cell table:style-name="ce156" table:formula="of:=[.H183]*[.E$2]+[.I183]*[.$E$1]" office:value-type="currency" office:currency="USD" office:value="89.925" calcext:value-type="currency">
            <text:p>$89.93</text:p>
          </table:table-cell>
          <table:table-cell table:style-name="ce60" table:formula="of:=[.E183]*[.$E$2]+[.F183]*[.$E$1]" office:value-type="float" office:value="30" calcext:value-type="float">
            <text:p>30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0" calcext:value-type="float">
            <text:p>10</text:p>
          </table:table-cell>
          <table:table-cell table:style-name="ce182" table:formula="of:=[.M183]*[.G183]" office:value-type="currency" office:currency="USD" office:value="29.975" calcext:value-type="currency">
            <text:p>$29.98</text:p>
          </table:table-cell>
          <table:table-cell table:style-name="ce61" office:value-type="float" office:value="10" calcext:value-type="float">
            <text:p>10</text:p>
          </table:table-cell>
          <table:table-cell table:style-name="ce156" table:formula="of:=[.O183]*[.G183]" office:value-type="currency" office:currency="USD" office:value="29.975" calcext:value-type="currency">
            <text:p>$29.98</text:p>
          </table:table-cell>
          <table:table-cell table:style-name="ce156" table:formula="of:=[.L183]*[.G183]" office:value-type="currency" office:currency="USD" office:value="77.935" calcext:value-type="currency">
            <text:p>$77.94</text:p>
          </table:table-cell>
          <table:table-cell table:formula="of:=IF(MAX(0;([.K183]-[.O183]));MAX(0;([.K183]-[.O183]));&quot; &quot;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10"/>
          <table:table-cell table:style-name="ce112" table:formula="of:=IF([.R183]=&quot; &quot;;&quot; &quot;;[.R183]*[.G183])" office:value-type="currency" office:currency="USD" office:value="59.95" calcext:value-type="currency">
            <text:p>$59.9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61"/>
          <table:table-cell table:style-name="ce61" office:value-type="string" calcext:value-type="string">
            <text:p>Edge Trim (power cable) GRY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uxcell 1/64:1/16" U channel</text:p>
          </table:table-cell>
          <table:table-cell table:style-name="ce61" office:value-type="float" office:value="0.36" calcext:value-type="float">
            <office:annotation draw:style-name="gr1" draw:text-style-name="P2" svg:width="1.1413in" svg:height="0.7083in" svg:x="6.9787in" svg:y="45.3898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8" table:formula="of:=[.E184]" office:value-type="float" office:value="0.36" calcext:value-type="float">
            <text:p>0.36</text:p>
          </table:table-cell>
          <table:table-cell table:style-name="ce112" table:formula="of:=12.49/10" office:value-type="currency" office:currency="USD" office:value="1.249" calcext:value-type="currency">
            <text:p>$1.25</text:p>
          </table:table-cell>
          <table:table-cell table:style-name="ce112" table:formula="of:=[.G184]*[.E184]" office:value-type="currency" office:currency="USD" office:value="0.44964" calcext:value-type="currency">
            <text:p>$0.45</text:p>
          </table:table-cell>
          <table:table-cell table:style-name="ce156" table:formula="of:=[.F184]*[.G184]" office:value-type="currency" office:currency="USD" office:value="0.44964" calcext:value-type="currency">
            <text:p>$0.45</text:p>
          </table:table-cell>
          <table:table-cell table:style-name="ce156" table:formula="of:=[.H184]*[.E$2]+[.I184]*[.$E$1]" office:value-type="currency" office:currency="USD" office:value="62.9496" calcext:value-type="currency">
            <text:p>$62.95</text:p>
          </table:table-cell>
          <table:table-cell table:style-name="ce60" table:formula="of:=[.E184]*[.$E$2]+[.F184]*[.$E$1]" office:value-type="float" office:value="50.4" calcext:value-type="float">
            <text:p>50.4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35" calcext:value-type="float">
            <text:p>35</text:p>
          </table:table-cell>
          <table:table-cell table:style-name="ce182" table:formula="of:=[.M184]*[.G184]" office:value-type="currency" office:currency="USD" office:value="43.715" calcext:value-type="currency">
            <text:p>$43.72</text:p>
          </table:table-cell>
          <table:table-cell table:style-name="ce61" table:formula="of:=33/3" office:value-type="float" office:value="11" calcext:value-type="float">
            <office:annotation draw:style-name="gr1" draw:text-style-name="P2" svg:width="1.1413in" svg:height="0.7083in" svg:x="11.5673in" svg:y="45.4067in" draw:caption-point-x="-2.9803in" draw:caption-point-y="0.5945in">
              <dc:date>2024-12-18T00:00:00</dc:date>
              <text:p text:style-name="P1"><text:span text:style-name="T1">QTY33 pieces</text:span></text:p>
            </office:annotation>
            <text:p>11</text:p>
          </table:table-cell>
          <table:table-cell table:style-name="ce156" table:formula="of:=[.O184]*[.G184]" office:value-type="currency" office:currency="USD" office:value="13.739" calcext:value-type="currency">
            <text:p>$13.74</text:p>
          </table:table-cell>
          <table:table-cell table:style-name="ce156" table:formula="of:=[.L184]*[.G184]" office:value-type="currency" office:currency="USD" office:value="112.41" calcext:value-type="currency">
            <text:p>$112.41</text:p>
          </table:table-cell>
          <table:table-cell table:formula="of:=IF(MAX(0;([.K184]-[.O184]));MAX(0;([.K184]-[.O184]));&quot; &quot;)" office:value-type="float" office:value="39.4" calcext:value-type="float">
            <text:p>39.4</text:p>
          </table:table-cell>
          <table:table-cell table:style-name="ce111"/>
          <table:table-cell/>
          <table:table-cell table:style-name="ce112" table:formula="of:=IF([.R184]=&quot; &quot;;&quot; &quot;;[.R184]*[.G184])" office:value-type="currency" office:currency="USD" office:value="49.2106" calcext:value-type="currency">
            <text:p>$49.21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Flat head screwdriver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2.0 mm flat head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185]" office:value-type="float" office:value="1" calcext:value-type="float">
            <text:p>1</text:p>
          </table:table-cell>
          <table:table-cell table:style-name="ce112" table:formula="of:=16.99/50" office:value-type="currency" office:currency="USD" office:value="0.3398" calcext:value-type="currency">
            <text:p>$0.34</text:p>
          </table:table-cell>
          <table:table-cell table:style-name="ce112" table:formula="of:=[.G185]*[.E185]" office:value-type="currency" office:currency="USD" office:value="0.3398" calcext:value-type="currency">
            <text:p>$0.34</text:p>
          </table:table-cell>
          <table:table-cell table:style-name="ce156" table:formula="of:=[.F185]*[.G185]" office:value-type="currency" office:currency="USD" office:value="0.3398" calcext:value-type="currency">
            <text:p>$0.34</text:p>
          </table:table-cell>
          <table:table-cell table:style-name="ce156" table:formula="of:=[.H185]*[.E$2]+[.I185]*[.$E$1]" office:value-type="currency" office:currency="USD" office:value="47.572" calcext:value-type="currency">
            <text:p>$47.57</text:p>
          </table:table-cell>
          <table:table-cell table:style-name="ce60" table:formula="of:=[.E185]*[.$E$2]+[.F185]*[.$E$1]" office:value-type="float" office:value="140" calcext:value-type="float">
            <text:p>14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3" calcext:value-type="float">
            <text:p>3</text:p>
          </table:table-cell>
          <table:table-cell table:style-name="ce182" table:formula="of:=[.M185]*[.G185]" office:value-type="currency" office:currency="USD" office:value="1.0194" calcext:value-type="currency">
            <text:p>$1.02</text:p>
          </table:table-cell>
          <table:table-cell table:style-name="ce61" office:value-type="float" office:value="51" calcext:value-type="float">
            <text:p>51</text:p>
          </table:table-cell>
          <table:table-cell table:style-name="ce156" table:formula="of:=[.O185]*[.G185]" office:value-type="currency" office:currency="USD" office:value="17.3298" calcext:value-type="currency">
            <text:p>$17.33</text:p>
          </table:table-cell>
          <table:table-cell table:style-name="ce156" table:formula="of:=[.L185]*[.G185]" office:value-type="currency" office:currency="USD" office:value="50.97" calcext:value-type="currency">
            <text:p>$50.97</text:p>
          </table:table-cell>
          <table:table-cell table:formula="of:=IF(MAX(0;([.K185]-[.O185]));MAX(0;([.K185]-[.O185]));&quot; &quot;)" office:value-type="float" office:value="89" calcext:value-type="float">
            <text:p>89</text:p>
          </table:table-cell>
          <table:table-cell/>
          <table:table-cell table:style-name="ce110"/>
          <table:table-cell table:style-name="ce112" table:formula="of:=IF([.R185]=&quot; &quot;;&quot; &quot;;[.R185]*[.G185])" office:value-type="currency" office:currency="USD" office:value="30.2422" calcext:value-type="currency">
            <text:p>$30.2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Allen Wrench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2.5 mm L</text:p>
          </table:table-cell>
          <table:table-cell table:style-name="ce61" office:value-type="float" office:value="1" calcext:value-type="float">
            <text:p>1</text:p>
          </table:table-cell>
          <table:table-cell table:style-name="ce148" table:formula="of:=[.E186]" office:value-type="float" office:value="1" calcext:value-type="float">
            <text:p>1</text:p>
          </table:table-cell>
          <table:table-cell table:style-name="ce112" office:value-type="currency" office:currency="USD" office:value="0.35" calcext:value-type="currency">
            <text:p>$0.35</text:p>
          </table:table-cell>
          <table:table-cell table:style-name="ce112" table:formula="of:=[.G186]*[.E186]" office:value-type="currency" office:currency="USD" office:value="0.35" calcext:value-type="currency">
            <text:p>$0.35</text:p>
          </table:table-cell>
          <table:table-cell table:style-name="ce156" table:formula="of:=[.F186]*[.G186]" office:value-type="currency" office:currency="USD" office:value="0.35" calcext:value-type="currency">
            <text:p>$0.35</text:p>
          </table:table-cell>
          <table:table-cell table:style-name="ce156" table:formula="of:=[.H186]*[.E$2]+[.I186]*[.$E$1]" office:value-type="currency" office:currency="USD" office:value="49" calcext:value-type="currency">
            <text:p>$49.00</text:p>
          </table:table-cell>
          <table:table-cell table:style-name="ce60" table:formula="of:=[.E186]*[.$E$2]+[.F186]*[.$E$1]" office:value-type="float" office:value="140" calcext:value-type="float">
            <text:p>140</text:p>
          </table:table-cell>
          <table:table-cell table:style-name="ce61" office:value-type="float" office:value="240" calcext:value-type="float">
            <text:p>240</text:p>
          </table:table-cell>
          <table:table-cell table:style-name="ce61" office:value-type="float" office:value="93" calcext:value-type="float">
            <text:p>93</text:p>
          </table:table-cell>
          <table:table-cell table:style-name="ce182" table:formula="of:=[.M186]*[.G186]" office:value-type="currency" office:currency="USD" office:value="32.55" calcext:value-type="currency">
            <text:p>$32.55</text:p>
          </table:table-cell>
          <table:table-cell table:style-name="ce61" office:value-type="float" office:value="37" calcext:value-type="float">
            <text:p>37</text:p>
          </table:table-cell>
          <table:table-cell table:style-name="ce156" table:formula="of:=[.O186]*[.G186]" office:value-type="currency" office:currency="USD" office:value="12.95" calcext:value-type="currency">
            <text:p>$12.95</text:p>
          </table:table-cell>
          <table:table-cell table:style-name="ce156" table:formula="of:=[.L186]*[.G186]" office:value-type="currency" office:currency="USD" office:value="84" calcext:value-type="currency">
            <text:p>$84.00</text:p>
          </table:table-cell>
          <table:table-cell table:formula="of:=IF(MAX(0;([.K186]-[.O186]));MAX(0;([.K186]-[.O186]));&quot; &quot;)" office:value-type="float" office:value="103" calcext:value-type="float">
            <text:p>103</text:p>
          </table:table-cell>
          <table:table-cell/>
          <table:table-cell table:style-name="ce110"/>
          <table:table-cell table:style-name="ce112" table:formula="of:=IF([.R186]=&quot; &quot;;&quot; &quot;;[.R186]*[.G186])" office:value-type="currency" office:currency="USD" office:value="36.05" calcext:value-type="currency">
            <text:p>$36.0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Ziplock bag (parts kit)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6x10 (existing)</text:p>
            <text:p>6x9 (new)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12" table:formula="of:=19.24/200" office:value-type="currency" office:currency="USD" office:value="0.0962" calcext:value-type="currency">
            <text:p>$0.10</text:p>
          </table:table-cell>
          <table:table-cell table:style-name="ce112" table:formula="of:=[.G187]*[.E187]" office:value-type="currency" office:currency="USD" office:value="0.0962" calcext:value-type="currency">
            <text:p>$0.10</text:p>
          </table:table-cell>
          <table:table-cell table:style-name="ce156" table:formula="of:=[.F187]*[.G187]" office:value-type="currency" office:currency="USD" office:value="0.0962" calcext:value-type="currency">
            <text:p>$0.10</text:p>
          </table:table-cell>
          <table:table-cell table:style-name="ce156" table:formula="of:=[.H187]*[.E$2]+[.I187]*[.$E$1]" office:value-type="currency" office:currency="USD" office:value="13.468" calcext:value-type="currency">
            <text:p>$13.47</text:p>
          </table:table-cell>
          <table:table-cell table:style-name="ce60" table:formula="of:=[.E187]*[.$E$2]+[.F187]*[.$E$1]" office:value-type="float" office:value="140" calcext:value-type="float">
            <text:p>14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89" calcext:value-type="float">
            <text:p>89</text:p>
          </table:table-cell>
          <table:table-cell table:style-name="ce182" table:formula="of:=[.M187]*[.G187]" office:value-type="currency" office:currency="USD" office:value="8.5618" calcext:value-type="currency">
            <text:p>$8.56</text:p>
          </table:table-cell>
          <table:table-cell table:style-name="ce61" office:value-type="float" office:value="72" calcext:value-type="float">
            <text:p>72</text:p>
          </table:table-cell>
          <table:table-cell table:style-name="ce156" table:formula="of:=[.O187]*[.G187]" office:value-type="currency" office:currency="USD" office:value="6.9264" calcext:value-type="currency">
            <text:p>$6.93</text:p>
          </table:table-cell>
          <table:table-cell table:style-name="ce156" table:formula="of:=[.L187]*[.G187]" office:value-type="currency" office:currency="USD" office:value="24.05" calcext:value-type="currency">
            <text:p>$24.05</text:p>
          </table:table-cell>
          <table:table-cell table:formula="of:=IF(MAX(0;([.K187]-[.O187]));MAX(0;([.K187]-[.O187]));&quot; &quot;)" office:value-type="float" office:value="68" calcext:value-type="float">
            <text:p>68</text:p>
          </table:table-cell>
          <table:table-cell table:number-columns-repeated="2"/>
          <table:table-cell table:style-name="ce112" table:formula="of:=IF([.R187]=&quot; &quot;;&quot; &quot;;[.R187]*[.G187])" office:value-type="currency" office:currency="USD" office:value="6.5416" calcext:value-type="currency">
            <text:p>$6.5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/>
          <table:table-cell table:style-name="ce61" office:value-type="string" calcext:value-type="string">
            <text:p>Zip tie - 4"</text:p>
          </table:table-cell>
          <table:table-cell table:style-name="ce78" office:value-type="string" calcext:value-type="string">
            <text:p>Home Depot</text:p>
          </table:table-cell>
          <table:table-cell table:style-name="ce61"/>
          <table:table-cell table:number-columns-repeated="2" table:style-name="ce61" office:value-type="float" office:value="8" calcext:value-type="float">
            <text:p>8</text:p>
          </table:table-cell>
          <table:table-cell table:style-name="ce112" office:value-type="currency" office:currency="USD" office:value="0.02" calcext:value-type="currency">
            <text:p>$0.02</text:p>
          </table:table-cell>
          <table:table-cell table:style-name="ce112" table:formula="of:=[.G188]*[.E188]" office:value-type="currency" office:currency="USD" office:value="0.16" calcext:value-type="currency">
            <text:p>$0.16</text:p>
          </table:table-cell>
          <table:table-cell table:style-name="ce156" table:formula="of:=[.F188]*[.G188]" office:value-type="currency" office:currency="USD" office:value="0.16" calcext:value-type="currency">
            <text:p>$0.16</text:p>
          </table:table-cell>
          <table:table-cell table:style-name="ce156" table:formula="of:=[.H188]*[.E$2]+[.I188]*[.$E$1]" office:value-type="currency" office:currency="USD" office:value="22.4" calcext:value-type="currency">
            <text:p>$22.40</text:p>
          </table:table-cell>
          <table:table-cell table:style-name="ce60" table:formula="of:=[.E188]*[.$E$2]+[.F188]*[.$E$1]" office:value-type="float" office:value="1120" calcext:value-type="float">
            <text:p>1120</text:p>
          </table:table-cell>
          <table:table-cell table:style-name="ce61" office:value-type="float" office:value="2000" calcext:value-type="float">
            <text:p>2000</text:p>
          </table:table-cell>
          <table:table-cell table:style-name="ce61" office:value-type="float" office:value="605" calcext:value-type="float">
            <text:p>605</text:p>
          </table:table-cell>
          <table:table-cell table:style-name="ce182" table:formula="of:=[.M188]*[.G188]" office:value-type="currency" office:currency="USD" office:value="12.1" calcext:value-type="currency">
            <text:p>$12.10</text:p>
          </table:table-cell>
          <table:table-cell table:style-name="ce61" office:value-type="float" office:value="300" calcext:value-type="float">
            <text:p>300</text:p>
          </table:table-cell>
          <table:table-cell table:style-name="ce156" table:formula="of:=[.O188]*[.G188]" office:value-type="currency" office:currency="USD" office:value="6" calcext:value-type="currency">
            <text:p>$6.00</text:p>
          </table:table-cell>
          <table:table-cell table:style-name="ce156" table:formula="of:=[.L188]*[.G188]" office:value-type="currency" office:currency="USD" office:value="40" calcext:value-type="currency">
            <text:p>$40.00</text:p>
          </table:table-cell>
          <table:table-cell table:formula="of:=IF(MAX(0;([.K188]-[.O188]));MAX(0;([.K188]-[.O188]));&quot; &quot;)" office:value-type="float" office:value="820" calcext:value-type="float">
            <text:p>820</text:p>
          </table:table-cell>
          <table:table-cell/>
          <table:table-cell table:style-name="Default"/>
          <table:table-cell table:style-name="ce112" table:formula="of:=IF([.R188]=&quot; &quot;;&quot; &quot;;[.R188]*[.G188])" office:value-type="currency" office:currency="USD" office:value="16.4" calcext:value-type="currency">
            <text:p>$16.40</text:p>
          </table:table-cell>
          <table:table-cell table:number-columns-repeated="16363"/>
        </table:table-row>
        <table:table-row table:style-name="ro3">
          <table:table-cell table:style-name="ce110"/>
          <table:table-cell table:style-name="ce61" office:value-type="string" calcext:value-type="string">
            <text:p>Zip tie - 8"</text:p>
          </table:table-cell>
          <table:table-cell table:style-name="ce78" office:value-type="string" calcext:value-type="string">
            <text:p>Home Depot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112" office:value-type="currency" office:currency="USD" office:value="0.02" calcext:value-type="currency">
            <office:annotation draw:style-name="gr1" draw:text-style-name="P2" svg:width="1.1413in" svg:height="0.7083in" svg:x="8.1772in" svg:y="46.4264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12" table:formula="of:=[.G189]*[.E189]" office:value-type="currency" office:currency="USD" office:value="0.1" calcext:value-type="currency">
            <text:p>$0.10</text:p>
          </table:table-cell>
          <table:table-cell table:style-name="ce156" table:formula="of:=[.F189]*[.G189]" office:value-type="currency" office:currency="USD" office:value="0.04" calcext:value-type="currency">
            <text:p>$0.04</text:p>
          </table:table-cell>
          <table:table-cell table:style-name="ce156" table:formula="of:=[.H189]*[.E$2]+[.I189]*[.$E$1]" office:value-type="currency" office:currency="USD" office:value="8" calcext:value-type="currency">
            <text:p>$8.00</text:p>
          </table:table-cell>
          <table:table-cell table:style-name="ce60" table:formula="of:=[.E189]*[.$E$2]+[.F189]*[.$E$1]" office:value-type="float" office:value="400" calcext:value-type="float">
            <text:p>400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338" calcext:value-type="float">
            <text:p>338</text:p>
          </table:table-cell>
          <table:table-cell table:style-name="ce182" table:formula="of:=[.M189]*[.G189]" office:value-type="currency" office:currency="USD" office:value="6.76" calcext:value-type="currency">
            <text:p>$6.76</text:p>
          </table:table-cell>
          <table:table-cell table:style-name="ce61" office:value-type="float" office:value="950" calcext:value-type="float">
            <text:p>950</text:p>
          </table:table-cell>
          <table:table-cell table:style-name="ce156" table:formula="of:=[.O189]*[.G189]" office:value-type="currency" office:currency="USD" office:value="19" calcext:value-type="currency">
            <text:p>$19.00</text:p>
          </table:table-cell>
          <table:table-cell table:style-name="ce156" table:formula="of:=[.L189]*[.G189]" office:value-type="currency" office:currency="USD" office:value="20" calcext:value-type="currency">
            <text:p>$20.00</text:p>
          </table:table-cell>
          <table:table-cell table:formula="of:=IF(MAX(0;([.K189]-[.O189]));MAX(0;([.K189]-[.O18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10"/>
          <table:table-cell table:style-name="ce112" table:formula="of:=IF([.R189]=&quot; &quot;;&quot; &quot;;[.R189]*[.G189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177:.H189])" office:value-type="currency" office:currency="USD" office:value="7.8619275" calcext:value-type="currency">
            <text:p>$7.86</text:p>
          </table:table-cell>
          <table:table-cell table:style-name="ce116" table:formula="of:=SUM([.I177:.I189])" office:value-type="currency" office:currency="USD" office:value="3.445015" calcext:value-type="currency">
            <text:p>$3.45</text:p>
          </table:table-cell>
          <table:table-cell table:style-name="ce116" table:formula="of:=SUM([.J177:.J189])" office:value-type="currency" office:currency="USD" office:value="658.9786" calcext:value-type="currency">
            <text:p>$658.98</text:p>
          </table:table-cell>
          <table:table-cell table:number-columns-repeated="3"/>
          <table:table-cell table:style-name="ce182"/>
          <table:table-cell/>
          <table:table-cell table:style-name="ce116" table:formula="of:=SUM([.P177:.P189])" office:value-type="currency" office:currency="USD" office:value="540.5922" calcext:value-type="currency">
            <text:p>$540.59</text:p>
          </table:table-cell>
          <table:table-cell table:style-name="ce116" table:formula="of:=SUM([.Q177:.Q189])" office:value-type="currency" office:currency="USD" office:value="1600.915" calcext:value-type="currency">
            <text:p>$1,600.92</text:p>
          </table:table-cell>
          <table:table-cell table:formula="of:=IF(MAX(0;([.K190]-[.O190]));MAX(0;([.K190]-[.O190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112" table:formula="of:=IF([.R190]=&quot; &quot;;&quot; &quot;;[.R190]*[.G190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90]+[.H174]" office:value-type="currency" office:currency="USD" office:value="417.273051629483" calcext:value-type="currency">
            <text:p>$417.27</text:p>
          </table:table-cell>
          <table:table-cell table:style-name="ce165" table:formula="of:=[.I190]+[.I174]" office:value-type="currency" office:currency="USD" office:value="533.014549444444" calcext:value-type="currency">
            <text:p>$533.01</text:p>
          </table:table-cell>
          <table:table-cell table:style-name="ce165" table:formula="of:=[.J190]+[.J174]" office:value-type="currency" office:currency="USD" office:value="69992.3770096238" calcext:value-type="currency">
            <text:p>$69,992.38</text:p>
          </table:table-cell>
          <table:table-cell table:number-columns-repeated="3"/>
          <table:table-cell table:style-name="ce182"/>
          <table:table-cell/>
          <table:table-cell table:style-name="ce165" table:formula="of:=[.P190]+[.P174]" office:value-type="currency" office:currency="USD" office:value="31920.9941044444" calcext:value-type="currency">
            <text:p>$31,920.99</text:p>
          </table:table-cell>
          <table:table-cell table:style-name="ce165" table:formula="of:=[.Q190]+[.Q174]" office:value-type="currency" office:currency="USD" office:value="95560.4755" calcext:value-type="currency">
            <text:p>$95,560.48</text:p>
          </table:table-cell>
          <table:table-cell table:formula="of:=IF(MAX(0;([.K191]-[.O191]));MAX(0;([.K191]-[.O191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112" table:formula="of:=IF([.R191]=&quot; &quot;;&quot; &quot;;[.R191]*[.G191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92]-[.O192]));MAX(0;([.K192]-[.O192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112" table:formula="of:=IF([.R192]=&quot; &quot;;&quot; &quot;;[.R192]*[.G192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50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93]-[.O193]));MAX(0;([.K193]-[.O193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112" table:formula="of:=IF([.R193]=&quot; &quot;;&quot; &quot;;[.R193]*[.G193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110"/>
          <table:table-cell table:style-name="ce110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61" office:value-type="string" calcext:value-type="string">
            <text:p>4x10" 60A Rubber 0.031" with adhesive 10' roll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style-name="ce112" office:value-type="currency" office:currency="USD" office:value="5" calcext:value-type="currency">
            <text:p>$5.00</text:p>
          </table:table-cell>
          <table:table-cell table:style-name="ce112" table:formula="of:=[.G194]*[.E194]" office:value-type="currency" office:currency="USD" office:value="0" calcext:value-type="currency">
            <text:p>$0.00</text:p>
          </table:table-cell>
          <table:table-cell table:style-name="ce156" table:formula="of:=[.F194]*[.G194]" office:value-type="currency" office:currency="USD" office:value="25" calcext:value-type="currency">
            <text:p>$25.00</text:p>
          </table:table-cell>
          <table:table-cell table:style-name="ce156" table:formula="of:=[.H194]*[.E$2]+[.I194]*[.$E$1]" office:value-type="currency" office:currency="USD" office:value="2500" calcext:value-type="currency">
            <text:p>$2,500.00</text:p>
          </table:table-cell>
          <table:table-cell table:style-name="ce60" table:formula="of:=[.E194]*[.$E$2]+[.F194]*[.$E$1]" office:value-type="float" office:value="500" calcext:value-type="float">
            <text:p>500</text:p>
          </table:table-cell>
          <table:table-cell table:style-name="ce61" office:value-type="float" office:value="252" calcext:value-type="float">
            <text:p>252</text:p>
          </table:table-cell>
          <table:table-cell table:style-name="ce61" office:value-type="float" office:value="27" calcext:value-type="float">
            <text:p>27</text:p>
          </table:table-cell>
          <table:table-cell table:style-name="ce182" table:formula="of:=[.M194]*[.G194]" office:value-type="currency" office:currency="USD" office:value="135" calcext:value-type="currency">
            <text:p>$135.00</text:p>
          </table:table-cell>
          <table:table-cell table:style-name="ce61" office:value-type="float" office:value="33" calcext:value-type="float">
            <text:p>33</text:p>
          </table:table-cell>
          <table:table-cell table:style-name="ce156" table:formula="of:=[.O194]*[.G194]" office:value-type="currency" office:currency="USD" office:value="165" calcext:value-type="currency">
            <text:p>$165.00</text:p>
          </table:table-cell>
          <table:table-cell table:style-name="ce156" table:formula="of:=[.L194]*[.G194]" office:value-type="currency" office:currency="USD" office:value="1260" calcext:value-type="currency">
            <text:p>$1,260.00</text:p>
          </table:table-cell>
          <table:table-cell table:formula="of:=IF(MAX(0;([.K194]-[.O194]));MAX(0;([.K194]-[.O194]));&quot; &quot;)" office:value-type="float" office:value="467" calcext:value-type="float">
            <text:p>467</text:p>
          </table:table-cell>
          <table:table-cell table:number-columns-repeated="2"/>
          <table:table-cell table:style-name="ce112" table:formula="of:=IF([.R194]=&quot; &quot;;&quot; &quot;;[.R194]*[.G194])" office:value-type="currency" office:currency="USD" office:value="2335" calcext:value-type="currency">
            <text:p>$2,335.0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Bolt, stainless, 3.75" ¼"-20</text:p>
          </table:table-cell>
          <table:table-cell table:style-name="ce78" office:value-type="string" calcext:value-type="string">
            <text:p>McMaster</text:p>
            <text:p>Amazon</text:p>
          </table:table-cell>
          <table:table-cell table:style-name="ce78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2" calcext:value-type="float">
            <text:p>12</text:p>
          </table:table-cell>
          <table:table-cell table:style-name="ce112" table:formula="of:=5.37/10" office:value-type="currency" office:currency="USD" office:value="0.537" calcext:value-type="currency">
            <text:p>$0.54</text:p>
          </table:table-cell>
          <table:table-cell table:style-name="ce112" table:formula="of:=[.G195]*[.E195]" office:value-type="currency" office:currency="USD" office:value="0" calcext:value-type="currency">
            <text:p>$0.00</text:p>
          </table:table-cell>
          <table:table-cell table:style-name="ce156" table:formula="of:=[.F195]*[.G195]" office:value-type="currency" office:currency="USD" office:value="6.444" calcext:value-type="currency">
            <text:p>$6.44</text:p>
          </table:table-cell>
          <table:table-cell table:style-name="ce156" table:formula="of:=[.H195]*[.E$2]+[.I195]*[.$E$1]" office:value-type="currency" office:currency="USD" office:value="644.4" calcext:value-type="currency">
            <text:p>$644.40</text:p>
          </table:table-cell>
          <table:table-cell table:style-name="ce60" table:formula="of:=[.E195]*[.$E$2]+[.F195]*[.$E$1]" office:value-type="float" office:value="1200" calcext:value-type="float">
            <text:p>1200</text:p>
          </table:table-cell>
          <table:table-cell table:style-name="ce61" office:value-type="float" office:value="630" calcext:value-type="float">
            <text:p>630</text:p>
          </table:table-cell>
          <table:table-cell table:style-name="ce61" office:value-type="float" office:value="16" calcext:value-type="float">
            <text:p>16</text:p>
          </table:table-cell>
          <table:table-cell table:style-name="ce182" table:formula="of:=[.M195]*[.G195]" office:value-type="currency" office:currency="USD" office:value="8.592" calcext:value-type="currency">
            <text:p>$8.59</text:p>
          </table:table-cell>
          <table:table-cell table:style-name="ce61" office:value-type="float" office:value="16" calcext:value-type="float">
            <text:p>16</text:p>
          </table:table-cell>
          <table:table-cell table:style-name="ce156" table:formula="of:=[.O195]*[.G195]" office:value-type="currency" office:currency="USD" office:value="8.592" calcext:value-type="currency">
            <text:p>$8.59</text:p>
          </table:table-cell>
          <table:table-cell table:style-name="ce156" table:formula="of:=[.L195]*[.G195]" office:value-type="currency" office:currency="USD" office:value="338.31" calcext:value-type="currency">
            <text:p>$338.31</text:p>
          </table:table-cell>
          <table:table-cell table:formula="of:=IF(MAX(0;([.K195]-[.O195]));MAX(0;([.K195]-[.O195]));&quot; &quot;)" office:value-type="float" office:value="1184" calcext:value-type="float">
            <text:p>1184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12" table:formula="of:=IF([.R195]=&quot; &quot;;&quot; &quot;;[.R195]*[.G195])" office:value-type="currency" office:currency="USD" office:value="635.808" calcext:value-type="currency">
            <text:p>$635.81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61" office:value-type="string" calcext:value-type="string">
            <text:p>Bolt, 5" ¼"x20</text:p>
          </table:table-cell>
          <table:table-cell table:style-name="ce78" office:value-type="string" calcext:value-type="string">
            <text:p>McMaster</text:p>
            <text:p>Amazon</text:p>
          </table:table-cell>
          <table:table-cell table:style-name="ce78" office:value-type="string" calcext:value-type="string">
            <text:p>91236A562</text:p>
            <text:p>9058745</text:p>
            <text:p/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112" table:formula="of:=18.87/50" office:value-type="currency" office:currency="USD" office:value="0.3774" calcext:value-type="currency">
            <text:p>$0.38</text:p>
          </table:table-cell>
          <table:table-cell table:style-name="ce112" table:formula="of:=[.G196]*[.E196]" office:value-type="currency" office:currency="USD" office:value="0" calcext:value-type="currency">
            <text:p>$0.00</text:p>
          </table:table-cell>
          <table:table-cell table:style-name="ce156" table:formula="of:=[.F196]*[.G196]" office:value-type="currency" office:currency="USD" office:value="3.0192" calcext:value-type="currency">
            <text:p>$3.02</text:p>
          </table:table-cell>
          <table:table-cell table:style-name="ce156" table:formula="of:=[.H196]*[.E$2]+[.I196]*[.$E$1]" office:value-type="currency" office:currency="USD" office:value="301.92" calcext:value-type="currency">
            <text:p>$301.92</text:p>
          </table:table-cell>
          <table:table-cell table:style-name="ce60" table:formula="of:=[.E196]*[.$E$2]+[.F196]*[.$E$1]" office:value-type="float" office:value="800" calcext:value-type="float">
            <text:p>800</text:p>
          </table:table-cell>
          <table:table-cell table:style-name="ce61" office:value-type="float" office:value="375" calcext:value-type="float">
            <text:p>375</text:p>
          </table:table-cell>
          <table:table-cell table:style-name="ce61" office:value-type="float" office:value="10" calcext:value-type="float">
            <text:p>10</text:p>
          </table:table-cell>
          <table:table-cell table:style-name="ce182" table:formula="of:=[.M196]*[.G196]" office:value-type="currency" office:currency="USD" office:value="3.774" calcext:value-type="currency">
            <text:p>$3.77</text:p>
          </table:table-cell>
          <table:table-cell table:style-name="ce61" office:value-type="float" office:value="10" calcext:value-type="float">
            <text:p>10</text:p>
          </table:table-cell>
          <table:table-cell table:style-name="ce156" table:formula="of:=[.O196]*[.G196]" office:value-type="currency" office:currency="USD" office:value="3.774" calcext:value-type="currency">
            <text:p>$3.77</text:p>
          </table:table-cell>
          <table:table-cell table:style-name="ce156" table:formula="of:=[.L196]*[.G196]" office:value-type="currency" office:currency="USD" office:value="141.525" calcext:value-type="currency">
            <text:p>$141.53</text:p>
          </table:table-cell>
          <table:table-cell table:formula="of:=IF(MAX(0;([.K196]-[.O196]));MAX(0;([.K196]-[.O196]));&quot; &quot;)"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12" table:formula="of:=IF([.R196]=&quot; &quot;;&quot; &quot;;[.R196]*[.G196])" office:value-type="currency" office:currency="USD" office:value="298.146" calcext:value-type="currency">
            <text:p>$298.1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Washer, stainless, ¼"</text:p>
          </table:table-cell>
          <table:table-cell table:style-name="ce78" office:value-type="string" calcext:value-type="string">
            <text:p>McMaster</text:p>
          </table:table-cell>
          <table:table-cell table:style-name="ce78" office:value-type="string" calcext:value-type="string">
            <text:p>92141A029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2" calcext:value-type="float">
            <text:p>12</text:p>
          </table:table-cell>
          <table:table-cell table:style-name="ce112" table:formula="of:=3.47/100" office:value-type="currency" office:currency="USD" office:value="0.0347" calcext:value-type="currency">
            <text:p>$0.03</text:p>
          </table:table-cell>
          <table:table-cell table:style-name="ce112" table:formula="of:=[.G197]*[.E197]" office:value-type="currency" office:currency="USD" office:value="0" calcext:value-type="currency">
            <text:p>$0.00</text:p>
          </table:table-cell>
          <table:table-cell table:style-name="ce156" table:formula="of:=[.F197]*[.G197]" office:value-type="currency" office:currency="USD" office:value="0.4164" calcext:value-type="currency">
            <text:p>$0.42</text:p>
          </table:table-cell>
          <table:table-cell table:style-name="ce156" table:formula="of:=[.H197]*[.E$2]+[.I197]*[.$E$1]" office:value-type="currency" office:currency="USD" office:value="41.64" calcext:value-type="currency">
            <text:p>$41.64</text:p>
          </table:table-cell>
          <table:table-cell table:style-name="ce60" table:formula="of:=[.E197]*[.$E$2]+[.F197]*[.$E$1]" office:value-type="float" office:value="1200" calcext:value-type="float">
            <text:p>1200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170" calcext:value-type="float">
            <text:p>170</text:p>
          </table:table-cell>
          <table:table-cell table:style-name="ce182" table:formula="of:=[.M197]*[.G197]" office:value-type="currency" office:currency="USD" office:value="5.899" calcext:value-type="currency">
            <text:p>$5.90</text:p>
          </table:table-cell>
          <table:table-cell table:style-name="ce61" office:value-type="float" office:value="170" calcext:value-type="float">
            <text:p>170</text:p>
          </table:table-cell>
          <table:table-cell table:style-name="ce156" table:formula="of:=[.O197]*[.G197]" office:value-type="currency" office:currency="USD" office:value="5.899" calcext:value-type="currency">
            <text:p>$5.90</text:p>
          </table:table-cell>
          <table:table-cell table:style-name="ce156" table:formula="of:=[.L197]*[.G197]" office:value-type="currency" office:currency="USD" office:value="31.23" calcext:value-type="currency">
            <text:p>$31.23</text:p>
          </table:table-cell>
          <table:table-cell table:formula="of:=IF(MAX(0;([.K197]-[.O197]));MAX(0;([.K197]-[.O197]));&quot; &quot;)" office:value-type="float" office:value="1030" calcext:value-type="float">
            <text:p>103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12" table:formula="of:=IF([.R197]=&quot; &quot;;&quot; &quot;;[.R197]*[.G197])" office:value-type="currency" office:currency="USD" office:value="35.741" calcext:value-type="currency">
            <text:p>$35.7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Grid Charger Aluminum Tray</text:p>
          </table:table-cell>
          <table:table-cell table:style-name="ce78" office:value-type="string" calcext:value-type="string">
            <text:p>EVS</text:p>
          </table:table-cell>
          <table:table-cell table:style-name="ce78" office:value-type="string" calcext:value-type="string">
            <text:p>LIBCM-00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112" office:value-type="currency" office:currency="USD" office:value="11.25" calcext:value-type="currency">
            <text:p>$11.25</text:p>
          </table:table-cell>
          <table:table-cell table:style-name="ce112" table:formula="of:=[.G198]*[.E198]" office:value-type="currency" office:currency="USD" office:value="0" calcext:value-type="currency">
            <text:p>$0.00</text:p>
          </table:table-cell>
          <table:table-cell table:style-name="ce156" table:formula="of:=[.F198]*[.G198]" office:value-type="currency" office:currency="USD" office:value="11.25" calcext:value-type="currency">
            <text:p>$11.25</text:p>
          </table:table-cell>
          <table:table-cell table:style-name="ce156" table:formula="of:=[.H198]*[.E$2]+[.I198]*[.$E$1]" office:value-type="currency" office:currency="USD" office:value="1125" calcext:value-type="currency">
            <text:p>$1,125.00</text:p>
          </table:table-cell>
          <table:table-cell table:style-name="ce60" table:formula="of:=[.E198]*[.$E$2]+[.F198]*[.$E$1]" office:value-type="float" office:value="100" calcext:value-type="float">
            <text:p>10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" calcext:value-type="float">
            <text:p>1</text:p>
          </table:table-cell>
          <table:table-cell table:style-name="ce182" table:formula="of:=[.M198]*[.G198]" office:value-type="currency" office:currency="USD" office:value="11.25" calcext:value-type="currency">
            <text:p>$11.25</text:p>
          </table:table-cell>
          <table:table-cell table:style-name="ce61" office:value-type="float" office:value="106" calcext:value-type="float">
            <text:p>106</text:p>
          </table:table-cell>
          <table:table-cell table:style-name="ce156" table:formula="of:=[.O198]*[.G198]" office:value-type="currency" office:currency="USD" office:value="1192.5" calcext:value-type="currency">
            <text:p>$1,192.50</text:p>
          </table:table-cell>
          <table:table-cell table:style-name="ce156" table:formula="of:=[.L198]*[.G198]" office:value-type="currency" office:currency="USD" office:value="562.5" calcext:value-type="currency">
            <text:p>$562.50</text:p>
          </table:table-cell>
          <table:table-cell table:formula="of:=IF(MAX(0;([.K198]-[.O198]));MAX(0;([.K198]-[.O19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198]=&quot; &quot;;&quot; &quot;;[.R198]*[.G198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PEMSERT ¼”</text:p>
          </table:table-cell>
          <table:table-cell table:style-name="ce78" office:value-type="string" calcext:value-type="string">
            <text:p>Amazon</text:p>
            <text:p>McMaster</text:p>
          </table:table-cell>
          <table:table-cell table:style-name="ce78" office:value-type="string" calcext:value-type="string">
            <text:p>CLS-0420-2 0.250-2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112" table:formula="of:=168.99/500" office:value-type="currency" office:currency="USD" office:value="0.33798" calcext:value-type="currency">
            <text:p>$0.34</text:p>
          </table:table-cell>
          <table:table-cell table:style-name="ce112" table:formula="of:=[.G199]*[.E199]" office:value-type="currency" office:currency="USD" office:value="0" calcext:value-type="currency">
            <text:p>$0.00</text:p>
          </table:table-cell>
          <table:table-cell table:style-name="ce156" table:formula="of:=[.F199]*[.G199]" office:value-type="currency" office:currency="USD" office:value="1.35192" calcext:value-type="currency">
            <text:p>$1.35</text:p>
          </table:table-cell>
          <table:table-cell table:style-name="ce156" table:formula="of:=[.H199]*[.E$2]+[.I199]*[.$E$1]" office:value-type="currency" office:currency="USD" office:value="135.192" calcext:value-type="currency">
            <text:p>$135.19</text:p>
          </table:table-cell>
          <table:table-cell table:style-name="ce60" table:formula="of:=[.E199]*[.$E$2]+[.F199]*[.$E$1]" office:value-type="float" office:value="400" calcext:value-type="float">
            <text:p>400</text:p>
          </table:table-cell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401" calcext:value-type="float">
            <text:p>401</text:p>
          </table:table-cell>
          <table:table-cell table:style-name="ce182" table:formula="of:=[.M199]*[.G199]" office:value-type="currency" office:currency="USD" office:value="135.52998" calcext:value-type="currency">
            <text:p>$135.53</text:p>
          </table:table-cell>
          <table:table-cell table:style-name="ce61" office:value-type="float" office:value="393" calcext:value-type="float">
            <text:p>393</text:p>
          </table:table-cell>
          <table:table-cell table:style-name="ce156" table:formula="of:=[.O199]*[.G199]" office:value-type="currency" office:currency="USD" office:value="132.82614" calcext:value-type="currency">
            <text:p>$132.83</text:p>
          </table:table-cell>
          <table:table-cell table:style-name="ce156" table:formula="of:=[.L199]*[.G199]" office:value-type="currency" office:currency="USD" office:value="202.788" calcext:value-type="currency">
            <text:p>$202.79</text:p>
          </table:table-cell>
          <table:table-cell table:formula="of:=IF(MAX(0;([.K199]-[.O199]));MAX(0;([.K199]-[.O199]));&quot; &quot;)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12" table:formula="of:=IF([.R199]=&quot; &quot;;&quot; &quot;;[.R199]*[.G199])" office:value-type="currency" office:currency="USD" office:value="2.36586" calcext:value-type="currency">
            <text:p>$2.37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Aluminum Bracket - 1x1x18.125” @ 0.125” wall</text:p>
          </table:table-cell>
          <table:table-cell table:style-name="ce78" office:value-type="string" calcext:value-type="string">
            <text:p>EVS</text:p>
          </table:table-cell>
          <table:table-cell table:style-name="ce78" office:value-type="string" calcext:value-type="string">
            <text:p>LiBCM-00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112" office:value-type="currency" office:currency="USD" office:value="33.95" calcext:value-type="currency">
            <text:p>$33.95</text:p>
          </table:table-cell>
          <table:table-cell table:style-name="ce112" table:formula="of:=[.G200]*[.E200]" office:value-type="currency" office:currency="USD" office:value="0" calcext:value-type="currency">
            <text:p>$0.00</text:p>
          </table:table-cell>
          <table:table-cell table:style-name="ce156" table:formula="of:=[.F200]*[.G200]" office:value-type="currency" office:currency="USD" office:value="67.9" calcext:value-type="currency">
            <text:p>$67.90</text:p>
          </table:table-cell>
          <table:table-cell table:style-name="ce156" table:formula="of:=[.H200]*[.E$2]+[.I200]*[.$E$1]" office:value-type="currency" office:currency="USD" office:value="6790" calcext:value-type="currency">
            <text:p>$6,790.00</text:p>
          </table:table-cell>
          <table:table-cell table:style-name="ce60" table:formula="of:=[.E200]*[.$E$2]+[.F200]*[.$E$1]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182" table:formula="of:=[.M200]*[.G200]" office:value-type="currency" office:currency="USD" office:value="0" calcext:value-type="currency">
            <text:p>$0.00</text:p>
          </table:table-cell>
          <table:table-cell table:style-name="ce61" office:value-type="float" office:value="197" calcext:value-type="float">
            <text:p>197</text:p>
          </table:table-cell>
          <table:table-cell table:style-name="ce156" table:formula="of:=[.O200]*[.G200]" office:value-type="currency" office:currency="USD" office:value="6688.15" calcext:value-type="currency">
            <text:p>$6,688.15</text:p>
          </table:table-cell>
          <table:table-cell table:style-name="ce156" table:formula="of:=[.L200]*[.G200]" office:value-type="currency" office:currency="USD" office:value="3395" calcext:value-type="currency">
            <text:p>$3,395.00</text:p>
          </table:table-cell>
          <table:table-cell table:formula="of:=IF(MAX(0;([.K200]-[.O200]));MAX(0;([.K200]-[.O200]));&quot; &quot;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200]=&quot; &quot;;&quot; &quot;;[.R200]*[.G200])" office:value-type="currency" office:currency="USD" office:value="101.85" calcext:value-type="currency">
            <text:p>$101.8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Heat shrink ¼"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DWP014K-ND</text:p>
            <text:p>ES2000-NO.1-C1-0-STK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office:annotation draw:style-name="gr1" draw:text-style-name="P2" svg:width="1.1413in" svg:height="0.7083in" svg:x="7.4114in" svg:y="49.6248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12" table:formula="of:=7.686/4/12" office:value-type="currency" office:currency="USD" office:value="0.160125" calcext:value-type="currency">
            <text:p>$0.16</text:p>
          </table:table-cell>
          <table:table-cell table:style-name="ce112" table:formula="of:=[.G201]*[.E201]" office:value-type="currency" office:currency="USD" office:value="0" calcext:value-type="currency">
            <text:p>$0.00</text:p>
          </table:table-cell>
          <table:table-cell table:style-name="ce156" table:formula="of:=[.F201]*[.G201]" office:value-type="currency" office:currency="USD" office:value="0.6405" calcext:value-type="currency">
            <text:p>$0.64</text:p>
          </table:table-cell>
          <table:table-cell table:style-name="ce156" table:formula="of:=[.H201]*[.E$2]+[.I201]*[.$E$1]" office:value-type="currency" office:currency="USD" office:value="64.05" calcext:value-type="currency">
            <text:p>$64.05</text:p>
          </table:table-cell>
          <table:table-cell table:style-name="ce60" table:formula="of:=[.E201]*[.$E$2]+[.F201]*[.$E$1]" office:value-type="float" office:value="400" calcext:value-type="float">
            <text:p>40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91" calcext:value-type="float">
            <text:p>91</text:p>
          </table:table-cell>
          <table:table-cell table:style-name="ce182" table:formula="of:=[.M201]*[.G201]" office:value-type="currency" office:currency="USD" office:value="14.571375" calcext:value-type="currency">
            <text:p>$14.57</text:p>
          </table:table-cell>
          <table:table-cell table:style-name="ce61" table:formula="of:=20*12" office:value-type="float" office:value="240" calcext:value-type="float">
            <text:p>240</text:p>
          </table:table-cell>
          <table:table-cell table:style-name="ce156" table:formula="of:=[.O201]*[.G201]" office:value-type="currency" office:currency="USD" office:value="38.43" calcext:value-type="currency">
            <text:p>$38.43</text:p>
          </table:table-cell>
          <table:table-cell table:style-name="ce156" table:formula="of:=[.L201]*[.G201]" office:value-type="currency" office:currency="USD" office:value="3.2025" calcext:value-type="currency">
            <text:p>$3.20</text:p>
          </table:table-cell>
          <table:table-cell table:formula="of:=IF(MAX(0;([.K201]-[.O201]));MAX(0;([.K201]-[.O201]));&quot; &quot;)" office:value-type="float" office:value="160" calcext:value-type="float">
            <text:p>160</text:p>
          </table:table-cell>
          <table:table-cell table:number-columns-repeated="2"/>
          <table:table-cell table:style-name="ce112" table:formula="of:=IF([.R201]=&quot; &quot;;&quot; &quot;;[.R201]*[.G201])" office:value-type="currency" office:currency="USD" office:value="25.62" calcext:value-type="currency">
            <text:p>$25.6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Heat shrink 3/16"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DWP316K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office:annotation draw:style-name="gr1" draw:text-style-name="P2" svg:width="1.1413in" svg:height="0.7083in" svg:x="7.4114in" svg:y="49.951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12" table:formula="of:=6.136/4/12" office:value-type="currency" office:currency="USD" office:value="0.127833333333333" calcext:value-type="currency">
            <text:p>$0.13</text:p>
          </table:table-cell>
          <table:table-cell table:style-name="ce112" table:formula="of:=[.G202]*[.E202]" office:value-type="currency" office:currency="USD" office:value="0" calcext:value-type="currency">
            <text:p>$0.00</text:p>
          </table:table-cell>
          <table:table-cell table:style-name="ce156" table:formula="of:=[.F202]*[.G202]" office:value-type="currency" office:currency="USD" office:value="0.383499999999999" calcext:value-type="currency">
            <text:p>$0.38</text:p>
          </table:table-cell>
          <table:table-cell table:style-name="ce156" table:formula="of:=[.H202]*[.E$2]+[.I202]*[.$E$1]" office:value-type="currency" office:currency="USD" office:value="38.3499999999999" calcext:value-type="currency">
            <text:p>$38.35</text:p>
          </table:table-cell>
          <table:table-cell table:style-name="ce60" table:formula="of:=[.E202]*[.$E$2]+[.F202]*[.$E$1]" office:value-type="float" office:value="300" calcext:value-type="float">
            <text:p>30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" calcext:value-type="float">
            <text:p>0</text:p>
          </table:table-cell>
          <table:table-cell table:style-name="ce182" table:formula="of:=[.M202]*[.G202]" office:value-type="currency" office:currency="USD" office:value="0" calcext:value-type="currency">
            <text:p>$0.00</text:p>
          </table:table-cell>
          <table:table-cell table:style-name="ce61" table:formula="of:=36*12" office:value-type="float" office:value="432" calcext:value-type="float">
            <text:p>432</text:p>
          </table:table-cell>
          <table:table-cell table:style-name="ce156" table:formula="of:=[.O202]*[.G202]" office:value-type="currency" office:currency="USD" office:value="55.2239999999999" calcext:value-type="currency">
            <text:p>$55.22</text:p>
          </table:table-cell>
          <table:table-cell table:style-name="ce156" table:formula="of:=[.L202]*[.G202]" office:value-type="currency" office:currency="USD" office:value="2.55666666666666" calcext:value-type="currency">
            <text:p>$2.56</text:p>
          </table:table-cell>
          <table:table-cell table:formula="of:=IF(MAX(0;([.K202]-[.O202]));MAX(0;([.K202]-[.O202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202]=&quot; &quot;;&quot; &quot;;[.R202]*[.G202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14P Ribbon Cable - Insulated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MB14J-100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style-name="ce112" office:value-type="currency" office:currency="USD" office:value="2.06" calcext:value-type="currency">
            <text:p>$2.06</text:p>
          </table:table-cell>
          <table:table-cell table:style-name="ce112" table:formula="of:=[.G203]*[.E203]" office:value-type="currency" office:currency="USD" office:value="0" calcext:value-type="currency">
            <text:p>$0.00</text:p>
          </table:table-cell>
          <table:table-cell table:style-name="ce156" table:formula="of:=[.F203]*[.G203]" office:value-type="currency" office:currency="USD" office:value="10.3" calcext:value-type="currency">
            <text:p>$10.30</text:p>
          </table:table-cell>
          <table:table-cell table:style-name="ce156" table:formula="of:=[.H203]*[.E$2]+[.I203]*[.$E$1]" office:value-type="currency" office:currency="USD" office:value="1030" calcext:value-type="currency">
            <text:p>$1,030.00</text:p>
          </table:table-cell>
          <table:table-cell table:style-name="ce60" table:formula="of:=[.E203]*[.$E$2]+[.F203]*[.$E$1]" office:value-type="float" office:value="500" calcext:value-type="float">
            <text:p>500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100" calcext:value-type="float">
            <text:p>100</text:p>
          </table:table-cell>
          <table:table-cell table:style-name="ce182" table:formula="of:=[.M203]*[.G203]" office:value-type="currency" office:currency="USD" office:value="206" calcext:value-type="currency">
            <text:p>$206.00</text:p>
          </table:table-cell>
          <table:table-cell table:style-name="ce61" office:value-type="float" office:value="0" calcext:value-type="float">
            <text:p>0</text:p>
          </table:table-cell>
          <table:table-cell table:style-name="ce156" table:formula="of:=[.O203]*[.G203]" office:value-type="currency" office:currency="USD" office:value="0" calcext:value-type="currency">
            <text:p>$0.00</text:p>
          </table:table-cell>
          <table:table-cell table:style-name="ce156" table:formula="of:=[.L203]*[.G203]" office:value-type="currency" office:currency="USD" office:value="618" calcext:value-type="currency">
            <text:p>$618.00</text:p>
          </table:table-cell>
          <table:table-cell table:formula="of:=IF(MAX(0;([.K203]-[.O203]));MAX(0;([.K203]-[.O203]));&quot; &quot;)" office:value-type="float" office:value="500" calcext:value-type="float">
            <text:p>500</text:p>
          </table:table-cell>
          <table:table-cell table:number-columns-repeated="2"/>
          <table:table-cell table:style-name="ce112" table:formula="of:=IF([.R203]=&quot; &quot;;&quot; &quot;;[.R203]*[.G203])" office:value-type="currency" office:currency="USD" office:value="1030" calcext:value-type="currency">
            <text:p>$1,030.0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Resistor – 8k25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RMCF1206FT8K25CT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112" table:formula="of:=0.006" office:value-type="currency" office:currency="USD" office:value="0.006" calcext:value-type="currency">
            <text:p>$0.01</text:p>
          </table:table-cell>
          <table:table-cell table:style-name="ce112" table:formula="of:=[.G204]*[.E204]" office:value-type="currency" office:currency="USD" office:value="0" calcext:value-type="currency">
            <text:p>$0.00</text:p>
          </table:table-cell>
          <table:table-cell table:style-name="ce156" table:formula="of:=[.F204]*[.G204]" office:value-type="currency" office:currency="USD" office:value="0.012" calcext:value-type="currency">
            <text:p>$0.01</text:p>
          </table:table-cell>
          <table:table-cell table:style-name="ce156" table:formula="of:=[.H204]*[.E$2]+[.I204]*[.$E$1]" office:value-type="currency" office:currency="USD" office:value="1.2" calcext:value-type="currency">
            <text:p>$1.20</text:p>
          </table:table-cell>
          <table:table-cell table:style-name="ce60" table:formula="of:=[.E204]*[.$E$2]+[.F204]*[.$E$1]" office:value-type="float" office:value="200" calcext:value-type="float">
            <text:p>200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950" calcext:value-type="float">
            <text:p>950</text:p>
          </table:table-cell>
          <table:table-cell table:style-name="ce182" table:formula="of:=[.M204]*[.G204]" office:value-type="currency" office:currency="USD" office:value="5.7" calcext:value-type="currency">
            <text:p>$5.70</text:p>
          </table:table-cell>
          <table:table-cell table:style-name="ce61" office:value-type="float" office:value="950" calcext:value-type="float">
            <text:p>950</text:p>
          </table:table-cell>
          <table:table-cell table:style-name="ce156" table:formula="of:=[.O204]*[.G204]" office:value-type="currency" office:currency="USD" office:value="5.7" calcext:value-type="currency">
            <text:p>$5.70</text:p>
          </table:table-cell>
          <table:table-cell table:style-name="ce156" table:formula="of:=[.L204]*[.G204]" office:value-type="currency" office:currency="USD" office:value="6" calcext:value-type="currency">
            <text:p>$6.00</text:p>
          </table:table-cell>
          <table:table-cell table:formula="of:=IF(MAX(0;([.K204]-[.O204]));MAX(0;([.K204]-[.O20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204]=&quot; &quot;;&quot; &quot;;[.R204]*[.G204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Resistor – 13k3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RHM13.3KCJCT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112" office:value-type="currency" office:currency="USD" office:value="0.0052" calcext:value-type="currency">
            <text:p>$0.01</text:p>
          </table:table-cell>
          <table:table-cell table:style-name="ce112" table:formula="of:=[.G205]*[.E205]" office:value-type="currency" office:currency="USD" office:value="0" calcext:value-type="currency">
            <text:p>$0.00</text:p>
          </table:table-cell>
          <table:table-cell table:style-name="ce156" table:formula="of:=[.F205]*[.G205]" office:value-type="currency" office:currency="USD" office:value="0.0104" calcext:value-type="currency">
            <text:p>$0.01</text:p>
          </table:table-cell>
          <table:table-cell table:style-name="ce156" table:formula="of:=[.H205]*[.E$2]+[.I205]*[.$E$1]" office:value-type="currency" office:currency="USD" office:value="1.04" calcext:value-type="currency">
            <text:p>$1.04</text:p>
          </table:table-cell>
          <table:table-cell table:style-name="ce60" table:formula="of:=[.E205]*[.$E$2]+[.F205]*[.$E$1]" office:value-type="float" office:value="200" calcext:value-type="float">
            <text:p>200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950" calcext:value-type="float">
            <text:p>950</text:p>
          </table:table-cell>
          <table:table-cell table:style-name="ce182" table:formula="of:=[.M205]*[.G205]" office:value-type="currency" office:currency="USD" office:value="4.94" calcext:value-type="currency">
            <text:p>$4.94</text:p>
          </table:table-cell>
          <table:table-cell table:style-name="ce61" office:value-type="float" office:value="950" calcext:value-type="float">
            <text:p>950</text:p>
          </table:table-cell>
          <table:table-cell table:style-name="ce156" table:formula="of:=[.O205]*[.G205]" office:value-type="currency" office:currency="USD" office:value="4.94" calcext:value-type="currency">
            <text:p>$4.94</text:p>
          </table:table-cell>
          <table:table-cell table:style-name="ce156" table:formula="of:=[.L205]*[.G205]" office:value-type="currency" office:currency="USD" office:value="5.2" calcext:value-type="currency">
            <text:p>$5.20</text:p>
          </table:table-cell>
          <table:table-cell table:formula="of:=IF(MAX(0;([.K205]-[.O205]));MAX(0;([.K205]-[.O205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205]=&quot; &quot;;&quot; &quot;;[.R205]*[.G205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2 conductor Cable 22AWG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BEL1080-100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112" table:formula="of:=48.31/100" office:value-type="currency" office:currency="USD" office:value="0.4831" calcext:value-type="currency">
            <text:p>$0.48</text:p>
          </table:table-cell>
          <table:table-cell table:style-name="ce112" table:formula="of:=[.G206]*[.E206]" office:value-type="currency" office:currency="USD" office:value="0" calcext:value-type="currency">
            <text:p>$0.00</text:p>
          </table:table-cell>
          <table:table-cell table:style-name="ce156" table:formula="of:=[.F206]*[.G206]" office:value-type="currency" office:currency="USD" office:value="0.9662" calcext:value-type="currency">
            <text:p>$0.97</text:p>
          </table:table-cell>
          <table:table-cell table:style-name="ce156" table:formula="of:=[.H206]*[.E$2]+[.I206]*[.$E$1]" office:value-type="currency" office:currency="USD" office:value="96.62" calcext:value-type="currency">
            <text:p>$96.62</text:p>
          </table:table-cell>
          <table:table-cell table:style-name="ce60" table:formula="of:=[.E206]*[.$E$2]+[.F206]*[.$E$1]" office:value-type="float" office:value="200" calcext:value-type="float">
            <text:p>200</text:p>
          </table:table-cell>
          <table:table-cell table:style-name="ce61" office:value-type="float" office:value="300" calcext:value-type="float">
            <text:p>300</text:p>
          </table:table-cell>
          <table:table-cell table:style-name="ce54" office:value-type="float" office:value="150" calcext:value-type="float">
            <text:p>150</text:p>
          </table:table-cell>
          <table:table-cell table:style-name="ce182" table:formula="of:=[.M206]*[.G206]" office:value-type="currency" office:currency="USD" office:value="72.465" calcext:value-type="currency">
            <text:p>$72.47</text:p>
          </table:table-cell>
          <table:table-cell table:style-name="ce61" office:value-type="float" office:value="200" calcext:value-type="float">
            <text:p>200</text:p>
          </table:table-cell>
          <table:table-cell table:style-name="ce156" table:formula="of:=[.O206]*[.G206]" office:value-type="currency" office:currency="USD" office:value="96.62" calcext:value-type="currency">
            <text:p>$96.62</text:p>
          </table:table-cell>
          <table:table-cell table:style-name="ce156" table:formula="of:=[.L206]*[.G206]" office:value-type="currency" office:currency="USD" office:value="144.93" calcext:value-type="currency">
            <text:p>$144.93</text:p>
          </table:table-cell>
          <table:table-cell table:formula="of:=IF(MAX(0;([.K206]-[.O206]));MAX(0;([.K206]-[.O206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206]=&quot; &quot;;&quot; &quot;;[.R206]*[.G206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Blue Hookup Wire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CN513L-100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112" table:formula="of:=26.9/100" office:value-type="currency" office:currency="USD" office:value="0.269" calcext:value-type="currency">
            <text:p>$0.27</text:p>
          </table:table-cell>
          <table:table-cell table:style-name="ce112" table:formula="of:=[.G207]*[.E207]" office:value-type="currency" office:currency="USD" office:value="0" calcext:value-type="currency">
            <text:p>$0.00</text:p>
          </table:table-cell>
          <table:table-cell table:style-name="ce156" table:formula="of:=[.F207]*[.G207]" office:value-type="currency" office:currency="USD" office:value="0.538" calcext:value-type="currency">
            <text:p>$0.54</text:p>
          </table:table-cell>
          <table:table-cell table:style-name="ce156" table:formula="of:=[.H207]*[.E$2]+[.I207]*[.$E$1]" office:value-type="currency" office:currency="USD" office:value="53.8" calcext:value-type="currency">
            <text:p>$53.80</text:p>
          </table:table-cell>
          <table:table-cell table:style-name="ce60" table:formula="of:=[.E207]*[.$E$2]+[.F207]*[.$E$1]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54" office:value-type="float" office:value="5" calcext:value-type="float">
            <text:p>5</text:p>
          </table:table-cell>
          <table:table-cell table:style-name="ce182" table:formula="of:=[.M207]*[.G207]" office:value-type="currency" office:currency="USD" office:value="1.345" calcext:value-type="currency">
            <text:p>$1.35</text:p>
          </table:table-cell>
          <table:table-cell table:style-name="ce122" office:value-type="float" office:value="40" calcext:value-type="float">
            <text:p>40</text:p>
          </table:table-cell>
          <table:table-cell table:style-name="ce156" table:formula="of:=[.O207]*[.G207]" office:value-type="currency" office:currency="USD" office:value="10.76" calcext:value-type="currency">
            <text:p>$10.76</text:p>
          </table:table-cell>
          <table:table-cell table:style-name="ce156" table:formula="of:=[.L207]*[.G207]" office:value-type="currency" office:currency="USD" office:value="26.9" calcext:value-type="currency">
            <text:p>$26.90</text:p>
          </table:table-cell>
          <table:table-cell table:formula="of:=IF(MAX(0;([.K207]-[.O207]));MAX(0;([.K207]-[.O207]));&quot; &quot;)" office:value-type="float" office:value="160" calcext:value-type="float">
            <text:p>160</text:p>
          </table:table-cell>
          <table:table-cell table:number-columns-repeated="2"/>
          <table:table-cell table:style-name="ce112" table:formula="of:=IF([.R207]=&quot; &quot;;&quot; &quot;;[.R207]*[.G207])" office:value-type="currency" office:currency="USD" office:value="43.04" calcext:value-type="currency">
            <text:p>$43.0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IMA top cover felt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string" calcext:value-type="string">
            <text:p>Pllieay 2"x0.04x14.7 feet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office:annotation draw:style-name="gr1" draw:text-style-name="P2" svg:width="1.1413in" svg:height="0.7083in" svg:x="7.4114in" svg:y="51.0177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12" table:formula="of:=6.99/14.7" office:value-type="currency" office:currency="USD" office:value="0.475510204081633" calcext:value-type="currency">
            <text:p>$0.48</text:p>
          </table:table-cell>
          <table:table-cell table:style-name="ce112" table:formula="of:=[.G208]*[.E208]" office:value-type="currency" office:currency="USD" office:value="0" calcext:value-type="currency">
            <text:p>$0.00</text:p>
          </table:table-cell>
          <table:table-cell table:style-name="ce156" table:formula="of:=[.F208]*[.G208]" office:value-type="currency" office:currency="USD" office:value="1.90204081632653" calcext:value-type="currency">
            <text:p>$1.90</text:p>
          </table:table-cell>
          <table:table-cell table:style-name="ce156" table:formula="of:=[.H208]*[.E$2]+[.I208]*[.$E$1]" office:value-type="currency" office:currency="USD" office:value="190.204081632653" calcext:value-type="currency">
            <text:p>$190.20</text:p>
          </table:table-cell>
          <table:table-cell table:style-name="ce60" table:formula="of:=[.E208]*[.$E$2]+[.F208]*[.$E$1]" office:value-type="float" office:value="400" calcext:value-type="float">
            <text:p>400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formula="of:=233/12" office:value-type="float" office:value="19.4166666666667" calcext:value-type="float">
            <text:p>19.42</text:p>
          </table:table-cell>
          <table:table-cell table:style-name="ce182" table:formula="of:=[.M208]*[.G208]" office:value-type="currency" office:currency="USD" office:value="9.23282312925172" calcext:value-type="currency">
            <text:p>$9.23</text:p>
          </table:table-cell>
          <table:table-cell table:style-name="ce61" office:value-type="float" office:value="140" calcext:value-type="float">
            <text:p>140</text:p>
          </table:table-cell>
          <table:table-cell table:style-name="ce156" table:formula="of:=[.O208]*[.G208]" office:value-type="currency" office:currency="USD" office:value="66.5714285714286" calcext:value-type="currency">
            <text:p>$66.57</text:p>
          </table:table-cell>
          <table:table-cell table:style-name="ce156" table:formula="of:=[.L208]*[.G208]" office:value-type="currency" office:currency="USD" office:value="7.1326530612245" calcext:value-type="currency">
            <text:p>$7.13</text:p>
          </table:table-cell>
          <table:table-cell table:formula="of:=IF(MAX(0;([.K208]-[.O208]));MAX(0;([.K208]-[.O208]));&quot; &quot;)" office:value-type="float" office:value="260" calcext:value-type="float">
            <text:p>260</text:p>
          </table:table-cell>
          <table:table-cell table:number-columns-repeated="2"/>
          <table:table-cell table:style-name="ce112" table:formula="of:=IF([.R208]=&quot; &quot;;&quot; &quot;;[.R208]*[.G208])" office:value-type="currency" office:currency="USD" office:value="123.632653061225" calcext:value-type="currency">
            <text:p>$123.63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Round Felt Pads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string" calcext:value-type="string">
            <text:p>32mm (1.25") round 2mm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112" table:formula="of:=9.99/48" office:value-type="currency" office:currency="USD" office:value="0.208125" calcext:value-type="currency">
            <text:p>$0.21</text:p>
          </table:table-cell>
          <table:table-cell table:style-name="ce112" table:formula="of:=[.G209]*[.E209]" office:value-type="currency" office:currency="USD" office:value="0" calcext:value-type="currency">
            <text:p>$0.00</text:p>
          </table:table-cell>
          <table:table-cell table:style-name="ce156" table:formula="of:=[.F209]*[.G209]" office:value-type="currency" office:currency="USD" office:value="1.665" calcext:value-type="currency">
            <text:p>$1.67</text:p>
          </table:table-cell>
          <table:table-cell table:style-name="ce156" table:formula="of:=[.H209]*[.E$2]+[.I209]*[.$E$1]" office:value-type="currency" office:currency="USD" office:value="166.5" calcext:value-type="currency">
            <text:p>$166.50</text:p>
          </table:table-cell>
          <table:table-cell table:style-name="ce60" table:formula="of:=[.E209]*[.$E$2]+[.F209]*[.$E$1]" office:value-type="float" office:value="800" calcext:value-type="float">
            <text:p>800</text:p>
          </table:table-cell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56" calcext:value-type="float">
            <text:p>56</text:p>
          </table:table-cell>
          <table:table-cell table:style-name="ce182" table:formula="of:=[.M209]*[.G209]" office:value-type="currency" office:currency="USD" office:value="11.655" calcext:value-type="currency">
            <text:p>$11.66</text:p>
          </table:table-cell>
          <table:table-cell table:style-name="ce61" office:value-type="float" office:value="13" calcext:value-type="float">
            <text:p>13</text:p>
          </table:table-cell>
          <table:table-cell table:style-name="ce156" table:formula="of:=[.O209]*[.G209]" office:value-type="currency" office:currency="USD" office:value="2.705625" calcext:value-type="currency">
            <text:p>$2.71</text:p>
          </table:table-cell>
          <table:table-cell table:style-name="ce156" table:formula="of:=[.L209]*[.G209]" office:value-type="currency" office:currency="USD" office:value="83.25" calcext:value-type="currency">
            <text:p>$83.25</text:p>
          </table:table-cell>
          <table:table-cell table:formula="of:=IF(MAX(0;([.K209]-[.O209]));MAX(0;([.K209]-[.O209]));&quot; &quot;)" office:value-type="float" office:value="787" calcext:value-type="float">
            <text:p>787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112" table:formula="of:=IF([.R209]=&quot; &quot;;&quot; &quot;;[.R209]*[.G209])" office:value-type="currency" office:currency="USD" office:value="163.794375" calcext:value-type="currency">
            <text:p>$163.79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PCB – Samsung SDI Module</text:p>
          </table:table-cell>
          <table:table-cell table:style-name="ce78" office:value-type="string" calcext:value-type="string">
            <text:p>JLCPCB</text:p>
          </table:table-cell>
          <table:table-cell table:style-name="ce78" office:value-type="string" calcext:value-type="string">
            <text:p>-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style-name="ce112" table:formula="of:=585.36/250" office:value-type="currency" office:currency="USD" office:value="2.34144" calcext:value-type="currency">
            <text:p>$2.34</text:p>
          </table:table-cell>
          <table:table-cell table:style-name="ce112" table:formula="of:=[.G210]*[.E210]" office:value-type="currency" office:currency="USD" office:value="0" calcext:value-type="currency">
            <text:p>$0.00</text:p>
          </table:table-cell>
          <table:table-cell table:style-name="ce156" table:formula="of:=[.F210]*[.G210]" office:value-type="currency" office:currency="USD" office:value="11.7072" calcext:value-type="currency">
            <text:p>$11.71</text:p>
          </table:table-cell>
          <table:table-cell table:style-name="ce156" table:formula="of:=[.H210]*[.E$2]+[.I210]*[.$E$1]" office:value-type="currency" office:currency="USD" office:value="1170.72" calcext:value-type="currency">
            <text:p>$1,170.72</text:p>
          </table:table-cell>
          <table:table-cell table:style-name="ce60" table:formula="of:=[.E210]*[.$E$2]+[.F210]*[.$E$1]" office:value-type="float" office:value="500" calcext:value-type="float">
            <text:p>50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0" calcext:value-type="float">
            <text:p>0</text:p>
          </table:table-cell>
          <table:table-cell table:style-name="ce182" table:formula="of:=[.M210]*[.G210]" office:value-type="currency" office:currency="USD" office:value="0" calcext:value-type="currency">
            <text:p>$0.00</text:p>
          </table:table-cell>
          <table:table-cell table:style-name="ce61" office:value-type="float" office:value="31" calcext:value-type="float">
            <text:p>31</text:p>
          </table:table-cell>
          <table:table-cell table:style-name="ce156" table:formula="of:=[.O210]*[.G210]" office:value-type="currency" office:currency="USD" office:value="72.58464" calcext:value-type="currency">
            <text:p>$72.58</text:p>
          </table:table-cell>
          <table:table-cell table:style-name="ce156" table:formula="of:=[.L210]*[.G210]" office:value-type="currency" office:currency="USD" office:value="585.36" calcext:value-type="currency">
            <text:p>$585.36</text:p>
          </table:table-cell>
          <table:table-cell table:formula="of:=IF(MAX(0;([.K210]-[.O210]));MAX(0;([.K210]-[.O210]));&quot; &quot;)" office:value-type="float" office:value="469" calcext:value-type="float">
            <text:p>469</text:p>
          </table:table-cell>
          <table:table-cell table:number-columns-repeated="2"/>
          <table:table-cell table:style-name="ce112" table:formula="of:=IF([.R210]=&quot; &quot;;&quot; &quot;;[.R210]*[.G210])" office:value-type="currency" office:currency="USD" office:value="1098.13536" calcext:value-type="currency">
            <text:p>$1,098.14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Lower Aluminum Tray</text:p>
          </table:table-cell>
          <table:table-cell table:style-name="ce78" office:value-type="string" calcext:value-type="string">
            <text:p>EVS</text:p>
          </table:table-cell>
          <table:table-cell table:style-name="ce78" office:value-type="string" calcext:value-type="string">
            <text:p>LIBCM-00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112" office:value-type="currency" office:currency="USD" office:value="41.65" calcext:value-type="currency">
            <text:p>$41.65</text:p>
          </table:table-cell>
          <table:table-cell table:style-name="ce112" table:formula="of:=[.G211]*[.E211]" office:value-type="currency" office:currency="USD" office:value="0" calcext:value-type="currency">
            <text:p>$0.00</text:p>
          </table:table-cell>
          <table:table-cell table:style-name="ce156" table:formula="of:=[.F211]*[.G211]" office:value-type="currency" office:currency="USD" office:value="41.65" calcext:value-type="currency">
            <text:p>$41.65</text:p>
          </table:table-cell>
          <table:table-cell table:style-name="ce156" table:formula="of:=[.H211]*[.E$2]+[.I211]*[.$E$1]" office:value-type="currency" office:currency="USD" office:value="4165" calcext:value-type="currency">
            <text:p>$4,165.00</text:p>
          </table:table-cell>
          <table:table-cell table:style-name="ce60" table:formula="of:=[.E211]*[.$E$2]+[.F211]*[.$E$1]" office:value-type="float" office:value="100" calcext:value-type="float">
            <text:p>100</text:p>
          </table:table-cell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5" calcext:value-type="float">
            <text:p>5</text:p>
          </table:table-cell>
          <table:table-cell table:style-name="ce182" table:formula="of:=[.M211]*[.G211]" office:value-type="currency" office:currency="USD" office:value="208.25" calcext:value-type="currency">
            <text:p>$208.25</text:p>
          </table:table-cell>
          <table:table-cell table:style-name="ce61" office:value-type="float" office:value="109" calcext:value-type="float">
            <text:p>109</text:p>
          </table:table-cell>
          <table:table-cell table:style-name="ce156" table:formula="of:=[.O211]*[.G211]" office:value-type="currency" office:currency="USD" office:value="4539.85" calcext:value-type="currency">
            <text:p>$4,539.85</text:p>
          </table:table-cell>
          <table:table-cell table:style-name="ce156" table:formula="of:=[.L211]*[.G211]" office:value-type="currency" office:currency="USD" office:value="2124.15" calcext:value-type="currency">
            <text:p>$2,124.15</text:p>
          </table:table-cell>
          <table:table-cell table:formula="of:=IF(MAX(0;([.K211]-[.O211]));MAX(0;([.K211]-[.O211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2" table:formula="of:=IF([.R211]=&quot; &quot;;&quot; &quot;;[.R211]*[.G211])" office:value-type="string" office:string-value=" " calcext:value-type="string">
            <text:p><text:s/>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61" office:value-type="string" calcext:value-type="string">
            <text:p>Al ¼" Spacer 1"OAL</text:p>
          </table:table-cell>
          <table:table-cell table:style-name="ce78" office:value-type="string" calcext:value-type="string">
            <text:p>AluminumSpacers.com</text:p>
            <text:p>Amazon</text:p>
          </table:table-cell>
          <table:table-cell table:style-name="ce78" office:value-type="string" calcext:value-type="string">
            <text:p><text:span text:style-name="T6">501614RSA (Amazon)</text:span></text:p>
            <text:p><text:span text:style-name="T6">AS50-14-64</text:span>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112" office:value-type="currency" office:currency="USD" office:value="0.36" calcext:value-type="currency">
            <text:p>$0.36</text:p>
          </table:table-cell>
          <table:table-cell table:style-name="ce112" table:formula="of:=[.G212]*[.E212]" office:value-type="currency" office:currency="USD" office:value="0" calcext:value-type="currency">
            <text:p>$0.00</text:p>
          </table:table-cell>
          <table:table-cell table:style-name="ce156" table:formula="of:=[.F212]*[.G212]" office:value-type="currency" office:currency="USD" office:value="2.88" calcext:value-type="currency">
            <text:p>$2.88</text:p>
          </table:table-cell>
          <table:table-cell table:style-name="ce156" table:formula="of:=[.H212]*[.E$2]+[.I212]*[.$E$1]" office:value-type="currency" office:currency="USD" office:value="288" calcext:value-type="currency">
            <text:p>$288.00</text:p>
          </table:table-cell>
          <table:table-cell table:style-name="ce60" table:formula="of:=[.E212]*[.$E$2]+[.F212]*[.$E$1]" office:value-type="float" office:value="800" calcext:value-type="float">
            <text:p>800</text:p>
          </table:table-cell>
          <table:table-cell table:style-name="ce61" office:value-type="float" office:value="535" calcext:value-type="float">
            <text:p>535</text:p>
          </table:table-cell>
          <table:table-cell table:style-name="ce61" office:value-type="float" office:value="129" calcext:value-type="float">
            <text:p>129</text:p>
          </table:table-cell>
          <table:table-cell table:style-name="ce182" table:formula="of:=[.M212]*[.G212]" office:value-type="currency" office:currency="USD" office:value="46.44" calcext:value-type="currency">
            <text:p>$46.44</text:p>
          </table:table-cell>
          <table:table-cell table:style-name="ce61" office:value-type="float" office:value="128" calcext:value-type="float">
            <text:p>128</text:p>
          </table:table-cell>
          <table:table-cell table:style-name="ce156" table:formula="of:=[.O212]*[.G212]" office:value-type="currency" office:currency="USD" office:value="46.08" calcext:value-type="currency">
            <text:p>$46.08</text:p>
          </table:table-cell>
          <table:table-cell table:style-name="ce156" table:formula="of:=[.L212]*[.G212]" office:value-type="currency" office:currency="USD" office:value="192.6" calcext:value-type="currency">
            <text:p>$192.60</text:p>
          </table:table-cell>
          <table:table-cell table:formula="of:=IF(MAX(0;([.K212]-[.O212]));MAX(0;([.K212]-[.O212]));&quot; &quot;)"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style-name="ce112" table:formula="of:=IF([.R212]=&quot; &quot;;&quot; &quot;;[.R212]*[.G212])" office:value-type="currency" office:currency="USD" office:value="241.92" calcext:value-type="currency">
            <text:p>$241.92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Spade Terminal for PDU Fan</text:p>
          </table:table-cell>
          <table:table-cell table:style-name="Default"/>
          <table:table-cell office:value-type="string" calcext:value-type="string">
            <office:annotation draw:style-name="gr1" draw:text-style-name="P2" svg:width="1.1413in" svg:height="0.7083in" svg:x="6.587in" svg:y="52.0551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5" office:value-type="currency" office:currency="USD" office:value="0.3065" calcext:value-type="currency">
            <text:p>$0.31</text:p>
          </table:table-cell>
          <table:table-cell table:style-name="ce112" table:formula="of:=[.G213]*[.E213]" office:value-type="currency" office:currency="USD" office:value="0" calcext:value-type="currency">
            <text:p>$0.00</text:p>
          </table:table-cell>
          <table:table-cell table:style-name="ce156" table:formula="of:=[.F213]*[.G213]" office:value-type="currency" office:currency="USD" office:value="0.613" calcext:value-type="currency">
            <text:p>$0.61</text:p>
          </table:table-cell>
          <table:table-cell table:style-name="ce156" table:formula="of:=[.H213]*[.E$2]+[.I213]*[.$E$1]" office:value-type="currency" office:currency="USD" office:value="61.3" calcext:value-type="currency">
            <text:p>$61.30</text:p>
          </table:table-cell>
          <table:table-cell table:style-name="ce60" table:formula="of:=[.E213]*[.$E$2]+[.F213]*[.$E$1]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182" table:formula="of:=[.M213]*[.G213]" office:value-type="currency" office:currency="USD" office:value="0" calcext:value-type="currency">
            <text:p>$0.00</text:p>
          </table:table-cell>
          <table:table-cell table:style-name="ce61" office:value-type="float" office:value="0" calcext:value-type="float">
            <text:p>0</text:p>
          </table:table-cell>
          <table:table-cell table:style-name="ce156" table:formula="of:=[.O213]*[.G213]" office:value-type="currency" office:currency="USD" office:value="0" calcext:value-type="currency">
            <text:p>$0.00</text:p>
          </table:table-cell>
          <table:table-cell table:style-name="ce156" table:formula="of:=[.L213]*[.G213]" office:value-type="currency" office:currency="USD" office:value="30.65" calcext:value-type="currency">
            <text:p>$30.65</text:p>
          </table:table-cell>
          <table:table-cell table:formula="of:=IF(MAX(0;([.K213]-[.O213]));MAX(0;([.K213]-[.O213]));&quot; &quot;)" office:value-type="float" office:value="200" calcext:value-type="float">
            <text:p>200</text:p>
          </table:table-cell>
          <table:table-cell table:number-columns-repeated="2"/>
          <table:table-cell table:style-name="ce112" table:formula="of:=IF([.R213]=&quot; &quot;;&quot; &quot;;[.R213]*[.G213])" office:value-type="currency" office:currency="USD" office:value="61.3" calcext:value-type="currency">
            <text:p>$61.3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¼"-20 x ½" bolt, phillips (MCM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2" table:formula="of:=12.99/50" office:value-type="currency" office:currency="USD" office:value="0.2598" calcext:value-type="currency">
            <text:p>$0.26</text:p>
          </table:table-cell>
          <table:table-cell table:style-name="ce112" table:formula="of:=[.G214]*[.E214]" office:value-type="currency" office:currency="USD" office:value="0" calcext:value-type="currency">
            <text:p>$0.00</text:p>
          </table:table-cell>
          <table:table-cell table:style-name="ce156" table:formula="of:=[.F214]*[.G214]" office:value-type="currency" office:currency="USD" office:value="0.5196" calcext:value-type="currency">
            <text:p>$0.52</text:p>
          </table:table-cell>
          <table:table-cell table:style-name="ce156" table:formula="of:=[.H214]*[.E$2]+[.I214]*[.$E$1]" office:value-type="currency" office:currency="USD" office:value="51.96" calcext:value-type="currency">
            <text:p>$51.96</text:p>
          </table:table-cell>
          <table:table-cell table:style-name="ce60" table:formula="of:=[.E214]*[.$E$2]+[.F214]*[.$E$1]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3" calcext:value-type="float">
            <text:p>3</text:p>
          </table:table-cell>
          <table:table-cell table:style-name="ce182" table:formula="of:=[.M214]*[.G214]" office:value-type="currency" office:currency="USD" office:value="0.7794" calcext:value-type="currency">
            <text:p>$0.78</text:p>
          </table:table-cell>
          <table:table-cell table:style-name="ce61" office:value-type="float" office:value="3" calcext:value-type="float">
            <text:p>3</text:p>
          </table:table-cell>
          <table:table-cell table:style-name="ce156" table:formula="of:=[.O214]*[.G214]" office:value-type="currency" office:currency="USD" office:value="0.7794" calcext:value-type="currency">
            <text:p>$0.78</text:p>
          </table:table-cell>
          <table:table-cell table:style-name="ce156" table:formula="of:=[.L214]*[.G214]" office:value-type="currency" office:currency="USD" office:value="25.98" calcext:value-type="currency">
            <text:p>$25.98</text:p>
          </table:table-cell>
          <table:table-cell table:formula="of:=IF(MAX(0;([.K214]-[.O214]));MAX(0;([.K214]-[.O214]));&quot; &quot;)" office:value-type="float" office:value="197" calcext:value-type="float">
            <text:p>197</text:p>
          </table:table-cell>
          <table:table-cell table:number-columns-repeated="2"/>
          <table:table-cell table:style-name="ce112" table:formula="of:=IF([.R214]=&quot; &quot;;&quot; &quot;;[.R214]*[.G214])" office:value-type="currency" office:currency="USD" office:value="51.1806" calcext:value-type="currency">
            <text:p>$51.18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¼”x1.5” Standoff (MCM)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5" office:value-type="currency" office:currency="USD" office:value="1.813" calcext:value-type="currency">
            <text:p>$1.81</text:p>
          </table:table-cell>
          <table:table-cell table:style-name="ce112" table:formula="of:=[.G215]*[.E215]" office:value-type="currency" office:currency="USD" office:value="0" calcext:value-type="currency">
            <text:p>$0.00</text:p>
          </table:table-cell>
          <table:table-cell table:style-name="ce156" table:formula="of:=[.F215]*[.G215]" office:value-type="currency" office:currency="USD" office:value="3.626" calcext:value-type="currency">
            <text:p>$3.63</text:p>
          </table:table-cell>
          <table:table-cell table:style-name="ce156" table:formula="of:=[.H215]*[.E$2]+[.I215]*[.$E$1]" office:value-type="currency" office:currency="USD" office:value="362.6" calcext:value-type="currency">
            <text:p>$362.60</text:p>
          </table:table-cell>
          <table:table-cell table:style-name="ce60" table:formula="of:=[.E215]*[.$E$2]+[.F215]*[.$E$1]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182" table:formula="of:=[.M215]*[.G215]" office:value-type="currency" office:currency="USD" office:value="0" calcext:value-type="currency">
            <text:p>$0.00</text:p>
          </table:table-cell>
          <table:table-cell table:style-name="ce61" office:value-type="float" office:value="0" calcext:value-type="float">
            <text:p>0</text:p>
          </table:table-cell>
          <table:table-cell table:style-name="ce156" table:formula="of:=[.O215]*[.G215]" office:value-type="currency" office:currency="USD" office:value="0" calcext:value-type="currency">
            <text:p>$0.00</text:p>
          </table:table-cell>
          <table:table-cell table:style-name="ce156" table:formula="of:=[.L215]*[.G215]" office:value-type="currency" office:currency="USD" office:value="181.3" calcext:value-type="currency">
            <text:p>$181.30</text:p>
          </table:table-cell>
          <table:table-cell table:formula="of:=IF(MAX(0;([.K215]-[.O215]));MAX(0;([.K215]-[.O215]));&quot; &quot;)" office:value-type="float" office:value="200" calcext:value-type="float">
            <text:p>200</text:p>
          </table:table-cell>
          <table:table-cell table:number-columns-repeated="2"/>
          <table:table-cell table:style-name="ce112" table:formula="of:=IF([.R215]=&quot; &quot;;&quot; &quot;;[.R215]*[.G215])" office:value-type="currency" office:currency="USD" office:value="362.6" calcext:value-type="currency">
            <text:p>$362.60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M8x16x1.25 bolt - Tray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string" calcext:value-type="string">
            <text:p>DIN6921 M8x16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112" table:formula="of:=11.49/25" office:value-type="currency" office:currency="USD" office:value="0.4596" calcext:value-type="currency">
            <text:p>$0.46</text:p>
          </table:table-cell>
          <table:table-cell table:style-name="ce112" table:formula="of:=[.G216]*[.E216]" office:value-type="currency" office:currency="USD" office:value="0" calcext:value-type="currency">
            <text:p>$0.00</text:p>
          </table:table-cell>
          <table:table-cell table:style-name="ce156" table:formula="of:=[.F216]*[.G216]" office:value-type="currency" office:currency="USD" office:value="1.8384" calcext:value-type="currency">
            <text:p>$1.84</text:p>
          </table:table-cell>
          <table:table-cell table:style-name="ce156" table:formula="of:=[.H216]*[.E$2]+[.I216]*[.$E$1]" office:value-type="currency" office:currency="USD" office:value="183.84" calcext:value-type="currency">
            <text:p>$183.84</text:p>
          </table:table-cell>
          <table:table-cell table:style-name="ce60" table:formula="of:=[.E216]*[.$E$2]+[.F216]*[.$E$1]" office:value-type="float" office:value="400" calcext:value-type="float">
            <text:p>400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70" calcext:value-type="float">
            <text:p>70</text:p>
          </table:table-cell>
          <table:table-cell table:style-name="ce182" table:formula="of:=[.M216]*[.G216]" office:value-type="currency" office:currency="USD" office:value="32.172" calcext:value-type="currency">
            <text:p>$32.17</text:p>
          </table:table-cell>
          <table:table-cell table:style-name="ce61" office:value-type="float" office:value="70" calcext:value-type="float">
            <text:p>70</text:p>
          </table:table-cell>
          <table:table-cell table:style-name="ce156" table:formula="of:=[.O216]*[.G216]" office:value-type="currency" office:currency="USD" office:value="32.172" calcext:value-type="currency">
            <text:p>$32.17</text:p>
          </table:table-cell>
          <table:table-cell table:style-name="ce156" table:formula="of:=[.L216]*[.G216]" office:value-type="currency" office:currency="USD" office:value="57.45" calcext:value-type="currency">
            <text:p>$57.45</text:p>
          </table:table-cell>
          <table:table-cell table:formula="of:=IF(MAX(0;([.K216]-[.O216]));MAX(0;([.K216]-[.O216]));&quot; &quot;)"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12" table:formula="of:=IF([.R216]=&quot; &quot;;&quot; &quot;;[.R216]*[.G216])" office:value-type="currency" office:currency="USD" office:value="151.668" calcext:value-type="currency">
            <text:p>$151.67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¼"-20 x 1.25" threaded Hex standoff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2317-2520-S-1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112" office:value-type="currency" office:currency="USD" office:value="1.73" calcext:value-type="currency">
            <text:p>$1.73</text:p>
          </table:table-cell>
          <table:table-cell table:style-name="ce112" table:formula="of:=[.G217]*[.E217]" office:value-type="currency" office:currency="USD" office:value="0" calcext:value-type="currency">
            <text:p>$0.00</text:p>
          </table:table-cell>
          <table:table-cell table:style-name="ce156" table:formula="of:=[.F217]*[.G217]" office:value-type="currency" office:currency="USD" office:value="13.84" calcext:value-type="currency">
            <text:p>$13.84</text:p>
          </table:table-cell>
          <table:table-cell table:style-name="ce156" table:formula="of:=[.H217]*[.E$2]+[.I217]*[.$E$1]" office:value-type="currency" office:currency="USD" office:value="1384" calcext:value-type="currency">
            <text:p>$1,384.00</text:p>
          </table:table-cell>
          <table:table-cell table:style-name="ce60" table:formula="of:=[.E217]*[.$E$2]+[.F217]*[.$E$1]" office:value-type="float" office:value="800" calcext:value-type="float">
            <text:p>800</text:p>
          </table:table-cell>
          <table:table-cell table:style-name="ce61" table:formula="of:=180+250" office:value-type="float" office:value="430" calcext:value-type="float">
            <text:p>430</text:p>
          </table:table-cell>
          <table:table-cell table:style-name="ce61" office:value-type="float" office:value="15" calcext:value-type="float">
            <text:p>15</text:p>
          </table:table-cell>
          <table:table-cell table:style-name="ce182" table:formula="of:=[.M217]*[.G217]" office:value-type="currency" office:currency="USD" office:value="25.95" calcext:value-type="currency">
            <text:p>$25.95</text:p>
          </table:table-cell>
          <table:table-cell table:style-name="ce61" office:value-type="float" office:value="15" calcext:value-type="float">
            <text:p>15</text:p>
          </table:table-cell>
          <table:table-cell table:style-name="ce156" table:formula="of:=[.O217]*[.G217]" office:value-type="currency" office:currency="USD" office:value="25.95" calcext:value-type="currency">
            <text:p>$25.95</text:p>
          </table:table-cell>
          <table:table-cell table:style-name="ce156" table:formula="of:=[.L217]*[.G217]" office:value-type="currency" office:currency="USD" office:value="743.9" calcext:value-type="currency">
            <text:p>$743.90</text:p>
          </table:table-cell>
          <table:table-cell table:formula="of:=IF(MAX(0;([.K217]-[.O217]));MAX(0;([.K217]-[.O217]));&quot; &quot;)" office:value-type="float" office:value="785" calcext:value-type="float">
            <text:p>785</text:p>
          </table:table-cell>
          <table:table-cell table:number-columns-repeated="2"/>
          <table:table-cell table:style-name="ce112" table:formula="of:=IF([.R217]=&quot; &quot;;&quot; &quot;;[.R217]*[.G217])" office:value-type="currency" office:currency="USD" office:value="1358.05" calcext:value-type="currency">
            <text:p>$1,358.05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61" office:value-type="string" calcext:value-type="string">
            <text:p>M4x12 countersunk DIN7991</text:p>
          </table:table-cell>
          <table:table-cell table:style-name="ce78" office:value-type="string" calcext:value-type="string">
            <text:p>Amazon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112" table:formula="of:=9.49/100" office:value-type="currency" office:currency="USD" office:value="0.0949" calcext:value-type="currency">
            <text:p>$0.09</text:p>
          </table:table-cell>
          <table:table-cell table:style-name="ce112" table:formula="of:=[.G218]*[.E218]" office:value-type="currency" office:currency="USD" office:value="0" calcext:value-type="currency">
            <text:p>$0.00</text:p>
          </table:table-cell>
          <table:table-cell table:style-name="ce156" table:formula="of:=[.F218]*[.G218]" office:value-type="currency" office:currency="USD" office:value="0.3796" calcext:value-type="currency">
            <text:p>$0.38</text:p>
          </table:table-cell>
          <table:table-cell table:style-name="ce156" table:formula="of:=[.H218]*[.E$2]+[.I218]*[.$E$1]" office:value-type="currency" office:currency="USD" office:value="37.96" calcext:value-type="currency">
            <text:p>$37.96</text:p>
          </table:table-cell>
          <table:table-cell table:style-name="ce60" table:formula="of:=[.E218]*[.$E$2]+[.F218]*[.$E$1]" office:value-type="float" office:value="400" calcext:value-type="float">
            <text:p>40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4" calcext:value-type="float">
            <text:p>4</text:p>
          </table:table-cell>
          <table:table-cell table:style-name="ce182" table:formula="of:=[.M218]*[.G218]" office:value-type="currency" office:currency="USD" office:value="0.3796" calcext:value-type="currency">
            <text:p>$0.38</text:p>
          </table:table-cell>
          <table:table-cell table:style-name="ce61" office:value-type="float" office:value="0" calcext:value-type="float">
            <text:p>0</text:p>
          </table:table-cell>
          <table:table-cell table:style-name="ce156" table:formula="of:=[.O218]*[.G218]" office:value-type="currency" office:currency="USD" office:value="0" calcext:value-type="currency">
            <text:p>$0.00</text:p>
          </table:table-cell>
          <table:table-cell table:style-name="ce156" table:formula="of:=[.L218]*[.G218]" office:value-type="currency" office:currency="USD" office:value="9.49" calcext:value-type="currency">
            <text:p>$9.49</text:p>
          </table:table-cell>
          <table:table-cell table:formula="of:=IF(MAX(0;([.K218]-[.O218]));MAX(0;([.K218]-[.O218]));&quot; &quot;)" office:value-type="float" office:value="400" calcext:value-type="float">
            <text:p>400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112" table:formula="of:=IF([.R218]=&quot; &quot;;&quot; &quot;;[.R218]*[.G218])" office:value-type="currency" office:currency="USD" office:value="37.96" calcext:value-type="currency">
            <text:p>$37.9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3">
          <table:table-cell table:style-name="ce121"/>
          <table:table-cell table:style-name="ce121" office:value-type="string" calcext:value-type="string">
            <text:p>LiBCM PCB HVDC+</text:p>
          </table:table-cell>
          <table:table-cell table:style-name="ce136" office:value-type="string" calcext:value-type="string">
            <text:p>Powerwerx</text:p>
          </table:table-cell>
          <table:table-cell table:style-name="ce121" office:value-type="string" calcext:value-type="string">
            <text:p>Anderson – RED</text:p>
          </table:table-cell>
          <table:table-cell table:style-name="ce121" office:value-type="float" office:value="0" calcext:value-type="float">
            <text:p>0</text:p>
          </table:table-cell>
          <table:table-cell table:style-name="ce154" office:value-type="float" office:value="4" calcext:value-type="float">
            <text:p>4</text:p>
          </table:table-cell>
          <table:table-cell table:style-name="ce192" office:value-type="currency" office:currency="USD" office:value="0.42" calcext:value-type="currency">
            <text:p>$0.42</text:p>
          </table:table-cell>
          <table:table-cell table:style-name="ce192" table:formula="of:=[.G219]*[.E219]" office:value-type="currency" office:currency="USD" office:value="0" calcext:value-type="currency">
            <text:p>$0.00</text:p>
          </table:table-cell>
          <table:table-cell table:style-name="ce192" table:formula="of:=[.F219]*[.G219]" office:value-type="currency" office:currency="USD" office:value="1.68" calcext:value-type="currency">
            <text:p>$1.68</text:p>
          </table:table-cell>
          <table:table-cell table:style-name="ce156" table:formula="of:=[.H219]*[.E$2]+[.I219]*[.$E$1]" office:value-type="currency" office:currency="USD" office:value="168" calcext:value-type="currency">
            <text:p>$168.00</text:p>
          </table:table-cell>
          <table:table-cell table:style-name="ce121" table:formula="of:=[.E219]*[.$E$2]+[.F219]*[.$E$1]+[$'1500 W Grid'.G99]+[$'5AhG3 Heater'.J103]+[$'FoMoCo Heater'.G78]" office:value-type="float" office:value="400" calcext:value-type="float">
            <text:p>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1" office:value-type="float" office:value="210" calcext:value-type="float">
            <text:p>210</text:p>
          </table:table-cell>
          <table:table-cell table:style-name="ce182" table:formula="of:=[.M219]*[.G219]" office:value-type="currency" office:currency="USD" office:value="88.2" calcext:value-type="currency">
            <text:p>$88.20</text:p>
          </table:table-cell>
          <table:table-cell table:style-name="ce121" office:value-type="float" office:value="138" calcext:value-type="float">
            <text:p>138</text:p>
          </table:table-cell>
          <table:table-cell table:style-name="ce156" table:formula="of:=[.O219]*[.G219]" office:value-type="currency" office:currency="USD" office:value="57.96" calcext:value-type="currency">
            <text:p>$57.96</text:p>
          </table:table-cell>
          <table:table-cell table:style-name="ce192" table:formula="of:=[.L219]*[.G219]" office:value-type="currency" office:currency="USD" office:value="210" calcext:value-type="currency">
            <text:p>$210.00</text:p>
          </table:table-cell>
          <table:table-cell table:formula="of:=IF(MAX(0;([.K219]-[.O219]));MAX(0;([.K219]-[.O219]));&quot; &quot;)" office:value-type="float" office:value="262" calcext:value-type="float">
            <text:p>262</text:p>
          </table:table-cell>
          <table:table-cell table:style-name="ce82"/>
          <table:table-cell table:style-name="ce221"/>
          <table:table-cell table:style-name="ce112" table:formula="of:=IF([.R219]=&quot; &quot;;&quot; &quot;;[.R219]*[.G219])" office:value-type="currency" office:currency="USD" office:value="110.04" calcext:value-type="currency">
            <text:p>$110.04</text:p>
          </table:table-cell>
          <table:table-cell/>
          <table:table-cell table:style-name="ce222" table:number-columns-repeated="42"/>
          <table:table-cell table:style-name="ce225" table:number-columns-repeated="959"/>
          <table:table-cell table:number-columns-repeated="15361"/>
        </table:table-row>
        <table:table-row table:style-name="ro3">
          <table:table-cell table:style-name="ce121"/>
          <table:table-cell table:style-name="ce121" office:value-type="string" calcext:value-type="string">
            <text:p>Grid Temp Sensor</text:p>
          </table:table-cell>
          <table:table-cell table:style-name="ce136" office:value-type="string" calcext:value-type="string">
            <text:p>Powerwerx</text:p>
          </table:table-cell>
          <table:table-cell table:style-name="ce121" office:value-type="string" calcext:value-type="string">
            <text:p>Anderson – BLU</text:p>
          </table:table-cell>
          <table:table-cell table:style-name="ce121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style-name="ce192" office:value-type="currency" office:currency="USD" office:value="0.44" calcext:value-type="currency">
            <text:p>$0.44</text:p>
          </table:table-cell>
          <table:table-cell table:style-name="ce192" table:formula="of:=[.G220]*[.E220]" office:value-type="currency" office:currency="USD" office:value="0" calcext:value-type="currency">
            <text:p>$0.00</text:p>
          </table:table-cell>
          <table:table-cell table:style-name="ce192" table:formula="of:=[.F220]*[.G220]" office:value-type="currency" office:currency="USD" office:value="2.64" calcext:value-type="currency">
            <text:p>$2.64</text:p>
          </table:table-cell>
          <table:table-cell table:style-name="ce156" table:formula="of:=[.H220]*[.E$2]+[.I220]*[.$E$1]" office:value-type="currency" office:currency="USD" office:value="264" calcext:value-type="currency">
            <text:p>$264.00</text:p>
          </table:table-cell>
          <table:table-cell table:style-name="ce121" table:formula="of:=[.E220]*[.$E$2]+[.F220]*[.$E$1]+[$'1500 W Grid'.G100]+[$'5AhG3 Heater'.J104]+[$'FoMoCo Heater'.G77]" office:value-type="float" office:value="600" calcext:value-type="float">
            <text:p>600</text:p>
          </table:table-cell>
          <table:table-cell table:style-name="ce121" office:value-type="float" office:value="600" calcext:value-type="float">
            <text:p>600</text:p>
          </table:table-cell>
          <table:table-cell table:style-name="ce121" office:value-type="float" office:value="235" calcext:value-type="float">
            <text:p>235</text:p>
          </table:table-cell>
          <table:table-cell table:style-name="ce182" table:formula="of:=[.M220]*[.G220]" office:value-type="currency" office:currency="USD" office:value="103.4" calcext:value-type="currency">
            <text:p>$103.40</text:p>
          </table:table-cell>
          <table:table-cell table:style-name="ce121" office:value-type="float" office:value="215" calcext:value-type="float">
            <text:p>215</text:p>
          </table:table-cell>
          <table:table-cell table:style-name="ce156" table:formula="of:=[.O220]*[.G220]" office:value-type="currency" office:currency="USD" office:value="94.6" calcext:value-type="currency">
            <text:p>$94.60</text:p>
          </table:table-cell>
          <table:table-cell table:style-name="ce192" table:formula="of:=[.L220]*[.G220]" office:value-type="currency" office:currency="USD" office:value="264" calcext:value-type="currency">
            <text:p>$264.00</text:p>
          </table:table-cell>
          <table:table-cell table:formula="of:=IF(MAX(0;([.K220]-[.O220]));MAX(0;([.K220]-[.O220]));&quot; &quot;)" office:value-type="float" office:value="385" calcext:value-type="float">
            <text:p>385</text:p>
          </table:table-cell>
          <table:table-cell table:style-name="ce82"/>
          <table:table-cell table:style-name="ce221"/>
          <table:table-cell table:style-name="ce112" table:formula="of:=IF([.R220]=&quot; &quot;;&quot; &quot;;[.R220]*[.G220])" office:value-type="currency" office:currency="USD" office:value="169.4" calcext:value-type="currency">
            <text:p>$169.40</text:p>
          </table:table-cell>
          <table:table-cell/>
          <table:table-cell table:style-name="ce222" table:number-columns-repeated="42"/>
          <table:table-cell table:style-name="ce225" table:number-columns-repeated="959"/>
          <table:table-cell table:number-columns-repeated="15361"/>
        </table:table-row>
        <table:table-row table:style-name="ro3">
          <table:table-cell table:style-name="ce61"/>
          <table:table-cell table:style-name="ce61" office:value-type="string" calcext:value-type="string">
            <text:p>Positap 20-22 AWG</text:p>
          </table:table-cell>
          <table:table-cell table:style-name="ce78" office:value-type="string" calcext:value-type="string">
            <text:p>Amazon</text:p>
          </table:table-cell>
          <table:table-cell table:style-name="ce61" office:value-type="string" calcext:value-type="string">
            <text:p>ZB-PTA2022R</text:p>
          </table:table-cell>
          <table:table-cell table:style-name="ce61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12" table:formula="of:=0.984" office:value-type="currency" office:currency="USD" office:value="0.984" calcext:value-type="currency">
            <text:p>$0.98</text:p>
          </table:table-cell>
          <table:table-cell table:style-name="ce112" table:formula="of:=[.G221]*[.E221]" office:value-type="currency" office:currency="USD" office:value="0" calcext:value-type="currency">
            <text:p>$0.00</text:p>
          </table:table-cell>
          <table:table-cell table:style-name="ce156" table:formula="of:=[.F221]*[.G221]" office:value-type="currency" office:currency="USD" office:value="1.968" calcext:value-type="currency">
            <text:p>$1.97</text:p>
          </table:table-cell>
          <table:table-cell table:style-name="ce156" table:formula="of:=[.H221]*[.E$2]+[.I221]*[.$E$1]" office:value-type="currency" office:currency="USD" office:value="196.8" calcext:value-type="currency">
            <text:p>$196.80</text:p>
          </table:table-cell>
          <table:table-cell table:style-name="ce60" table:formula="of:=[.E221]*[.$E$2]+[.F221]*[.$E$1]" office:value-type="float" office:value="200" calcext:value-type="float">
            <text:p>200</text:p>
          </table:table-cell>
          <table:table-cell table:style-name="ce61" office:value-type="float" office:value="230" calcext:value-type="float">
            <text:p>230</text:p>
          </table:table-cell>
          <table:table-cell table:style-name="ce61" office:value-type="float" office:value="79" calcext:value-type="float">
            <text:p>79</text:p>
          </table:table-cell>
          <table:table-cell table:style-name="ce182" table:formula="of:=[.M221]*[.G221]" office:value-type="currency" office:currency="USD" office:value="77.736" calcext:value-type="currency">
            <text:p>$77.74</text:p>
          </table:table-cell>
          <table:table-cell table:style-name="ce61" office:value-type="float" office:value="43" calcext:value-type="float">
            <text:p>43</text:p>
          </table:table-cell>
          <table:table-cell table:style-name="ce156" table:formula="of:=[.O221]*[.G221]" office:value-type="currency" office:currency="USD" office:value="42.312" calcext:value-type="currency">
            <text:p>$42.31</text:p>
          </table:table-cell>
          <table:table-cell table:style-name="ce156" table:formula="of:=[.L221]*[.G221]" office:value-type="currency" office:currency="USD" office:value="226.32" calcext:value-type="currency">
            <text:p>$226.32</text:p>
          </table:table-cell>
          <table:table-cell table:formula="of:=IF(MAX(0;([.K221]-[.O221]));MAX(0;([.K221]-[.O221]));&quot; &quot;)" office:value-type="float" office:value="157" calcext:value-type="float">
            <text:p>157</text:p>
          </table:table-cell>
          <table:table-cell table:style-name="ce111"/>
          <table:table-cell/>
          <table:table-cell table:style-name="ce112" table:formula="of:=IF([.R221]=&quot; &quot;;&quot; &quot;;[.R221]*[.G221])" office:value-type="currency" office:currency="USD" office:value="154.488" calcext:value-type="currency">
            <text:p>$154.49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22"/>
          <table:table-cell table:style-name="ce122" office:value-type="string" calcext:value-type="string">
            <text:p>M4x0.7 30mm threaded shaft</text:p>
          </table:table-cell>
          <table:table-cell table:style-name="ce132" office:value-type="string" calcext:value-type="string">
            <text:p>Amazon</text:p>
          </table:table-cell>
          <table:table-cell table:style-name="ce122" office:value-type="string" calcext:value-type="string">
            <text:p>uxcell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4" calcext:value-type="float">
            <text:p>4</text:p>
          </table:table-cell>
          <table:table-cell table:style-name="ce182" office:value-type="currency" office:currency="USD" office:value="0.214" calcext:value-type="currency">
            <text:p>$0.21</text:p>
          </table:table-cell>
          <table:table-cell table:style-name="ce182" table:formula="of:=[.G222]*[.E222]" office:value-type="currency" office:currency="USD" office:value="0" calcext:value-type="currency">
            <text:p>$0.00</text:p>
          </table:table-cell>
          <table:table-cell table:style-name="ce197" table:formula="of:=[.F222]*[.G222]" office:value-type="currency" office:currency="USD" office:value="0.856" calcext:value-type="currency">
            <text:p>$0.86</text:p>
          </table:table-cell>
          <table:table-cell table:style-name="ce156" table:formula="of:=[.H222]*[.E$2]+[.I222]*[.$E$1]" office:value-type="currency" office:currency="USD" office:value="85.6" calcext:value-type="currency">
            <text:p>$85.60</text:p>
          </table:table-cell>
          <table:table-cell table:style-name="ce153" table:formula="of:=[.E222]*[.$E$2]+[.F222]*[.$E$1]" office:value-type="float" office:value="400" calcext:value-type="float">
            <text:p>400</text:p>
          </table:table-cell>
          <table:table-cell table:style-name="ce122" office:value-type="float" office:value="200" calcext:value-type="float">
            <text:p>200</text:p>
          </table:table-cell>
          <table:table-cell table:style-name="ce122" office:value-type="float" office:value="76" calcext:value-type="float">
            <text:p>76</text:p>
          </table:table-cell>
          <table:table-cell table:style-name="ce182" table:formula="of:=[.M222]*[.G222]" office:value-type="currency" office:currency="USD" office:value="16.264" calcext:value-type="currency">
            <text:p>$16.26</text:p>
          </table:table-cell>
          <table:table-cell table:style-name="ce122" office:value-type="float" office:value="53" calcext:value-type="float">
            <text:p>53</text:p>
          </table:table-cell>
          <table:table-cell table:style-name="ce156" table:formula="of:=[.O222]*[.G222]" office:value-type="currency" office:currency="USD" office:value="11.342" calcext:value-type="currency">
            <text:p>$11.34</text:p>
          </table:table-cell>
          <table:table-cell table:style-name="ce197" table:formula="of:=[.L222]*[.G222]" office:value-type="currency" office:currency="USD" office:value="42.8" calcext:value-type="currency">
            <text:p>$42.80</text:p>
          </table:table-cell>
          <table:table-cell table:formula="of:=IF(MAX(0;([.K222]-[.O222]));MAX(0;([.K222]-[.O222]));&quot; &quot;)"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table:style-name="ce119"/>
          <table:table-cell table:style-name="ce112" table:formula="of:=IF([.R222]=&quot; &quot;;&quot; &quot;;[.R222]*[.G222])" office:value-type="currency" office:currency="USD" office:value="74.258" calcext:value-type="currency">
            <text:p>$74.26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122"/>
          <table:table-cell table:style-name="ce122" office:value-type="string" calcext:value-type="string">
            <text:p>M4 nut - non-captive</text:p>
          </table:table-cell>
          <table:table-cell table:style-name="ce132" office:value-type="string" calcext:value-type="string">
            <text:p>Amazon</text:p>
          </table:table-cell>
          <table:table-cell table:style-name="ce122" office:value-type="string" calcext:value-type="string">
            <text:p>uxcell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8" calcext:value-type="float">
            <text:p>8</text:p>
          </table:table-cell>
          <table:table-cell table:style-name="ce182" table:formula="of:=9.99/300" office:value-type="currency" office:currency="USD" office:value="0.0333" calcext:value-type="currency">
            <text:p>$0.03</text:p>
          </table:table-cell>
          <table:table-cell table:style-name="ce182" table:formula="of:=[.G223]*[.E223]" office:value-type="currency" office:currency="USD" office:value="0" calcext:value-type="currency">
            <text:p>$0.00</text:p>
          </table:table-cell>
          <table:table-cell table:style-name="ce197" table:formula="of:=[.F223]*[.G223]" office:value-type="currency" office:currency="USD" office:value="0.2664" calcext:value-type="currency">
            <text:p>$0.27</text:p>
          </table:table-cell>
          <table:table-cell table:style-name="ce156" table:formula="of:=[.H223]*[.E$2]+[.I223]*[.$E$1]" office:value-type="currency" office:currency="USD" office:value="26.64" calcext:value-type="currency">
            <text:p>$26.64</text:p>
          </table:table-cell>
          <table:table-cell table:style-name="ce153" table:formula="of:=[.E223]*[.$E$2]+[.F223]*[.$E$1]" office:value-type="float" office:value="800" calcext:value-type="float">
            <text:p>800</text:p>
          </table:table-cell>
          <table:table-cell table:style-name="ce122" office:value-type="float" office:value="600" calcext:value-type="float">
            <text:p>600</text:p>
          </table:table-cell>
          <table:table-cell table:style-name="ce122" office:value-type="float" office:value="166" calcext:value-type="float">
            <text:p>166</text:p>
          </table:table-cell>
          <table:table-cell table:style-name="ce182" table:formula="of:=[.M223]*[.G223]" office:value-type="currency" office:currency="USD" office:value="5.5278" calcext:value-type="currency">
            <text:p>$5.53</text:p>
          </table:table-cell>
          <table:table-cell table:style-name="ce122" office:value-type="float" office:value="124" calcext:value-type="float">
            <text:p>124</text:p>
          </table:table-cell>
          <table:table-cell table:style-name="ce156" table:formula="of:=[.O223]*[.G223]" office:value-type="currency" office:currency="USD" office:value="4.1292" calcext:value-type="currency">
            <text:p>$4.13</text:p>
          </table:table-cell>
          <table:table-cell table:style-name="ce197" table:formula="of:=[.L223]*[.G223]" office:value-type="currency" office:currency="USD" office:value="19.98" calcext:value-type="currency">
            <text:p>$19.98</text:p>
          </table:table-cell>
          <table:table-cell table:formula="of:=IF(MAX(0;([.K223]-[.O223]));MAX(0;([.K223]-[.O223]));&quot; &quot;)" office:value-type="float" office:value="676" calcext:value-type="float">
            <text:p>676</text:p>
          </table:table-cell>
          <table:table-cell office:value-type="float" office:value="900" calcext:value-type="float">
            <text:p>900</text:p>
          </table:table-cell>
          <table:table-cell table:style-name="ce119" office:value-type="string" calcext:value-type="string">
            <text:p>-</text:p>
          </table:table-cell>
          <table:table-cell table:style-name="ce112" table:formula="of:=IF([.R223]=&quot; &quot;;&quot; &quot;;[.R223]*[.G223])" office:value-type="currency" office:currency="USD" office:value="22.5108" calcext:value-type="currency">
            <text:p>$22.51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122"/>
          <table:table-cell table:style-name="ce122" office:value-type="string" calcext:value-type="string">
            <text:p>ORG battery terminal cover, 3DP</text:p>
          </table:table-cell>
          <table:table-cell table:style-name="ce13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82" table:formula="of:=300/500" office:value-type="currency" office:currency="USD" office:value="0.6" calcext:value-type="currency">
            <text:p>$0.60</text:p>
          </table:table-cell>
          <table:table-cell table:style-name="ce182" table:formula="of:=[.G224]*[.E224]" office:value-type="currency" office:currency="USD" office:value="0" calcext:value-type="currency">
            <text:p>$0.00</text:p>
          </table:table-cell>
          <table:table-cell table:style-name="ce197" table:formula="of:=[.F224]*[.G224]" office:value-type="currency" office:currency="USD" office:value="3" calcext:value-type="currency">
            <text:p>$3.00</text:p>
          </table:table-cell>
          <table:table-cell table:style-name="ce156" table:formula="of:=[.H224]*[.E$2]+[.I224]*[.$E$1]" office:value-type="currency" office:currency="USD" office:value="300" calcext:value-type="currency">
            <text:p>$300.00</text:p>
          </table:table-cell>
          <table:table-cell table:style-name="ce153" table:formula="of:=[.E224]*[.$E$2]+[.F224]*[.$E$1]" office:value-type="float" office:value="500" calcext:value-type="float">
            <text:p>500</text:p>
          </table:table-cell>
          <table:table-cell table:style-name="ce122" office:value-type="float" office:value="300" calcext:value-type="float">
            <text:p>300</text:p>
          </table:table-cell>
          <table:table-cell table:style-name="ce122" office:value-type="float" office:value="0" calcext:value-type="float">
            <text:p>0</text:p>
          </table:table-cell>
          <table:table-cell table:style-name="ce182" table:formula="of:=[.M224]*[.G224]" office:value-type="currency" office:currency="USD" office:value="0" calcext:value-type="currency">
            <text:p>$0.00</text:p>
          </table:table-cell>
          <table:table-cell table:style-name="ce122" office:value-type="float" office:value="174" calcext:value-type="float">
            <text:p>174</text:p>
          </table:table-cell>
          <table:table-cell table:style-name="ce156" table:formula="of:=[.O224]*[.G224]" office:value-type="currency" office:currency="USD" office:value="104.4" calcext:value-type="currency">
            <text:p>$104.40</text:p>
          </table:table-cell>
          <table:table-cell table:style-name="ce197" table:formula="of:=[.L224]*[.G224]" office:value-type="currency" office:currency="USD" office:value="180" calcext:value-type="currency">
            <text:p>$180.00</text:p>
          </table:table-cell>
          <table:table-cell table:formula="of:=IF(MAX(0;([.K224]-[.O224]));MAX(0;([.K224]-[.O224]));&quot; &quot;)" office:value-type="float" office:value="326" calcext:value-type="float">
            <text:p>326</text:p>
          </table:table-cell>
          <table:table-cell/>
          <table:table-cell table:style-name="ce119"/>
          <table:table-cell table:style-name="ce112" table:formula="of:=IF([.R224]=&quot; &quot;;&quot; &quot;;[.R224]*[.G224])" office:value-type="currency" office:currency="USD" office:value="195.6" calcext:value-type="currency">
            <text:p>$195.60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electric tape – Black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82"/>
          <table:table-cell table:style-name="ce182" table:formula="of:=[.G225]*[.E225]" office:value-type="currency" office:currency="USD" office:value="0" calcext:value-type="currency">
            <text:p>$0.00</text:p>
          </table:table-cell>
          <table:table-cell table:style-name="ce197" table:formula="of:=[.F225]*[.G225]" office:value-type="currency" office:currency="USD" office:value="0" calcext:value-type="currency">
            <text:p>$0.00</text:p>
          </table:table-cell>
          <table:table-cell table:style-name="ce156" table:formula="of:=[.H225]*[.E$2]+[.I225]*[.$E$1]" office:value-type="currency" office:currency="USD" office:value="0" calcext:value-type="currency">
            <text:p>$0.00</text:p>
          </table:table-cell>
          <table:table-cell table:style-name="ce153" table:formula="of:=[.E225]*[.$E$2]+[.F225]*[.$E$1]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182" table:formula="of:=[.M225]*[.G225]" office:value-type="currency" office:currency="USD" office:value="0" calcext:value-type="currency">
            <text:p>$0.00</text:p>
          </table:table-cell>
          <table:table-cell office:value-type="float" office:value="6" calcext:value-type="float">
            <text:p>6</text:p>
          </table:table-cell>
          <table:table-cell table:style-name="ce156" table:formula="of:=[.O225]*[.G225]" office:value-type="currency" office:currency="USD" office:value="0" calcext:value-type="currency">
            <text:p>$0.00</text:p>
          </table:table-cell>
          <table:table-cell table:style-name="ce197" table:formula="of:=[.L225]*[.G225]" office:value-type="currency" office:currency="USD" office:value="0" calcext:value-type="currency">
            <text:p>$0.00</text:p>
          </table:table-cell>
          <table:table-cell table:formula="of:=IF(MAX(0;([.K225]-[.O225]));MAX(0;([.K225]-[.O225]));&quot; &quot;)" office:value-type="float" office:value="94" calcext:value-type="float">
            <text:p>94</text:p>
          </table:table-cell>
          <table:table-cell/>
          <table:table-cell table:style-name="ce119"/>
          <table:table-cell table:style-name="ce112" table:formula="of:=IF([.R225]=&quot; &quot;;&quot; &quot;;[.R225]*[.G225])" office:value-type="currency" office:currency="USD" office:value="0" calcext:value-type="currency">
            <text:p>$0.00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61" calcext:value-type="float">
            <text:p>3.61</text:p>
          </table:table-cell>
          <table:table-cell table:style-name="ce182" table:formula="of:=[.G226]*[.E226]" office:value-type="currency" office:currency="USD" office:value="0" calcext:value-type="currency">
            <text:p>$0.00</text:p>
          </table:table-cell>
          <table:table-cell table:style-name="ce197" table:formula="of:=[.F226]*[.G226]" office:value-type="currency" office:currency="USD" office:value="3.61" calcext:value-type="currency">
            <text:p>$3.61</text:p>
          </table:table-cell>
          <table:table-cell table:style-name="ce156" table:formula="of:=[.H226]*[.E$2]+[.I226]*[.$E$1]" office:value-type="currency" office:currency="USD" office:value="361" calcext:value-type="currency">
            <text:p>$361.00</text:p>
          </table:table-cell>
          <table:table-cell table:style-name="ce153" table:formula="of:=[.E226]*[.$E$2]+[.F226]*[.$E$1]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82" table:formula="of:=[.M226]*[.G226]" office:value-type="currency" office:currency="USD" office:value="14.44" calcext:value-type="currency">
            <text:p>$14.44</text:p>
          </table:table-cell>
          <table:table-cell office:value-type="float" office:value="101" calcext:value-type="float">
            <text:p>101</text:p>
          </table:table-cell>
          <table:table-cell table:style-name="ce156" table:formula="of:=[.O226]*[.G226]" office:value-type="currency" office:currency="USD" office:value="364.61" calcext:value-type="currency">
            <text:p>$364.61</text:p>
          </table:table-cell>
          <table:table-cell table:style-name="ce197" table:formula="of:=[.L226]*[.G226]" office:value-type="currency" office:currency="USD" office:value="162.45" calcext:value-type="currency">
            <text:p>$162.45</text:p>
          </table:table-cell>
          <table:table-cell table:formula="of:=IF(MAX(0;([.K226]-[.O226]));MAX(0;([.K226]-[.O226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19"/>
          <table:table-cell table:style-name="ce112" table:formula="of:=IF([.R226]=&quot; &quot;;&quot; &quot;;[.R226]*[.G226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6" calcext:value-type="float">
            <text:p>2.66</text:p>
          </table:table-cell>
          <table:table-cell table:style-name="ce182" table:formula="of:=[.G227]*[.E227]" office:value-type="currency" office:currency="USD" office:value="0" calcext:value-type="currency">
            <text:p>$0.00</text:p>
          </table:table-cell>
          <table:table-cell table:style-name="ce197" table:formula="of:=[.F227]*[.G227]" office:value-type="currency" office:currency="USD" office:value="2.66" calcext:value-type="currency">
            <text:p>$2.66</text:p>
          </table:table-cell>
          <table:table-cell table:style-name="ce156" table:formula="of:=[.H227]*[.E$2]+[.I227]*[.$E$1]" office:value-type="currency" office:currency="USD" office:value="266" calcext:value-type="currency">
            <text:p>$266.00</text:p>
          </table:table-cell>
          <table:table-cell table:style-name="ce153" table:formula="of:=[.E227]*[.$E$2]+[.F227]*[.$E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2" table:formula="of:=[.M227]*[.G227]" office:value-type="currency" office:currency="USD" office:value="7.98" calcext:value-type="currency">
            <text:p>$7.98</text:p>
          </table:table-cell>
          <table:table-cell office:value-type="float" office:value="95" calcext:value-type="float">
            <text:p>95</text:p>
          </table:table-cell>
          <table:table-cell table:style-name="ce156" table:formula="of:=[.O227]*[.G227]" office:value-type="currency" office:currency="USD" office:value="252.7" calcext:value-type="currency">
            <text:p>$252.70</text:p>
          </table:table-cell>
          <table:table-cell table:style-name="ce197" table:formula="of:=[.L227]*[.G227]" office:value-type="currency" office:currency="USD" office:value="133" calcext:value-type="currency">
            <text:p>$133.00</text:p>
          </table:table-cell>
          <table:table-cell table:formula="of:=IF(MAX(0;([.K227]-[.O227]));MAX(0;([.K227]-[.O227]));&quot; 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9"/>
          <table:table-cell table:style-name="ce112" table:formula="of:=IF([.R227]=&quot; &quot;;&quot; &quot;;[.R227]*[.G227])" office:value-type="currency" office:currency="USD" office:value="13.3" calcext:value-type="currency">
            <text:p>$13.30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style-name="ce182" table:formula="of:=[.G228]*[.E228]" office:value-type="currency" office:currency="USD" office:value="0" calcext:value-type="currency">
            <text:p>$0.00</text:p>
          </table:table-cell>
          <table:table-cell table:style-name="ce197" table:formula="of:=[.F228]*[.G228]" office:value-type="currency" office:currency="USD" office:value="0.89" calcext:value-type="currency">
            <text:p>$0.89</text:p>
          </table:table-cell>
          <table:table-cell table:style-name="ce156" table:formula="of:=[.H228]*[.E$2]+[.I228]*[.$E$1]" office:value-type="currency" office:currency="USD" office:value="89" calcext:value-type="currency">
            <text:p>$89.00</text:p>
          </table:table-cell>
          <table:table-cell table:style-name="ce153" table:formula="of:=[.E228]*[.$E$2]+[.F228]*[.$E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2" table:formula="of:=[.M228]*[.G228]" office:value-type="currency" office:currency="USD" office:value="6.23" calcext:value-type="currency">
            <text:p>$6.23</text:p>
          </table:table-cell>
          <table:table-cell office:value-type="float" office:value="100" calcext:value-type="float">
            <text:p>100</text:p>
          </table:table-cell>
          <table:table-cell table:style-name="ce156" table:formula="of:=[.O228]*[.G228]" office:value-type="currency" office:currency="USD" office:value="89" calcext:value-type="currency">
            <text:p>$89.00</text:p>
          </table:table-cell>
          <table:table-cell table:style-name="ce197" table:formula="of:=[.L228]*[.G228]" office:value-type="currency" office:currency="USD" office:value="44.5" calcext:value-type="currency">
            <text:p>$44.50</text:p>
          </table:table-cell>
          <table:table-cell table:formula="of:=IF(MAX(0;([.K228]-[.O228]));MAX(0;([.K228]-[.O22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19"/>
          <table:table-cell table:style-name="ce112" table:formula="of:=IF([.R228]=&quot; &quot;;&quot; &quot;;[.R228]*[.G228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300x300 mm mica sheet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182" table:formula="of:=[.G229]*[.E229]" office:value-type="currency" office:currency="USD" office:value="0" calcext:value-type="currency">
            <text:p>$0.00</text:p>
          </table:table-cell>
          <table:table-cell table:style-name="ce197" table:formula="of:=[.F229]*[.G229]" office:value-type="currency" office:currency="USD" office:value="5.33" calcext:value-type="currency">
            <text:p>$5.33</text:p>
          </table:table-cell>
          <table:table-cell table:style-name="ce156" table:formula="of:=[.H229]*[.E$2]+[.I229]*[.$E$1]" office:value-type="currency" office:currency="USD" office:value="533" calcext:value-type="currency">
            <text:p>$533.00</text:p>
          </table:table-cell>
          <table:table-cell table:style-name="ce153" table:formula="of:=[.E229]*[.$E$2]+[.F229]*[.$E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2" table:formula="of:=[.M229]*[.G229]" office:value-type="currency" office:currency="USD" office:value="106.6" calcext:value-type="currency">
            <text:p>$106.60</text:p>
          </table:table-cell>
          <table:table-cell office:value-type="float" office:value="15" calcext:value-type="float">
            <text:p>15</text:p>
          </table:table-cell>
          <table:table-cell table:style-name="ce156" table:formula="of:=[.O229]*[.G229]" office:value-type="currency" office:currency="USD" office:value="79.95" calcext:value-type="currency">
            <text:p>$79.95</text:p>
          </table:table-cell>
          <table:table-cell table:style-name="ce197" table:formula="of:=[.L229]*[.G229]" office:value-type="currency" office:currency="USD" office:value="266.5" calcext:value-type="currency">
            <text:p>$266.50</text:p>
          </table:table-cell>
          <table:table-cell table:formula="of:=IF(MAX(0;([.K229]-[.O229]));MAX(0;([.K229]-[.O229]));&quot; &quot;)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style-name="ce119" office:value-type="string" calcext:value-type="string">
            <text:p>-</text:p>
          </table:table-cell>
          <table:table-cell table:style-name="ce112" table:formula="of:=IF([.R229]=&quot; &quot;;&quot; &quot;;[.R229]*[.G229])" office:value-type="currency" office:currency="USD" office:value="453.05" calcext:value-type="currency">
            <text:p>$453.05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1" draw:text-style-name="P2" svg:width="1.1413in" svg:height="0.7083in" svg:x="7.4114in" svg:y="55.0776in" draw:caption-point-x="-0.2402in" draw:caption-point-y="0.5945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182" table:formula="of:=[.G230]*[.E230]" office:value-type="currency" office:currency="USD" office:value="0" calcext:value-type="currency">
            <text:p>$0.00</text:p>
          </table:table-cell>
          <table:table-cell table:style-name="ce197" table:formula="of:=[.F230]*[.G230]" office:value-type="currency" office:currency="USD" office:value="1.52" calcext:value-type="currency">
            <text:p>$1.52</text:p>
          </table:table-cell>
          <table:table-cell table:style-name="ce197" table:formula="of:=[.H230]*[.E$2]+[.I230]*[.$E$1]" office:value-type="currency" office:currency="USD" office:value="152" calcext:value-type="currency">
            <text:p>$152.00</text:p>
          </table:table-cell>
          <table:table-cell table:style-name="ce153" table:formula="of:=[.E230]*[.$E$2]+[.F230]*[.$E$1]" office:value-type="float" office:value="100" calcext:value-type="float">
            <text:p>100</text:p>
          </table:table-cell>
          <table:table-cell table:style-name="ce12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82" table:formula="of:=[.M230]*[.G230]" office:value-type="currency" office:currency="USD" office:value="0" calcext:value-type="currency">
            <text:p>$0.00</text:p>
          </table:table-cell>
          <table:table-cell table:formula="of:=196/12" office:value-type="float" office:value="16.3333333333333" calcext:value-type="float">
            <text:p>16.33</text:p>
          </table:table-cell>
          <table:table-cell table:style-name="ce156" table:formula="of:=[.O230]*[.G230]" office:value-type="currency" office:currency="USD" office:value="24.8266666666667" calcext:value-type="currency">
            <text:p>$24.83</text:p>
          </table:table-cell>
          <table:table-cell table:style-name="ce206" table:formula="of:=[.L230]*[.G230]" office:value-type="currency" office:currency="USD" office:value="30.4" calcext:value-type="currency">
            <text:p>$30.40</text:p>
          </table:table-cell>
          <table:table-cell table:formula="of:=IF(MAX(0;([.K230]-[.O230]));MAX(0;([.K230]-[.O230]));&quot; &quot;)" office:value-type="float" office:value="83.6666666666667" calcext:value-type="float">
            <text:p>83.67</text:p>
          </table:table-cell>
          <table:table-cell/>
          <table:table-cell table:style-name="ce119"/>
          <table:table-cell table:style-name="ce112" table:formula="of:=IF([.R230]=&quot; &quot;;&quot; &quot;;[.R230]*[.G230])" office:value-type="currency" office:currency="USD" office:value="127.173333333333" calcext:value-type="currency">
            <text:p>$127.17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61"/>
          <table:table-cell table:style-name="ce61" office:value-type="string" calcext:value-type="string">
            <text:p>Batt temp sensor - long</text:p>
          </table:table-cell>
          <table:table-cell table:style-name="ce61" office:value-type="string" calcext:value-type="string">
            <text:p>Digikey</text:p>
          </table:table-cell>
          <table:table-cell table:style-name="ce61" office:value-type="string" calcext:value-type="string">
            <text:p>900-2138651637-N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112" office:value-type="currency" office:currency="USD" office:value="3.76" calcext:value-type="currency">
            <text:p>$3.76</text:p>
          </table:table-cell>
          <table:table-cell table:style-name="ce112" table:formula="of:=[.G231]*[.E231]" office:value-type="currency" office:currency="USD" office:value="0" calcext:value-type="currency">
            <text:p>$0.00</text:p>
          </table:table-cell>
          <table:table-cell table:style-name="ce156" table:formula="of:=[.F231]*[.G231]" office:value-type="currency" office:currency="USD" office:value="7.52" calcext:value-type="currency">
            <text:p>$7.52</text:p>
          </table:table-cell>
          <table:table-cell table:style-name="ce156" table:formula="of:=[.H231]*[.E$2]+[.I231]*[.$E$1]" office:value-type="currency" office:currency="USD" office:value="752" calcext:value-type="currency">
            <text:p>$752.00</text:p>
          </table:table-cell>
          <table:table-cell table:style-name="ce60" table:formula="of:=[.E231]*[.$E$2]+[.F231]*[.$E$1]" office:value-type="float" office:value="200" calcext:value-type="float">
            <text:p>200</text:p>
          </table:table-cell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35" calcext:value-type="float">
            <text:p>35</text:p>
          </table:table-cell>
          <table:table-cell table:style-name="ce182" table:formula="of:=[.M231]*[.G231]" office:value-type="currency" office:currency="USD" office:value="131.6" calcext:value-type="currency">
            <text:p>$131.60</text:p>
          </table:table-cell>
          <table:table-cell table:style-name="ce61" office:value-type="float" office:value="9" calcext:value-type="float">
            <text:p>9</text:p>
          </table:table-cell>
          <table:table-cell table:style-name="ce156" table:formula="of:=[.O231]*[.G231]" office:value-type="currency" office:currency="USD" office:value="33.84" calcext:value-type="currency">
            <text:p>$33.84</text:p>
          </table:table-cell>
          <table:table-cell table:style-name="ce156" table:formula="of:=[.L231]*[.G231]" office:value-type="currency" office:currency="USD" office:value="507.6" calcext:value-type="currency">
            <text:p>$507.60</text:p>
          </table:table-cell>
          <table:table-cell table:formula="of:=IF(MAX(0;([.K231]-[.O231]));MAX(0;([.K231]-[.O231]));&quot; &quot;)" office:value-type="float" office:value="191" calcext:value-type="float">
            <text:p>191</text:p>
          </table:table-cell>
          <table:table-cell table:style-name="ce111"/>
          <table:table-cell table:style-name="ce110"/>
          <table:table-cell table:style-name="ce112" table:formula="of:=IF([.R231]=&quot; &quot;;&quot; &quot;;[.R231]*[.G231])" office:value-type="currency" office:currency="USD" office:value="718.16" calcext:value-type="currency">
            <text:p>$718.16</text:p>
          </table:table-cell>
          <table:table-cell/>
          <table:table-cell table:style-name="ce61" table:number-columns-repeated="42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ce116" office:value-type="string" calcext:value-type="string">
            <text:p>Section</text:p>
            <text:p>Subtotal</text:p>
          </table:table-cell>
          <table:table-cell table:style-name="ce116" table:formula="of:=SUM([.H194:.H231])" office:value-type="currency" office:currency="USD" office:value="0" calcext:value-type="currency">
            <text:p>$0.00</text:p>
          </table:table-cell>
          <table:table-cell table:style-name="ce116" table:formula="of:=SUM([.I194:.I231])" office:value-type="currency" office:currency="USD" office:value="240.793360816327" calcext:value-type="currency">
            <text:p>$240.79</text:p>
          </table:table-cell>
          <table:table-cell table:style-name="ce116" table:formula="of:=SUM([.J194:.J231])" office:value-type="currency" office:currency="USD" office:value="24079.3360816327" calcext:value-type="currency">
            <text:p>$24,079.34</text:p>
          </table:table-cell>
          <table:table-cell table:number-columns-repeated="3"/>
          <table:table-cell table:style-name="ce224" table:formula="of:=SUM([.N4:.N231])" office:value-type="currency" office:currency="USD" office:value="38159.2575792404" calcext:value-type="currency">
            <text:p>$38,159.26</text:p>
          </table:table-cell>
          <table:table-cell/>
          <table:table-cell table:style-name="ce116" table:formula="of:=SUM([.P194:.P231])" office:value-type="currency" office:currency="USD" office:value="14354.7781002381" calcext:value-type="currency">
            <text:p>$14,354.78</text:p>
          </table:table-cell>
          <table:table-cell table:style-name="ce116" table:formula="of:=SUM([.Q194:.Q231])" office:value-type="currency" office:currency="USD" office:value="12866.9548197279" calcext:value-type="currency">
            <text:p>$12,866.95</text:p>
          </table:table-cell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7">
          <table:table-cell table:style-name="ce115"/>
          <table:table-cell/>
          <table:table-cell table:style-name="ce130"/>
          <table:table-cell table:style-name="ce54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232]+[.H191]" office:value-type="currency" office:currency="USD" office:value="417.273051629483" calcext:value-type="currency">
            <text:p>$417.27</text:p>
          </table:table-cell>
          <table:table-cell table:style-name="ce165" table:formula="of:=[.I232]+[.I191]" office:value-type="currency" office:currency="USD" office:value="773.807910260771" calcext:value-type="currency">
            <text:p>$773.81</text:p>
          </table:table-cell>
          <table:table-cell table:style-name="ce165" table:formula="of:=[.J232]+[.J191]" office:value-type="currency" office:currency="USD" office:value="94071.7130912565" calcext:value-type="currency">
            <text:p>$94,071.71</text:p>
          </table:table-cell>
          <table:table-cell table:style-name="ce54" table:number-columns-repeated="3"/>
          <table:table-cell table:style-name="Default"/>
          <table:table-cell table:style-name="ce54"/>
          <table:table-cell table:style-name="ce165" table:formula="of:=[.P232]+[.P191]" office:value-type="currency" office:currency="USD" office:value="46275.7722046825" calcext:value-type="currency">
            <text:p>$46,275.77</text:p>
          </table:table-cell>
          <table:table-cell table:style-name="ce165" table:formula="of:=[.Q232]+[.Q191]" office:value-type="currency" office:currency="USD" office:value="108427.430319728" calcext:value-type="currency">
            <text:p>$108,427.43</text:p>
          </table:table-cell>
          <table:table-cell table:number-columns-repeated="2"/>
          <table:table-cell table:style-name="ce115" office:value-type="string" calcext:value-type="string">
            <text:p>Total $ for</text:p>
            <text:p>Additional</text:p>
            <text:p>Parts</text:p>
          </table:table-cell>
          <table:table-cell table:style-name="ce112" table:formula="of:=SUM([.U5:.U231])" office:value-type="currency" office:currency="USD" office:value="48356.1056865739" calcext:value-type="currency">
            <text:p>$48,356.11</text:p>
          </table:table-cell>
          <table:table-cell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5"/>
          <table:table-cell table:style-name="ce54"/>
          <table:table-cell table:style-name="ce130"/>
          <table:table-cell table:style-name="ce54" table:number-columns-repeated="3"/>
          <table:table-cell table:style-name="ce165"/>
          <table:table-cell table:style-name="ce169" table:number-columns-repeated="2"/>
          <table:table-cell table:style-name="ce195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115"/>
          <table:table-cell table:style-name="ce54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6"/>
          <table:table-cell table:style-name="ce169"/>
          <table:table-cell table:style-name="ce54" table:number-columns-repeated="6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54" table:number-columns-repeated="2"/>
          <table:table-cell table:style-name="ce130"/>
          <table:table-cell table:style-name="ce147"/>
          <table:table-cell table:style-name="ce54" table:number-columns-repeated="2"/>
          <table:table-cell table:style-name="Default"/>
          <table:table-cell table:style-name="ce165" office:value-type="string" calcext:value-type="string">
            <text:p>$/EHW5</text:p>
            <text:p>LiBCM:</text:p>
          </table:table-cell>
          <table:table-cell table:style-name="ce165" office:value-type="string" calcext:value-type="string">
            <text:p>$/FoMoCo</text:p>
            <text:p>LiBCM:</text:p>
          </table:table-cell>
          <table:table-cell table:style-name="ce54" table:number-columns-repeated="4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9" office:value-type="string" calcext:value-type="string">
            <text:p>BOM</text:p>
          </table:table-cell>
          <table:table-cell table:style-name="ce169" table:formula="of:=[.H233]" office:value-type="currency" office:currency="USD" office:value="417.273051629483" calcext:value-type="currency">
            <text:p>$417.27</text:p>
          </table:table-cell>
          <table:table-cell table:style-name="ce169" table:formula="of:=[.I233]" office:value-type="currency" office:currency="USD" office:value="773.807910260771" calcext:value-type="currency">
            <text:p>$773.81</text:p>
          </table:table-cell>
          <table:table-cell table:style-name="ce169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9" office:value-type="string" calcext:value-type="string">
            <text:p>BOM</text:p>
            <text:p>(Overhead)</text:p>
          </table:table-cell>
          <table:table-cell table:style-name="ce169" table:formula="of:=[.H238]*(0.0925+0.05)" office:value-type="currency" office:currency="USD" office:value="59.4614098572014" calcext:value-type="currency">
            <text:p>$59.46</text:p>
          </table:table-cell>
          <table:table-cell table:style-name="ce169" table:formula="of:=[.I238]*(0.0925+0.05)" office:value-type="currency" office:currency="USD" office:value="110.26762721216" calcext:value-type="currency">
            <text:p>$110.27</text:p>
          </table:table-cell>
          <table:table-cell table:style-name="ce54" office:value-type="string" calcext:value-type="string">
            <text:p>tariffs, taxes, defects, component shipping, etc</text:p>
          </table:table-cell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9"/>
          <table:table-cell table:style-name="ce54" table:number-columns-repeated="6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93"/>
          <table:table-cell table:style-name="ce169" table:number-columns-repeated="2"/>
          <table:table-cell table:style-name="ce54" table:number-columns-repeated="4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2"/>
          <table:table-cell table:style-name="ce130"/>
          <table:table-cell table:style-name="ce54"/>
          <table:table-cell table:style-name="ce147" table:number-columns-repeated="2"/>
          <table:table-cell table:style-name="ce165" office:value-type="string" calcext:value-type="string">
            <text:p>Total COGs</text:p>
          </table:table-cell>
          <table:table-cell table:style-name="ce169" table:formula="of:=SUM([.H238:.H241])" office:value-type="currency" office:currency="USD" office:value="476.734461486685" calcext:value-type="currency">
            <text:p>$476.73</text:p>
          </table:table-cell>
          <table:table-cell table:style-name="ce169" table:formula="of:=SUM([.I238:.I241])" office:value-type="currency" office:currency="USD" office:value="884.07553747293" calcext:value-type="currency">
            <text:p>$884.08</text:p>
          </table:table-cell>
          <table:table-cell table:style-name="ce115" office:value-type="string" calcext:value-type="string">
            <text:p>Does not include my labor</text:p>
          </table:table-cell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2"/>
          <table:table-cell table:style-name="ce130"/>
          <table:table-cell table:style-name="ce54" table:number-columns-repeated="3"/>
          <table:table-cell table:style-name="ce169" table:number-columns-repeated="4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/>
          <table:table-cell table:style-name="ce171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6"/>
          <table:table-cell table:style-name="ce165" office:value-type="string" calcext:value-type="string">
            <text:p>Sale Price</text:p>
          </table:table-cell>
          <table:table-cell table:style-name="ce195" office:value-type="currency" office:currency="USD" office:value="1200" calcext:value-type="currency">
            <text:p>$1,200</text:p>
          </table:table-cell>
          <table:table-cell table:style-name="ce195" office:value-type="currency" office:currency="USD" office:value="2000" calcext:value-type="currency">
            <text:p>$2,000</text:p>
          </table:table-cell>
          <table:table-cell table:style-name="ce169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6"/>
          <table:table-cell table:style-name="ce169" table:number-columns-repeated="4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54" table:number-columns-repeated="6"/>
          <table:table-cell table:style-name="ce169" office:value-type="string" calcext:value-type="string">
            <text:p>Net profit</text:p>
            <text:p>per LiBCM</text:p>
          </table:table-cell>
          <table:table-cell table:style-name="ce169" table:formula="of:=[.H244]-[.H242]" office:value-type="currency" office:currency="USD" office:value="723.265538513315" calcext:value-type="currency">
            <text:p>$723.27</text:p>
          </table:table-cell>
          <table:table-cell table:style-name="ce169" table:formula="of:=[.I244]-[.I242]" office:value-type="currency" office:currency="USD" office:value="1115.92446252707" calcext:value-type="currency">
            <text:p>$1,115.92</text:p>
          </table:table-cell>
          <table:table-cell table:style-name="ce115" office:value-type="string" calcext:value-type="string">
            <text:p>Does not include my R&amp;D or labor</text:p>
          </table:table-cell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54" table:number-columns-repeated="6"/>
          <table:table-cell table:style-name="ce169" office:value-type="string" calcext:value-type="string">
            <text:p>#LiBCMs</text:p>
            <text:p>Sold (QTY)</text:p>
          </table:table-cell>
          <table:table-cell table:style-name="ce196" office:value-type="float" office:value="83" calcext:value-type="float">
            <text:p>83</text:p>
          </table:table-cell>
          <table:table-cell table:style-name="ce196" office:value-type="float" office:value="13" calcext:value-type="float">
            <text:p>13</text:p>
          </table:table-cell>
          <table:table-cell table:style-name="ce169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>
          <table:table-cell table:style-name="ce54" table:number-columns-repeated="6"/>
          <table:table-cell table:style-name="Default" table:number-columns-repeated="4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54" table:number-columns-repeated="6"/>
          <table:table-cell table:style-name="ce169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95" table:formula="of:=-[.Q233]+[.H244]*[.H247]+[.I247]*[.I244]" office:value-type="currency" office:currency="USD" office:value="17172.5696802721" calcext:value-type="currency">
            <text:p>$17,173</text:p>
          </table:table-cell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6">
          <table:table-cell table:style-name="ce54" table:number-columns-repeated="6"/>
          <table:table-cell table:style-name="ce169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95" table:formula="of:=[.H246]*[.E2]+[.I246]*[.E1]" office:value-type="currency" office:currency="USD" office:value="140523.06779324" calcext:value-type="currency">
            <text:p>$140,523</text:p>
          </table:table-cell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 table:number-rows-repeated="52">
          <table:table-cell table:style-name="ce54" table:number-columns-repeated="6"/>
          <table:table-cell table:style-name="ce169" table:number-columns-repeated="4"/>
          <table:table-cell table:style-name="ce54" table:number-columns-repeated="3"/>
          <table:table-cell/>
          <table:table-cell table:style-name="ce54" table:number-columns-repeated="2"/>
          <table:table-cell table:style-name="ce169"/>
          <table:table-cell table:number-columns-repeated="2"/>
          <table:table-cell table:style-name="ce115"/>
          <table:table-cell table:number-columns-repeated="2"/>
          <table:table-cell table:style-name="ce54" table:number-columns-repeated="42"/>
          <table:table-cell table:number-columns-repeated="16320"/>
        </table:table-row>
        <table:table-row table:style-name="ro3" table:number-rows-repeated="9">
          <table:table-cell table:number-columns-repeated="3"/>
          <table:table-cell table:style-name="ce54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 table:number-rows-repeated="3">
          <table:table-cell table:number-columns-repeated="3"/>
          <table:table-cell table:style-name="ce54"/>
          <table:table-cell table:number-columns-repeated="16380"/>
        </table:table-row>
        <table:table-row table:style-name="ro3" table:number-rows-repeated="10482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12"/>
        <table:table-column table:style-name="co17" table:default-cell-style-name="ce112"/>
        <table:table-column table:style-name="co17" table:number-columns-repeated="2" table:default-cell-style-name="ce61"/>
        <table:table-column table:style-name="co24" table:number-columns-repeated="2" table:default-cell-style-name="ce61"/>
        <table:table-column table:style-name="co24" table:default-cell-style-name="ce112"/>
        <table:table-column table:style-name="co24" table:default-cell-style-name="ce227"/>
        <table:table-column table:style-name="co17" table:default-cell-style-name="ce60"/>
        <table:table-column table:style-name="co18" table:default-cell-style-name="Default"/>
        <table:table-column table:style-name="co17" table:number-columns-repeated="16365" table:default-cell-style-name="Default"/>
        <table:table-row table:style-name="ro1">
          <table:table-cell table:number-columns-repeated="2"/>
          <table:table-cell table:style-name="ce75"/>
          <table:table-cell table:style-name="ce93"/>
          <table:table-cell table:style-name="ce75"/>
          <table:table-cell table:style-name="ce93"/>
          <table:table-cell table:style-name="ce207"/>
          <table:table-cell/>
          <table:table-cell table:style-name="ce90" table:number-columns-repeated="2"/>
          <table:table-cell table:style-name="ce100" office:value-type="float" office:value="25" calcext:value-type="float">
            <text:p>25</text:p>
          </table:table-cell>
          <table:table-cell table:style-name="ce93" table:number-columns-repeated="5"/>
          <table:table-cell table:style-name="ce226"/>
          <table:table-cell table:style-name="ce167"/>
          <table:table-cell table:style-name="ce93"/>
          <table:table-cell table:style-name="ce207"/>
          <table:table-cell table:style-name="ce194"/>
          <table:table-cell table:number-columns-repeated="16363"/>
        </table:table-row>
        <table:table-row table:style-name="ro8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table:style-name="ce75" office:value-type="string" calcext:value-type="string">
            <text:p>Component</text:p>
            <text:p>Value</text:p>
          </table:table-cell>
          <table:table-cell table:style-name="ce93" office:value-type="string" calcext:value-type="string">
            <text:p>Part Height</text:p>
          </table:table-cell>
          <table:table-cell table:style-name="ce20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</text:p>
            <text:p>LiBCM</text:p>
          </table:table-cell>
          <table:table-cell table:style-name="ce90" office:value-type="string" calcext:value-type="string">
            <text:p>$/</text:p>
            <text:p>QTY n</text:p>
            <text:p>LiBCMs</text:p>
            <text:p>(n=above)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93" office:value-type="string" calcext:value-type="string">
            <text:p>2024DEC</text:p>
            <text:p>Inventory</text:p>
            <text:p>Value ($)</text:p>
          </table:table-cell>
          <table:table-cell table:style-name="ce226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3" office:value-type="string" calcext:value-type="string">
            <text:p>QTY ordered</text:p>
          </table:table-cell>
          <table:table-cell table:style-name="ce194" office:value-type="string" calcext:value-type="string">
            <text:p>Planning</text:p>
          </table:table-cell>
          <table:table-cell table:number-columns-repeated="16364"/>
        </table:table-row>
        <table:table-row table:style-name="ro3">
          <table:table-cell table:style-name="ce6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8" office:value-type="string" calcext:value-type="string">
            <text:p>Digikey</text:p>
          </table:table-cell>
          <table:table-cell table:style-name="ce61" office:value-type="string" calcext:value-type="string">
            <text:p>732-10493-ND</text:p>
          </table:table-cell>
          <table:table-cell table:style-name="ce61" office:value-type="string" calcext:value-type="string">
            <text:p>M6-1.0x45</text:p>
          </table:table-cell>
          <table:table-cell table:style-name="ce78" office:value-type="string" calcext:value-type="string">
            <text:p>45mm</text:p>
          </table:table-cell>
          <table:table-cell table:style-name="ce61" office:value-type="string" calcext:value-type="string">
            <text:p>hand</text:p>
          </table:table-cell>
          <table:table-cell table:style-name="ce61" office:value-type="float" office:value="12" calcext:value-type="float">
            <text:p>12</text:p>
          </table:table-cell>
          <table:table-cell table:style-name="ce11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table:formula="of:=[.O3]*[.I3]" office:value-type="currency" office:currency="USD" office:value="144" calcext:value-type="currency">
            <text:p>$144.0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61"/>
          <table:table-cell table:number-columns-repeated="16365"/>
        </table:table-row>
        <table:table-row table:style-name="ro6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table:formula="of:=[.O4]*[.I4]" office:value-type="currency" office:currency="USD" office:value="43.5116" calcext:value-type="currency">
            <text:p>$43.51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table:formula="of:=[.O5]*[.I5]" office:value-type="currency" office:currency="USD" office:value="18.29" calcext:value-type="currency">
            <text:p>$18.2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office:value-type="float" office:value="2047" calcext:value-type="float">
            <text:p>2047</text:p>
          </table:table-cell>
          <table:table-cell table:formula="of:=[.O6]*[.I6]" office:value-type="currency" office:currency="USD" office:value="325.473" calcext:value-type="currency">
            <text:p>$325.4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table:style-name="ce72" office:value-type="string" calcext:value-type="string">
            <text:p>4" zip tie</text:p>
          </table:table-cell>
          <table:table-cell table:style-name="ce72" office:value-type="string" calcext:value-type="string">
            <text:p>Harness</text:p>
          </table:table-cell>
          <table:table-cell table:style-name="ce72" office:value-type="string" calcext:value-type="string">
            <text:p>Home Depot</text:p>
          </table:table-cell>
          <table:table-cell table:style-name="ce72" table:number-columns-repeated="4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0.02" calcext:value-type="float">
            <text:p>0.02</text:p>
          </table:table-cell>
          <table:table-cell table:style-name="ce133" table:formula="of:=[.I7]*[.H7]" office:value-type="currency" office:currency="USD" office:value="0.2" calcext:value-type="currency">
            <text:p>$0.20</text:p>
          </table:table-cell>
          <table:table-cell table:style-name="ce133" table:formula="of:=[.J7]*[.K$1]" office:value-type="currency" office:currency="USD" office:value="5" calcext:value-type="currency">
            <text:p>$5.00</text:p>
          </table:table-cell>
          <table:table-cell table:number-columns-repeated="4" table:style-name="ce72" office:value-type="string" calcext:value-type="string">
            <text:p>-</text:p>
          </table:table-cell>
          <table:table-cell table:style-name="ce72"/>
          <table:table-cell table:style-name="ce228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2" table:number-columns-repeated="16366"/>
        </table:table-row>
        <table:table-row table:style-name="ro3">
          <table:table-cell table:style-name="ce72" office:value-type="string" calcext:value-type="string">
            <text:p>Ribbon Cable</text:p>
          </table:table-cell>
          <table:table-cell table:style-name="ce72" office:value-type="string" calcext:value-type="string">
            <text:p>14P Cable</text:p>
          </table:table-cell>
          <table:table-cell table:style-name="ce72"/>
          <table:table-cell table:style-name="ce218" office:value-type="string" calcext:value-type="string">
            <text:p>MC14M-25-ND</text:p>
          </table:table-cell>
          <table:table-cell table:style-name="ce72" table:number-columns-repeated="3"/>
          <table:table-cell table:style-name="ce72" office:value-type="float" office:value="1" calcext:value-type="float">
            <office:annotation draw:style-name="gr1" draw:text-style-name="P2" svg:width="1.1413in" svg:height="0.7083in" svg:x="8.039in" svg:y="1.6063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72" table:formula="of:=24.71/25" office:value-type="float" office:value="0.9884" calcext:value-type="float">
            <text:p>0.99</text:p>
          </table:table-cell>
          <table:table-cell table:style-name="ce133" table:formula="of:=[.I8]*[.H8]" office:value-type="currency" office:currency="USD" office:value="0.9884" calcext:value-type="currency">
            <text:p>$0.99</text:p>
          </table:table-cell>
          <table:table-cell table:style-name="ce133" table:formula="of:=[.J8]*[.K$1]" office:value-type="currency" office:currency="USD" office:value="24.71" calcext:value-type="currency">
            <text:p>$24.71</text:p>
          </table:table-cell>
          <table:table-cell table:number-columns-repeated="4" table:style-name="ce72" office:value-type="string" calcext:value-type="string">
            <text:p>-</text:p>
          </table:table-cell>
          <table:table-cell table:style-name="ce72"/>
          <table:table-cell table:style-name="ce228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2" table:number-columns-repeated="16366"/>
        </table:table-row>
        <table:table-row table:style-name="ro3">
          <table:table-cell table:style-name="ce72" office:value-type="string" calcext:value-type="string">
            <text:p>Connector</text:p>
          </table:table-cell>
          <table:table-cell table:style-name="ce72" office:value-type="string" calcext:value-type="string">
            <text:p>14P Ribbon Connector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string" calcext:value-type="string">
            <text:p>already included in LiBCM BOM</text:p>
          </table:table-cell>
          <table:table-cell table:style-name="ce72"/>
          <table:table-cell table:number-columns-repeated="4" table:style-name="ce72" office:value-type="string" calcext:value-type="string">
            <text:p>-</text:p>
          </table:table-cell>
          <table:table-cell table:style-name="ce72"/>
          <table:table-cell table:number-columns-repeated="2" table:style-name="ce72" office:value-type="string" calcext:value-type="string">
            <text:p>-</text:p>
          </table:table-cell>
          <table:table-cell table:style-name="ce72" table:number-columns-repeated="16366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style-name="ce116" table:formula="of:=SUM([.P3:.P9])" office:value-type="currency" office:currency="USD" office:value="531.2746" calcext:value-type="currency">
            <text:p>$531.27</text:p>
          </table:table-cell>
          <table:table-cell table:style-name="Default" table:number-columns-repeated="2"/>
          <table:table-cell table:number-columns-repeated="16366"/>
        </table:table-row>
      </table:table>
      <table:table table:name="1500 W Grid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17" table:number-columns-repeated="2" table:default-cell-style-name="ce135"/>
        <table:table-column table:style-name="co17" table:number-columns-repeated="5" table:default-cell-style-name="Default"/>
        <table:table-column table:style-name="co17" table:default-cell-style-name="ce135"/>
        <table:table-column table:style-name="co17" table:number-columns-repeated="16372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8">
          <table:table-cell office:value-type="string" calcext:value-type="string">
            <text:p>Description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</text:p>
            <text:p>LiBCM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93" office:value-type="string" calcext:value-type="string">
            <text:p>2024DEC</text:p>
            <text:p>Inventory</text:p>
            <text:p>Value ($)</text:p>
          </table:table-cell>
          <table:table-cell table:style-name="ce163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3" office:value-type="string" calcext:value-type="string">
            <office:annotation draw:style-name="gr2" draw:text-style-name="P2" svg:width="1.1413in" svg:height="1.0122in" svg:x="15.112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94" office:value-type="string" calcext:value-type="string">
            <text:p>Planni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2.8" calcext:value-type="currency">
            <text:p>$352.80</text:p>
          </table:table-cell>
          <table:table-cell table:formula="of:=[.D4]*[.E4]" office:value-type="currency" office:currency="USD" office:value="352.8" calcext:value-type="currency">
            <text:p>$352.80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5" table:formula="of:=[.J4]*[.E4]" office:value-type="currency" office:currency="USD" office:value="0" calcext:value-type="currency">
            <text:p>$0.00</text:p>
          </table:table-cell>
          <table:table-cell table:formula="of:=[.H4]*[.E4]" office:value-type="currency" office:currency="USD" office:value="13406.4" calcext:value-type="currency">
            <text:p>$13,406.40</text:p>
          </table:table-cell>
          <table:table-cell table:style-name="ce60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72" office:value-type="string" calcext:value-type="string">
            <text:p>Fan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string" calcext:value-type="string">
            <text:p>same as LiBCM PCB</text:p>
          </table:table-cell>
          <table:table-cell table:style-name="ce72" office:value-type="float" office:value="2" calcext:value-type="float">
            <text:p>2</text:p>
          </table:table-cell>
          <table:table-cell table:style-name="ce133" table:formula="of:=[$'LiBCM BOM'.G76]" office:value-type="currency" office:currency="USD" office:value="5.44" calcext:value-type="currency">
            <text:p>$5.44</text:p>
          </table:table-cell>
          <table:table-cell table:style-name="ce133" table:formula="of:=[.D5]*[.E5]" office:value-type="currency" office:currency="USD" office:value="10.88" calcext:value-type="currency">
            <text:p>$10.88</text:p>
          </table:table-cell>
          <table:table-cell table:style-name="ce72" table:formula="of:=[.D5]*[.$G$1]" office:value-type="float" office:value="76" calcext:value-type="float">
            <text:p>76</text:p>
          </table:table-cell>
          <table:table-cell table:number-columns-repeated="3" table:style-name="ce7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3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2" table:number-columns-repeated="16371"/>
        </table:table-row>
        <table:table-row table:style-name="ro3">
          <table:table-cell table:style-name="ce72" office:value-type="string" calcext:value-type="string">
            <text:p>Fuse Holder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BF303-ND</text:p>
          </table:table-cell>
          <table:table-cell table:style-name="ce72" office:value-type="float" office:value="1" calcext:value-type="float">
            <text:p>1</text:p>
          </table:table-cell>
          <table:table-cell table:style-name="ce133" office:value-type="currency" office:currency="USD" office:value="1.51" calcext:value-type="currency">
            <text:p>$1.51</text:p>
          </table:table-cell>
          <table:table-cell table:style-name="ce133" table:formula="of:=[.D6]*[.E6]" office:value-type="currency" office:currency="USD" office:value="1.51" calcext:value-type="currency">
            <text:p>$1.51</text:p>
          </table:table-cell>
          <table:table-cell table:style-name="ce72" table:formula="of:=[.D6]*[.$G$1]" office:value-type="float" office:value="38" calcext:value-type="float">
            <text:p>38</text:p>
          </table:table-cell>
          <table:table-cell table:number-columns-repeated="3" table:style-name="ce7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3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2" table:number-columns-repeated="16371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style-name="ce135" table:formula="of:=[.J7]*[.E7]" office:value-type="currency" office:currency="USD" office:value="15.3468" calcext:value-type="currency">
            <text:p>$15.35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60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135" table:formula="of:=[.J8]*[.E8]" office:value-type="currency" office:currency="USD" office:value="7.203" calcext:value-type="currency">
            <text:p>$7.2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60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office:value-type="float" office:value="707" calcext:value-type="float">
            <text:p>707</text:p>
          </table:table-cell>
          <table:table-cell table:style-name="ce135" table:formula="of:=[.J9]*[.E9]" office:value-type="currency" office:currency="USD" office:value="75.81868" calcext:value-type="currency">
            <text:p>$75.82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60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230" office:value-type="string" calcext:value-type="string">
            <text:p>Ring terminal M6</text:p>
          </table:table-cell>
          <table:table-cell table:style-name="ce230" office:value-type="string" calcext:value-type="string">
            <text:p>Digikey</text:p>
          </table:table-cell>
          <table:table-cell table:style-name="ce230" office:value-type="string" calcext:value-type="string">
            <text:p>277-11154-ND</text:p>
          </table:table-cell>
          <table:table-cell table:style-name="ce230" office:value-type="float" office:value="2" calcext:value-type="float">
            <text:p>2</text:p>
          </table:table-cell>
          <table:table-cell table:style-name="ce142" office:value-type="currency" office:currency="USD" office:value="0.19" calcext:value-type="currency">
            <text:p>$0.19</text:p>
          </table:table-cell>
          <table:table-cell table:style-name="ce142" table:formula="of:=[.D10]*[.E10]" office:value-type="currency" office:currency="USD" office:value="0.38" calcext:value-type="currency">
            <text:p>$0.38</text:p>
          </table:table-cell>
          <table:table-cell table:style-name="ce230" table:formula="of:=[.D10]*[.$G$1]" office:value-type="float" office:value="76" calcext:value-type="float">
            <text:p>76</text:p>
          </table:table-cell>
          <table:table-cell table:style-name="ce230" office:value-type="float" office:value="200" calcext:value-type="float">
            <text:p>200</text:p>
          </table:table-cell>
          <table:table-cell table:number-columns-repeated="2" table:style-name="ce230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 table:formula="of:=[.H10]*[.E10]" office:value-type="currency" office:currency="USD" office:value="38" calcext:value-type="currency">
            <text:p>$38.00</text:p>
          </table:table-cell>
          <table:table-cell table:style-name="ce71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230" table:number-columns-repeated="1014"/>
          <table:table-cell table:number-columns-repeated="15357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style-name="ce135" table:formula="of:=[.J11]*[.E11]" office:value-type="currency" office:currency="USD" office:value="16.49" calcext:value-type="currency">
            <text:p>$16.49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60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ing terminal M4 – 16 AW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style-name="ce135" table:formula="of:=[.J12]*[.E12]" office:value-type="currency" office:currency="USD" office:value="36.15" calcext:value-type="currency">
            <text:p>$36.1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60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72" office:value-type="string" calcext:value-type="string">
            <text:p>Heat Shrink (¼" ID)</text:p>
          </table:table-cell>
          <table:table-cell table:style-name="ce72" office:value-type="string" calcext:value-type="string">
            <text:p>Digikey</text:p>
          </table:table-cell>
          <table:table-cell table:style-name="ce72"/>
          <table:table-cell table:style-name="ce72" office:value-type="float" office:value="0.5" calcext:value-type="float">
            <office:annotation draw:style-name="gr1" draw:text-style-name="P2" svg:width="1.1413in" svg:height="0.7083in" svg:x="6.2232in" svg:y="2.139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33" table:formula="of:=5.66/4" office:value-type="currency" office:currency="USD" office:value="1.415" calcext:value-type="currency">
            <text:p>$1.42</text:p>
          </table:table-cell>
          <table:table-cell table:style-name="ce133" table:formula="of:=[.D13]*[.E13]" office:value-type="currency" office:currency="USD" office:value="0.7075" calcext:value-type="currency">
            <text:p>$0.71</text:p>
          </table:table-cell>
          <table:table-cell table:style-name="ce72" table:formula="of:=[.D13]*[.$G$1]" office:value-type="float" office:value="19" calcext:value-type="float">
            <text:p>19</text:p>
          </table:table-cell>
          <table:table-cell table:number-columns-repeated="3" table:style-name="ce7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3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table:number-columns-repeated="16370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45" calcext:value-type="float">
            <text:p>45</text:p>
          </table:table-cell>
          <table:table-cell table:style-name="ce135" table:formula="of:=[.J14]*[.E14]" office:value-type="currency" office:currency="USD" office:value="0" calcext:value-type="currency">
            <text:p>$0.0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233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5" calcext:value-type="float">
            <text:p>15</text:p>
          </table:table-cell>
          <table:table-cell table:style-name="ce135" table:formula="of:=[.J15]*[.E15]" office:value-type="currency" office:currency="USD" office:value="0" calcext:value-type="currency">
            <text:p>$0.0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233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72" office:value-type="string" calcext:value-type="string">
            <text:p>Anderson – ORG</text:p>
          </table:table-cell>
          <table:table-cell table:style-name="ce87" office:value-type="string" calcext:value-type="string">
            <text:p>Powerwerx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133" table:formula="of:=[$'LiBCM BOM'.G164]" office:value-type="currency" office:currency="USD" office:value="0.44" calcext:value-type="currency">
            <text:p>$0.44</text:p>
          </table:table-cell>
          <table:table-cell table:style-name="ce133" table:formula="of:=[.D16]*[.E16]" office:value-type="currency" office:currency="USD" office:value="0.88" calcext:value-type="currency">
            <text:p>$0.88</text:p>
          </table:table-cell>
          <table:table-cell table:style-name="ce72" table:formula="of:=[.D16]*[.$G$1]" office:value-type="float" office:value="76" calcext:value-type="float">
            <text:p>76</text:p>
          </table:table-cell>
          <table:table-cell table:number-columns-repeated="3" table:style-name="ce7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3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2" table:number-columns-repeated="1014"/>
          <table:table-cell table:number-columns-repeated="15357"/>
        </table:table-row>
        <table:table-row table:style-name="ro3">
          <table:table-cell table:style-name="ce72" office:value-type="string" calcext:value-type="string">
            <text:p>Anderson – BLK</text:p>
          </table:table-cell>
          <table:table-cell table:style-name="ce87" office:value-type="string" calcext:value-type="string">
            <text:p>Powerwerx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133" table:formula="of:=[$'LiBCM BOM'.G163]" office:value-type="currency" office:currency="USD" office:value="0.42" calcext:value-type="currency">
            <text:p>$0.42</text:p>
          </table:table-cell>
          <table:table-cell table:style-name="ce133" table:formula="of:=[.D17]*[.E17]" office:value-type="currency" office:currency="USD" office:value="0.84" calcext:value-type="currency">
            <text:p>$0.84</text:p>
          </table:table-cell>
          <table:table-cell table:style-name="ce72" table:formula="of:=[.D17]*[.$G$1]" office:value-type="float" office:value="76" calcext:value-type="float">
            <text:p>76</text:p>
          </table:table-cell>
          <table:table-cell table:number-columns-repeated="3" table:style-name="ce7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3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2" table:number-columns-repeated="16371"/>
        </table:table-row>
        <table:table-row table:style-name="ro3">
          <table:table-cell table:style-name="ce72" office:value-type="string" calcext:value-type="string">
            <text:p>Anderson 15A contact</text:p>
          </table:table-cell>
          <table:table-cell table:style-name="ce87" office:value-type="string" calcext:value-type="string">
            <text:p>Powerwerx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133" table:formula="of:=[$'LiBCM BOM'.G159]" office:value-type="currency" office:currency="USD" office:value="0.18" calcext:value-type="currency">
            <text:p>$0.18</text:p>
          </table:table-cell>
          <table:table-cell table:style-name="ce133" table:formula="of:=[.D18]*[.E18]" office:value-type="currency" office:currency="USD" office:value="0.54" calcext:value-type="currency">
            <text:p>$0.54</text:p>
          </table:table-cell>
          <table:table-cell table:style-name="ce72" table:formula="of:=[.D18]*[.$G$1]" office:value-type="float" office:value="114" calcext:value-type="float">
            <text:p>114</text:p>
          </table:table-cell>
          <table:table-cell table:number-columns-repeated="3" table:style-name="ce7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3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2" table:number-columns-repeated="16371"/>
        </table:table-row>
        <table:table-row table:style-name="ro3">
          <table:table-cell table:style-name="ce218" office:value-type="string" calcext:value-type="string">
            <text:p>Anderson - 30A contact</text:p>
          </table:table-cell>
          <table:table-cell table:style-name="ce87" office:value-type="string" calcext:value-type="string">
            <text:p>Powerwerx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133" table:formula="of:=[$'LiBCM BOM'.G160]" office:value-type="currency" office:currency="USD" office:value="0.17" calcext:value-type="currency">
            <text:p>$0.17</text:p>
          </table:table-cell>
          <table:table-cell table:style-name="ce133" table:formula="of:=[.D19]*[.E19]" office:value-type="currency" office:currency="USD" office:value="0.17" calcext:value-type="currency">
            <text:p>$0.17</text:p>
          </table:table-cell>
          <table:table-cell table:style-name="ce72" table:formula="of:=[.D19]*[.$G$1]" office:value-type="float" office:value="38" calcext:value-type="float">
            <text:p>38</text:p>
          </table:table-cell>
          <table:table-cell table:number-columns-repeated="3" table:style-name="ce7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3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72" table:number-columns-repeated="16371"/>
        </table:table-row>
        <table:table-row table:style-name="ro6">
          <table:table-cell table:style-name="ce231" office:value-type="string" calcext:value-type="string">
            <text:p>3cond 22AWG cable</text:p>
          </table:table-cell>
          <table:table-cell table:style-name="ce78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0]*[.E20]" office:value-type="currency" office:currency="USD" office:value="2.1438" calcext:value-type="currency">
            <text:p>$2.14</text:p>
          </table:table-cell>
          <table:table-cell table:formula="of:=[.D20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61" office:value-type="float" office:value="660" calcext:value-type="float">
            <text:p>660</text:p>
          </table:table-cell>
          <table:table-cell table:style-name="ce61" office:value-type="float" office:value="600" calcext:value-type="float">
            <text:p>600</text:p>
          </table:table-cell>
          <table:table-cell table:style-name="ce135" table:formula="of:=[.J20]*[.E20]" office:value-type="currency" office:currency="USD" office:value="428.76" calcext:value-type="currency">
            <text:p>$428.76</text:p>
          </table:table-cell>
          <table:table-cell table:formula="of:=[.H20]*[.E20]" office:value-type="currency" office:currency="USD" office:value="831.7944" calcext:value-type="currency">
            <text:p>$831.79</text:p>
          </table:table-cell>
          <table:table-cell table:style-name="ce233"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72" table:number-columns-repeated="15357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1]*[.E22]" office:value-type="currency" office:currency="USD" office:value="1" calcext:value-type="currency">
            <text:p>$1.00</text:p>
          </table:table-cell>
          <table:table-cell table:formula="of:=[.D21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table:formula="of:=[.J21]*[.E22]" office:value-type="currency" office:currency="USD" office:value="1" calcext:value-type="currency">
            <text:p>$1.00</text:p>
          </table:table-cell>
          <table:table-cell table:formula="of:=[.H21]*[.E22]" office:value-type="currency" office:currency="USD" office:value="38" calcext:value-type="currency">
            <text:p>$38.00</text:p>
          </table:table-cell>
          <table:table-cell table:style-name="ce233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D22]*[.E22]" office:value-type="currency" office:currency="USD" office:value="1" calcext:value-type="currency">
            <text:p>$1.00</text:p>
          </table:table-cell>
          <table:table-cell table:formula="of:=[.D22]*[.$G$1]" office:value-type="float" office:value="38" calcext:value-type="float">
            <text:p>3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5" table:formula="of:=[.J22]*[.E22]" office:value-type="currency" office:currency="USD" office:value="56" calcext:value-type="currency">
            <text:p>$56.00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D23]*[.E24]" office:value-type="currency" office:currency="USD" office:value="0.0726" calcext:value-type="currency">
            <text:p>$0.07</text:p>
          </table:table-cell>
          <table:table-cell table:formula="of:=[.D23]*[.$G$1]"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5" table:formula="of:=[.J23]*[.E23]" office:value-type="currency" office:currency="USD" office:value="0.41" calcext:value-type="currency">
            <text:p>$0.41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M3x6 bolt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table:formula="of:=7.26/100" office:value-type="currency" office:currency="USD" office:value="0.0726" calcext:value-type="currency">
            <text:p>$0.07</text:p>
          </table:table-cell>
          <table:table-cell table:formula="of:=[.D24]*[.E24]" office:value-type="currency" office:currency="USD" office:value="0.1452" calcext:value-type="currency">
            <text:p>$0.15</text:p>
          </table:table-cell>
          <table:table-cell table:formula="of:=[.D24]*[.$G$1]" office:value-type="float" office:value="76" calcext:value-type="float">
            <text:p>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35" table:formula="of:=[.J24]*[.E24]" office:value-type="currency" office:currency="USD" office:value="6.4614" calcext:value-type="currency">
            <text:p>$6.46</text:p>
          </table:table-cell>
          <table:table-cell table:style-name="Default"/>
          <table:table-cell table:number-columns-repeated="16372"/>
        </table:table-row>
        <table:table-row table:style-name="ro6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D25]*[.E26]" office:value-type="currency" office:currency="USD" office:value="0.123" calcext:value-type="currency">
            <text:p>$0.12</text:p>
          </table:table-cell>
          <table:table-cell table:formula="of:=[.D25]*[.$G$1]"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35" table:formula="of:=[.J25]*[.E25]" office:value-type="currency" office:currency="USD" office:value="0" calcext:value-type="currency">
            <text:p>$0.00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Washer, M3, plast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10339-ND (16M03080080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41" calcext:value-type="currency">
            <text:p>$0.04</text:p>
          </table:table-cell>
          <table:table-cell table:formula="of:=[.D26]*[.E26]" office:value-type="currency" office:currency="USD" office:value="0.082" calcext:value-type="currency">
            <text:p>$0.08</text:p>
          </table:table-cell>
          <table:table-cell table:formula="of:=[.D26]*[.$G$1]" office:value-type="float" office:value="76" calcext:value-type="float">
            <text:p>7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35" table:formula="of:=[.J26]*[.E26]" office:value-type="currency" office:currency="USD" office:value="2.255" calcext:value-type="currency">
            <text:p>$2.26</text:p>
          </table:table-cell>
          <table:table-cell table:style-name="Default"/>
          <table:table-cell table:number-columns-repeated="16372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3">
          <table:table-cell table:number-columns-repeated="12"/>
          <table:table-cell table:style-name="ce60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12"/>
          <table:table-cell table:style-name="ce60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2])-[$'LiBCM BOM'.I111]" office:value-type="currency" office:currency="USD" office:value="232.34542" calcext:value-type="currency">
            <text:p>$232.35</text:p>
          </table:table-cell>
          <table:table-cell/>
          <table:table-cell office:value-type="string" calcext:value-type="string">
            <text:p>Total Spent</text:p>
          </table:table-cell>
          <table:table-cell table:number-columns-repeated="2"/>
          <table:table-cell table:style-name="ce116" table:formula="of:=SUM([.K4:.K32])" office:value-type="currency" office:currency="USD" office:value="645.89488" calcext:value-type="currency">
            <text:p>$645.89</text:p>
          </table:table-cell>
          <table:table-cell table:style-name="ce116" table:formula="of:=SUM([.L4:.L32])" office:value-type="currency" office:currency="USD" office:value="14466.83824" calcext:value-type="currency">
            <text:p>$14,466.84</text:p>
          </table:table-cell>
          <table:table-cell table:style-name="ce60"/>
          <table:table-cell table:number-columns-repeated="16371"/>
        </table:table-row>
        <table:table-row table:style-name="ro3">
          <table:table-cell table:number-columns-repeated="12"/>
          <table:table-cell table:style-name="ce60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 table:style-name="ce50" office:value-type="string" calcext:value-type="string">
            <text:p>For full cost, add additional</text:p>
            <text:p>Daughterboard parts, too</text:p>
          </table:table-cell>
          <table:table-cell table:number-columns-repeated="11"/>
          <table:table-cell table:style-name="ce60" table:formula="of:=IF(MAX(0;([.G36]-[.H36]));MAX(0;([.G36]-[.H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3">
          <table:table-cell table:number-columns-repeated="7"/>
          <table:table-cell table:style-name="ce135" table:number-columns-repeated="4"/>
          <table:table-cell table:number-columns-repeated="16373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04" table:number-columns-repeated="9"/>
          <table:table-cell table:style-name="ce104" office:value-type="float" office:value="1" calcext:value-type="float">
            <text:p>1</text:p>
          </table:table-cell>
          <table:table-cell table:style-name="ce104" table:number-columns-repeated="1011"/>
          <table:table-cell table:number-columns-repeated="15357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28" table:default-cell-style-name="Default"/>
        <table:table-column table:style-name="co29" table:default-cell-style-name="Default"/>
        <table:table-column table:style-name="co17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1" table:default-cell-style-name="ce135"/>
        <table:table-column table:style-name="co32" table:default-cell-style-name="Default"/>
        <table:table-column table:style-name="co17" table:number-columns-repeated="11" table:default-cell-style-name="Default"/>
        <table:table-row table:style-name="ro8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 5Ah</text:p>
            <text:p>LiBCM</text:p>
          </table:table-cell>
          <table:table-cell table:style-name="ce90" office:value-type="string" calcext:value-type="string">
            <text:p>$/ 47Ah</text:p>
            <text:p>LiBCM</text:p>
          </table:table-cell>
          <table:table-cell table:style-name="ce90" office:value-type="string" calcext:value-type="string">
            <text:p>$/</text:p>
            <text:p>QTY n</text:p>
            <text:p>LiBCMs</text:p>
            <text:p>(n=above)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93" office:value-type="string" calcext:value-type="string">
            <text:p>2024DEC</text:p>
            <text:p>Inventory</text:p>
            <text:p>Value ($)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3"/>
          <table:table-cell table:style-name="ce207"/>
          <table:table-cell table:style-name="ce194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19.49" calcext:value-type="currency">
            <text:p>$219.49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style-name="ce135" table:formula="of:=55*136+([.O2]-55)*219.49" office:value-type="currency" office:currency="USD" office:value="43695.85" calcext:value-type="currency">
            <office:annotation draw:style-name="gr2" draw:text-style-name="P2" svg:width="1.1413in" svg:height="1.0122in" svg:x="16.8201in" svg:y="0.035in" draw:caption-point-x="-0.2402in" draw:caption-point-y="0.5945in">
              <dc:date>2024-12-18T00:00:00</dc:date>
              <text:p text:style-name="P1"><text:span text:style-name="T1">Purchased QTY197@$219.49, then Purchased QTY55@$136.00</text:span></text:p>
            </office:annotation>
            <text:p>$43,695.8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i-lock wire-to-wir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30.96/20" office:value-type="currency" office:currency="USD" office:value="1.548" calcext:value-type="currency">
            <text:p>$1.55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style-name="ce135" table:formula="of:=[.O3]*[.H3]" office:value-type="currency" office:currency="USD" office:value="61.92" calcext:value-type="currency">
            <text:p>$61.9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hick adhesive fel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currency" office:currency="USD" office:value="0.84" calcext:value-type="currency">
            <office:annotation draw:style-name="gr1" draw:text-style-name="P2" svg:width="1.1413in" svg:height="0.7083in" svg:x="9.9406in" svg:y="0.3906in" draw:caption-point-x="-0.2402in" draw:caption-point-y="0.5945in">
              <dc:date>2024-12-18T00:00:00</dc:date>
              <text:p text:style-name="P1"><text:span text:style-name="T1">/foot</text:span></text:p>
            </office:annotation>
            <text:p>$0.84</text:p>
          </table:table-cell>
          <table:table-cell table:number-columns-repeated="6"/>
          <table:table-cell office:value-type="float" office:value="13" calcext:value-type="float">
            <office:annotation draw:style-name="gr1" draw:text-style-name="P2" svg:width="1.1413in" svg:height="0.7083in" svg:x="15.9315in" svg:y="0.3906in" draw:caption-point-x="-0.2402in" draw:caption-point-y="0.5945in">
              <dc:date>2024-12-18T00:00:00</dc:date>
              <text:p text:style-name="P1"><text:span text:style-name="T1">Feet</text:span></text:p>
            </office:annotation>
            <text:p>13</text:p>
          </table:table-cell>
          <table:table-cell table:style-name="ce135" table:formula="of:=[.O4]*[.H4]" office:value-type="currency" office:currency="USD" office:value="10.92" calcext:value-type="currency">
            <text:p>$10.9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/8” heat shrink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135" table:formula="of:=[.O5]*[.H5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15"/>
          <table:table-cell table:style-name="ce50" table:formula="of:=SUM([.P2:.P6])" office:value-type="float" office:value="43768.69" calcext:value-type="float">
            <text:p>43768.69</text:p>
          </table:table-cell>
          <table:table-cell table:number-columns-repeated="4"/>
        </table:table-row>
        <table:table-row table:style-name="ro3" table:number-rows-repeated="4">
          <table:table-cell table:number-columns-repeated="20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3" table:number-rows-repeated="1048563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5AhG3 Heater" table:style-name="ta1">
        <table:table-column table:style-name="co33" table:default-cell-style-name="Default"/>
        <table:table-column table:style-name="co34" table:default-cell-style-name="Default"/>
        <table:table-column table:style-name="co17" table:number-columns-repeated="2" table:default-cell-style-name="Default"/>
        <table:table-column table:style-name="co35" table:default-cell-style-name="Default"/>
        <table:table-column table:style-name="co17" table:number-columns-repeated="16379" table:default-cell-style-name="Default"/>
        <table:table-row table:style-name="ro1">
          <table:table-cell table:number-columns-repeated="3"/>
          <table:table-cell table:style-name="ce75"/>
          <table:table-cell table:style-name="ce93"/>
          <table:table-cell/>
          <table:table-cell table:style-name="ce90" table:number-columns-repeated="2"/>
          <table:table-cell table:style-name="ce100" office:value-type="float" office:value="47" calcext:value-type="float">
            <text:p>47</text:p>
          </table:table-cell>
          <table:table-cell table:style-name="ce93" table:number-columns-repeated="6"/>
          <table:table-cell table:style-name="ce226"/>
          <table:table-cell table:style-name="ce167"/>
          <table:table-cell table:number-columns-repeated="16367"/>
        </table:table-row>
        <table:table-row table:style-name="ro8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 5Ah</text:p>
            <text:p>LiBCM</text:p>
          </table:table-cell>
          <table:table-cell table:style-name="ce90" office:value-type="string" calcext:value-type="string">
            <text:p>$/</text:p>
            <text:p>QTY n</text:p>
            <text:p>LiBCMs</text:p>
            <text:p>(n=above)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93" office:value-type="string" calcext:value-type="string">
            <text:p>2024DEC</text:p>
            <text:p>Inventory</text:p>
            <text:p>Value ($)</text:p>
          </table:table-cell>
          <table:table-cell table:style-name="ce93" office:value-type="string" calcext:value-type="string">
            <text:p>Remaining</text:p>
            <text:p>QTY needed</text:p>
          </table:table-cell>
          <table:table-cell table:style-name="ce226" office:value-type="string" calcext:value-type="string">
            <text:p>Next Order</text:p>
          </table:table-cell>
          <table:table-cell table:style-name="ce167"/>
          <table:table-cell table:number-columns-repeated="16367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35" table:formula="of:=[.G3]*[.F3]" office:value-type="currency" office:currency="USD" office:value="7.844" calcext:value-type="currency">
            <text:p>$7.84</text:p>
          </table:table-cell>
          <table:table-cell table:style-name="ce135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M3]*[.G3]" office:value-type="float" office:value="3.922" calcext:value-type="float">
            <text:p>3.92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35" table:formula="of:=[.G4]*[.F4]" office:value-type="currency" office:currency="USD" office:value="3.792" calcext:value-type="currency">
            <text:p>$3.79</text:p>
          </table:table-cell>
          <table:table-cell table:style-name="ce135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M4]*[.G4]" office:value-type="float" office:value="0" calcext:value-type="float">
            <text:p>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35" table:formula="of:=[.G5]*[.F5]" office:value-type="currency" office:currency="USD" office:value="0.94" calcext:value-type="currency">
            <text:p>$0.94</text:p>
          </table:table-cell>
          <table:table-cell table:style-name="ce135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M5]*[.G5]" office:value-type="float" office:value="0.94" calcext:value-type="float">
            <text:p>0.94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69"/>
        </table:table-row>
        <table:table-row table:style-name="ro6">
          <table:table-cell table:style-name="ce72"/>
          <table:table-cell table:style-name="ce72" office:value-type="string" calcext:value-type="string">
            <text:p>Thermistor</text:p>
          </table:table-cell>
          <table:table-cell table:style-name="ce72" table:number-columns-repeated="2"/>
          <table:table-cell table:style-name="ce72"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72" office:value-type="float" office:value="3" calcext:value-type="float">
            <text:p>3</text:p>
          </table:table-cell>
          <table:table-cell table:style-name="ce133" table:formula="of:=[$'LiBCM BOM'.G25]" office:value-type="currency" office:currency="USD" office:value="0.169" calcext:value-type="currency">
            <text:p>$0.17</text:p>
          </table:table-cell>
          <table:table-cell table:style-name="ce133" table:formula="of:=[.G6]*[.F6]" office:value-type="currency" office:currency="USD" office:value="0.507" calcext:value-type="currency">
            <text:p>$0.51</text:p>
          </table:table-cell>
          <table:table-cell table:style-name="ce133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table:number-columns-repeated="16369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35" table:formula="of:=[.G7]*[.F7]" office:value-type="currency" office:currency="USD" office:value="12.33456" calcext:value-type="currency">
            <text:p>$12.33</text:p>
          </table:table-cell>
          <table:table-cell table:style-name="ce135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office:value-type="float" office:value="0" calcext:value-type="float">
            <text:p>0</text:p>
          </table:table-cell>
          <table:table-cell table:formula="of:=[.M7]*[.G7]" office:value-type="float" office:value="0" calcext:value-type="float">
            <text:p>0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35" table:formula="of:=[.G8]*[.F8]" office:value-type="currency" office:currency="USD" office:value="2.78645" calcext:value-type="currency">
            <text:p>$2.79</text:p>
          </table:table-cell>
          <table:table-cell table:style-name="ce135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office:value-type="float" office:value="2000" calcext:value-type="float">
            <text:p>2000</text:p>
          </table:table-cell>
          <table:table-cell table:formula="of:=[.M8]*[.G8]" office:value-type="float" office:value="48.46" calcext:value-type="float">
            <text:p>48.46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35" table:formula="of:=[.G9]*[.F9]" office:value-type="currency" office:currency="USD" office:value="0.2774" calcext:value-type="currency">
            <text:p>$0.28</text:p>
          </table:table-cell>
          <table:table-cell table:style-name="ce135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M9]*[.G9]" office:value-type="float" office:value="0.2774" calcext:value-type="float">
            <text:p>0.2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35" table:formula="of:=[.G10]*[.F10]" office:value-type="currency" office:currency="USD" office:value="2.95" calcext:value-type="currency">
            <text:p>$2.95</text:p>
          </table:table-cell>
          <table:table-cell table:style-name="ce135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M10]*[.G10]" office:value-type="float" office:value="56.05" calcext:value-type="float">
            <text:p>56.05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35" table:formula="of:=[.G11]*[.F11]" office:value-type="currency" office:currency="USD" office:value="8.52" calcext:value-type="currency">
            <text:p>$8.52</text:p>
          </table:table-cell>
          <table:table-cell table:style-name="ce135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formula="of:=[.M11]*[.G11]" office:value-type="float" office:value="224.36" calcext:value-type="float">
            <text:p>224.36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35" table:formula="of:=[.G12]*[.F12]" office:value-type="currency" office:currency="USD" office:value="2.56" calcext:value-type="currency">
            <text:p>$2.56</text:p>
          </table:table-cell>
          <table:table-cell table:style-name="ce135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M12]*[.G12]" office:value-type="float" office:value="140.8" calcext:value-type="float">
            <text:p>140.8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35" table:formula="of:=[.G13]*[.F13]" office:value-type="currency" office:currency="USD" office:value="0.51" calcext:value-type="currency">
            <text:p>$0.51</text:p>
          </table:table-cell>
          <table:table-cell table:style-name="ce135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M13]*[.G13]" office:value-type="float" office:value="36.72" calcext:value-type="float">
            <text:p>36.72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35" table:formula="of:=[.G14]*[.F14]" office:value-type="currency" office:currency="USD" office:value="3.86" calcext:value-type="currency">
            <text:p>$3.86</text:p>
          </table:table-cell>
          <table:table-cell table:style-name="ce135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M14]*[.G14]" office:value-type="float" office:value="111.94" calcext:value-type="float">
            <text:p>111.94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Wire - RED</text:p>
          </table:table-cell>
          <table:table-cell table:style-name="ce72" table:number-columns-repeated="2"/>
          <table:table-cell table:style-name="ce72" table:formula="of:=[$'LiBCM BOM'.D96]" office:value-type="string" office:string-value="CN512R-500-ND‎" calcext:value-type="string">
            <text:p>CN512R-500-ND‎</text:p>
          </table:table-cell>
          <table:table-cell table:style-name="ce72" office:value-type="float" office:value="2" calcext:value-type="float">
            <text:p>2</text:p>
          </table:table-cell>
          <table:table-cell table:style-name="ce133" table:formula="of:=[$'LiBCM BOM'.G96]" office:value-type="currency" office:currency="USD" office:value="0.269" calcext:value-type="currency">
            <text:p>$0.27</text:p>
          </table:table-cell>
          <table:table-cell table:style-name="ce133" table:formula="of:=[.G9]*[.F9]" office:value-type="currency" office:currency="USD" office:value="0.2774" calcext:value-type="currency">
            <text:p>$0.28</text:p>
          </table:table-cell>
          <table:table-cell table:style-name="ce133" table:formula="of:=[.H15]*[.I$1]" office:value-type="currency" office:currency="USD" office:value="13.0378" calcext:value-type="currency">
            <text:p>$13.04</text:p>
          </table:table-cell>
          <table:table-cell table:style-name="ce72" table:formula="of:=[.F15]*[.I$1]" office:value-type="float" office:value="94" calcext:value-type="float">
            <text:p>94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15]&gt;[.J15];0;([.J15]-[.K15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Wire - BLK</text:p>
          </table:table-cell>
          <table:table-cell table:style-name="ce72" table:number-columns-repeated="2"/>
          <table:table-cell table:style-name="ce72" table:formula="of:=[$'LiBCM BOM'.D97]" office:value-type="string" office:string-value="CN548B-500-ND" calcext:value-type="string">
            <text:p>CN548B-500-ND</text:p>
          </table:table-cell>
          <table:table-cell table:style-name="ce72" office:value-type="float" office:value="2" calcext:value-type="float">
            <text:p>2</text:p>
          </table:table-cell>
          <table:table-cell table:style-name="ce133" table:formula="of:=[$'LiBCM BOM'.G97]" office:value-type="currency" office:currency="USD" office:value="0.269" calcext:value-type="currency">
            <text:p>$0.27</text:p>
          </table:table-cell>
          <table:table-cell table:style-name="ce133" table:formula="of:=[.G16]*[.F16]" office:value-type="currency" office:currency="USD" office:value="0.538" calcext:value-type="currency">
            <text:p>$0.54</text:p>
          </table:table-cell>
          <table:table-cell table:style-name="ce133" table:formula="of:=[.H16]*[.I$1]" office:value-type="currency" office:currency="USD" office:value="25.286" calcext:value-type="currency">
            <text:p>$25.29</text:p>
          </table:table-cell>
          <table:table-cell table:style-name="ce72" table:formula="of:=[.F16]*[.I$1]" office:value-type="float" office:value="94" calcext:value-type="float">
            <text:p>94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16]&gt;[.J16];0;([.J16]-[.K16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ferrules</text:p>
          </table:table-cell>
          <table:table-cell table:style-name="ce72" table:number-columns-repeated="2"/>
          <table:table-cell table:style-name="ce72" table:formula="of:=[$'LiBCM BOM'.D166]" office:value-type="string" office:string-value="GRY – E7508" calcext:value-type="string">
            <text:p>GRY – E7508</text:p>
          </table:table-cell>
          <table:table-cell table:style-name="ce72" office:value-type="float" office:value="6" calcext:value-type="float">
            <text:p>6</text:p>
          </table:table-cell>
          <table:table-cell table:style-name="ce133" table:formula="of:=[$'LiBCM BOM'.G166]" office:value-type="currency" office:currency="USD" office:value="0.017" calcext:value-type="currency">
            <text:p>$0.02</text:p>
          </table:table-cell>
          <table:table-cell table:style-name="ce133" table:formula="of:=[.G17]*[.F17]" office:value-type="currency" office:currency="USD" office:value="0.102" calcext:value-type="currency">
            <text:p>$0.10</text:p>
          </table:table-cell>
          <table:table-cell table:style-name="ce133" table:formula="of:=[.H17]*[.I$1]" office:value-type="currency" office:currency="USD" office:value="4.794" calcext:value-type="currency">
            <text:p>$4.79</text:p>
          </table:table-cell>
          <table:table-cell table:style-name="ce72" table:formula="of:=[.F17]*[.I$1]" office:value-type="float" office:value="282" calcext:value-type="float">
            <text:p>282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17]&gt;[.J17];0;([.J17]-[.K17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M4 ring terminal</text:p>
          </table:table-cell>
          <table:table-cell table:style-name="ce72" table:number-columns-repeated="2"/>
          <table:table-cell table:style-name="ce72" table:formula="of:=[$'LiBCM BOM'.D165]" office:value-type="string" office:string-value="277-11146-ND" calcext:value-type="string">
            <text:p>277-11146-ND</text:p>
          </table:table-cell>
          <table:table-cell table:style-name="ce72" office:value-type="float" office:value="2" calcext:value-type="float">
            <text:p>2</text:p>
          </table:table-cell>
          <table:table-cell table:style-name="ce133" table:formula="of:=[$'LiBCM BOM'.G165]" office:value-type="currency" office:currency="USD" office:value="0.096" calcext:value-type="currency">
            <text:p>$0.10</text:p>
          </table:table-cell>
          <table:table-cell table:style-name="ce133" table:formula="of:=[.G18]*[.F18]" office:value-type="currency" office:currency="USD" office:value="0.192" calcext:value-type="currency">
            <text:p>$0.19</text:p>
          </table:table-cell>
          <table:table-cell table:style-name="ce133" table:formula="of:=[.H18]*[.I$1]" office:value-type="currency" office:currency="USD" office:value="9.024" calcext:value-type="currency">
            <text:p>$9.02</text:p>
          </table:table-cell>
          <table:table-cell table:style-name="ce72" table:formula="of:=[.F18]*[.I$1]" office:value-type="float" office:value="94" calcext:value-type="float">
            <text:p>94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18]&gt;[.J18];0;([.J18]-[.K18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35" table:formula="of:=[.G19]*[.F19]" office:value-type="currency" office:currency="USD" office:value="0.225" calcext:value-type="currency">
            <text:p>$0.23</text:p>
          </table:table-cell>
          <table:table-cell table:style-name="ce135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office:value-type="float" office:value="300" calcext:value-type="float">
            <text:p>300</text:p>
          </table:table-cell>
          <table:table-cell table:formula="of:=[.M19]*[.G19]" office:value-type="float" office:value="22.5" calcext:value-type="float">
            <text:p>22.5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35" table:formula="of:=[.G20]*[.F20]" office:value-type="currency" office:currency="USD" office:value="1.46" calcext:value-type="currency">
            <text:p>$1.46</text:p>
          </table:table-cell>
          <table:table-cell table:style-name="ce135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M20]*[.G20]" office:value-type="float" office:value="1.46" calcext:value-type="float">
            <text:p>1.46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35" table:formula="of:=[.G21]*[.F21]" office:value-type="currency" office:currency="USD" office:value="0.8662" calcext:value-type="currency">
            <text:p>$0.87</text:p>
          </table:table-cell>
          <table:table-cell table:style-name="ce135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M21]*[.G21]" office:value-type="float" office:value="1.7324" calcext:value-type="float">
            <text:p>1.73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Fuse Holder</text:p>
          </table:table-cell>
          <table:table-cell table:style-name="ce72" table:number-columns-repeated="2"/>
          <table:table-cell table:style-name="ce72" table:formula="of:=[$'LiBCM BOM'.D61]" office:value-type="string" office:string-value="0031.8201" calcext:value-type="string">
            <text:p>0031.8201</text:p>
          </table:table-cell>
          <table:table-cell table:style-name="ce72" office:value-type="float" office:value="1" calcext:value-type="float">
            <text:p>1</text:p>
          </table:table-cell>
          <table:table-cell table:style-name="ce133" table:formula="of:=[$'LiBCM BOM'.G61]" office:value-type="currency" office:currency="USD" office:value="0.608" calcext:value-type="currency">
            <text:p>$0.61</text:p>
          </table:table-cell>
          <table:table-cell table:style-name="ce133" table:formula="of:=[.G22]*[.F22]" office:value-type="currency" office:currency="USD" office:value="0.608" calcext:value-type="currency">
            <text:p>$0.61</text:p>
          </table:table-cell>
          <table:table-cell table:style-name="ce133" table:formula="of:=[.H22]*[.I$1]" office:value-type="currency" office:currency="USD" office:value="28.576" calcext:value-type="currency">
            <text:p>$28.58</text:p>
          </table:table-cell>
          <table:table-cell table:style-name="ce72" table:formula="of:=[.F22]*[.I$1]" office:value-type="float" office:value="47" calcext:value-type="float">
            <text:p>47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22]&gt;[.J22];0;([.J22]-[.K22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LED</text:p>
          </table:table-cell>
          <table:table-cell table:style-name="ce72" table:number-columns-repeated="2"/>
          <table:table-cell table:style-name="ce72" table:formula="of:=[$'LiBCM BOM'.D22]" office:value-type="string" office:string-value="LTST-C171GKT" calcext:value-type="string">
            <text:p>LTST-C171GKT</text:p>
          </table:table-cell>
          <table:table-cell table:style-name="ce72" office:value-type="float" office:value="1" calcext:value-type="float">
            <text:p>1</text:p>
          </table:table-cell>
          <table:table-cell table:style-name="ce133" table:formula="of:=[$'LiBCM BOM'.G22]" office:value-type="currency" office:currency="USD" office:value="0.04747" calcext:value-type="currency">
            <text:p>$0.05</text:p>
          </table:table-cell>
          <table:table-cell table:style-name="ce133" table:formula="of:=[.G23]*[.F23]" office:value-type="currency" office:currency="USD" office:value="0.04747" calcext:value-type="currency">
            <text:p>$0.05</text:p>
          </table:table-cell>
          <table:table-cell table:style-name="ce133" table:formula="of:=[.H23]*[.I$1]" office:value-type="currency" office:currency="USD" office:value="2.23109" calcext:value-type="currency">
            <text:p>$2.23</text:p>
          </table:table-cell>
          <table:table-cell table:style-name="ce72" table:formula="of:=[.F23]*[.I$1]" office:value-type="float" office:value="47" calcext:value-type="float">
            <text:p>47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23]&gt;[.J23];0;([.J23]-[.K23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Zip tie</text:p>
          </table:table-cell>
          <table:table-cell table:style-name="ce72" table:number-columns-repeated="2"/>
          <table:table-cell table:style-name="ce72" office:value-type="string" calcext:value-type="string">
            <text:p>4"</text:p>
          </table:table-cell>
          <table:table-cell table:style-name="ce72" office:value-type="float" office:value="5" calcext:value-type="float">
            <text:p>5</text:p>
          </table:table-cell>
          <table:table-cell table:style-name="ce133" table:formula="of:=[$'LiBCM BOM'.G188]" office:value-type="currency" office:currency="USD" office:value="0.02" calcext:value-type="currency">
            <text:p>$0.02</text:p>
          </table:table-cell>
          <table:table-cell table:style-name="ce133" table:formula="of:=[.G24]*[.F24]" office:value-type="currency" office:currency="USD" office:value="0.1" calcext:value-type="currency">
            <text:p>$0.10</text:p>
          </table:table-cell>
          <table:table-cell table:style-name="ce133" table:formula="of:=[.H24]*[.I$1]" office:value-type="currency" office:currency="USD" office:value="4.7" calcext:value-type="currency">
            <text:p>$4.70</text:p>
          </table:table-cell>
          <table:table-cell table:style-name="ce72" table:formula="of:=[.F24]*[.I$1]" office:value-type="float" office:value="235" calcext:value-type="float">
            <text:p>235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24]&gt;[.J24];0;([.J24]-[.K24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1/8" conduit</text:p>
          </table:table-cell>
          <table:table-cell table:style-name="ce72" table:number-columns-repeated="3"/>
          <table:table-cell table:style-name="ce72" office:value-type="float" office:value="8" calcext:value-type="float">
            <text:p>8</text:p>
          </table:table-cell>
          <table:table-cell table:style-name="ce133" table:formula="of:=[$'LiBCM BOM'.G170]" office:value-type="currency" office:currency="USD" office:value="0.3" calcext:value-type="currency">
            <text:p>$0.30</text:p>
          </table:table-cell>
          <table:table-cell table:style-name="ce133" table:formula="of:=[.G25]*[.F25]" office:value-type="currency" office:currency="USD" office:value="2.4" calcext:value-type="currency">
            <text:p>$2.40</text:p>
          </table:table-cell>
          <table:table-cell table:style-name="ce133" table:formula="of:=[.H25]*[.I$1]" office:value-type="currency" office:currency="USD" office:value="112.8" calcext:value-type="currency">
            <text:p>$112.80</text:p>
          </table:table-cell>
          <table:table-cell table:style-name="ce72" table:formula="of:=[.F25]*[.I$1]" office:value-type="float" office:value="376" calcext:value-type="float">
            <text:p>376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table:formula="of:=IF([.K25]&gt;[.J25];0;([.J25]-[.K25]))" office:value-type="float" office:value="0" calcext:value-type="float">
            <text:p>0</text:p>
          </table:table-cell>
          <table:table-cell table:style-name="ce72" table:number-columns-repeated="16369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35" table:formula="of:=[.G26]*[.F26]" office:value-type="currency" office:currency="USD" office:value="0.4626" calcext:value-type="currency">
            <text:p>$0.46</text:p>
          </table:table-cell>
          <table:table-cell table:style-name="ce135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office:value-type="float" office:value="359" calcext:value-type="float">
            <text:p>359</text:p>
          </table:table-cell>
          <table:table-cell table:formula="of:=[.M26]*[.G26]" office:value-type="float" office:value="27.6789" calcext:value-type="float">
            <text:p>27.6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35" table:formula="of:=[.G27]*[.F27]" office:value-type="currency" office:currency="USD" office:value="1.178" calcext:value-type="currency">
            <text:p>$1.18</text:p>
          </table:table-cell>
          <table:table-cell table:style-name="ce135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27]*[.G27]" office:value-type="float" office:value="0" calcext:value-type="float">
            <text:p>0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Anderson 15A contact</text:p>
          </table:table-cell>
          <table:table-cell table:style-name="ce72" table:number-columns-repeated="2"/>
          <table:table-cell table:style-name="ce72" office:value-type="string" calcext:value-type="string">
            <text:p>-</text:p>
          </table:table-cell>
          <table:table-cell table:style-name="ce72" office:value-type="float" office:value="8" calcext:value-type="float">
            <text:p>8</text:p>
          </table:table-cell>
          <table:table-cell table:style-name="ce133" table:formula="of:=[$'LiBCM BOM'.G159]" office:value-type="currency" office:currency="USD" office:value="0.18" calcext:value-type="currency">
            <text:p>$0.18</text:p>
          </table:table-cell>
          <table:table-cell table:style-name="ce133" table:formula="of:=[.G28]*[.F28]" office:value-type="currency" office:currency="USD" office:value="1.44" calcext:value-type="currency">
            <text:p>$1.44</text:p>
          </table:table-cell>
          <table:table-cell table:style-name="ce133" table:formula="of:=[.H28]*[.I$1]" office:value-type="currency" office:currency="USD" office:value="67.68" calcext:value-type="currency">
            <text:p>$67.68</text:p>
          </table:table-cell>
          <table:table-cell table:style-name="ce72" table:formula="of:=[.F28]*[.I$1]" office:value-type="float" office:value="376" calcext:value-type="float">
            <text:p>376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Anderson WHT housing</text:p>
          </table:table-cell>
          <table:table-cell table:style-name="ce72" table:number-columns-repeated="2"/>
          <table:table-cell table:style-name="ce72" office:value-type="string" calcext:value-type="string">
            <text:p>-</text:p>
          </table:table-cell>
          <table:table-cell table:style-name="ce72" office:value-type="float" office:value="4" calcext:value-type="float">
            <text:p>4</text:p>
          </table:table-cell>
          <table:table-cell table:style-name="ce133" table:formula="of:=[$'LiBCM BOM'.G162]" office:value-type="currency" office:currency="USD" office:value="0.44" calcext:value-type="currency">
            <text:p>$0.44</text:p>
          </table:table-cell>
          <table:table-cell table:style-name="ce133" table:formula="of:=[.G29]*[.F29]" office:value-type="currency" office:currency="USD" office:value="1.76" calcext:value-type="currency">
            <text:p>$1.76</text:p>
          </table:table-cell>
          <table:table-cell table:style-name="ce133" table:formula="of:=[.H29]*[.I$1]" office:value-type="currency" office:currency="USD" office:value="82.72" calcext:value-type="currency">
            <text:p>$82.72</text:p>
          </table:table-cell>
          <table:table-cell table:style-name="ce72" table:formula="of:=[.F29]*[.I$1]" office:value-type="float" office:value="188" calcext:value-type="float">
            <text:p>188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table:number-columns-repeated="16369"/>
        </table:table-row>
        <table:table-row table:style-name="ro3">
          <table:table-cell table:style-name="ce72"/>
          <table:table-cell table:style-name="ce72" office:value-type="string" calcext:value-type="string">
            <text:p>Anderson ORG housing</text:p>
          </table:table-cell>
          <table:table-cell table:style-name="ce72" table:number-columns-repeated="2"/>
          <table:table-cell table:style-name="ce72" office:value-type="string" calcext:value-type="string">
            <text:p>-</text:p>
          </table:table-cell>
          <table:table-cell table:style-name="ce72" office:value-type="float" office:value="4" calcext:value-type="float">
            <text:p>4</text:p>
          </table:table-cell>
          <table:table-cell table:style-name="ce133" table:formula="of:=[$'LiBCM BOM'.G164]" office:value-type="currency" office:currency="USD" office:value="0.44" calcext:value-type="currency">
            <text:p>$0.44</text:p>
          </table:table-cell>
          <table:table-cell table:style-name="ce133" table:formula="of:=[.G30]*[.F30]" office:value-type="currency" office:currency="USD" office:value="1.76" calcext:value-type="currency">
            <text:p>$1.76</text:p>
          </table:table-cell>
          <table:table-cell table:style-name="ce133" table:formula="of:=[.H30]*[.I$1]" office:value-type="currency" office:currency="USD" office:value="82.72" calcext:value-type="currency">
            <text:p>$82.72</text:p>
          </table:table-cell>
          <table:table-cell table:style-name="ce72" table:formula="of:=[.F30]*[.I$1]" office:value-type="float" office:value="188" calcext:value-type="float">
            <text:p>188</text:p>
          </table:table-cell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table:number-columns-repeated="16369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135" table:number-columns-repeated="3"/>
          <table:table-cell table:number-columns-repeated="2"/>
          <table:table-cell office:value-type="float" office:value="100" calcext:value-type="float">
            <office:annotation draw:style-name="gr1" draw:text-style-name="P2" svg:width="1.1413in" svg:height="0.7083in" svg:x="14.0028in" svg:y="7.4736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office:value-type="float" office:value="40" calcext:value-type="float">
            <text:p>40</text:p>
          </table:table-cell>
          <table:table-cell table:formula="of:=[.M31]*[.G31]" office:value-type="float" office:value="0" calcext:value-type="float">
            <text:p>0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5" table:formula="of:=[.G32]*[.F32]" office:value-type="currency" office:currency="USD" office:value="4" calcext:value-type="currency">
            <text:p>$4.00</text:p>
          </table:table-cell>
          <table:table-cell table:style-name="ce135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" calcext:value-type="float">
            <text:p>1</text:p>
          </table:table-cell>
          <table:table-cell table:formula="of:=[.M32]*[.G32]" office:value-type="float" office:value="2" calcext:value-type="float">
            <text:p>2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22x10x9 cardboard box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formula="of:=42.64/20" office:value-type="float" office:value="2.132" calcext:value-type="float">
            <text:p>2.13</text:p>
          </table:table-cell>
          <table:table-cell table:style-name="ce135" table:formula="of:=[.G33]*[.F33]" office:value-type="currency" office:currency="USD" office:value="2.132" calcext:value-type="currency">
            <text:p>$2.13</text:p>
          </table:table-cell>
          <table:table-cell table:style-name="ce135" table:formula="of:=[.H33]*[.I$1]" office:value-type="currency" office:currency="USD" office:value="100.204" calcext:value-type="currency">
            <text:p>$100.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[.M33]*[.G33]" office:value-type="float" office:value="12.792" calcext:value-type="float">
            <text:p>12.79</text:p>
          </table:table-cell>
          <table:table-cell table:number-columns-repeated="16370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35" table:formula="of:=SUM([.H3:.H32])" office:value-type="currency" office:currency="USD" office:value="64.29808" calcext:value-type="currency">
            <text:p>$64.30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35" table:formula="of:=[.H34]*0.0925" office:value-type="currency" office:currency="USD" office:value="5.9475724" calcext:value-type="currency">
            <text:p>$5.95</text:p>
          </table:table-cell>
          <table:table-cell table:number-columns-repeated="5"/>
          <table:table-cell table:style-name="ce50" table:formula="of:=SUM([.N3:.N33])" office:value-type="float" office:value="691.6327" calcext:value-type="float">
            <text:p>691.63</text:p>
          </table:table-cell>
          <table:table-cell table:number-columns-repeated="16370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35" table:formula="of:=[.H34]+[.H35]" office:value-type="currency" office:currency="USD" office:value="70.2456524" calcext:value-type="currency">
            <text:p>$70.25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35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57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57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35" table:formula="of:=[$'LiBCM BOM'.G157]" office:value-type="currency" office:currency="USD" office:value="2.517" calcext:value-type="currency">
            <text:p>$2.52</text:p>
          </table:table-cell>
          <table:table-cell table:style-name="ce135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4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4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35" table:formula="of:=[$'LiBCM BOM'.G94]" office:value-type="currency" office:currency="USD" office:value="9.05" calcext:value-type="currency">
            <text:p>$9.05</text:p>
          </table:table-cell>
          <table:table-cell table:style-name="ce135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35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number-columns-repeated="7" table:default-cell-style-name="Default"/>
        <table:table-column table:style-name="co17" table:default-cell-style-name="ce135"/>
        <table:table-column table:style-name="co17" table:number-columns-repeated="16373" table:default-cell-style-name="Default"/>
        <table:table-row table:style-name="ro1">
          <table:table-cell/>
          <table:table-cell table:style-name="ce75"/>
          <table:table-cell table:style-name="ce93"/>
          <table:table-cell/>
          <table:table-cell table:style-name="ce90"/>
          <table:table-cell table:style-name="ce90" office:value-type="string" calcext:value-type="string">
            <text:p>#Heater Kits:</text:p>
          </table:table-cell>
          <table:table-cell table:style-name="ce93" office:value-type="float" office:value="27" calcext:value-type="float">
            <text:p>27</text:p>
          </table:table-cell>
          <table:table-cell table:style-name="ce93" table:number-columns-repeated="3"/>
          <table:table-cell table:style-name="ce163" table:number-columns-repeated="2"/>
          <table:table-cell table:style-name="ce167"/>
          <table:table-cell table:style-name="ce93"/>
          <table:table-cell table:style-name="ce194"/>
          <table:table-cell table:number-columns-repeated="16369"/>
        </table:table-row>
        <table:table-row table:style-name="ro8">
          <table:table-cell office:value-type="string" calcext:value-type="string">
            <text:p>Description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</text:p>
            <text:p>LiBCM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163" office:value-type="string" calcext:value-type="string">
            <text:p>2024DEC</text:p>
            <text:p>Inventory</text:p>
            <text:p>Value ($)</text:p>
          </table:table-cell>
          <table:table-cell table:style-name="ce163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3" office:value-type="string" calcext:value-type="string">
            <office:annotation draw:style-name="gr2" draw:text-style-name="P2" svg:width="1.1413in" svg:height="1.0122in" svg:x="13.8201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94" office:value-type="string" calcext:value-type="string">
            <text:p>Planning</text:p>
          </table:table-cell>
          <table:table-cell table:number-columns-repeated="16369"/>
        </table:table-row>
        <table:table-row table:style-name="ro3">
          <table:table-cell table:style-name="ce72" office:value-type="string" calcext:value-type="string">
            <text:p>Anderson – BLU</text:p>
          </table:table-cell>
          <table:table-cell table:style-name="ce87" office:value-type="string" calcext:value-type="string">
            <text:p>Powerwerx</text:p>
          </table:table-cell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133"/>
          <table:table-cell table:style-name="ce133" table:formula="of:=[.D3]*[.E3]" office:value-type="currency" office:currency="USD" office:value="0" calcext:value-type="currency">
            <text:p>$0.00</text:p>
          </table:table-cell>
          <table:table-cell table:style-name="ce72" table:formula="of:=[.D3]*[.$G$1]" office:value-type="float" office:value="108" calcext:value-type="float">
            <text:p>108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style-name="ce72" office:value-type="string" calcext:value-type="string">
            <text:p>-</text:p>
          </table:table-cell>
          <table:table-cell table:style-name="ce133"/>
          <table:table-cell table:number-columns-repeated="3" table:style-name="ce72" office:value-type="string" calcext:value-type="string">
            <text:p>-</text:p>
          </table:table-cell>
          <table:table-cell table:style-name="ce72" table:number-columns-repeated="16370"/>
        </table:table-row>
        <table:table-row table:style-name="ro3">
          <table:table-cell table:style-name="ce72" office:value-type="string" calcext:value-type="string">
            <text:p>Anderson – RED</text:p>
          </table:table-cell>
          <table:table-cell table:style-name="ce87" office:value-type="string" calcext:value-type="string">
            <text:p>Powerwerx</text:p>
          </table:table-cell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133"/>
          <table:table-cell table:style-name="ce133" table:formula="of:=[.D4]*[.E4]" office:value-type="currency" office:currency="USD" office:value="0" calcext:value-type="currency">
            <text:p>$0.00</text:p>
          </table:table-cell>
          <table:table-cell table:style-name="ce72" table:formula="of:=[.D4]*[.$G$1]" office:value-type="float" office:value="108" calcext:value-type="float">
            <text:p>108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style-name="ce72" office:value-type="string" calcext:value-type="string">
            <text:p>-</text:p>
          </table:table-cell>
          <table:table-cell table:style-name="ce133"/>
          <table:table-cell table:number-columns-repeated="3" table:style-name="ce72" office:value-type="string" calcext:value-type="string">
            <text:p>-</text:p>
          </table:table-cell>
          <table:table-cell table:style-name="ce72" table:number-columns-repeated="16370"/>
        </table:table-row>
        <table:table-row table:style-name="ro3">
          <table:table-cell table:style-name="ce72" office:value-type="string" calcext:value-type="string">
            <text:p>Anderson 15A contact</text:p>
          </table:table-cell>
          <table:table-cell table:style-name="ce87" office:value-type="string" calcext:value-type="string">
            <text:p>Powerwerx</text:p>
          </table:table-cell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133"/>
          <table:table-cell table:style-name="ce133" table:formula="of:=[.D5]*[.E5]" office:value-type="currency" office:currency="USD" office:value="0" calcext:value-type="currency">
            <text:p>$0.00</text:p>
          </table:table-cell>
          <table:table-cell table:style-name="ce72" table:formula="of:=[.D5]*[.$G$1]" office:value-type="float" office:value="216" calcext:value-type="float">
            <text:p>216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style-name="ce72" office:value-type="string" calcext:value-type="string">
            <text:p>-</text:p>
          </table:table-cell>
          <table:table-cell table:style-name="ce133"/>
          <table:table-cell table:number-columns-repeated="3" table:style-name="ce72" office:value-type="string" calcext:value-type="string">
            <text:p>-</text:p>
          </table:table-cell>
          <table:table-cell table:style-name="ce72" table:number-columns-repeated="16370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style-name="ce135" office:value-type="currency" office:currency="USD" office:value="0.055" calcext:value-type="currency">
            <text:p>$0.06</text:p>
          </table:table-cell>
          <table:table-cell table:style-name="ce135" table:formula="of:=[.E6]*[.D6]" office:value-type="currency" office:currency="USD" office:value="0.055" calcext:value-type="currency">
            <text:p>$0.06</text:p>
          </table:table-cell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J6]*[.E6]" office:value-type="currency" office:currency="USD" office:value="0.825" calcext:value-type="currency">
            <text:p>$0.8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style-name="ce135" office:value-type="currency" office:currency="USD" office:value="0.0857" calcext:value-type="currency">
            <text:p>$0.09</text:p>
          </table:table-cell>
          <table:table-cell table:style-name="ce135" table:formula="of:=[.E7]*[.D7]" office:value-type="currency" office:currency="USD" office:value="3.0852" calcext:value-type="currency">
            <text:p>$3.09</text:p>
          </table:table-cell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table:formula="of:=[.J7]*[.E7]" office:value-type="currency" office:currency="USD" office:value="74.6447" calcext:value-type="currency">
            <text:p>$74.64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style-name="ce135" office:value-type="currency" office:currency="USD" office:value="1.72" calcext:value-type="currency">
            <text:p>$1.72</text:p>
          </table:table-cell>
          <table:table-cell table:style-name="ce135" table:formula="of:=[.E8]*[.D8]" office:value-type="currency" office:currency="USD" office:value="20.64" calcext:value-type="currency">
            <text:p>$20.64</text:p>
          </table:table-cell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table:formula="of:=[.J8]*[.E8]" office:value-type="currency" office:currency="USD" office:value="283.8" calcext:value-type="currency">
            <text:p>$283.80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style-name="ce135" office:value-type="currency" office:currency="USD" office:value="1.72" calcext:value-type="currency">
            <text:p>$1.72</text:p>
          </table:table-cell>
          <table:table-cell table:style-name="ce135" table:formula="of:=[.E9]*[.D9]" office:value-type="currency" office:currency="USD" office:value="10.32" calcext:value-type="currency">
            <text:p>$10.32</text:p>
          </table:table-cell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J9]*[.E9]" office:value-type="currency" office:currency="USD" office:value="44.72" calcext:value-type="currency">
            <text:p>$44.72</text:p>
          </table:table-cell>
          <table:table-cell table:number-columns-repeated="16373"/>
        </table:table-row>
        <table:table-row table:style-name="ro3">
          <table:table-cell table:style-name="ce60" office:value-type="string" calcext:value-type="string">
            <text:p>Anderson Roll Pin (shor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5" office:value-type="currency" office:currency="USD" office:value="0.05" calcext:value-type="currency">
            <text:p>$0.05</text:p>
          </table:table-cell>
          <table:table-cell table:style-name="ce135" table:formula="of:=[.E10]*[.D10]" office:value-type="currency" office:currency="USD" office:value="0.1" calcext:value-type="currency">
            <text:p>$0.10</text:p>
          </table:table-cell>
          <table:table-cell table:formula="of:=[.D10]*[.$G$1]" office:value-type="float" office:value="54" calcext:value-type="float">
            <text:p>5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32" calcext:value-type="float">
            <text:p>232</text:p>
          </table:table-cell>
          <table:table-cell table:formula="of:=[.J10]*[.E10]" office:value-type="currency" office:currency="USD" office:value="11.6" calcext:value-type="currency">
            <text:p>$11.60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234" table:formula="of:=SUM([.K3:.K10])" office:value-type="currency" office:currency="USD" office:value="415.5897" calcext:value-type="currency">
            <text:p>$415.59</text:p>
          </table:table-cell>
          <table:table-cell table:number-columns-repeated="1637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iControl" table:style-name="ta1">
        <table:table-column table:style-name="co37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35"/>
        <table:table-column table:style-name="co43" table:default-cell-style-name="ce135"/>
        <table:table-column table:style-name="co17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17" table:number-columns-repeated="5" table:default-cell-style-name="Default"/>
        <table:table-column table:style-name="co45" table:default-cell-style-name="Default"/>
        <table:table-column table:style-name="co17" table:number-columns-repeated="16367" table:default-cell-style-name="Default"/>
        <table:table-row table:style-name="ro1">
          <table:table-cell table:number-columns-repeated="3"/>
          <table:table-cell table:style-name="ce75"/>
          <table:table-cell table:style-name="ce93"/>
          <table:table-cell/>
          <table:table-cell table:style-name="ce90" table:number-columns-repeated="2"/>
          <table:table-cell table:style-name="ce100" office:value-type="float" office:value="50" calcext:value-type="float">
            <text:p>50</text:p>
          </table:table-cell>
          <table:table-cell table:style-name="ce93" table:number-columns-repeated="5"/>
          <table:table-cell table:style-name="ce226"/>
          <table:table-cell table:style-name="ce167"/>
          <table:table-cell table:style-name="ce93"/>
          <table:table-cell table:style-name="ce207"/>
          <table:table-cell table:style-name="ce194"/>
          <table:table-cell table:number-columns-repeated="16365"/>
        </table:table-row>
        <table:table-row table:style-name="ro8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Kit</text:p>
          </table:table-cell>
          <table:table-cell table:style-name="ce90" office:value-type="string" calcext:value-type="string">
            <text:p>$/</text:p>
            <text:p>QTY n</text:p>
            <text:p>Kits</text:p>
            <text:p>(n=above)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163" office:value-type="string" calcext:value-type="string">
            <text:p>2024DEC</text:p>
            <text:p>Inventory</text:p>
            <text:p>Value ($)</text:p>
          </table:table-cell>
          <table:table-cell table:style-name="ce226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3" office:value-type="string" calcext:value-type="string">
            <text:p>Next Order</text:p>
          </table:table-cell>
          <table:table-cell table:style-name="ce207"/>
          <table:table-cell table:style-name="ce194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75"/>
          <table:table-cell table:style-name="ce93"/>
          <table:table-cell office:value-type="float" office:value="1" calcext:value-type="float">
            <text:p>1</text:p>
          </table:table-cell>
          <table:table-cell table:style-name="ce90" office:value-type="currency" office:currency="USD" office:value="1" calcext:value-type="currency">
            <text:p>$1.00</text:p>
          </table:table-cell>
          <table:table-cell table:formula="of:=[.F3]*[.G3]" office:value-type="currency" office:currency="USD" office:value="1" calcext:value-type="currency">
            <text:p>$1.00</text:p>
          </table:table-cell>
          <table:table-cell table:style-name="ce90" table:formula="of:=[.H3]*[.I$1]" office:value-type="currency" office:currency="USD" office:value="50" calcext:value-type="currency">
            <text:p>$50.00</text:p>
          </table:table-cell>
          <table:table-cell table:style-name="ce93" table:formula="of:=[.F3]*[.I$1]" office:value-type="float" office:value="50" calcext:value-type="float">
            <text:p>50</text:p>
          </table:table-cell>
          <table:table-cell table:style-name="ce93" office:value-type="float" office:value="50" calcext:value-type="float">
            <text:p>50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74" calcext:value-type="float">
            <text:p>74</text:p>
          </table:table-cell>
          <table:table-cell table:style-name="ce163" table:formula="of:=[.M3]*[.G3]" office:value-type="currency" office:currency="USD" office:value="74" calcext:value-type="currency">
            <text:p>$74.00</text:p>
          </table:table-cell>
          <table:table-cell table:style-name="ce226" table:formula="of:=[.G3]*[.K3]" office:value-type="float" office:value="50" calcext:value-type="float">
            <text:p>50.00</text:p>
          </table:table-cell>
          <table:table-cell table:style-name="ce167" table:formula="of:=IF(MAX(0;([.J3]-[.K3]));MAX(0;([.J3]-[.K3]));&quot; &quot;)" office:value-type="string" office:string-value=" " calcext:value-type="string">
            <text:p><text:s/></text:p>
          </table:table-cell>
          <table:table-cell table:style-name="ce93" office:value-type="string" calcext:value-type="string">
            <text:p>50 JLCPCB</text:p>
          </table:table-cell>
          <table:table-cell table:style-name="ce207"/>
          <table:table-cell table:style-name="ce194"/>
          <table:table-cell table:number-columns-repeated="16365"/>
        </table:table-row>
        <table:table-row table:style-name="ro3">
          <table:table-cell table:style-name="ce236"/>
          <table:table-cell table:style-name="ce61" office:value-type="string" calcext:value-type="string">
            <text:p>8p screw terminal</text:p>
          </table:table-cell>
          <table:table-cell table:style-name="ce236" table:number-columns-repeated="2"/>
          <table:table-cell table:style-name="ce61" office:value-type="string" calcext:value-type="string">
            <office:annotation draw:style-name="gr1" draw:text-style-name="P2" svg:width="1.1413in" svg:height="0.7083in" svg:x="7.7654in" svg:y="0.3921in" draw:caption-point-x="-0.2402in" draw:caption-point-y="0.5945in">
              <dc:date>2024-12-16T00:00:00</dc:date>
              <text:p text:style-name="P1"><text:span text:style-name="T1">Previously used on LiBCM PCB, too.</text:span></text:p>
            </office:annotation>
            <text:p>277-5792-ND (1751303)</text:p>
          </table:table-cell>
          <table:table-cell table:style-name="ce61" office:value-type="float" office:value="2" calcext:value-type="float">
            <text:p>2</text:p>
          </table:table-cell>
          <table:table-cell table:style-name="ce112" office:value-type="currency" office:currency="USD" office:value="3.74" calcext:value-type="currency">
            <text:p>$3.74</text:p>
          </table:table-cell>
          <table:table-cell table:style-name="ce112" table:formula="of:=[.F4]*[.G4]" office:value-type="currency" office:currency="USD" office:value="7.48" calcext:value-type="currency">
            <text:p>$7.48</text:p>
          </table:table-cell>
          <table:table-cell table:style-name="ce90" table:formula="of:=[.H4]*[.I$1]" office:value-type="currency" office:currency="USD" office:value="374" calcext:value-type="currency">
            <text:p>$374.00</text:p>
          </table:table-cell>
          <table:table-cell table:style-name="ce207" table:formula="of:=[.F4]*[.I$1]" office:value-type="float" office:value="100" calcext:value-type="float">
            <text:p>100</text:p>
          </table:table-cell>
          <table:table-cell table:style-name="ce207"/>
          <table:table-cell table:style-name="ce242"/>
          <table:table-cell table:style-name="ce207" office:value-type="float" office:value="36" calcext:value-type="float">
            <text:p>36</text:p>
          </table:table-cell>
          <table:table-cell table:style-name="ce93" table:formula="of:=[.M4]*[.G4]" office:value-type="float" office:value="134.64" calcext:value-type="float">
            <text:p>134.64</text:p>
          </table:table-cell>
          <table:table-cell table:style-name="ce248"/>
          <table:table-cell table:style-name="ce250"/>
          <table:table-cell table:style-name="ce236" table:number-columns-repeated="16368"/>
        </table:table-row>
        <table:table-row table:style-name="ro1">
          <table:table-cell table:style-name="ce236"/>
          <table:table-cell table:style-name="ce236" office:value-type="string" calcext:value-type="string">
            <text:p>4p screw terminal</text:p>
          </table:table-cell>
          <table:table-cell table:style-name="ce236" table:number-columns-repeated="2"/>
          <table:table-cell table:style-name="ce236" table:formula="of:=[$Daughterboard.E5]" office:value-type="string" office:string-value="277-5744-ND" calcext:value-type="string">
            <text:p>277-5744-ND</text:p>
          </table:table-cell>
          <table:table-cell table:style-name="ce236" office:value-type="float" office:value="1" calcext:value-type="float">
            <text:p>1</text:p>
          </table:table-cell>
          <table:table-cell table:style-name="ce238" office:value-type="currency" office:currency="USD" office:value="2.41" calcext:value-type="currency">
            <text:p>$2.41</text:p>
          </table:table-cell>
          <table:table-cell table:style-name="ce238" table:formula="of:=[.F5]*[.G5]" office:value-type="currency" office:currency="USD" office:value="2.41" calcext:value-type="currency">
            <text:p>$2.41</text:p>
          </table:table-cell>
          <table:table-cell table:style-name="ce240" table:formula="of:=[.H5]*[.I$1]" office:value-type="currency" office:currency="USD" office:value="120.5" calcext:value-type="currency">
            <text:p>$120.50</text:p>
          </table:table-cell>
          <table:table-cell table:style-name="ce242" table:formula="of:=[.F5]*[.I$1]" office:value-type="float" office:value="50" calcext:value-type="float">
            <text:p>50</text:p>
          </table:table-cell>
          <table:table-cell table:style-name="ce236" office:value-type="string" calcext:value-type="string">
            <text:p>See DB</text:p>
          </table:table-cell>
          <table:table-cell table:number-columns-repeated="2" table:style-name="ce236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table:style-name="ce248" office:value-type="string" calcext:value-type="string">
            <text:p>-</text:p>
          </table:table-cell>
          <table:table-cell table:style-name="ce250" office:value-type="string" calcext:value-type="string">
            <text:p>-</text:p>
          </table:table-cell>
          <table:table-cell table:style-name="ce236" table:number-columns-repeated="16368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52" calcext:value-type="currency">
            <text:p>$0.45</text:p>
          </table:table-cell>
          <table:table-cell table:formula="of:=[.F6]*[.G6]" office:value-type="currency" office:currency="USD" office:value="0.452" calcext:value-type="currency">
            <text:p>$0.45</text:p>
          </table:table-cell>
          <table:table-cell table:style-name="ce90" table:formula="of:=[.H6]*[.I$1]" office:value-type="currency" office:currency="USD" office:value="22.6" calcext:value-type="currency">
            <text:p>$22.60</text:p>
          </table:table-cell>
          <table:table-cell table:style-name="ce93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93" table:formula="of:=[.M6]*[.G6]" office:value-type="float" office:value="10.396" calcext:value-type="float">
            <text:p>10.4</text:p>
          </table:table-cell>
          <table:table-cell table:style-name="ce226" table:formula="of:=[.G6]*[.K6]" office:value-type="float" office:value="22.6" calcext:value-type="float">
            <text:p>22.60</text:p>
          </table:table-cell>
          <table:table-cell table:style-name="ce167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74" calcext:value-type="currency">
            <text:p>$0.10</text:p>
          </table:table-cell>
          <table:table-cell table:formula="of:=[.F7]*[.G7]" office:value-type="currency" office:currency="USD" office:value="0.2922" calcext:value-type="currency">
            <text:p>$0.29</text:p>
          </table:table-cell>
          <table:table-cell table:style-name="ce90" table:formula="of:=[.H7]*[.I$1]" office:value-type="currency" office:currency="USD" office:value="14.61" calcext:value-type="currency">
            <text:p>$14.61</text:p>
          </table:table-cell>
          <table:table-cell table:style-name="ce93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style-name="ce93" table:formula="of:=[.M7]*[.G7]" office:value-type="float" office:value="3.2142" calcext:value-type="float">
            <text:p>3.21</text:p>
          </table:table-cell>
          <table:table-cell table:style-name="ce226" table:formula="of:=[.G7]*[.K7]" office:value-type="float" office:value="24.35" calcext:value-type="float">
            <text:p>24.35</text:p>
          </table:table-cell>
          <table:table-cell table:style-name="ce167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7" calcext:value-type="currency">
            <text:p>$0.09</text:p>
          </table:table-cell>
          <table:table-cell table:formula="of:=[.F8]*[.G8]" office:value-type="currency" office:currency="USD" office:value="0.087" calcext:value-type="currency">
            <text:p>$0.09</text:p>
          </table:table-cell>
          <table:table-cell table:style-name="ce90" table:formula="of:=[.H8]*[.I$1]" office:value-type="currency" office:currency="USD" office:value="4.35" calcext:value-type="currency">
            <text:p>$4.35</text:p>
          </table:table-cell>
          <table:table-cell table:style-name="ce93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93" table:formula="of:=[.M8]*[.G8]" office:value-type="float" office:value="1.914" calcext:value-type="float">
            <text:p>1.91</text:p>
          </table:table-cell>
          <table:table-cell table:style-name="ce226" table:formula="of:=[.G8]*[.K8]" office:value-type="float" office:value="4.35" calcext:value-type="float">
            <text:p>4.35</text:p>
          </table:table-cell>
          <table:table-cell table:style-name="ce167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4" calcext:value-type="currency">
            <text:p>$0.12</text:p>
          </table:table-cell>
          <table:table-cell table:formula="of:=[.F9]*[.G9]" office:value-type="currency" office:currency="USD" office:value="0.124" calcext:value-type="currency">
            <text:p>$0.12</text:p>
          </table:table-cell>
          <table:table-cell table:style-name="ce90" table:formula="of:=[.H9]*[.I$1]" office:value-type="currency" office:currency="USD" office:value="6.2" calcext:value-type="currency">
            <text:p>$6.20</text:p>
          </table:table-cell>
          <table:table-cell table:style-name="ce93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style-name="ce93" table:formula="of:=[.M9]*[.G9]" office:value-type="float" office:value="6.076" calcext:value-type="float">
            <text:p>6.08</text:p>
          </table:table-cell>
          <table:table-cell table:style-name="ce226" table:formula="of:=[.G9]*[.K9]" office:value-type="float" office:value="19.84" calcext:value-type="float">
            <text:p>19.84</text:p>
          </table:table-cell>
          <table:table-cell table:style-name="ce167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90" table:formula="of:=[.H10]*[.I$1]" office:value-type="currency" office:currency="USD" office:value="13.8" calcext:value-type="currency">
            <text:p>$13.80</text:p>
          </table:table-cell>
          <table:table-cell table:style-name="ce93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table:style-name="ce93" table:formula="of:=[.M10]*[.G10]" office:value-type="float" office:value="5.152" calcext:value-type="float">
            <text:p>5.15</text:p>
          </table:table-cell>
          <table:table-cell table:style-name="ce226" table:formula="of:=[.G10]*[.K10]" office:value-type="float" office:value="23" calcext:value-type="float">
            <text:p>23.00</text:p>
          </table:table-cell>
          <table:table-cell table:style-name="ce167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06" calcext:value-type="currency">
            <text:p>$0.21</text:p>
          </table:table-cell>
          <table:table-cell table:formula="of:=[.F11]*[.G11]" office:value-type="currency" office:currency="USD" office:value="0.412" calcext:value-type="currency">
            <text:p>$0.41</text:p>
          </table:table-cell>
          <table:table-cell table:style-name="ce90" table:formula="of:=[.H11]*[.I$1]" office:value-type="currency" office:currency="USD" office:value="20.6" calcext:value-type="currency">
            <text:p>$20.60</text:p>
          </table:table-cell>
          <table:table-cell table:style-name="ce93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table:style-name="ce93" table:formula="of:=[.M11]*[.G11]" office:value-type="float" office:value="19.982" calcext:value-type="float">
            <text:p>19.98</text:p>
          </table:table-cell>
          <table:table-cell table:style-name="ce226" table:formula="of:=[.G11]*[.K11]" office:value-type="float" office:value="51.5" calcext:value-type="float">
            <text:p>51.50</text:p>
          </table:table-cell>
          <table:table-cell table:style-name="ce167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1" draw:text-style-name="P2" svg:width="1.1413in" svg:height="0.7083in" svg:x="8.1681in" svg:y="1.9665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 office:value-type="currency" office:currency="USD" office:value="0.238" calcext:value-type="currency">
            <text:p>$0.24</text:p>
          </table:table-cell>
          <table:table-cell table:formula="of:=[.F12]*[.G12]" office:value-type="currency" office:currency="USD" office:value="0.4046" calcext:value-type="currency">
            <text:p>$0.40</text:p>
          </table:table-cell>
          <table:table-cell table:style-name="ce90" table:formula="of:=[.H12]*[.I$1]" office:value-type="currency" office:currency="USD" office:value="20.23" calcext:value-type="currency">
            <text:p>$20.23</text:p>
          </table:table-cell>
          <table:table-cell table:style-name="ce93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93" table:formula="of:=[.M12]*[.G12]" office:value-type="float" office:value="23.8" calcext:value-type="float">
            <text:p>23.8</text:p>
          </table:table-cell>
          <table:table-cell table:style-name="ce226" table:formula="of:=[.G12]*[.K12]" office:value-type="float" office:value="23.8" calcext:value-type="float">
            <text:p>23.80</text:p>
          </table:table-cell>
          <table:table-cell table:style-name="ce167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90" table:formula="of:=[.H13]*[.I$1]" office:value-type="currency" office:currency="USD" office:value="75" calcext:value-type="currency">
            <text:p>$75.00</text:p>
          </table:table-cell>
          <table:table-cell table:style-name="ce93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93" table:formula="of:=[.M13]*[.G13]" office:value-type="float" office:value="48" calcext:value-type="float">
            <text:p>48</text:p>
          </table:table-cell>
          <table:table-cell table:style-name="ce226" table:formula="of:=[.G13]*[.K13]" office:value-type="float" office:value="75" calcext:value-type="float">
            <text:p>75.00</text:p>
          </table:table-cell>
          <table:table-cell table:style-name="ce167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77" calcext:value-type="currency">
            <text:p>$0.38</text:p>
          </table:table-cell>
          <table:table-cell table:formula="of:=[.F14]*[.G14]" office:value-type="currency" office:currency="USD" office:value="0.754" calcext:value-type="currency">
            <text:p>$0.75</text:p>
          </table:table-cell>
          <table:table-cell table:style-name="ce90" table:formula="of:=[.H14]*[.I$1]" office:value-type="currency" office:currency="USD" office:value="37.7" calcext:value-type="currency">
            <text:p>$37.70</text:p>
          </table:table-cell>
          <table:table-cell table:style-name="ce93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93" table:formula="of:=[.M14]*[.G14]" office:value-type="float" office:value="35.815" calcext:value-type="float">
            <text:p>35.82</text:p>
          </table:table-cell>
          <table:table-cell table:style-name="ce226" table:formula="of:=[.G14]*[.K14]" office:value-type="float" office:value="39.585" calcext:value-type="float">
            <text:p>39.59</text:p>
          </table:table-cell>
          <table:table-cell table:style-name="ce167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90" table:formula="of:=[.H15]*[.I$1]" office:value-type="currency" office:currency="USD" office:value="3438.5" calcext:value-type="currency">
            <text:p>$3,438.50</text:p>
          </table:table-cell>
          <table:table-cell table:style-name="ce93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style-name="ce93" table:formula="of:=[.M15]*[.G15]" office:value-type="float" office:value="2682.03" calcext:value-type="float">
            <text:p>2682.03</text:p>
          </table:table-cell>
          <table:table-cell table:style-name="ce226" table:formula="of:=[.G15]*[.K15]" office:value-type="float" office:value="6877" calcext:value-type="float">
            <text:p>6877.00</text:p>
          </table:table-cell>
          <table:table-cell table:style-name="ce167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2" calcext:value-type="currency">
            <text:p>$1.92</text:p>
          </table:table-cell>
          <table:table-cell table:formula="of:=[.F16]*[.G16]" office:value-type="currency" office:currency="USD" office:value="1.92" calcext:value-type="currency">
            <text:p>$1.92</text:p>
          </table:table-cell>
          <table:table-cell table:style-name="ce90" table:formula="of:=[.H16]*[.I$1]" office:value-type="currency" office:currency="USD" office:value="96" calcext:value-type="currency">
            <text:p>$96.00</text:p>
          </table:table-cell>
          <table:table-cell table:style-name="ce93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ce93" table:formula="of:=[.M16]*[.G16]" office:value-type="float" office:value="163.2" calcext:value-type="float">
            <text:p>163.2</text:p>
          </table:table-cell>
          <table:table-cell table:style-name="ce226" table:formula="of:=[.G16]*[.K16]" office:value-type="float" office:value="96" calcext:value-type="float">
            <text:p>96.00</text:p>
          </table:table-cell>
          <table:table-cell table:style-name="ce167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1" calcext:value-type="currency">
            <text:p>$1.41</text:p>
          </table:table-cell>
          <table:table-cell table:formula="of:=[.F17]*[.G17]" office:value-type="currency" office:currency="USD" office:value="1.41" calcext:value-type="currency">
            <text:p>$1.41</text:p>
          </table:table-cell>
          <table:table-cell table:style-name="ce90" table:formula="of:=[.H17]*[.I$1]" office:value-type="currency" office:currency="USD" office:value="70.5" calcext:value-type="currency">
            <text:p>$70.50</text:p>
          </table:table-cell>
          <table:table-cell table:style-name="ce93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93" table:formula="of:=[.M17]*[.G17]" office:value-type="float" office:value="49.35" calcext:value-type="float">
            <text:p>49.35</text:p>
          </table:table-cell>
          <table:table-cell table:style-name="ce226" table:formula="of:=[.G17]*[.K17]" office:value-type="float" office:value="70.5" calcext:value-type="float">
            <text:p>70.50</text:p>
          </table:table-cell>
          <table:table-cell table:style-name="ce167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90" table:formula="of:=[.H18]*[.I$1]" office:value-type="currency" office:currency="USD" office:value="95.5" calcext:value-type="currency">
            <text:p>$95.50</text:p>
          </table:table-cell>
          <table:table-cell table:style-name="ce93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93" table:formula="of:=[.M18]*[.G18]" office:value-type="float" office:value="21.01" calcext:value-type="float">
            <text:p>21.01</text:p>
          </table:table-cell>
          <table:table-cell table:style-name="ce226" table:formula="of:=[.G18]*[.K18]" office:value-type="float" office:value="95.5" calcext:value-type="float">
            <text:p>95.50</text:p>
          </table:table-cell>
          <table:table-cell table:style-name="ce167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90" table:formula="of:=[.H19]*[.I$1]" office:value-type="currency" office:currency="USD" office:value="85.6" calcext:value-type="currency">
            <text:p>$85.60</text:p>
          </table:table-cell>
          <table:table-cell table:style-name="ce93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3" table:formula="of:=[.M19]*[.G19]" office:value-type="float" office:value="0" calcext:value-type="float">
            <text:p>0</text:p>
          </table:table-cell>
          <table:table-cell table:style-name="ce226" table:formula="of:=[.G19]*[.K19]" office:value-type="float" office:value="85.6" calcext:value-type="float">
            <text:p>85.60</text:p>
          </table:table-cell>
          <table:table-cell table:style-name="ce167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90" table:formula="of:=[.H20]*[.I$1]" office:value-type="currency" office:currency="USD" office:value="44.5" calcext:value-type="currency">
            <text:p>$44.50</text:p>
          </table:table-cell>
          <table:table-cell table:style-name="ce93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office:value-type="float" office:value="173" calcext:value-type="float">
            <text:p>173</text:p>
          </table:table-cell>
          <table:table-cell table:style-name="ce93" table:formula="of:=[.M20]*[.G20]" office:value-type="float" office:value="153.97" calcext:value-type="float">
            <text:p>153.97</text:p>
          </table:table-cell>
          <table:table-cell table:style-name="ce226" table:formula="of:=[.G20]*[.K20]" office:value-type="float" office:value="222.5" calcext:value-type="float">
            <text:p>222.50</text:p>
          </table:table-cell>
          <table:table-cell table:style-name="ce167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90" table:formula="of:=[.H21]*[.I$1]" office:value-type="currency" office:currency="USD" office:value="13.2" calcext:value-type="currency">
            <text:p>$13.20</text:p>
          </table:table-cell>
          <table:table-cell table:style-name="ce93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93" table:formula="of:=[.M21]*[.G21]" office:value-type="float" office:value="2.904" calcext:value-type="float">
            <text:p>2.9</text:p>
          </table:table-cell>
          <table:table-cell table:style-name="ce226" table:formula="of:=[.G21]*[.K21]" office:value-type="float" office:value="13.2" calcext:value-type="float">
            <text:p>13.20</text:p>
          </table:table-cell>
          <table:table-cell table:style-name="ce167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2]*[.G22]" office:value-type="currency" office:currency="USD" office:value="1.655" calcext:value-type="currency">
            <text:p>$1.66</text:p>
          </table:table-cell>
          <table:table-cell table:style-name="ce90" table:formula="of:=[.H22]*[.I$1]" office:value-type="currency" office:currency="USD" office:value="82.75" calcext:value-type="currency">
            <text:p>$82.75</text:p>
          </table:table-cell>
          <table:table-cell table:style-name="ce9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3" table:formula="of:=[.M22]*[.G22]" office:value-type="float" office:value="0" calcext:value-type="float">
            <text:p>0</text:p>
          </table:table-cell>
          <table:table-cell table:style-name="ce226" table:formula="of:=[.G22]*[.K22]" office:value-type="float" office:value="99.3" calcext:value-type="float">
            <text:p>99.30</text:p>
          </table:table-cell>
          <table:table-cell table:style-name="ce167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3]*[.G23]" office:value-type="currency" office:currency="USD" office:value="8.33333333333333" calcext:value-type="currency">
            <text:p>$8.33</text:p>
          </table:table-cell>
          <table:table-cell table:style-name="ce90" table:formula="of:=[.H23]*[.I$1]" office:value-type="currency" office:currency="USD" office:value="416.666666666667" calcext:value-type="currency">
            <text:p>$416.67</text:p>
          </table:table-cell>
          <table:table-cell table:style-name="ce93" table:formula="of:=[.F23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3" table:formula="of:=[.M23]*[.G23]" office:value-type="float" office:value="0" calcext:value-type="float">
            <text:p>0</text:p>
          </table:table-cell>
          <table:table-cell table:style-name="ce226" table:formula="of:=[.G23]*[.K23]" office:value-type="float" office:value="400" calcext:value-type="float">
            <text:p>400.00</text:p>
          </table:table-cell>
          <table:table-cell table:style-name="ce167" table:formula="of:=IF(MAX(0;([.J23]-[.K23]));MAX(0;([.J23]-[.K23]));&quot; &quot;)" office:value-type="float" office:value="2" calcext:value-type="float">
            <text:p>2</text:p>
          </table:table-cell>
          <table:table-cell table:number-columns-repeated="16368"/>
        </table:table-row>
        <table:table-row table:style-name="ro3">
          <table:table-cell table:style-name="ce237" office:value-type="string" calcext:value-type="string">
            <text:p>wire taps</text:p>
          </table:table-cell>
          <table:table-cell table:style-name="ce237" office:value-type="string" calcext:value-type="string">
            <text:p>posi-tap 20-22AWG</text:p>
          </table:table-cell>
          <table:table-cell table:style-name="ce237"/>
          <table:table-cell table:style-name="ce237" office:value-type="string" calcext:value-type="string">
            <text:p>Amazon</text:p>
          </table:table-cell>
          <table:table-cell table:style-name="ce237" office:value-type="string" calcext:value-type="string">
            <text:p>ZB-PTA2022R</text:p>
          </table:table-cell>
          <table:table-cell table:style-name="ce237" office:value-type="float" office:value="4" calcext:value-type="float">
            <text:p>4</text:p>
          </table:table-cell>
          <table:table-cell table:style-name="ce239" table:number-columns-repeated="2"/>
          <table:table-cell table:style-name="ce241"/>
          <table:table-cell table:style-name="ce245"/>
          <table:table-cell table:style-name="ce237"/>
          <table:table-cell table:number-columns-repeated="2" table:style-name="ce237" office:value-type="string" calcext:value-type="string">
            <text:p>-</text:p>
          </table:table-cell>
          <table:table-cell table:style-name="ce245" office:value-type="string" calcext:value-type="string">
            <text:p>-</text:p>
          </table:table-cell>
          <table:table-cell table:style-name="ce249"/>
          <table:table-cell table:style-name="ce251" table:formula="of:=IF(MAX(0;([.J24]-[.K24]));MAX(0;([.J24]-[.K24]));&quot; &quot;)" office:value-type="string" office:string-value=" " calcext:value-type="string">
            <text:p><text:s/></text:p>
          </table:table-cell>
          <table:table-cell table:style-name="ce237" office:value-type="float" office:value="140" calcext:value-type="float">
            <text:p>140</text:p>
          </table:table-cell>
          <table:table-cell table:style-name="ce237" table:number-columns-repeated="16367"/>
        </table:table-row>
        <table:table-row table:style-name="ro3">
          <table:table-cell table:number-columns-repeated="2" table:style-name="ce237" office:value-type="string" calcext:value-type="string">
            <text:p>Power User Cable</text:p>
          </table:table-cell>
          <table:table-cell/>
          <table:table-cell table:style-name="ce237" office:value-type="string" calcext:value-type="string">
            <text:p>Digikey</text:p>
          </table:table-cell>
          <table:table-cell table:style-name="ce237" office:value-type="string" calcext:value-type="string">
            <office:annotation draw:style-name="gr1" draw:text-style-name="P2" svg:width="1.1413in" svg:height="0.7083in" svg:x="7.7654in" svg:y="4.4283in" draw:caption-point-x="-0.2402in" draw:caption-point-y="0.5945in">
              <dc:date>2024-12-18T00:00:00</dc:date>
              <text:p text:style-name="P1"><text:span text:style-name="T1">See 1500 Grid Charger</text:span></text:p>
            </office:annotation>
            <text:p>T1276-305-ND</text:p>
          </table:table-cell>
          <table:table-cell table:number-columns-repeated="3"/>
          <table:table-cell table:style-name="ce90"/>
          <table:table-cell table:style-name="ce93"/>
          <table:table-cell/>
          <table:table-cell table:number-columns-repeated="3" table:style-name="ce237" office:value-type="string" calcext:value-type="string">
            <text:p>-</text:p>
          </table:table-cell>
          <table:table-cell table:style-name="ce226"/>
          <table:table-cell table:style-name="ce167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236" table:number-columns-repeated="16365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3"/>
          <table:table-cell table:style-name="ce50" table:formula="of:=SUM([.N3:.N25])" office:value-type="float" office:value="3435.4532" calcext:value-type="float">
            <text:p>3435.45</text:p>
          </table:table-cell>
          <table:table-cell table:style-name="ce226"/>
          <table:table-cell table:style-name="ce167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90"/>
          <table:table-cell table:style-name="ce93"/>
          <table:table-cell table:number-columns-repeated="4"/>
          <table:table-cell table:style-name="ce226"/>
          <table:table-cell table:style-name="ce167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46" table:number-columns-repeated="2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0" table:default-cell-style-name="Default"/>
        <table:table-column table:style-name="co17" table:default-cell-style-name="Default"/>
        <table:table-column table:style-name="co51" table:default-cell-style-name="Default"/>
        <table:table-column table:style-name="co17" table:number-columns-repeated="2" table:default-cell-style-name="Default"/>
        <table:table-column table:style-name="co17" table:default-cell-style-name="ce93"/>
        <table:table-column table:style-name="co17" table:number-columns-repeated="1011" table:default-cell-style-name="Default"/>
        <table:table-row table:style-name="ro1">
          <table:table-cell table:number-columns-repeated="3"/>
          <table:table-cell table:style-name="ce75"/>
          <table:table-cell table:style-name="ce93"/>
          <table:table-cell/>
          <table:table-cell table:style-name="ce90" table:number-columns-repeated="2"/>
          <table:table-cell table:style-name="ce100" office:value-type="float" office:value="25" calcext:value-type="float">
            <text:p>25</text:p>
          </table:table-cell>
          <table:table-cell table:style-name="ce93" table:number-columns-repeated="3"/>
          <table:table-cell table:style-name="ce226"/>
          <table:table-cell table:style-name="ce167" table:number-columns-repeated="3"/>
          <table:table-cell table:style-name="ce93"/>
          <table:table-cell table:style-name="ce207"/>
          <table:table-cell table:style-name="ce194"/>
          <table:table-cell table:number-columns-repeated="1008"/>
        </table:table-row>
        <table:table-row table:style-name="ro8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 5Ah</text:p>
            <text:p>LiBCM</text:p>
          </table:table-cell>
          <table:table-cell table:style-name="ce90" office:value-type="string" calcext:value-type="string">
            <text:p>$/ 47Ah</text:p>
            <text:p>LiBCM</text:p>
          </table:table-cell>
          <table:table-cell table:style-name="ce90" office:value-type="string" calcext:value-type="string">
            <text:p>$/</text:p>
            <text:p>QTY n</text:p>
            <text:p>LiBCMs</text:p>
            <text:p>(n=above)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163" office:value-type="string" calcext:value-type="string">
            <text:p>2024DEC</text:p>
            <text:p>Inventory</text:p>
            <text:p>Value ($)</text:p>
          </table:table-cell>
          <table:table-cell table:style-name="ce226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3"/>
          <table:table-cell table:style-name="ce207"/>
          <table:table-cell table:style-name="ce194"/>
          <table:table-cell table:number-columns-repeated="1006"/>
        </table:table-row>
        <table:table-row table:style-name="ro3">
          <table:table-cell office:value-type="string" calcext:value-type="string">
            <text:p>Daughterboard PCB</text:p>
          </table:table-cell>
          <table:table-cell table:number-columns-repeated="2"/>
          <table:table-cell table:style-name="ce75" office:value-type="string" calcext:value-type="string">
            <text:p>JLCPCB</text:p>
          </table:table-cell>
          <table:table-cell table:style-name="ce9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F3]*[.H3]" office:value-type="float" office:value="1.93" calcext:value-type="float">
            <text:p>1.93</text:p>
          </table:table-cell>
          <table:table-cell table:formula="of:=[.G3]*[.H3]" office:value-type="float" office:value="1.93" calcext:value-type="float">
            <text:p>1.93</text:p>
          </table:table-cell>
          <table:table-cell table:number-columns-repeated="2"/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51" calcext:value-type="float">
            <text:p>51</text:p>
          </table:table-cell>
          <table:table-cell table:formula="of:=[.O3]*[.H3]" office:value-type="float" office:value="98.43" calcext:value-type="float">
            <text:p>98.43</text:p>
          </table:table-cell>
          <table:table-cell table:number-columns-repeated="2"/>
          <table:table-cell table:style-name="ce93"/>
          <table:table-cell table:style-name="ce207"/>
          <table:table-cell table:style-name="ce194"/>
          <table:table-cell table:number-columns-repeated="1006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/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F4]*[.H4]" office:value-type="float" office:value="0.82" calcext:value-type="float">
            <text:p>0.82</text:p>
          </table:table-cell>
          <table:table-cell table:formula="of:=[.G4]*[.H4]" office:value-type="float" office:value="0.82" calcext:value-type="float">
            <text:p>0.82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[.O4]*[.H4]" office:value-type="float" office:value="65.6" calcext:value-type="float">
            <text:p>65.6</text:p>
          </table:table-cell>
          <table:table-cell table:number-columns-repeated="2"/>
          <table:table-cell table:style-name="ce93"/>
          <table:table-cell table:style-name="ce207"/>
          <table:table-cell table:style-name="ce194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F5]*[.H5]" office:value-type="float" office:value="0" calcext:value-type="float">
            <text:p>0</text:p>
          </table:table-cell>
          <table:table-cell table:formula="of:=[.G5]*[.H5]" office:value-type="float" office:value="1.78" calcext:value-type="float">
            <text:p>1.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O5]*[.H5]" office:value-type="float" office:value="35.6" calcext:value-type="float">
            <text:p>35.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F6]*[.H6]" office:value-type="float" office:value="1.88" calcext:value-type="float">
            <text:p>1.88</text:p>
          </table:table-cell>
          <table:table-cell table:formula="of:=[.G6]*[.H6]" office:value-type="float" office:value="1.88" calcext:value-type="float">
            <text:p>1.8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[.O6]*[.H6]" office:value-type="float" office:value="29.14" calcext:value-type="float">
            <text:p>29.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F7]*[.H7]" office:value-type="float" office:value="1.79" calcext:value-type="float">
            <text:p>1.79</text:p>
          </table:table-cell>
          <table:table-cell table:formula="of:=[.G7]*[.H7]" office:value-type="float" office:value="1.79" calcext:value-type="float">
            <text:p>1.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[.O7]*[.H7]" office:value-type="float" office:value="23.27" calcext:value-type="float">
            <text:p>23.27</text:p>
          </table:table-cell>
          <table:table-cell table:number-columns-repeated="1011"/>
        </table:table-row>
        <table:table-row table:style-name="ro6">
          <table:table-cell table:style-name="ce72" office:value-type="string" calcext:value-type="string">
            <text:p>LiControl</text:p>
          </table:table-cell>
          <table:table-cell table:style-name="ce72" office:value-type="string" calcext:value-type="string">
            <text:p>2x3 6p 0.1" header</text:p>
          </table:table-cell>
          <table:table-cell table:style-name="ce72"/>
          <table:table-cell office:value-type="string" calcext:value-type="string">
            <text:p>Digikey</text:p>
          </table:table-cell>
          <table:table-cell table:style-name="ce72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F8]*[.H8]" office:value-type="float" office:value="0.394" calcext:value-type="float">
            <text:p>0.39</text:p>
          </table:table-cell>
          <table:table-cell table:formula="of:=[.G8]*[.H8]" office:value-type="float" office:value="0.394" calcext:value-type="float">
            <text:p>0.39</text:p>
          </table:table-cell>
          <table:table-cell table:number-columns-repeated="2"/>
          <table:table-cell table:style-name="ce72" office:value-type="string" calcext:value-type="string">
            <office:annotation draw:style-name="gr1" draw:text-style-name="P2" svg:width="1.1413in" svg:height="0.7083in" svg:x="14.035in" svg:y="1.9921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2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2" office:value-type="string" calcext:value-type="string">
            <text:p>LiControl</text:p>
          </table:table-cell>
          <table:table-cell table:style-name="ce72" office:value-type="string" calcext:value-type="string">
            <text:p>6p Ribbon connector</text:p>
          </table:table-cell>
          <table:table-cell table:style-name="ce72"/>
          <table:table-cell office:value-type="string" calcext:value-type="string">
            <text:p>Digikey</text:p>
          </table:table-cell>
          <table:table-cell table:style-name="ce72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F9]*[.H9]" office:value-type="float" office:value="0.613" calcext:value-type="float">
            <text:p>0.61</text:p>
          </table:table-cell>
          <table:table-cell table:formula="of:=[.G9]*[.H9]" office:value-type="float" office:value="0.613" calcext:value-type="float">
            <text:p>0.61</text:p>
          </table:table-cell>
          <table:table-cell table:number-columns-repeated="2"/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2"/>
          <table:table-cell table:style-name="ce72" office:value-type="string" calcext:value-type="string">
            <text:p>4A Fuse</text:p>
          </table:table-cell>
          <table:table-cell table:style-name="ce72"/>
          <table:table-cell office:value-type="string" calcext:value-type="string">
            <text:p>Digikey</text:p>
          </table:table-cell>
          <table:table-cell table:style-name="ce61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F10]*[.H10]" office:value-type="float" office:value="0" calcext:value-type="float">
            <text:p>0</text:p>
          </table:table-cell>
          <table:table-cell table:formula="of:=[.G10]*[.H10]" office:value-type="float" office:value="1.14" calcext:value-type="float">
            <text:p>1.14</text:p>
          </table:table-cell>
          <table:table-cell table:number-columns-repeated="2"/>
          <table:table-cell table:number-columns-repeated="3"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PI buffer (LiControl &amp;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F11]*[.H11]" office:value-type="float" office:value="0.44" calcext:value-type="float">
            <text:p>0.44</text:p>
          </table:table-cell>
          <table:table-cell table:formula="of:=[.G11]*[.H11]" office:value-type="float" office:value="0.44" calcext:value-type="float">
            <text:p>0.4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O11]*[.H11]" office:value-type="float" office:value="0.44" calcext:value-type="float">
            <text:p>0.44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2]*[.H12]" office:value-type="float" office:value="0.11" calcext:value-type="float">
            <text:p>0.1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O12]*[.H1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F13]*[.H13]" office:value-type="float" office:value="3.593" calcext:value-type="float">
            <text:p>3.59</text:p>
          </table:table-cell>
          <table:table-cell table:formula="of:=[.G13]*[.H13]" office:value-type="float" office:value="3.593" calcext:value-type="float">
            <text:p>3.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O13]*[.H13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F14]*[.H14]" office:value-type="float" office:value="0.09" calcext:value-type="float">
            <text:p>0.09</text:p>
          </table:table-cell>
          <table:table-cell table:formula="of:=[.G14]*[.H14]" office:value-type="float" office:value="0.09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4]*[.H14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5]*[.H15]" office:value-type="float" office:value="0.11" calcext:value-type="float">
            <text:p>0.11</text:p>
          </table:table-cell>
          <table:table-cell table:formula="of:=[.G15]*[.H15]" office:value-type="float" office:value="0.11" calcext:value-type="float">
            <text:p>0.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formula="of:=[.O15]*[.H15]" office:value-type="float" office:value="27.06" calcext:value-type="float">
            <text:p>27.06</text:p>
          </table:table-cell>
          <table:table-cell table:number-columns-repeated="1011"/>
        </table:table-row>
        <table:table-row table:style-name="ro3">
          <table:table-cell table:number-columns-repeated="1027"/>
        </table:table-row>
        <table:table-row table:style-name="ro3">
          <table:table-cell table:style-name="ce252" office:value-type="string" calcext:value-type="string">
            <text:p>Additional parts for 1500 watt heater</text:p>
          </table:table-cell>
          <table:table-cell table:style-name="ce104" table:number-columns-repeated="3"/>
          <table:table-cell table:style-name="ce253" table:number-columns-repeated="2"/>
          <table:table-cell table:style-name="ce104" table:number-columns-repeated="2"/>
          <table:table-cell table:number-columns-repeated="2"/>
          <table:table-cell table:style-name="ce104" table:number-columns-repeated="5"/>
          <table:table-cell/>
          <table:table-cell table:style-name="ce104" table:number-columns-repeated="1011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table:style-name="ce135" office:value-type="currency" office:currency="USD" office:value="0.87" calcext:value-type="currency">
            <text:p>$0.87</text:p>
          </table:table-cell>
          <table:table-cell table:style-name="ce135" table:formula="of:=[.F18]*[.H18]" office:value-type="currency" office:currency="USD" office:value="0" calcext:value-type="currency">
            <text:p>$0.00</text:p>
          </table:table-cell>
          <table:table-cell table:style-name="ce135" table:formula="of:=[.G18]*[.H18]" office:value-type="currency" office:currency="USD" office:value="0.87" calcext:value-type="currency">
            <text:p>$0.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63" table:formula="of:=[.O18]*[.H18]" office:value-type="currency" office:currency="USD" office:value="6.09" calcext:value-type="currency">
            <text:p>$6.09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F19]*[.H19]" office:value-type="float" office:value="0" calcext:value-type="float">
            <text:p>0</text:p>
          </table:table-cell>
          <table:table-cell table:formula="of:=[.G19]*[.H19]"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O19]*[.H19]" office:value-type="float" office:value="40.1" calcext:value-type="float">
            <text:p>40.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F20]*[.H20]" office:value-type="float" office:value="0" calcext:value-type="float">
            <text:p>0</text:p>
          </table:table-cell>
          <table:table-cell table:formula="of:=[.G20]*[.H20]" office:value-type="float" office:value="0.31" calcext:value-type="float">
            <text:p>0.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O20]*[.H20]" office:value-type="float" office:value="15.81" calcext:value-type="float">
            <text:p>15.8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F21]*[.H21]" office:value-type="float" office:value="0" calcext:value-type="float">
            <text:p>0</text:p>
          </table:table-cell>
          <table:table-cell table:formula="of:=[.G21]*[.H21]" office:value-type="float" office:value="0.085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O21]*[.H21]" office:value-type="float" office:value="1.87" calcext:value-type="float">
            <text:p>1.8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F22]*[.H22]" office:value-type="float" office:value="0" calcext:value-type="float">
            <text:p>0</text:p>
          </table:table-cell>
          <table:table-cell table:formula="of:=[.G22]*[.H22]" office:value-type="float" office:value="0.087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O22]*[.H22]" office:value-type="float" office:value="1.914" calcext:value-type="float">
            <text:p>1.9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office:value-type="currency" office:currency="USD" office:value="0.25" calcext:value-type="currency">
            <text:p>$0.25</text:p>
          </table:table-cell>
          <table:table-cell table:style-name="ce135" table:formula="of:=[.F23]*[.H23]" office:value-type="currency" office:currency="USD" office:value="0" calcext:value-type="currency">
            <text:p>$0.00</text:p>
          </table:table-cell>
          <table:table-cell table:style-name="ce135" table:formula="of:=[.G23]*[.H23]" office:value-type="currency" office:currency="USD" office:value="0.25" calcext:value-type="currency">
            <text:p>$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63" table:formula="of:=[.O23]*[.H23]" office:value-type="currency" office:currency="USD" office:value="5.25" calcext:value-type="currency">
            <text:p>$5.2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office:value-type="currency" office:currency="USD" office:value="0.689" calcext:value-type="currency">
            <text:p>$0.69</text:p>
          </table:table-cell>
          <table:table-cell table:style-name="ce135" table:formula="of:=[.F24]*[.H24]" office:value-type="currency" office:currency="USD" office:value="0" calcext:value-type="currency">
            <text:p>$0.00</text:p>
          </table:table-cell>
          <table:table-cell table:style-name="ce135" table:formula="of:=[.G24]*[.H24]" office:value-type="currency" office:currency="USD" office:value="0.689" calcext:value-type="currency">
            <text:p>$0.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5" calcext:value-type="float">
            <text:p>95</text:p>
          </table:table-cell>
          <table:table-cell table:style-name="ce163" table:formula="of:=[.O24]*[.H24]" office:value-type="currency" office:currency="USD" office:value="65.455" calcext:value-type="currency">
            <text:p>$65.46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F25]*[.H25]" office:value-type="float" office:value="0" calcext:value-type="float">
            <text:p>0</text:p>
          </table:table-cell>
          <table:table-cell table:formula="of:=[.G25]*[.H25]" office:value-type="float" office:value="0.523" calcext:value-type="float">
            <text:p>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O25]*[.H25]" office:value-type="float" office:value="5.23" calcext:value-type="float">
            <text:p>5.2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office:value-type="currency" office:currency="USD" office:value="1.244" calcext:value-type="currency">
            <text:p>$1.24</text:p>
          </table:table-cell>
          <table:table-cell table:style-name="ce135" table:formula="of:=[.F26]*[.H26]" office:value-type="currency" office:currency="USD" office:value="0" calcext:value-type="currency">
            <text:p>$0.00</text:p>
          </table:table-cell>
          <table:table-cell table:style-name="ce135" table:formula="of:=[.G26]*[.H26]" office:value-type="currency" office:currency="USD" office:value="1.244" calcext:value-type="currency">
            <text:p>$1.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63" table:formula="of:=[.O26]*[.H26]" office:value-type="currency" office:currency="USD" office:value="6.22" calcext:value-type="currency">
            <text:p>$6.2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Locknu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F27]*[.H27]" office:value-type="float" office:value="0" calcext:value-type="float">
            <text:p>0</text:p>
          </table:table-cell>
          <table:table-cell table:formula="of:=[.G27]*[.H27]" office:value-type="float" office:value="0.1388" calcext:value-type="float">
            <text:p>0.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table:formula="of:=[.O27]*[.H27]" office:value-type="float" office:value="11.9368" calcext:value-type="float">
            <text:p>11.94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F28]*[.H28]" office:value-type="float" office:value="0" calcext:value-type="float">
            <text:p>0</text:p>
          </table:table-cell>
          <table:table-cell table:formula="of:=[.G28]*[.H28]" office:value-type="float" office:value="0.0438" calcext:value-type="float">
            <text:p>0.0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1090" calcext:value-type="float">
            <text:p>1090</text:p>
          </table:table-cell>
          <table:table-cell table:formula="of:=[.O28]*[.H28]" office:value-type="float" office:value="23.871" calcext:value-type="float">
            <text:p>23.8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F29]*[.H29]" office:value-type="float" office:value="0" calcext:value-type="float">
            <text:p>0</text:p>
          </table:table-cell>
          <table:table-cell table:formula="of:=[.G29]*[.H29]" office:value-type="float" office:value="0.02" calcext:value-type="float">
            <text:p>0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O29]*[.H29]" office:value-type="float" office:value="1.28" calcext:value-type="float">
            <text:p>1.2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F30]*[.H30]" office:value-type="float" office:value="0" calcext:value-type="float">
            <text:p>0</text:p>
          </table:table-cell>
          <table:table-cell table:formula="of:=[.G30]*[.H30]" office:value-type="float" office:value="0.06" calcext:value-type="float">
            <text:p>0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.O30]*[.H30]" office:value-type="float" office:value="4.5" calcext:value-type="float">
            <text:p>4.5</text:p>
          </table:table-cell>
          <table:table-cell table:number-columns-repeated="1011"/>
        </table:table-row>
        <table:table-row table:style-name="ro3">
          <table:table-cell table:number-columns-repeated="15"/>
          <table:table-cell table:style-name="Default"/>
          <table:table-cell table:number-columns-repeated="1011"/>
        </table:table-row>
        <table:table-row table:style-name="ro3">
          <table:table-cell table:number-columns-repeated="15"/>
          <table:table-cell table:style-name="ce50" table:formula="of:=SUM([.P3:.P30])" office:value-type="float" office:value="469.0668" calcext:value-type="float">
            <text:p>469.07</text:p>
          </table:table-cell>
          <table:table-cell table:number-columns-repeated="1011"/>
        </table:table-row>
      </table:table>
      <table:table table:name="LiDisplay" table:style-name="ta1">
        <table:table-column table:style-name="co28" table:default-cell-style-name="Default"/>
        <table:table-column table:style-name="co29" table:default-cell-style-name="Default"/>
        <table:table-column table:style-name="co17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7" table:number-columns-repeated="6" table:default-cell-style-name="Default"/>
        <table:table-column table:style-name="co17" table:default-cell-style-name="ce135"/>
        <table:table-column table:style-name="co17" table:number-columns-repeated="5" table:default-cell-style-name="Default"/>
        <table:table-row table:style-name="ro8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5" office:value-type="string" calcext:value-type="string">
            <text:p>Supplier</text:p>
          </table:table-cell>
          <table:table-cell table:style-name="ce9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90" office:value-type="string" calcext:value-type="string">
            <text:p>$/</text:p>
            <text:p>Part</text:p>
          </table:table-cell>
          <table:table-cell table:style-name="ce90" office:value-type="string" calcext:value-type="string">
            <text:p>$/ 5Ah</text:p>
            <text:p>LiBCM</text:p>
          </table:table-cell>
          <table:table-cell table:style-name="ce90" office:value-type="string" calcext:value-type="string">
            <text:p>$/ 47Ah</text:p>
            <text:p>LiBCM</text:p>
          </table:table-cell>
          <table:table-cell table:style-name="ce90" office:value-type="string" calcext:value-type="string">
            <text:p>$/</text:p>
            <text:p>QTY n</text:p>
            <text:p>LiBCMs</text:p>
            <text:p>(n=above)</text:p>
          </table:table-cell>
          <table:table-cell table:style-name="ce93" office:value-type="string" calcext:value-type="string">
            <text:p>QTY</text:p>
            <text:p>needed</text:p>
            <text:p>For n LiBCMs</text:p>
          </table:table-cell>
          <table:table-cell table:style-name="ce93" office:value-type="string" calcext:value-type="string">
            <text:p>Total</text:p>
            <text:p>QTY</text:p>
            <text:p>bought</text:p>
          </table:table-cell>
          <table:table-cell table:style-name="ce93" office:value-type="string" calcext:value-type="string">
            <text:p>2023DEC</text:p>
            <text:p>QTY on</text:p>
            <text:p>Hand</text:p>
          </table:table-cell>
          <table:table-cell table:style-name="ce93" office:value-type="string" calcext:value-type="string">
            <text:p>2024DEC</text:p>
            <text:p>QTY on</text:p>
            <text:p>Hand</text:p>
          </table:table-cell>
          <table:table-cell table:style-name="ce163" office:value-type="string" calcext:value-type="string">
            <text:p>2024DEC</text:p>
            <text:p>Inventory</text:p>
            <text:p>Value ($)</text:p>
          </table:table-cell>
          <table:table-cell table:style-name="ce226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3"/>
          <table:table-cell table:style-name="ce207"/>
          <table:table-cell table:style-name="ce194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2"/>
          <table:table-cell office:value-type="float" office:value="0.053" calcext:value-type="float">
            <text:p>0.05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O2]*[.H2]" office:value-type="currency" office:currency="USD" office:value="1.325" calcext:value-type="currency">
            <text:p>$1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2"/>
          <table:table-cell office:value-type="float" office:value="0.146" calcext:value-type="float">
            <text:p>0.15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table:formula="of:=[.O3]*[.H3]" office:value-type="currency" office:currency="USD" office:value="14.6" calcext:value-type="currency">
            <text:p>$14.6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2"/>
          <table:table-cell office:value-type="float" office:value="0.157" calcext:value-type="float">
            <text:p>0.16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O4]*[.H4]" office:value-type="currency" office:currency="USD" office:value="3.925" calcext:value-type="currency">
            <text:p>$3.93</text:p>
          </table:table-cell>
          <table:table-cell table:number-columns-repeated="5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15"/>
          <table:table-cell table:style-name="ce234" table:formula="of:=SUM([.P2:.P4])" office:value-type="currency" office:currency="USD" office:value="19.85" calcext:value-type="currency">
            <text:p>$19.85</text:p>
          </table:table-cell>
          <table:table-cell table:number-columns-repeated="5"/>
        </table:table-row>
        <table:table-row table:style-name="ro3" table:number-rows-repeated="104856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WIP - 2024" table:style-name="ta1">
        <office:forms form:automatic-focus="false" form:apply-design-mode="false"/>
        <table:table-column table:style-name="co52" table:default-cell-style-name="Default"/>
        <table:table-column table:style-name="co17" table:default-cell-style-name="Default"/>
        <table:table-column table:style-name="co53" table:default-cell-style-name="Default"/>
        <table:table-column table:style-name="co17" table:default-cell-style-name="ce135"/>
        <table:table-column table:style-name="co17" table:number-columns-repeated="16380" table:default-cell-style-name="Default"/>
        <table:table-row table:style-name="ro3">
          <table:table-cell table:style-name="ce50" office:value-type="string" calcext:value-type="string">
            <text:p>On-hand Work In Progress</text:p>
          </table:table-cell>
          <table:table-cell table:style-name="ce50" table:number-columns-repeated="2"/>
          <table:table-cell table:style-name="ce234"/>
          <table:table-cell table:style-name="ce50"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style-name="ce50" office:value-type="string" calcext:value-type="string">
            <text:p>Complete Assemblies</text:p>
          </table:table-cell>
          <table:table-cell table:style-name="ce50" table:number-columns-repeated="2"/>
          <table:table-cell table:style-name="ce234"/>
          <table:table-cell table:style-name="ce50" table:number-columns-repeated="16380"/>
        </table:table-row>
        <table:table-row table:style-name="ro5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imated</text:p>
            <text:p>BOM $/part</text:p>
          </table:table-cell>
          <table:table-cell table:style-name="ce163" office:value-type="string" calcext:value-type="string">
            <text:p>2024DEC</text:p>
            <text:p>Inventory</text:p>
            <text:p>Value ($)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+ to 5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1+ to 2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5+ to BLU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- to fuse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[.B8]*[.C8]" office:value-type="currency" office:currency="USD" office:value="651" calcext:value-type="currency">
            <text:p>$651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3+ to switch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9]*[.C9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2+ to 3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BLU to HVDC+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+ to BLU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currency" office:currency="USD" office:value="532" calcext:value-type="currency">
            <text:p>$53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HVDC- to 1-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B13]*[.C13]" office:value-type="currency" office:currency="USD" office:value="490" calcext:value-type="currency">
            <text:p>$49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x20 cab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x20 LC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15]*[.C15]" office:value-type="currency" office:currency="USD" office:value="45" calcext:value-type="currency">
            <text:p>$45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(no Daughterboard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16]*[.C16]" office:value-type="currency" office:currency="USD" office:value="40" calcext:value-type="currency">
            <text:p>$4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18S BMS Adapt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7]*[.C17]" office:value-type="currency" office:currency="USD" office:value="12" calcext:value-type="currency">
            <text:p>$1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2.1A Charge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B18]*[.C18]" office:value-type="currency" office:currency="USD" office:value="170" calcext:value-type="currency">
            <text:p>$17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PCB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B19]*[.C19]" office:value-type="currency" office:currency="USD" office:value="160" calcext:value-type="currency">
            <text:p>$16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MCMe Conduit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table:formula="of:=[.B20]*[.C20]" office:value-type="currency" office:currency="USD" office:value="14" calcext:value-type="currency">
            <text:p>$14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2x3 cable, 5AhG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9:60 cab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B22]*[.C22]" office:value-type="currency" office:currency="USD" office:value="110" calcext:value-type="currency">
            <text:p>$11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37:48 cabl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B23]*[.C23]" office:value-type="currency" office:currency="USD" office:value="92" calcext:value-type="currency">
            <text:p>$9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1:36 cab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B24]*[.C24]" office:value-type="currency" office:currency="USD" office:value="96" calcext:value-type="currency">
            <text:p>$96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2S Heater PCB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25]*[.C25]" office:value-type="currency" office:currency="USD" office:value="135" calcext:value-type="currency">
            <text:p>$135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8S Heater PCB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6]*[.C26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Heater Ki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27]*[.C27]" office:value-type="currency" office:currency="USD" office:value="100" calcext:value-type="currency">
            <text:p>$1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nuts &amp; bolts ba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28]*[.C28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HVDC Cable Sets for LiBCM P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currency" office:currency="USD" office:value="3" calcext:value-type="currency">
            <text:p>$3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LiBCM PCB with Cover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formula="of:=[.B30]*[.C30]" office:value-type="currency" office:currency="USD" office:value="928" calcext:value-type="currency">
            <text:p>$928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Power User Cab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currency" office:currency="USD" office:value="50" calcext:value-type="currency">
            <text:p>$5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LiBCM Kit with 6.5A Charger &amp; Heater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formula="of:=[.B32]*[.C32]" office:value-type="currency" office:currency="USD" office:value="1100" calcext:value-type="currency">
            <text:p>$1,1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LiBCM Kit with 2.1A Charger &amp; Heater (no lower tray)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B33]*[.C33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Polycarbonate covers, with hardware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B34]*[.C34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50mA grid charger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[.B35]*[.C35]" office:value-type="currency" office:currency="USD" office:value="3300" calcext:value-type="currency">
            <text:p>$3,3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Gb Flash PCB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36]*[.C36]" office:value-type="currency" office:currency="USD" office:value="68" calcext:value-type="currency">
            <text:p>$68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Daughterboard (5AhG3 and/or 2.1A noheat)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7]*[.C37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Daughterboard (47Ah 6.5 with heat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B38]*[.C38]" office:value-type="currency" office:currency="USD" office:value="36" calcext:value-type="currency">
            <text:p>$36.00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50" office:value-type="string" calcext:value-type="string">
            <text:p>Incomplete</text:p>
          </table:table-cell>
          <table:table-cell table:style-name="ce50" table:number-columns-repeated="2"/>
          <table:table-cell/>
          <table:table-cell table:style-name="ce50" table:number-columns-repeated="16380"/>
        </table:table-row>
        <table:table-row table:style-name="ro3"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QTY</text:p>
          </table:table-cell>
          <table:table-cell table:style-name="ce50"/>
          <table:table-cell/>
          <table:table-cell table:style-name="ce50" office:value-type="string" calcext:value-type="string">
            <text:p>What’s missing</text:p>
          </table:table-cell>
          <table:table-cell table:style-name="ce50" table:number-columns-repeated="16379"/>
        </table:table-row>
        <table:table-row table:style-name="ro3">
          <table:table-cell office:value-type="string" calcext:value-type="string">
            <text:p>47Ah 4AWG Cable – 4- to fu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*[.C43]" office:value-type="currency" office:currency="USD" office:value="42" calcext:value-type="currency">
            <text:p>$42.00</text:p>
          </table:table-cell>
          <table:table-cell office:value-type="string" calcext:value-type="string">
            <text:p>Fuse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7Ah 4AWG Cable – 4+ to BLU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44]*[.C44]" office:value-type="currency" office:currency="USD" office:value="48" calcext:value-type="currency">
            <text:p>$48.00</text:p>
          </table:table-cell>
          <table:table-cell office:value-type="string" calcext:value-type="string">
            <text:p>Wire (~48’), PP75 terminal, BLU PP75 housing, medium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7Ah 4AWG Cable – HVDC- to 1-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45]*[.C45]" office:value-type="currency" office:currency="USD" office:value="60" calcext:value-type="currency">
            <text:p>$60.00</text:p>
          </table:table-cell>
          <table:table-cell office:value-type="string" calcext:value-type="string">
            <text:p>Wire (~90’), small ring terminal, medium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HVAC Grid Charger Cable – LiBCM sid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46]*[.C46]" office:value-type="currency" office:currency="USD" office:value="48" calcext:value-type="currency">
            <text:p>$48.00</text:p>
          </table:table-cell>
          <table:table-cell office:value-type="string" calcext:value-type="string">
            <text:p>pp15 contacts, pp30 contacts, ORG/BLK/GRN/WHT pp hous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RJ45 Cab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47]*[.C47]" office:value-type="currency" office:currency="USD" office:value="39" calcext:value-type="currency">
            <text:p>$39.00</text:p>
          </table:table-cell>
          <table:table-cell office:value-type="string" calcext:value-type="string">
            <text:p>potentiometer terminals and hous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Cabl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48]*[.C48]" office:value-type="currency" office:currency="USD" office:value="140" calcext:value-type="currency">
            <text:p>$140.00</text:p>
          </table:table-cell>
          <table:table-cell office:value-type="string" calcext:value-type="string">
            <text:p>press fit connector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PC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49]*[.C49]" office:value-type="currency" office:currency="USD" office:value="30" calcext:value-type="currency">
            <text:p>$30.00</text:p>
          </table:table-cell>
          <table:table-cell office:value-type="string" calcext:value-type="string">
            <text:p>Arduino Nan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Daughterboard (5AhG3 and/or 2.1A noheat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50]*[.C50]" office:value-type="currency" office:currency="USD" office:value="160" calcext:value-type="currency">
            <text:p>$160.00</text:p>
          </table:table-cell>
          <table:table-cell office:value-type="string" calcext:value-type="string">
            <text:p>through hole parts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234" table:formula="of:=SUM([.D5:.D50])" office:value-type="currency" office:currency="USD" office:value="14119" calcext:value-type="currency">
            <text:p>$14,119.00</text:p>
          </table:table-cell>
          <table:table-cell table:number-columns-repeated="16380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Total Inventory on hand 2024DEC ($):</text:p>
          </table:table-cell>
          <table:table-cell table:style-name="ce234" table:formula="of:=[.D52]+[$LiDisplay.P6]+[$Daughterboard.P32]+[$LiControl.N27]+[$'FoMoCo Heater'.K12]+[$'5AhG3 Heater'.N35]+[$'New Parts'.P7]+[$'1500 W Grid'.K34]+[$'18S-&gt;12S BOM'.P10]+[$'LiBCM BOM'.P233]" office:value-type="currency" office:currency="USD" office:value="110372.224084683" calcext:value-type="currency">
            <text:p>$110,372.22</text:p>
          </table:table-cell>
          <table:table-cell table:number-columns-repeated="16382"/>
        </table:table-row>
        <table:table-row table:style-name="ro3" table:number-rows-repeated="104851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LiBCM BOM'.C3:'LiBCM BOM'.D15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User-defined">
      <number:number number:decimal-places="4" number:min-decimal-places="4" number:min-integer-digits="1"/>
    </number:number-style>
    <number:number-style style:name="N131" number:title="User-defined">
      <number:number number:decimal-places="3" number:min-decimal-places="3" number:min-integer-digits="1"/>
    </number:number-style>
    <number:currency-style style:name="N133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3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1:37:43.514752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7T13:23:13.663876534</dc:date>
    <meta:generator>LibreOffice/7.5.5.2$MacOSX_X86_64 LibreOffice_project/ca8fe7424262805f223b9a2334bc7181abbcbf5e</meta:generator>
    <meta:editing-duration>P19DT23H53M8S</meta:editing-duration>
    <meta:editing-cycles>514</meta:editing-cycles>
    <meta:document-statistic meta:table-count="10" meta:cell-count="5485" meta:object-count="0"/>
  </office:meta>
</office:document-meta>
</file>